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153.04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31.8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5.11pt"/>
    </style:style>
    <style:style style:name="co10" style:family="table-column">
      <style:table-column-properties fo:break-before="auto" style:column-width="8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dget_test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ap_Center</text:p>
          </table:table-cell>
          <table:table-cell office:value-type="string" calcext:value-type="string">
            <text:p>Map_Resolu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un_Time_(sec)</text:p>
          </table:table-cell>
          <table:table-cell office:value-type="string" calcext:value-type="string">
            <text:p>Budget_hours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467199336445591" calcext:value-type="float">
            <text:p>0.4671993364</text:p>
          </table:table-cell>
          <table:table-cell office:value-type="float" office:value="0.0160150527954102" calcext:value-type="float">
            <text:p>0.0160150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467199336445591" calcext:value-type="float">
            <text:p>0.4671993364</text:p>
          </table:table-cell>
          <table:table-cell office:value-type="float" office:value="0.0000264644622802734" calcext:value-type="float">
            <text:p>2.6464462280273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467199336445591" calcext:value-type="float">
            <text:p>0.4671993364</text:p>
          </table:table-cell>
          <table:table-cell office:value-type="float" office:value="0.0193254947662354" calcext:value-type="float">
            <text:p>0.0193254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62706328941338" calcext:value-type="float">
            <text:p>1.6270632894</text:p>
          </table:table-cell>
          <table:table-cell office:value-type="float" office:value="0.0061790943145752" calcext:value-type="float">
            <text:p>0.0061790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62706328941338" calcext:value-type="float">
            <text:p>1.6270632894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62706328941338" calcext:value-type="float">
            <text:p>1.6270632894</text:p>
          </table:table-cell>
          <table:table-cell office:value-type="float" office:value="0.0207104682922363" calcext:value-type="float">
            <text:p>0.0207104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752562729002148" calcext:value-type="float">
            <text:p>0.752562729</text:p>
          </table:table-cell>
          <table:table-cell office:value-type="float" office:value="0.0154879093170166" calcext:value-type="float">
            <text:p>0.0154879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752562729002148" calcext:value-type="float">
            <text:p>0.752562729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752562729002148" calcext:value-type="float">
            <text:p>0.752562729</text:p>
          </table:table-cell>
          <table:table-cell office:value-type="float" office:value="0.0238842964172363" calcext:value-type="float">
            <text:p>0.023884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633773099454811" calcext:value-type="float">
            <text:p>0.6337730995</text:p>
          </table:table-cell>
          <table:table-cell office:value-type="float" office:value="0.0203819274902344" calcext:value-type="float">
            <text:p>0.0203819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633773099454811" calcext:value-type="float">
            <text:p>0.6337730995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633773099454811" calcext:value-type="float">
            <text:p>0.6337730995</text:p>
          </table:table-cell>
          <table:table-cell office:value-type="float" office:value="0.0242576599121094" calcext:value-type="float">
            <text:p>0.0242576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85498980912619" calcext:value-type="float">
            <text:p>1.8549898091</text:p>
          </table:table-cell>
          <table:table-cell office:value-type="float" office:value="0.0148608684539795" calcext:value-type="float">
            <text:p>0.0148608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85498980912619" calcext:value-type="float">
            <text:p>1.8549898091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85498980912619" calcext:value-type="float">
            <text:p>1.8549898091</text:p>
          </table:table-cell>
          <table:table-cell office:value-type="float" office:value="0.0209031105041504" calcext:value-type="float">
            <text:p>0.020903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0.430600875885806" calcext:value-type="float">
            <text:p>0.4306008759</text:p>
          </table:table-cell>
          <table:table-cell office:value-type="float" office:value="0.0175209045410156" calcext:value-type="float">
            <text:p>0.0175209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0.430600875885806" calcext:value-type="float">
            <text:p>0.4306008759</text:p>
          </table:table-cell>
          <table:table-cell office:value-type="float" office:value="0.0000510215759277344" calcext:value-type="float">
            <text:p>5.1021575927734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0.430600875885806" calcext:value-type="float">
            <text:p>0.4306008759</text:p>
          </table:table-cell>
          <table:table-cell office:value-type="float" office:value="0.0210931301116943" calcext:value-type="float">
            <text:p>0.021093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61064297726087" calcext:value-type="float">
            <text:p>0.8610642977</text:p>
          </table:table-cell>
          <table:table-cell office:value-type="float" office:value="0.00952410697937012" calcext:value-type="float">
            <text:p>0.009524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61064297726087" calcext:value-type="float">
            <text:p>0.8610642977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61064297726087" calcext:value-type="float">
            <text:p>0.8610642977</text:p>
          </table:table-cell>
          <table:table-cell office:value-type="float" office:value="0.0216357707977295" calcext:value-type="float">
            <text:p>0.0216357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76279889952496" calcext:value-type="float">
            <text:p>1.7627988995</text:p>
          </table:table-cell>
          <table:table-cell office:value-type="float" office:value="0.00640416145324707" calcext:value-type="float">
            <text:p>0.0064041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76279889952496" calcext:value-type="float">
            <text:p>1.7627988995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76279889952496" calcext:value-type="float">
            <text:p>1.7627988995</text:p>
          </table:table-cell>
          <table:table-cell office:value-type="float" office:value="0.021782398223877" calcext:value-type="float">
            <text:p>0.0217823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0.181750282468598" calcext:value-type="float">
            <text:p>0.1817502825</text:p>
          </table:table-cell>
          <table:table-cell office:value-type="float" office:value="0.0258970260620117" calcext:value-type="float">
            <text:p>0.0258970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0.181750282468598" calcext:value-type="float">
            <text:p>0.1817502825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0.181750282468598" calcext:value-type="float">
            <text:p>0.1817502825</text:p>
          </table:table-cell>
          <table:table-cell office:value-type="float" office:value="0.0216684341430664" calcext:value-type="float">
            <text:p>0.0216684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50915964194984" calcext:value-type="float">
            <text:p>1.5091596419</text:p>
          </table:table-cell>
          <table:table-cell office:value-type="float" office:value="0.0387430191040039" calcext:value-type="float">
            <text:p>0.0387430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50915964194984" calcext:value-type="float">
            <text:p>1.5091596419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50915964194984" calcext:value-type="float">
            <text:p>1.5091596419</text:p>
          </table:table-cell>
          <table:table-cell office:value-type="float" office:value="0.188270330429077" calcext:value-type="float">
            <text:p>0.1882703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2191211500342" calcext:value-type="float">
            <text:p>3.621912115</text:p>
          </table:table-cell>
          <table:table-cell office:value-type="float" office:value="0.030048131942749" calcext:value-type="float">
            <text:p>0.0300481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2191211500342" calcext:value-type="float">
            <text:p>3.621912115</text:p>
          </table:table-cell>
          <table:table-cell office:value-type="float" office:value="0.0000739097595214844" calcext:value-type="float">
            <text:p>7.390975952148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2191211500342" calcext:value-type="float">
            <text:p>3.621912115</text:p>
          </table:table-cell>
          <table:table-cell office:value-type="float" office:value="0.19140362739563" calcext:value-type="float">
            <text:p>0.1914036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68282749126598" calcext:value-type="float">
            <text:p>2.6828274913</text:p>
          </table:table-cell>
          <table:table-cell office:value-type="float" office:value="0.0564100742340088" calcext:value-type="float">
            <text:p>0.0564100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68282749126598" calcext:value-type="float">
            <text:p>2.6828274913</text:p>
          </table:table-cell>
          <table:table-cell office:value-type="float" office:value="0.0000739097595214844" calcext:value-type="float">
            <text:p>7.390975952148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68282749126598" calcext:value-type="float">
            <text:p>2.6828274913</text:p>
          </table:table-cell>
          <table:table-cell office:value-type="float" office:value="0.173193454742432" calcext:value-type="float">
            <text:p>0.1731934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2.01054951277722" calcext:value-type="float">
            <text:p>2.0105495128</text:p>
          </table:table-cell>
          <table:table-cell office:value-type="float" office:value="0.0638000965118408" calcext:value-type="float">
            <text:p>0.0638000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2.01054951277722" calcext:value-type="float">
            <text:p>2.0105495128</text:p>
          </table:table-cell>
          <table:table-cell office:value-type="float" office:value="0.000104188919067383" calcext:value-type="float">
            <text:p>0.0001041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2.01054951277722" calcext:value-type="float">
            <text:p>2.0105495128</text:p>
          </table:table-cell>
          <table:table-cell office:value-type="float" office:value="0.186654567718506" calcext:value-type="float">
            <text:p>0.1866545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84983863471622" calcext:value-type="float">
            <text:p>3.8498386347</text:p>
          </table:table-cell>
          <table:table-cell office:value-type="float" office:value="0.0684440135955811" calcext:value-type="float">
            <text:p>0.0684440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84983863471623" calcext:value-type="float">
            <text:p>3.8498386347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84983863471623" calcext:value-type="float">
            <text:p>3.8498386347</text:p>
          </table:table-cell>
          <table:table-cell office:value-type="float" office:value="0.183104038238525" calcext:value-type="float">
            <text:p>0.1831040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2544970147585" calcext:value-type="float">
            <text:p>2.4254497015</text:p>
          </table:table-cell>
          <table:table-cell office:value-type="float" office:value="0.0365180969238281" calcext:value-type="float">
            <text:p>0.0365180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2544970147585" calcext:value-type="float">
            <text:p>2.4254497015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2544970147585" calcext:value-type="float">
            <text:p>2.4254497015</text:p>
          </table:table-cell>
          <table:table-cell office:value-type="float" office:value="0.185267686843872" calcext:value-type="float">
            <text:p>0.1852676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52546550873538" calcext:value-type="float">
            <text:p>2.5254655087</text:p>
          </table:table-cell>
          <table:table-cell office:value-type="float" office:value="0.0438661575317383" calcext:value-type="float">
            <text:p>0.0438661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52546550873538" calcext:value-type="float">
            <text:p>2.5254655087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52546550873538" calcext:value-type="float">
            <text:p>2.5254655087</text:p>
          </table:table-cell>
          <table:table-cell office:value-type="float" office:value="0.167565107345581" calcext:value-type="float">
            <text:p>0.1675651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3.61926077766556" calcext:value-type="float">
            <text:p>3.6192607777</text:p>
          </table:table-cell>
          <table:table-cell office:value-type="float" office:value="0.0587418079376221" calcext:value-type="float">
            <text:p>0.0587418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3.61926077766556" calcext:value-type="float">
            <text:p>3.6192607777</text:p>
          </table:table-cell>
          <table:table-cell office:value-type="float" office:value="0.000100374221801758" calcext:value-type="float">
            <text:p>0.0001003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3.34022215553896" calcext:value-type="float">
            <text:p>3.3402221555</text:p>
          </table:table-cell>
          <table:table-cell office:value-type="float" office:value="0.16611123085022" calcext:value-type="float">
            <text:p>0.1661112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47277936720878" calcext:value-type="float">
            <text:p>1.4727793672</text:p>
          </table:table-cell>
          <table:table-cell office:value-type="float" office:value="0.0493071079254151" calcext:value-type="float">
            <text:p>0.0493071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47277936720878" calcext:value-type="float">
            <text:p>1.4727793672</text:p>
          </table:table-cell>
          <table:table-cell office:value-type="float" office:value="0.00010371208190918" calcext:value-type="float">
            <text:p>0.0001037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47277936720878" calcext:value-type="float">
            <text:p>1.4727793672</text:p>
          </table:table-cell>
          <table:table-cell office:value-type="float" office:value="0.184589624404907" calcext:value-type="float">
            <text:p>0.1845896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4.36414945107603" calcext:value-type="float">
            <text:p>4.3641494511</text:p>
          </table:table-cell>
          <table:table-cell office:value-type="float" office:value="0.0979881286621094" calcext:value-type="float">
            <text:p>0.0979881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4.36414945107603" calcext:value-type="float">
            <text:p>4.3641494511</text:p>
          </table:table-cell>
          <table:table-cell office:value-type="float" office:value="0.000186443328857422" calcext:value-type="float">
            <text:p>0.0001864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78166268402196" calcext:value-type="float">
            <text:p>3.781662684</text:p>
          </table:table-cell>
          <table:table-cell office:value-type="float" office:value="1.0129566192627" calcext:value-type="float">
            <text:p>1.0129566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6.57745055349572" calcext:value-type="float">
            <text:p>6.5774505535</text:p>
          </table:table-cell>
          <table:table-cell office:value-type="float" office:value="0.433779954910278" calcext:value-type="float">
            <text:p>0.43377995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6.54695664900895" calcext:value-type="float">
            <text:p>6.546956649</text:p>
          </table:table-cell>
          <table:table-cell office:value-type="float" office:value="0.000169038772583008" calcext:value-type="float">
            <text:p>0.0001690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6.06311081815108" calcext:value-type="float">
            <text:p>6.0631108182</text:p>
          </table:table-cell>
          <table:table-cell office:value-type="float" office:value="1.08681750297546" calcext:value-type="float">
            <text:p>1.086817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5.67005435917793" calcext:value-type="float">
            <text:p>5.6700543592</text:p>
          </table:table-cell>
          <table:table-cell office:value-type="float" office:value="0.170671939849854" calcext:value-type="float">
            <text:p>0.1706719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5.67005435917793" calcext:value-type="float">
            <text:p>5.6700543592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5.1138917886192" calcext:value-type="float">
            <text:p>5.1138917886</text:p>
          </table:table-cell>
          <table:table-cell office:value-type="float" office:value="1.04986500740051" calcext:value-type="float">
            <text:p>1.0498650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4.82512999055085" calcext:value-type="float">
            <text:p>4.8251299906</text:p>
          </table:table-cell>
          <table:table-cell office:value-type="float" office:value="0.179422855377197" calcext:value-type="float">
            <text:p>0.1794228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4.80099812704127" calcext:value-type="float">
            <text:p>4.800998127</text:p>
          </table:table-cell>
          <table:table-cell office:value-type="float" office:value="0.00019526481628418" calcext:value-type="float">
            <text:p>0.0001952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4.59821486232202" calcext:value-type="float">
            <text:p>4.5982148623</text:p>
          </table:table-cell>
          <table:table-cell office:value-type="float" office:value="1.28716278076172" calcext:value-type="float">
            <text:p>1.2871627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6.80783915212915" calcext:value-type="float">
            <text:p>6.8078391521</text:p>
          </table:table-cell>
          <table:table-cell office:value-type="float" office:value="0.586879968643189" calcext:value-type="float">
            <text:p>0.5868799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6.73143918993615" calcext:value-type="float">
            <text:p>6.7314391899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6.67090620416259" calcext:value-type="float">
            <text:p>6.6709062042</text:p>
          </table:table-cell>
          <table:table-cell office:value-type="float" office:value="1.29415941238403" calcext:value-type="float">
            <text:p>1.2941594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38345037499354" calcext:value-type="float">
            <text:p>5.383450375</text:p>
          </table:table-cell>
          <table:table-cell office:value-type="float" office:value="0.383289098739624" calcext:value-type="float">
            <text:p>0.3832890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35049423548138" calcext:value-type="float">
            <text:p>5.3504942355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4.94291578173588" calcext:value-type="float">
            <text:p>4.9429157817</text:p>
          </table:table-cell>
          <table:table-cell office:value-type="float" office:value="1.16749358177185" calcext:value-type="float">
            <text:p>1.1674935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30716113188266" calcext:value-type="float">
            <text:p>5.3071611319</text:p>
          </table:table-cell>
          <table:table-cell office:value-type="float" office:value="0.202860832214355" calcext:value-type="float">
            <text:p>0.2028608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29356102438174" calcext:value-type="float">
            <text:p>5.2935610244</text:p>
          </table:table-cell>
          <table:table-cell office:value-type="float" office:value="0.000131368637084961" calcext:value-type="float">
            <text:p>0.0001313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24503538245361" calcext:value-type="float">
            <text:p>5.2450353825</text:p>
          </table:table-cell>
          <table:table-cell office:value-type="float" office:value="1.06663751602173" calcext:value-type="float">
            <text:p>1.066637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56975720453362" calcext:value-type="float">
            <text:p>6.5697572045</text:p>
          </table:table-cell>
          <table:table-cell office:value-type="float" office:value="0.0760431289672852" calcext:value-type="float">
            <text:p>0.076043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56975720453235" calcext:value-type="float">
            <text:p>6.5697572045</text:p>
          </table:table-cell>
          <table:table-cell office:value-type="float" office:value="0.0000710487365722656" calcext:value-type="float">
            <text:p>7.1048736572265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06461142784952" calcext:value-type="float">
            <text:p>6.0646114278</text:p>
          </table:table-cell>
          <table:table-cell office:value-type="float" office:value="1.18774342536926" calcext:value-type="float">
            <text:p>1.1877434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2327579407557" calcext:value-type="float">
            <text:p>4.4232757941</text:p>
          </table:table-cell>
          <table:table-cell office:value-type="float" office:value="0.12349796295166" calcext:value-type="float">
            <text:p>0.123497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2327579407557" calcext:value-type="float">
            <text:p>4.4232757941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0544585889241" calcext:value-type="float">
            <text:p>4.4054458589</text:p>
          </table:table-cell>
          <table:table-cell office:value-type="float" office:value="1.23783493041992" calcext:value-type="float">
            <text:p>1.2378349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2167707364972" calcext:value-type="float">
            <text:p>10.2167707365</text:p>
          </table:table-cell>
          <table:table-cell office:value-type="float" office:value="22.6961271762848" calcext:value-type="float">
            <text:p>22.6961271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0999433177969" calcext:value-type="float">
            <text:p>10.0999433178</text:p>
          </table:table-cell>
          <table:table-cell office:value-type="float" office:value="0.000312566757202148" calcext:value-type="float">
            <text:p>0.000312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8.82414256387681" calcext:value-type="float">
            <text:p>8.8241425639</text:p>
          </table:table-cell>
          <table:table-cell office:value-type="float" office:value="10.8046414852142" calcext:value-type="float">
            <text:p>10.8046414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2.1896893729407" calcext:value-type="float">
            <text:p>12.1896893729</text:p>
          </table:table-cell>
          <table:table-cell office:value-type="float" office:value="1762.24894380569" calcext:value-type="float">
            <text:p>1762.24894380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1.9924726444105" calcext:value-type="float">
            <text:p>11.9924726444</text:p>
          </table:table-cell>
          <table:table-cell office:value-type="float" office:value="0.000152349472045898" calcext:value-type="float">
            <text:p>0.00015234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1.6689852457981" calcext:value-type="float">
            <text:p>11.6689852458</text:p>
          </table:table-cell>
          <table:table-cell office:value-type="float" office:value="11.6536448001862" calcext:value-type="float">
            <text:p>11.6536448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3701807857171" calcext:value-type="float">
            <text:p>11.3701807857</text:p>
          </table:table-cell>
          <table:table-cell office:value-type="float" office:value="84.5675489902496" calcext:value-type="float">
            <text:p>84.56754899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301920494861" calcext:value-type="float">
            <text:p>11.3019204949</text:p>
          </table:table-cell>
          <table:table-cell office:value-type="float" office:value="0.000135183334350586" calcext:value-type="float">
            <text:p>0.00013518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0.4808218692241" calcext:value-type="float">
            <text:p>10.4808218692</text:p>
          </table:table-cell>
          <table:table-cell office:value-type="float" office:value="10.9420554637909" calcext:value-type="float">
            <text:p>10.94205546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7525282678597" calcext:value-type="float">
            <text:p>10.7525282679</text:p>
          </table:table-cell>
          <table:table-cell office:value-type="float" office:value="23.9965670108795" calcext:value-type="float">
            <text:p>23.9965670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7119658515319" calcext:value-type="float">
            <text:p>10.7119658515</text:p>
          </table:table-cell>
          <table:table-cell office:value-type="float" office:value="0.00021672248840332" calcext:value-type="float">
            <text:p>0.00021672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9.8335837271765" calcext:value-type="float">
            <text:p>9.8335837272</text:p>
          </table:table-cell>
          <table:table-cell office:value-type="float" office:value="11.7451062202454" calcext:value-type="float">
            <text:p>11.7451062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2.394705838946" calcext:value-type="float">
            <text:p>12.3947058389</text:p>
          </table:table-cell>
          <table:table-cell office:value-type="float" office:value="495.153591871262" calcext:value-type="float">
            <text:p>495.15359187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2.122683164844" calcext:value-type="float">
            <text:p>12.1226831648</text:p>
          </table:table-cell>
          <table:table-cell office:value-type="float" office:value="0.000293493270874023" calcext:value-type="float">
            <text:p>0.0002934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1.7162171652014" calcext:value-type="float">
            <text:p>11.7162171652</text:p>
          </table:table-cell>
          <table:table-cell office:value-type="float" office:value="10.7863440513611" calcext:value-type="float">
            <text:p>10.78634405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0482197574747" calcext:value-type="float">
            <text:p>11.0482197575</text:p>
          </table:table-cell>
          <table:table-cell office:value-type="float" office:value="3600.03678894043" calcext:value-type="float">
            <text:p>3600.03678894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796010230883" calcext:value-type="float">
            <text:p>10.7960102309</text:p>
          </table:table-cell>
          <table:table-cell office:value-type="float" office:value="0.000143766403198242" calcext:value-type="float">
            <text:p>0.00014376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4553874114509" calcext:value-type="float">
            <text:p>10.4553874115</text:p>
          </table:table-cell>
          <table:table-cell office:value-type="float" office:value="11.4820196628571" calcext:value-type="float">
            <text:p>11.48201966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1.2181289585684" calcext:value-type="float">
            <text:p>11.2181289586</text:p>
          </table:table-cell>
          <table:table-cell office:value-type="float" office:value="2.65450000762939" calcext:value-type="float">
            <text:p>2.65450000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1.1586220239469" calcext:value-type="float">
            <text:p>11.1586220239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9872392911748" calcext:value-type="float">
            <text:p>10.9872392912</text:p>
          </table:table-cell>
          <table:table-cell office:value-type="float" office:value="11.2582316398621" calcext:value-type="float">
            <text:p>11.25823163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2.3684464689017" calcext:value-type="float">
            <text:p>12.3684464689</text:p>
          </table:table-cell>
          <table:table-cell office:value-type="float" office:value="89.9313869476318" calcext:value-type="float">
            <text:p>89.93138694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2.3156991547679" calcext:value-type="float">
            <text:p>12.3156991548</text:p>
          </table:table-cell>
          <table:table-cell office:value-type="float" office:value="0.00014042854309082" calcext:value-type="float">
            <text:p>0.0001404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1.6090959345004" calcext:value-type="float">
            <text:p>11.6090959345</text:p>
          </table:table-cell>
          <table:table-cell office:value-type="float" office:value="11.9327719211578" calcext:value-type="float">
            <text:p>11.93277192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2219651136967" calcext:value-type="float">
            <text:p>10.2219651137</text:p>
          </table:table-cell>
          <table:table-cell office:value-type="float" office:value="113.508516073227" calcext:value-type="float">
            <text:p>113.50851607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1692177443111" calcext:value-type="float">
            <text:p>10.1692177443</text:p>
          </table:table-cell>
          <table:table-cell office:value-type="float" office:value="0.000131607055664063" calcext:value-type="float">
            <text:p>0.00013160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9.52780105497844" calcext:value-type="float">
            <text:p>9.527801055</text:p>
          </table:table-cell>
          <table:table-cell office:value-type="float" office:value="11.7576756477356" calcext:value-type="float">
            <text:p>11.75767564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467199336445591" calcext:value-type="float">
            <text:p>0.4671993364</text:p>
          </table:table-cell>
          <table:table-cell office:value-type="float" office:value="0.0160150527954102" calcext:value-type="float">
            <text:p>0.0160150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467199336445591" calcext:value-type="float">
            <text:p>0.4671993364</text:p>
          </table:table-cell>
          <table:table-cell office:value-type="float" office:value="0.0000264644622802734" calcext:value-type="float">
            <text:p>2.6464462280273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467199336445591" calcext:value-type="float">
            <text:p>0.4671993364</text:p>
          </table:table-cell>
          <table:table-cell office:value-type="float" office:value="0.0193254947662354" calcext:value-type="float">
            <text:p>0.0193254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62706328941338" calcext:value-type="float">
            <text:p>1.6270632894</text:p>
          </table:table-cell>
          <table:table-cell office:value-type="float" office:value="0.0061790943145752" calcext:value-type="float">
            <text:p>0.0061790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62706328941338" calcext:value-type="float">
            <text:p>1.6270632894</text:p>
          </table:table-cell>
          <table:table-cell office:value-type="float" office:value="0.0000236034393310547" calcext:value-type="float">
            <text:p>2.3603439331054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62706328941338" calcext:value-type="float">
            <text:p>1.6270632894</text:p>
          </table:table-cell>
          <table:table-cell office:value-type="float" office:value="0.0207104682922363" calcext:value-type="float">
            <text:p>0.0207104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752562729002148" calcext:value-type="float">
            <text:p>0.752562729</text:p>
          </table:table-cell>
          <table:table-cell office:value-type="float" office:value="0.0154879093170166" calcext:value-type="float">
            <text:p>0.0154879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752562729002148" calcext:value-type="float">
            <text:p>0.752562729</text:p>
          </table:table-cell>
          <table:table-cell office:value-type="float" office:value="0.0000448226928710938" calcext:value-type="float">
            <text:p>4.4822692871093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752562729002148" calcext:value-type="float">
            <text:p>0.752562729</text:p>
          </table:table-cell>
          <table:table-cell office:value-type="float" office:value="0.0238842964172363" calcext:value-type="float">
            <text:p>0.0238842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633773099454811" calcext:value-type="float">
            <text:p>0.6337730995</text:p>
          </table:table-cell>
          <table:table-cell office:value-type="float" office:value="0.0203819274902344" calcext:value-type="float">
            <text:p>0.0203819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633773099454811" calcext:value-type="float">
            <text:p>0.6337730995</text:p>
          </table:table-cell>
          <table:table-cell office:value-type="float" office:value="0.0000407695770263672" calcext:value-type="float">
            <text:p>4.0769577026367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633773099454811" calcext:value-type="float">
            <text:p>0.6337730995</text:p>
          </table:table-cell>
          <table:table-cell office:value-type="float" office:value="0.0242576599121094" calcext:value-type="float">
            <text:p>0.0242576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85498980912619" calcext:value-type="float">
            <text:p>1.8549898091</text:p>
          </table:table-cell>
          <table:table-cell office:value-type="float" office:value="0.0148608684539795" calcext:value-type="float">
            <text:p>0.0148608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85498980912619" calcext:value-type="float">
            <text:p>1.8549898091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85498980912619" calcext:value-type="float">
            <text:p>1.8549898091</text:p>
          </table:table-cell>
          <table:table-cell office:value-type="float" office:value="0.0209031105041504" calcext:value-type="float">
            <text:p>0.0209031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0.430600875885806" calcext:value-type="float">
            <text:p>0.4306008759</text:p>
          </table:table-cell>
          <table:table-cell office:value-type="float" office:value="0.0175209045410156" calcext:value-type="float">
            <text:p>0.0175209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0.430600875885806" calcext:value-type="float">
            <text:p>0.4306008759</text:p>
          </table:table-cell>
          <table:table-cell office:value-type="float" office:value="0.0000510215759277344" calcext:value-type="float">
            <text:p>5.1021575927734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0.430600875885806" calcext:value-type="float">
            <text:p>0.4306008759</text:p>
          </table:table-cell>
          <table:table-cell office:value-type="float" office:value="0.0210931301116943" calcext:value-type="float">
            <text:p>0.021093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61064297726087" calcext:value-type="float">
            <text:p>0.8610642977</text:p>
          </table:table-cell>
          <table:table-cell office:value-type="float" office:value="0.00952410697937012" calcext:value-type="float">
            <text:p>0.009524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61064297726087" calcext:value-type="float">
            <text:p>0.8610642977</text:p>
          </table:table-cell>
          <table:table-cell office:value-type="float" office:value="0.0000355243682861328" calcext:value-type="float">
            <text:p>3.5524368286132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61064297726087" calcext:value-type="float">
            <text:p>0.8610642977</text:p>
          </table:table-cell>
          <table:table-cell office:value-type="float" office:value="0.0216357707977295" calcext:value-type="float">
            <text:p>0.0216357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76279889952496" calcext:value-type="float">
            <text:p>1.7627988995</text:p>
          </table:table-cell>
          <table:table-cell office:value-type="float" office:value="0.00640416145324707" calcext:value-type="float">
            <text:p>0.0064041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76279889952496" calcext:value-type="float">
            <text:p>1.7627988995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76279889952496" calcext:value-type="float">
            <text:p>1.7627988995</text:p>
          </table:table-cell>
          <table:table-cell office:value-type="float" office:value="0.021782398223877" calcext:value-type="float">
            <text:p>0.0217823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0.181750282468598" calcext:value-type="float">
            <text:p>0.1817502825</text:p>
          </table:table-cell>
          <table:table-cell office:value-type="float" office:value="0.0258970260620117" calcext:value-type="float">
            <text:p>0.0258970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0.181750282468598" calcext:value-type="float">
            <text:p>0.1817502825</text:p>
          </table:table-cell>
          <table:table-cell office:value-type="float" office:value="0.0000324249267578125" calcext:value-type="float">
            <text:p>3.24249267578125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0.181750282468598" calcext:value-type="float">
            <text:p>0.1817502825</text:p>
          </table:table-cell>
          <table:table-cell office:value-type="float" office:value="0.0216684341430664" calcext:value-type="float">
            <text:p>0.0216684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50915964194984" calcext:value-type="float">
            <text:p>1.5091596419</text:p>
          </table:table-cell>
          <table:table-cell office:value-type="float" office:value="0.0387430191040039" calcext:value-type="float">
            <text:p>0.0387430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50915964194984" calcext:value-type="float">
            <text:p>1.5091596419</text:p>
          </table:table-cell>
          <table:table-cell office:value-type="float" office:value="0.0000503063201904297" calcext:value-type="float">
            <text:p>5.0306320190429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50915964194984" calcext:value-type="float">
            <text:p>1.5091596419</text:p>
          </table:table-cell>
          <table:table-cell office:value-type="float" office:value="0.188270330429077" calcext:value-type="float">
            <text:p>0.1882703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2191211500342" calcext:value-type="float">
            <text:p>3.621912115</text:p>
          </table:table-cell>
          <table:table-cell office:value-type="float" office:value="0.030048131942749" calcext:value-type="float">
            <text:p>0.0300481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2191211500342" calcext:value-type="float">
            <text:p>3.621912115</text:p>
          </table:table-cell>
          <table:table-cell office:value-type="float" office:value="0.0000739097595214844" calcext:value-type="float">
            <text:p>7.390975952148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2191211500342" calcext:value-type="float">
            <text:p>3.621912115</text:p>
          </table:table-cell>
          <table:table-cell office:value-type="float" office:value="0.19140362739563" calcext:value-type="float">
            <text:p>0.1914036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68282749126598" calcext:value-type="float">
            <text:p>2.6828274913</text:p>
          </table:table-cell>
          <table:table-cell office:value-type="float" office:value="0.0564100742340088" calcext:value-type="float">
            <text:p>0.0564100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68282749126598" calcext:value-type="float">
            <text:p>2.6828274913</text:p>
          </table:table-cell>
          <table:table-cell office:value-type="float" office:value="0.0000739097595214844" calcext:value-type="float">
            <text:p>7.3909759521484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68282749126598" calcext:value-type="float">
            <text:p>2.6828274913</text:p>
          </table:table-cell>
          <table:table-cell office:value-type="float" office:value="0.173193454742432" calcext:value-type="float">
            <text:p>0.1731934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2.01054951277722" calcext:value-type="float">
            <text:p>2.0105495128</text:p>
          </table:table-cell>
          <table:table-cell office:value-type="float" office:value="0.0638000965118408" calcext:value-type="float">
            <text:p>0.0638000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2.01054951277722" calcext:value-type="float">
            <text:p>2.0105495128</text:p>
          </table:table-cell>
          <table:table-cell office:value-type="float" office:value="0.000104188919067383" calcext:value-type="float">
            <text:p>0.00010418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2.01054951277722" calcext:value-type="float">
            <text:p>2.0105495128</text:p>
          </table:table-cell>
          <table:table-cell office:value-type="float" office:value="0.186654567718506" calcext:value-type="float">
            <text:p>0.1866545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84983863471622" calcext:value-type="float">
            <text:p>3.8498386347</text:p>
          </table:table-cell>
          <table:table-cell office:value-type="float" office:value="0.0684440135955811" calcext:value-type="float">
            <text:p>0.0684440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84983863471623" calcext:value-type="float">
            <text:p>3.8498386347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84983863471623" calcext:value-type="float">
            <text:p>3.8498386347</text:p>
          </table:table-cell>
          <table:table-cell office:value-type="float" office:value="0.183104038238525" calcext:value-type="float">
            <text:p>0.1831040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2544970147585" calcext:value-type="float">
            <text:p>2.4254497015</text:p>
          </table:table-cell>
          <table:table-cell office:value-type="float" office:value="0.0365180969238281" calcext:value-type="float">
            <text:p>0.0365180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2544970147585" calcext:value-type="float">
            <text:p>2.4254497015</text:p>
          </table:table-cell>
          <table:table-cell office:value-type="float" office:value="0.0000391006469726562" calcext:value-type="float">
            <text:p>3.9100646972656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2544970147585" calcext:value-type="float">
            <text:p>2.4254497015</text:p>
          </table:table-cell>
          <table:table-cell office:value-type="float" office:value="0.185267686843872" calcext:value-type="float">
            <text:p>0.1852676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52546550873538" calcext:value-type="float">
            <text:p>2.5254655087</text:p>
          </table:table-cell>
          <table:table-cell office:value-type="float" office:value="0.0438661575317383" calcext:value-type="float">
            <text:p>0.04386615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52546550873538" calcext:value-type="float">
            <text:p>2.5254655087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52546550873538" calcext:value-type="float">
            <text:p>2.5254655087</text:p>
          </table:table-cell>
          <table:table-cell office:value-type="float" office:value="0.167565107345581" calcext:value-type="float">
            <text:p>0.16756510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3.61926077766556" calcext:value-type="float">
            <text:p>3.6192607777</text:p>
          </table:table-cell>
          <table:table-cell office:value-type="float" office:value="0.0587418079376221" calcext:value-type="float">
            <text:p>0.0587418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3.61926077766556" calcext:value-type="float">
            <text:p>3.6192607777</text:p>
          </table:table-cell>
          <table:table-cell office:value-type="float" office:value="0.000100374221801758" calcext:value-type="float">
            <text:p>0.00010037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3.34022215553896" calcext:value-type="float">
            <text:p>3.3402221555</text:p>
          </table:table-cell>
          <table:table-cell office:value-type="float" office:value="0.16611123085022" calcext:value-type="float">
            <text:p>0.16611123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47277936720878" calcext:value-type="float">
            <text:p>1.4727793672</text:p>
          </table:table-cell>
          <table:table-cell office:value-type="float" office:value="0.0493071079254151" calcext:value-type="float">
            <text:p>0.0493071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47277936720878" calcext:value-type="float">
            <text:p>1.4727793672</text:p>
          </table:table-cell>
          <table:table-cell office:value-type="float" office:value="0.00010371208190918" calcext:value-type="float">
            <text:p>0.0001037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47277936720878" calcext:value-type="float">
            <text:p>1.4727793672</text:p>
          </table:table-cell>
          <table:table-cell office:value-type="float" office:value="0.184589624404907" calcext:value-type="float">
            <text:p>0.1845896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4.36414945107603" calcext:value-type="float">
            <text:p>4.3641494511</text:p>
          </table:table-cell>
          <table:table-cell office:value-type="float" office:value="0.0979881286621094" calcext:value-type="float">
            <text:p>0.0979881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4.36414945107603" calcext:value-type="float">
            <text:p>4.3641494511</text:p>
          </table:table-cell>
          <table:table-cell office:value-type="float" office:value="0.000186443328857422" calcext:value-type="float">
            <text:p>0.0001864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78166268402196" calcext:value-type="float">
            <text:p>3.781662684</text:p>
          </table:table-cell>
          <table:table-cell office:value-type="float" office:value="1.0129566192627" calcext:value-type="float">
            <text:p>1.0129566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6.57745055349572" calcext:value-type="float">
            <text:p>6.5774505535</text:p>
          </table:table-cell>
          <table:table-cell office:value-type="float" office:value="0.433779954910278" calcext:value-type="float">
            <text:p>0.43377995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6.54695664900895" calcext:value-type="float">
            <text:p>6.546956649</text:p>
          </table:table-cell>
          <table:table-cell office:value-type="float" office:value="0.000169038772583008" calcext:value-type="float">
            <text:p>0.00016903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6.06311081815108" calcext:value-type="float">
            <text:p>6.0631108182</text:p>
          </table:table-cell>
          <table:table-cell office:value-type="float" office:value="1.08681750297546" calcext:value-type="float">
            <text:p>1.0868175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5.67005435917793" calcext:value-type="float">
            <text:p>5.6700543592</text:p>
          </table:table-cell>
          <table:table-cell office:value-type="float" office:value="0.170671939849854" calcext:value-type="float">
            <text:p>0.17067193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5.67005435917793" calcext:value-type="float">
            <text:p>5.6700543592</text:p>
          </table:table-cell>
          <table:table-cell office:value-type="float" office:value="0.0000658035278320312" calcext:value-type="float">
            <text:p>6.5803527832031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5.1138917886192" calcext:value-type="float">
            <text:p>5.1138917886</text:p>
          </table:table-cell>
          <table:table-cell office:value-type="float" office:value="1.04986500740051" calcext:value-type="float">
            <text:p>1.0498650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4.82512999055085" calcext:value-type="float">
            <text:p>4.8251299906</text:p>
          </table:table-cell>
          <table:table-cell office:value-type="float" office:value="0.179422855377197" calcext:value-type="float">
            <text:p>0.17942285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4.80099812704127" calcext:value-type="float">
            <text:p>4.800998127</text:p>
          </table:table-cell>
          <table:table-cell office:value-type="float" office:value="0.00019526481628418" calcext:value-type="float">
            <text:p>0.0001952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4.59821486232202" calcext:value-type="float">
            <text:p>4.5982148623</text:p>
          </table:table-cell>
          <table:table-cell office:value-type="float" office:value="1.28716278076172" calcext:value-type="float">
            <text:p>1.2871627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6.80783915212915" calcext:value-type="float">
            <text:p>6.8078391521</text:p>
          </table:table-cell>
          <table:table-cell office:value-type="float" office:value="0.586879968643189" calcext:value-type="float">
            <text:p>0.5868799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6.73143918993615" calcext:value-type="float">
            <text:p>6.7314391899</text:p>
          </table:table-cell>
          <table:table-cell office:value-type="float" office:value="0.0000653266906738281" calcext:value-type="float">
            <text:p>6.53266906738281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6.67090620416259" calcext:value-type="float">
            <text:p>6.6709062042</text:p>
          </table:table-cell>
          <table:table-cell office:value-type="float" office:value="1.29415941238403" calcext:value-type="float">
            <text:p>1.29415941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38345037499354" calcext:value-type="float">
            <text:p>5.383450375</text:p>
          </table:table-cell>
          <table:table-cell office:value-type="float" office:value="0.383289098739624" calcext:value-type="float">
            <text:p>0.38328909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35049423548138" calcext:value-type="float">
            <text:p>5.3504942355</text:p>
          </table:table-cell>
          <table:table-cell office:value-type="float" office:value="0.0000705718994140625" calcext:value-type="float">
            <text:p>7.05718994140625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4.94291578173588" calcext:value-type="float">
            <text:p>4.9429157817</text:p>
          </table:table-cell>
          <table:table-cell office:value-type="float" office:value="1.16749358177185" calcext:value-type="float">
            <text:p>1.16749358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30716113188266" calcext:value-type="float">
            <text:p>5.3071611319</text:p>
          </table:table-cell>
          <table:table-cell office:value-type="float" office:value="0.202860832214355" calcext:value-type="float">
            <text:p>0.2028608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29356102438174" calcext:value-type="float">
            <text:p>5.2935610244</text:p>
          </table:table-cell>
          <table:table-cell office:value-type="float" office:value="0.000131368637084961" calcext:value-type="float">
            <text:p>0.00013136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24503538245361" calcext:value-type="float">
            <text:p>5.2450353825</text:p>
          </table:table-cell>
          <table:table-cell office:value-type="float" office:value="1.06663751602173" calcext:value-type="float">
            <text:p>1.066637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56975720453362" calcext:value-type="float">
            <text:p>6.5697572045</text:p>
          </table:table-cell>
          <table:table-cell office:value-type="float" office:value="0.0760431289672852" calcext:value-type="float">
            <text:p>0.0760431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56975720453235" calcext:value-type="float">
            <text:p>6.5697572045</text:p>
          </table:table-cell>
          <table:table-cell office:value-type="float" office:value="0.0000710487365722656" calcext:value-type="float">
            <text:p>7.1048736572265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06461142784952" calcext:value-type="float">
            <text:p>6.0646114278</text:p>
          </table:table-cell>
          <table:table-cell office:value-type="float" office:value="1.18774342536926" calcext:value-type="float">
            <text:p>1.1877434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2327579407557" calcext:value-type="float">
            <text:p>4.4232757941</text:p>
          </table:table-cell>
          <table:table-cell office:value-type="float" office:value="0.12349796295166" calcext:value-type="float">
            <text:p>0.1234979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2327579407557" calcext:value-type="float">
            <text:p>4.4232757941</text:p>
          </table:table-cell>
          <table:table-cell office:value-type="float" office:value="0.0000977516174316406" calcext:value-type="float">
            <text:p>9.7751617431640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0544585889241" calcext:value-type="float">
            <text:p>4.4054458589</text:p>
          </table:table-cell>
          <table:table-cell office:value-type="float" office:value="1.23783493041992" calcext:value-type="float">
            <text:p>1.23783493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2167707364972" calcext:value-type="float">
            <text:p>10.2167707365</text:p>
          </table:table-cell>
          <table:table-cell office:value-type="float" office:value="22.6961271762848" calcext:value-type="float">
            <text:p>22.69612717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0999433177969" calcext:value-type="float">
            <text:p>10.0999433178</text:p>
          </table:table-cell>
          <table:table-cell office:value-type="float" office:value="0.000312566757202148" calcext:value-type="float">
            <text:p>0.0003125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8.82414256387681" calcext:value-type="float">
            <text:p>8.8241425639</text:p>
          </table:table-cell>
          <table:table-cell office:value-type="float" office:value="10.8046414852142" calcext:value-type="float">
            <text:p>10.80464148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2.1896893729407" calcext:value-type="float">
            <text:p>12.1896893729</text:p>
          </table:table-cell>
          <table:table-cell office:value-type="float" office:value="1762.24894380569" calcext:value-type="float">
            <text:p>1762.24894380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1.9924726444105" calcext:value-type="float">
            <text:p>11.9924726444</text:p>
          </table:table-cell>
          <table:table-cell office:value-type="float" office:value="0.000152349472045898" calcext:value-type="float">
            <text:p>0.00015234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1.6689852457981" calcext:value-type="float">
            <text:p>11.6689852458</text:p>
          </table:table-cell>
          <table:table-cell office:value-type="float" office:value="11.6536448001862" calcext:value-type="float">
            <text:p>11.65364480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3701807857171" calcext:value-type="float">
            <text:p>11.3701807857</text:p>
          </table:table-cell>
          <table:table-cell office:value-type="float" office:value="84.5675489902496" calcext:value-type="float">
            <text:p>84.56754899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301920494861" calcext:value-type="float">
            <text:p>11.3019204949</text:p>
          </table:table-cell>
          <table:table-cell office:value-type="float" office:value="0.000135183334350586" calcext:value-type="float">
            <text:p>0.00013518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0.4808218692241" calcext:value-type="float">
            <text:p>10.4808218692</text:p>
          </table:table-cell>
          <table:table-cell office:value-type="float" office:value="10.9420554637909" calcext:value-type="float">
            <text:p>10.94205546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7525282678597" calcext:value-type="float">
            <text:p>10.7525282679</text:p>
          </table:table-cell>
          <table:table-cell office:value-type="float" office:value="23.9965670108795" calcext:value-type="float">
            <text:p>23.99656701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7119658515319" calcext:value-type="float">
            <text:p>10.7119658515</text:p>
          </table:table-cell>
          <table:table-cell office:value-type="float" office:value="0.00021672248840332" calcext:value-type="float">
            <text:p>0.00021672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9.8335837271765" calcext:value-type="float">
            <text:p>9.8335837272</text:p>
          </table:table-cell>
          <table:table-cell office:value-type="float" office:value="11.7451062202454" calcext:value-type="float">
            <text:p>11.74510622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2.394705838946" calcext:value-type="float">
            <text:p>12.3947058389</text:p>
          </table:table-cell>
          <table:table-cell office:value-type="float" office:value="495.153591871262" calcext:value-type="float">
            <text:p>495.15359187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2.122683164844" calcext:value-type="float">
            <text:p>12.1226831648</text:p>
          </table:table-cell>
          <table:table-cell office:value-type="float" office:value="0.000293493270874023" calcext:value-type="float">
            <text:p>0.00029349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1.7162171652014" calcext:value-type="float">
            <text:p>11.7162171652</text:p>
          </table:table-cell>
          <table:table-cell office:value-type="float" office:value="10.7863440513611" calcext:value-type="float">
            <text:p>10.78634405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0482197574747" calcext:value-type="float">
            <text:p>11.0482197575</text:p>
          </table:table-cell>
          <table:table-cell office:value-type="float" office:value="3600.03678894043" calcext:value-type="float">
            <text:p>3600.036788940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796010230883" calcext:value-type="float">
            <text:p>10.7960102309</text:p>
          </table:table-cell>
          <table:table-cell office:value-type="float" office:value="0.000143766403198242" calcext:value-type="float">
            <text:p>0.00014376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4553874114509" calcext:value-type="float">
            <text:p>10.4553874115</text:p>
          </table:table-cell>
          <table:table-cell office:value-type="float" office:value="11.4820196628571" calcext:value-type="float">
            <text:p>11.48201966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1.2181289585684" calcext:value-type="float">
            <text:p>11.2181289586</text:p>
          </table:table-cell>
          <table:table-cell office:value-type="float" office:value="2.65450000762939" calcext:value-type="float">
            <text:p>2.65450000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1.1586220239469" calcext:value-type="float">
            <text:p>11.1586220239</text:p>
          </table:table-cell>
          <table:table-cell office:value-type="float" office:value="0.000199556350708008" calcext:value-type="float">
            <text:p>0.00019955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9872392911748" calcext:value-type="float">
            <text:p>10.9872392912</text:p>
          </table:table-cell>
          <table:table-cell office:value-type="float" office:value="11.2582316398621" calcext:value-type="float">
            <text:p>11.25823163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2.3684464689017" calcext:value-type="float">
            <text:p>12.3684464689</text:p>
          </table:table-cell>
          <table:table-cell office:value-type="float" office:value="89.9313869476318" calcext:value-type="float">
            <text:p>89.93138694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2.3156991547679" calcext:value-type="float">
            <text:p>12.3156991548</text:p>
          </table:table-cell>
          <table:table-cell office:value-type="float" office:value="0.00014042854309082" calcext:value-type="float">
            <text:p>0.0001404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1.6090959345004" calcext:value-type="float">
            <text:p>11.6090959345</text:p>
          </table:table-cell>
          <table:table-cell office:value-type="float" office:value="11.9327719211578" calcext:value-type="float">
            <text:p>11.93277192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2219651136967" calcext:value-type="float">
            <text:p>10.2219651137</text:p>
          </table:table-cell>
          <table:table-cell office:value-type="float" office:value="113.508516073227" calcext:value-type="float">
            <text:p>113.50851607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1692177443111" calcext:value-type="float">
            <text:p>10.1692177443</text:p>
          </table:table-cell>
          <table:table-cell office:value-type="float" office:value="0.000131607055664063" calcext:value-type="float">
            <text:p>0.00013160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1.70000, yLat: 29.0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9.52780105497844" calcext:value-type="float">
            <text:p>9.527801055</text:p>
          </table:table-cell>
          <table:table-cell office:value-type="float" office:value="11.7576756477356" calcext:value-type="float">
            <text:p>11.75767564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189416593118941" calcext:value-type="float">
            <text:p>0.1894165931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683708106704856" calcext:value-type="float">
            <text:p>0.6837081067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13164654586198" calcext:value-type="float">
            <text:p>1.1316465459</text:p>
          </table:table-cell>
          <table:table-cell office:value-type="float" office:value="0.0000312328338623047" calcext:value-type="float">
            <text:p>3.1232833862304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427782898589631" calcext:value-type="float">
            <text:p>0.4277828986</text:p>
          </table:table-cell>
          <table:table-cell office:value-type="float" office:value="0.0000393390655517578" calcext:value-type="float">
            <text:p>3.93390655517578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904991717046478" calcext:value-type="float">
            <text:p>0.904991717</text:p>
          </table:table-cell>
          <table:table-cell office:value-type="float" office:value="0.0000176429748535156" calcext:value-type="float">
            <text:p>0.000017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8798500471566" calcext:value-type="float">
            <text:p>1.2879850047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7163999354897" calcext:value-type="float">
            <text:p>0.8716399935</text:p>
          </table:table-cell>
          <table:table-cell office:value-type="float" office:value="0.0000216960906982422" calcext:value-type="float">
            <text:p>2.1696090698242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11152328059674" calcext:value-type="float">
            <text:p>1.1115232806</text:p>
          </table:table-cell>
          <table:table-cell office:value-type="float" office:value="0.0000433921813964844" calcext:value-type="float">
            <text:p>4.3392181396484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86771242766612" calcext:value-type="float">
            <text:p>1.8677124277</text:p>
          </table:table-cell>
          <table:table-cell office:value-type="float" office:value="0.0000231266021728516" calcext:value-type="float">
            <text:p>2.31266021728516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395143794781574" calcext:value-type="float">
            <text:p>0.3951437948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73639325243631" calcext:value-type="float">
            <text:p>1.7363932524</text:p>
          </table:table-cell>
          <table:table-cell office:value-type="float" office:value="0.0000364780426025391" calcext:value-type="float">
            <text:p>0.0000364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41679447435574" calcext:value-type="float">
            <text:p>2.4167944744</text:p>
          </table:table-cell>
          <table:table-cell office:value-type="float" office:value="0.000041961669921875" calcext:value-type="float">
            <text:p>4.19616699218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41409238803488" calcext:value-type="float">
            <text:p>1.414092388</text:p>
          </table:table-cell>
          <table:table-cell office:value-type="float" office:value="0.0000352859497070312" calcext:value-type="float">
            <text:p>3.52859497070312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94630977812688" calcext:value-type="float">
            <text:p>1.9463097781</text:p>
          </table:table-cell>
          <table:table-cell office:value-type="float" office:value="0.0000374317169189453" calcext:value-type="float">
            <text:p>3.74317169189453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75562298772872" calcext:value-type="float">
            <text:p>2.7556229877</text:p>
          </table:table-cell>
          <table:table-cell office:value-type="float" office:value="0.0000438690185546875" calcext:value-type="float">
            <text:p>0.0000438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95576437814609" calcext:value-type="float">
            <text:p>1.9557643781</text:p>
          </table:table-cell>
          <table:table-cell office:value-type="float" office:value="0.0000514984130859375" calcext:value-type="float">
            <text:p>5.1498413085937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63946444027085" calcext:value-type="float">
            <text:p>2.6394644403</text:p>
          </table:table-cell>
          <table:table-cell office:value-type="float" office:value="0.0000443458557128906" calcext:value-type="float">
            <text:p>4.4345855712890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3.78749938678448" calcext:value-type="float">
            <text:p>3.7874993868</text:p>
          </table:table-cell>
          <table:table-cell office:value-type="float" office:value="0.0000479221343994141" calcext:value-type="float">
            <text:p>4.79221343994141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2.36986289215982" calcext:value-type="float">
            <text:p>2.3698628922</text:p>
          </table:table-cell>
          <table:table-cell office:value-type="float" office:value="0.0000634193420410156" calcext:value-type="float">
            <text:p>6.3419342041015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7027395233443" calcext:value-type="float">
            <text:p>3.7027395233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4.57400362625329" calcext:value-type="float">
            <text:p>4.5740036263</text:p>
          </table:table-cell>
          <table:table-cell office:value-type="float" office:value="0.0000820159912109375" calcext:value-type="float">
            <text:p>0.0000820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09316570359837" calcext:value-type="float">
            <text:p>3.0931657036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68970389433754" calcext:value-type="float">
            <text:p>3.6897038943</text:p>
          </table:table-cell>
          <table:table-cell office:value-type="float" office:value="0.0000641345977783203" calcext:value-type="float">
            <text:p>6.41345977783203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67540994684708" calcext:value-type="float">
            <text:p>5.6754099468</text:p>
          </table:table-cell>
          <table:table-cell office:value-type="float" office:value="0.0000824928283691406" calcext:value-type="float">
            <text:p>8.2492828369140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3.88622453495867" calcext:value-type="float">
            <text:p>3.886224535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5.54791591194771" calcext:value-type="float">
            <text:p>5.5479159119</text:p>
          </table:table-cell>
          <table:table-cell office:value-type="float" office:value="0.0000824928283691406" calcext:value-type="float">
            <text:p>8.24928283691406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6.10202001705602" calcext:value-type="float">
            <text:p>6.1020200171</text:p>
          </table:table-cell>
          <table:table-cell office:value-type="float" office:value="0.0000731945037841797" calcext:value-type="float">
            <text:p>7.31945037841797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7.68349174590252" calcext:value-type="float">
            <text:p>7.6834917459</text:p>
          </table:table-cell>
          <table:table-cell office:value-type="float" office:value="0.00013422966003418" calcext:value-type="float">
            <text:p>0.00013422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9.016368377087" calcext:value-type="float">
            <text:p>9.0163683771</text:p>
          </table:table-cell>
          <table:table-cell office:value-type="float" office:value="0.000148773193359375" calcext:value-type="float">
            <text:p>0.00014877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0.1076097426288" calcext:value-type="float">
            <text:p>10.1076097426</text:p>
          </table:table-cell>
          <table:table-cell office:value-type="float" office:value="0.000144243240356445" calcext:value-type="float">
            <text:p>0.00014424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8.62677181997387" calcext:value-type="float">
            <text:p>8.62677182</text:p>
          </table:table-cell>
          <table:table-cell office:value-type="float" office:value="0.000141620635986328" calcext:value-type="float">
            <text:p>0.00014162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9.22331001071305" calcext:value-type="float">
            <text:p>9.2233100107</text:p>
          </table:table-cell>
          <table:table-cell office:value-type="float" office:value="0.000140190124511719" calcext:value-type="float">
            <text:p>0.00014019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5845272312178" calcext:value-type="float">
            <text:p>10.5845272312</text:p>
          </table:table-cell>
          <table:table-cell office:value-type="float" office:value="0.000139951705932617" calcext:value-type="float">
            <text:p>0.00013995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9.41983065133418" calcext:value-type="float">
            <text:p>9.4198306513</text:p>
          </table:table-cell>
          <table:table-cell office:value-type="float" office:value="0.00014948844909668" calcext:value-type="float">
            <text:p>0.00014948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0.3603670441393" calcext:value-type="float">
            <text:p>10.3603670441</text:p>
          </table:table-cell>
          <table:table-cell office:value-type="float" office:value="0.000143289566040039" calcext:value-type="float">
            <text:p>0.00014328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6561765917617" calcext:value-type="float">
            <text:p>10.6561765918</text:p>
          </table:table-cell>
          <table:table-cell office:value-type="float" office:value="0.000164985656738281" calcext:value-type="float">
            <text:p>0.00016498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9.37110699154838" calcext:value-type="float">
            <text:p>9.3711069915</text:p>
          </table:table-cell>
          <table:table-cell office:value-type="float" office:value="0.000158071517944336" calcext:value-type="float">
            <text:p>0.0001580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0.7039836227329" calcext:value-type="float">
            <text:p>10.7039836227</text:p>
          </table:table-cell>
          <table:table-cell office:value-type="float" office:value="0.000167369842529297" calcext:value-type="float">
            <text:p>0.00016736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6855647862955" calcext:value-type="float">
            <text:p>11.6855647863</text:p>
          </table:table-cell>
          <table:table-cell office:value-type="float" office:value="0.000177621841430664" calcext:value-type="float">
            <text:p>0.0001776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2239493667985" calcext:value-type="float">
            <text:p>10.2239493668</text:p>
          </table:table-cell>
          <table:table-cell office:value-type="float" office:value="0.000160694122314453" calcext:value-type="float">
            <text:p>0.00016069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0.8204875575377" calcext:value-type="float">
            <text:p>10.8204875575</text:p>
          </table:table-cell>
          <table:table-cell office:value-type="float" office:value="0.00018620491027832" calcext:value-type="float">
            <text:p>0.00018620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9225508432475" calcext:value-type="float">
            <text:p>11.9225508432</text:p>
          </table:table-cell>
          <table:table-cell office:value-type="float" office:value="0.000154495239257813" calcext:value-type="float">
            <text:p>0.00015449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1.0170081981588" calcext:value-type="float">
            <text:p>11.0170081982</text:p>
          </table:table-cell>
          <table:table-cell office:value-type="float" office:value="0.000181674957275391" calcext:value-type="float">
            <text:p>0.0001816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1.7676998723584" calcext:value-type="float">
            <text:p>11.7676998724</text:p>
          </table:table-cell>
          <table:table-cell office:value-type="float" office:value="0.000156641006469727" calcext:value-type="float">
            <text:p>0.0001566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1.8785984068799" calcext:value-type="float">
            <text:p>11.8785984069</text:p>
          </table:table-cell>
          <table:table-cell office:value-type="float" office:value="0.000160932540893555" calcext:value-type="float">
            <text:p>0.00016093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1.666405118662" calcext:value-type="float">
            <text:p>11.6664051187</text:p>
          </table:table-cell>
          <table:table-cell office:value-type="float" office:value="0.000181436538696289" calcext:value-type="float">
            <text:p>0.00018143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2.9992817498465" calcext:value-type="float">
            <text:p>12.9992817498</text:p>
          </table:table-cell>
          <table:table-cell office:value-type="float" office:value="0.00019383430480957" calcext:value-type="float">
            <text:p>0.00019383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3.7409314817721" calcext:value-type="float">
            <text:p>13.7409314818</text:p>
          </table:table-cell>
          <table:table-cell office:value-type="float" office:value="0.0001983642578125" calcext:value-type="float">
            <text:p>0.00019836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2.3959590168372" calcext:value-type="float">
            <text:p>12.3959590168</text:p>
          </table:table-cell>
          <table:table-cell office:value-type="float" office:value="0.000185966491699219" calcext:value-type="float">
            <text:p>0.00018596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2.9924972075764" calcext:value-type="float">
            <text:p>12.9924972076</text:p>
          </table:table-cell>
          <table:table-cell office:value-type="float" office:value="0.000188589096069336" calcext:value-type="float">
            <text:p>0.00018858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3.8530110000601" calcext:value-type="float">
            <text:p>13.8530110001</text:p>
          </table:table-cell>
          <table:table-cell office:value-type="float" office:value="0.000190019607543945" calcext:value-type="float">
            <text:p>0.00019001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3.1890178481975" calcext:value-type="float">
            <text:p>13.1890178482</text:p>
          </table:table-cell>
          <table:table-cell office:value-type="float" office:value="0.000230312347412109" calcext:value-type="float">
            <text:p>0.00023031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3.5887479360848" calcext:value-type="float">
            <text:p>13.5887479361</text:p>
          </table:table-cell>
          <table:table-cell office:value-type="float" office:value="0.000196933746337891" calcext:value-type="float">
            <text:p>0.00019693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3.4495853580997" calcext:value-type="float">
            <text:p>13.4495853581</text:p>
          </table:table-cell>
          <table:table-cell office:value-type="float" office:value="0.000196218490600586" calcext:value-type="float">
            <text:p>0.00019621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189416593118941" calcext:value-type="float">
            <text:p>0.1894165931</text:p>
          </table:table-cell>
          <table:table-cell office:value-type="float" office:value="0.02366042137146" calcext:value-type="float">
            <text:p>0.0236604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683708106704856" calcext:value-type="float">
            <text:p>0.6837081067</text:p>
          </table:table-cell>
          <table:table-cell office:value-type="float" office:value="0.0217039585113525" calcext:value-type="float">
            <text:p>0.0217039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13164654586198" calcext:value-type="float">
            <text:p>1.1316465459</text:p>
          </table:table-cell>
          <table:table-cell office:value-type="float" office:value="0.0215442180633545" calcext:value-type="float">
            <text:p>0.0215442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427782898589631" calcext:value-type="float">
            <text:p>0.4277828986</text:p>
          </table:table-cell>
          <table:table-cell office:value-type="float" office:value="0.0210518836975098" calcext:value-type="float">
            <text:p>0.0210518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904991717046478" calcext:value-type="float">
            <text:p>0.904991717</text:p>
          </table:table-cell>
          <table:table-cell office:value-type="float" office:value="0.020587682723999" calcext:value-type="float">
            <text:p>0.0205876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8798500471566" calcext:value-type="float">
            <text:p>1.2879850047</text:p>
          </table:table-cell>
          <table:table-cell office:value-type="float" office:value="0.0323688983917236" calcext:value-type="float">
            <text:p>0.0323688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7163999354897" calcext:value-type="float">
            <text:p>0.8716399935</text:p>
          </table:table-cell>
          <table:table-cell office:value-type="float" office:value="0.0232417583465576" calcext:value-type="float">
            <text:p>0.0232417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11152328059674" calcext:value-type="float">
            <text:p>1.1115232806</text:p>
          </table:table-cell>
          <table:table-cell office:value-type="float" office:value="0.02571702003479" calcext:value-type="float">
            <text:p>0.02571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86771242766612" calcext:value-type="float">
            <text:p>1.8677124277</text:p>
          </table:table-cell>
          <table:table-cell office:value-type="float" office:value="0.0213136672973633" calcext:value-type="float">
            <text:p>0.0213136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530900404832539" calcext:value-type="float">
            <text:p>0.5309004048</text:p>
          </table:table-cell>
          <table:table-cell office:value-type="float" office:value="0.192180633544922" calcext:value-type="float">
            <text:p>0.19218063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73639325243631" calcext:value-type="float">
            <text:p>1.7363932524</text:p>
          </table:table-cell>
          <table:table-cell office:value-type="float" office:value="0.191617012023926" calcext:value-type="float">
            <text:p>0.1916170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39209440505826" calcext:value-type="float">
            <text:p>2.3920944051</text:p>
          </table:table-cell>
          <table:table-cell office:value-type="float" office:value="0.16496729850769" calcext:value-type="float">
            <text:p>0.1649672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41409238803488" calcext:value-type="float">
            <text:p>1.414092388</text:p>
          </table:table-cell>
          <table:table-cell office:value-type="float" office:value="0.195811033248901" calcext:value-type="float">
            <text:p>0.1958110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2.09813355942015" calcext:value-type="float">
            <text:p>2.0981335594</text:p>
          </table:table-cell>
          <table:table-cell office:value-type="float" office:value="0.187912464141846" calcext:value-type="float">
            <text:p>0.1879124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3.00359121789702" calcext:value-type="float">
            <text:p>3.0035912179</text:p>
          </table:table-cell>
          <table:table-cell office:value-type="float" office:value="0.174615859985352" calcext:value-type="float">
            <text:p>0.174615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95576437814609" calcext:value-type="float">
            <text:p>1.9557643781</text:p>
          </table:table-cell>
          <table:table-cell office:value-type="float" office:value="0.159075975418091" calcext:value-type="float">
            <text:p>0.1590759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63946444027085" calcext:value-type="float">
            <text:p>2.6394644403</text:p>
          </table:table-cell>
          <table:table-cell office:value-type="float" office:value="0.159215927124023" calcext:value-type="float">
            <text:p>0.15921592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3.77616389934299" calcext:value-type="float">
            <text:p>3.7761638993</text:p>
          </table:table-cell>
          <table:table-cell office:value-type="float" office:value="0.148354291915894" calcext:value-type="float">
            <text:p>0.1483542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95109672746789" calcext:value-type="float">
            <text:p>1.9510967275</text:p>
          </table:table-cell>
          <table:table-cell office:value-type="float" office:value="1.23257780075073" calcext:value-type="float">
            <text:p>1.23257780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78502090718842" calcext:value-type="float">
            <text:p>3.7850209072</text:p>
          </table:table-cell>
          <table:table-cell office:value-type="float" office:value="1.32057523727417" calcext:value-type="float">
            <text:p>1.3205752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4.54930355695581" calcext:value-type="float">
            <text:p>4.549303557</text:p>
          </table:table-cell>
          <table:table-cell office:value-type="float" office:value="1.04690742492676" calcext:value-type="float">
            <text:p>1.0469074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16750938255576" calcext:value-type="float">
            <text:p>3.1675093826</text:p>
          </table:table-cell>
          <table:table-cell office:value-type="float" office:value="1.29306101799011" calcext:value-type="float">
            <text:p>1.2930610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4.94809354715185" calcext:value-type="float">
            <text:p>4.9480935472</text:p>
          </table:table-cell>
          <table:table-cell office:value-type="float" office:value="1.20692205429077" calcext:value-type="float">
            <text:p>1.20692205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91204268957389" calcext:value-type="float">
            <text:p>5.9120426896</text:p>
          </table:table-cell>
          <table:table-cell office:value-type="float" office:value="1.05351877212524" calcext:value-type="float">
            <text:p>1.05351877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3.88622453495867" calcext:value-type="float">
            <text:p>3.886224535</text:p>
          </table:table-cell>
          <table:table-cell office:value-type="float" office:value="1.07309699058533" calcext:value-type="float">
            <text:p>1.07309699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5.54791591194771" calcext:value-type="float">
            <text:p>5.5479159119</text:p>
          </table:table-cell>
          <table:table-cell office:value-type="float" office:value="0.998838424682617" calcext:value-type="float">
            <text:p>0.9988384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6.29165834206244" calcext:value-type="float">
            <text:p>6.2916583421</text:p>
          </table:table-cell>
          <table:table-cell office:value-type="float" office:value="0.908118486404419" calcext:value-type="float">
            <text:p>0.90811848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7.23250050331323" calcext:value-type="float">
            <text:p>7.2325005033</text:p>
          </table:table-cell>
          <table:table-cell office:value-type="float" office:value="11.5126094818115" calcext:value-type="float">
            <text:p>11.51260948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9.31862702356393" calcext:value-type="float">
            <text:p>9.3186270236</text:p>
          </table:table-cell>
          <table:table-cell office:value-type="float" office:value="11.0646514892578" calcext:value-type="float">
            <text:p>11.064651489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0.0829096733313" calcext:value-type="float">
            <text:p>10.0829096733</text:p>
          </table:table-cell>
          <table:table-cell office:value-type="float" office:value="10.7940189838409" calcext:value-type="float">
            <text:p>10.79401898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8.70111549893127" calcext:value-type="float">
            <text:p>8.7011154989</text:p>
          </table:table-cell>
          <table:table-cell office:value-type="float" office:value="11.3316049575806" calcext:value-type="float">
            <text:p>11.33160495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9.88834537947808" calcext:value-type="float">
            <text:p>9.8883453795</text:p>
          </table:table-cell>
          <table:table-cell office:value-type="float" office:value="10.2030067443848" calcext:value-type="float">
            <text:p>10.20300674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5876347375345" calcext:value-type="float">
            <text:p>10.5876347375</text:p>
          </table:table-cell>
          <table:table-cell office:value-type="float" office:value="10.070130109787" calcext:value-type="float">
            <text:p>10.0701301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9.41983065133418" calcext:value-type="float">
            <text:p>9.4198306513</text:p>
          </table:table-cell>
          <table:table-cell office:value-type="float" office:value="9.79967093467712" calcext:value-type="float">
            <text:p>9.79967093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0.405011852083" calcext:value-type="float">
            <text:p>10.4050118521</text:p>
          </table:table-cell>
          <table:table-cell office:value-type="float" office:value="10.0061874389648" calcext:value-type="float">
            <text:p>10.0061874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6616490918139" calcext:value-type="float">
            <text:p>10.6616490918</text:p>
          </table:table-cell>
          <table:table-cell office:value-type="float" office:value="9.86659622192383" calcext:value-type="float">
            <text:p>9.86659622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8.92069230631514" calcext:value-type="float">
            <text:p>8.9206923063</text:p>
          </table:table-cell>
          <table:table-cell office:value-type="float" office:value="18.5140571594238" calcext:value-type="float">
            <text:p>18.51405715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9.26183792730318" calcext:value-type="float">
            <text:p>9.2618379273</text:p>
          </table:table-cell>
          <table:table-cell office:value-type="float" office:value="16.9983174800873" calcext:value-type="float">
            <text:p>16.99831748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660864716998" calcext:value-type="float">
            <text:p>11.660864717</text:p>
          </table:table-cell>
          <table:table-cell office:value-type="float" office:value="16.9912316799164" calcext:value-type="float">
            <text:p>16.99123167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2982930457559" calcext:value-type="float">
            <text:p>10.2982930458</text:p>
          </table:table-cell>
          <table:table-cell office:value-type="float" office:value="17.6926128864288" calcext:value-type="float">
            <text:p>17.69261288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1.2643441368271" calcext:value-type="float">
            <text:p>11.2643441368</text:p>
          </table:table-cell>
          <table:table-cell office:value-type="float" office:value="17.2306509017944" calcext:value-type="float">
            <text:p>17.2306509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8902030813402" calcext:value-type="float">
            <text:p>11.8902030813</text:p>
          </table:table-cell>
          <table:table-cell office:value-type="float" office:value="17.6829700469971" calcext:value-type="float">
            <text:p>17.682970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1.0170081981588" calcext:value-type="float">
            <text:p>11.0170081982</text:p>
          </table:table-cell>
          <table:table-cell office:value-type="float" office:value="16.6952035427094" calcext:value-type="float">
            <text:p>16.69520354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1.8087825239944" calcext:value-type="float">
            <text:p>11.808782524</text:p>
          </table:table-cell>
          <table:table-cell office:value-type="float" office:value="17.6142213344574" calcext:value-type="float">
            <text:p>17.61422133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1.9371341823376" calcext:value-type="float">
            <text:p>11.9371341823</text:p>
          </table:table-cell>
          <table:table-cell office:value-type="float" office:value="16.1165177822113" calcext:value-type="float">
            <text:p>16.11651778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1.0939784028178" calcext:value-type="float">
            <text:p>11.0939784028</text:p>
          </table:table-cell>
          <table:table-cell office:value-type="float" office:value="33.0661916732788" calcext:value-type="float">
            <text:p>33.06619167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2.9164934944833" calcext:value-type="float">
            <text:p>12.9164934945</text:p>
          </table:table-cell>
          <table:table-cell office:value-type="float" office:value="33.4871020317078" calcext:value-type="float">
            <text:p>33.48710203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3.7789248173404" calcext:value-type="float">
            <text:p>13.7789248173</text:p>
          </table:table-cell>
          <table:table-cell office:value-type="float" office:value="33.3167059421539" calcext:value-type="float">
            <text:p>33.31670594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2.4703026957946" calcext:value-type="float">
            <text:p>12.4703026958</text:p>
          </table:table-cell>
          <table:table-cell office:value-type="float" office:value="34.4401948451996" calcext:value-type="float">
            <text:p>34.44019484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9.20969471946234" calcext:value-type="float">
            <text:p>9.2096947195</text:p>
          </table:table-cell>
          <table:table-cell office:value-type="float" office:value="28.1795837879181" calcext:value-type="float">
            <text:p>28.179583787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3.6494674820433" calcext:value-type="float">
            <text:p>13.649467482</text:p>
          </table:table-cell>
          <table:table-cell office:value-type="float" office:value="34.253279209137" calcext:value-type="float">
            <text:p>34.25327920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3.1890178481975" calcext:value-type="float">
            <text:p>13.1890178482</text:p>
          </table:table-cell>
          <table:table-cell office:value-type="float" office:value="32.0916519165039" calcext:value-type="float">
            <text:p>32.09165191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3.6621783496281" calcext:value-type="float">
            <text:p>13.6621783496</text:p>
          </table:table-cell>
          <table:table-cell office:value-type="float" office:value="32.9521086215973" calcext:value-type="float">
            <text:p>32.95210862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3.7760800833205" calcext:value-type="float">
            <text:p>13.7760800833</text:p>
          </table:table-cell>
          <table:table-cell office:value-type="float" office:value="31.3990614414215" calcext:value-type="float">
            <text:p>31.39906144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189416593118941" calcext:value-type="float">
            <text:p>0.1894165931</text:p>
          </table:table-cell>
          <table:table-cell office:value-type="float" office:value="0.00596380233764648" calcext:value-type="float">
            <text:p>0.0059638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683708106704856" calcext:value-type="float">
            <text:p>0.6837081067</text:p>
          </table:table-cell>
          <table:table-cell office:value-type="float" office:value="0.0139050483703613" calcext:value-type="float">
            <text:p>0.0139050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13164654586198" calcext:value-type="float">
            <text:p>1.1316465459</text:p>
          </table:table-cell>
          <table:table-cell office:value-type="float" office:value="0.00402498245239258" calcext:value-type="float">
            <text:p>0.0040249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0.427782898589631" calcext:value-type="float">
            <text:p>0.4277828986</text:p>
          </table:table-cell>
          <table:table-cell office:value-type="float" office:value="0.0204389095306397" calcext:value-type="float">
            <text:p>0.0204389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904991717046478" calcext:value-type="float">
            <text:p>0.904991717</text:p>
          </table:table-cell>
          <table:table-cell office:value-type="float" office:value="0.01727294921875" calcext:value-type="float">
            <text:p>0.0172729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8798500471566" calcext:value-type="float">
            <text:p>1.2879850047</text:p>
          </table:table-cell>
          <table:table-cell office:value-type="float" office:value="0.0195968151092529" calcext:value-type="float">
            <text:p>0.0195968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0.87163999354897" calcext:value-type="float">
            <text:p>0.8716399935</text:p>
          </table:table-cell>
          <table:table-cell office:value-type="float" office:value="0.00834012031555176" calcext:value-type="float">
            <text:p>0.0083401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11152328059674" calcext:value-type="float">
            <text:p>1.1115232806</text:p>
          </table:table-cell>
          <table:table-cell office:value-type="float" office:value="0.011448860168457" calcext:value-type="float">
            <text:p>0.0114488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86771242766612" calcext:value-type="float">
            <text:p>1.8677124277</text:p>
          </table:table-cell>
          <table:table-cell office:value-type="float" office:value="0.00743603706359863" calcext:value-type="float">
            <text:p>0.0074360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0.530900404832539" calcext:value-type="float">
            <text:p>0.5309004048</text:p>
          </table:table-cell>
          <table:table-cell office:value-type="float" office:value="0.050246000289917" calcext:value-type="float">
            <text:p>0.05024600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73639325243631" calcext:value-type="float">
            <text:p>1.7363932524</text:p>
          </table:table-cell>
          <table:table-cell office:value-type="float" office:value="0.0249168872833252" calcext:value-type="float">
            <text:p>0.0249168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2.41679447435574" calcext:value-type="float">
            <text:p>2.4167944744</text:p>
          </table:table-cell>
          <table:table-cell office:value-type="float" office:value="0.0480940341949463" calcext:value-type="float">
            <text:p>0.0480940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41409238803487" calcext:value-type="float">
            <text:p>1.414092388</text:p>
          </table:table-cell>
          <table:table-cell office:value-type="float" office:value="0.0229949951171875" calcext:value-type="float">
            <text:p>0.0229949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2.09813355942015" calcext:value-type="float">
            <text:p>2.0981335594</text:p>
          </table:table-cell>
          <table:table-cell office:value-type="float" office:value="0.0464079380035401" calcext:value-type="float">
            <text:p>0.046407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3.00359121789702" calcext:value-type="float">
            <text:p>3.0035912179</text:p>
          </table:table-cell>
          <table:table-cell office:value-type="float" office:value="0.042701005935669" calcext:value-type="float">
            <text:p>0.04270100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95576437814609" calcext:value-type="float">
            <text:p>1.9557643781</text:p>
          </table:table-cell>
          <table:table-cell office:value-type="float" office:value="0.0422768592834473" calcext:value-type="float">
            <text:p>0.04227685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63946444027085" calcext:value-type="float">
            <text:p>2.6394644403</text:p>
          </table:table-cell>
          <table:table-cell office:value-type="float" office:value="0.00962209701538086" calcext:value-type="float">
            <text:p>0.0096220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3.78749938678448" calcext:value-type="float">
            <text:p>3.7874993868</text:p>
          </table:table-cell>
          <table:table-cell office:value-type="float" office:value="0.133265018463135" calcext:value-type="float">
            <text:p>0.1332650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96406812116358" calcext:value-type="float">
            <text:p>1.9640681212</text:p>
          </table:table-cell>
          <table:table-cell office:value-type="float" office:value="0.127477884292603" calcext:value-type="float">
            <text:p>0.12747788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78502090718842" calcext:value-type="float">
            <text:p>3.7850209072</text:p>
          </table:table-cell>
          <table:table-cell office:value-type="float" office:value="0.0919568538665772" calcext:value-type="float">
            <text:p>0.0919568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4.57400362625367" calcext:value-type="float">
            <text:p>4.5740036263</text:p>
          </table:table-cell>
          <table:table-cell office:value-type="float" office:value="0.212214946746826" calcext:value-type="float">
            <text:p>0.21221494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16750938255576" calcext:value-type="float">
            <text:p>3.1675093826</text:p>
          </table:table-cell>
          <table:table-cell office:value-type="float" office:value="0.10748291015625" calcext:value-type="float">
            <text:p>0.1074829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4.94809354715185" calcext:value-type="float">
            <text:p>4.9480935472</text:p>
          </table:table-cell>
          <table:table-cell office:value-type="float" office:value="0.0952830314636231" calcext:value-type="float">
            <text:p>0.0952830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5.91204288844205" calcext:value-type="float">
            <text:p>5.9120428884</text:p>
          </table:table-cell>
          <table:table-cell office:value-type="float" office:value="0.221019983291626" calcext:value-type="float">
            <text:p>0.22101998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3.88622453495867" calcext:value-type="float">
            <text:p>3.886224535</text:p>
          </table:table-cell>
          <table:table-cell office:value-type="float" office:value="0.063575029373169" calcext:value-type="float">
            <text:p>0.0635750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5.54791591194771" calcext:value-type="float">
            <text:p>5.5479159119</text:p>
          </table:table-cell>
          <table:table-cell office:value-type="float" office:value="0.0506548881530762" calcext:value-type="float">
            <text:p>0.05065488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6.34957365198354" calcext:value-type="float">
            <text:p>6.349573652</text:p>
          </table:table-cell>
          <table:table-cell office:value-type="float" office:value="0.806875944137573" calcext:value-type="float">
            <text:p>0.80687594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7.34273758995823" calcext:value-type="float">
            <text:p>7.34273759</text:p>
          </table:table-cell>
          <table:table-cell office:value-type="float" office:value="0.706831932067871" calcext:value-type="float">
            <text:p>0.70683193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9.31862744206869" calcext:value-type="float">
            <text:p>9.3186274421</text:p>
          </table:table-cell>
          <table:table-cell office:value-type="float" office:value="9.041011095047" calcext:value-type="float">
            <text:p>9.0410110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0.1076115168721" calcext:value-type="float">
            <text:p>10.1076115169</text:p>
          </table:table-cell>
          <table:table-cell office:value-type="float" office:value="12.4209048748016" calcext:value-type="float">
            <text:p>12.42090487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8.70111642515416" calcext:value-type="float">
            <text:p>8.7011164252</text:p>
          </table:table-cell>
          <table:table-cell office:value-type="float" office:value="0.862260818481445" calcext:value-type="float">
            <text:p>0.8622608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9.99090984509718" calcext:value-type="float">
            <text:p>9.9909098451</text:p>
          </table:table-cell>
          <table:table-cell office:value-type="float" office:value="1596.89515018463" calcext:value-type="float">
            <text:p>1596.89515018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6029966971647" calcext:value-type="float">
            <text:p>10.6029966972</text:p>
          </table:table-cell>
          <table:table-cell office:value-type="float" office:value="3600.04619693756" calcext:value-type="float">
            <text:p>3600.0461969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9.41983067343128" calcext:value-type="float">
            <text:p>9.4198306734</text:p>
          </table:table-cell>
          <table:table-cell office:value-type="float" office:value="0.684340953826904" calcext:value-type="float">
            <text:p>0.684340953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0.4296793401328" calcext:value-type="float">
            <text:p>10.4296793401</text:p>
          </table:table-cell>
          <table:table-cell office:value-type="float" office:value="3600.01893997192" calcext:value-type="float">
            <text:p>3600.01893997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6972613508095" calcext:value-type="float">
            <text:p>10.6972613508</text:p>
          </table:table-cell>
          <table:table-cell office:value-type="float" office:value="3600.03009986877" calcext:value-type="float">
            <text:p>3600.03009986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8.97860810090021" calcext:value-type="float">
            <text:p>8.9786081009</text:p>
          </table:table-cell>
          <table:table-cell office:value-type="float" office:value="13.6396150588989" calcext:value-type="float">
            <text:p>13.63961505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0.896585069674" calcext:value-type="float">
            <text:p>10.8965850697</text:p>
          </table:table-cell>
          <table:table-cell office:value-type="float" office:value="833.677691936493" calcext:value-type="float">
            <text:p>833.67769193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6855684898436" calcext:value-type="float">
            <text:p>11.6855684898</text:p>
          </table:table-cell>
          <table:table-cell office:value-type="float" office:value="3600.00737810135" calcext:value-type="float">
            <text:p>3600.0073781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298295469375" calcext:value-type="float">
            <text:p>10.2982954694</text:p>
          </table:table-cell>
          <table:table-cell office:value-type="float" office:value="116.127640008926" calcext:value-type="float">
            <text:p>116.12764000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1.4162878044163" calcext:value-type="float">
            <text:p>11.4162878044</text:p>
          </table:table-cell>
          <table:table-cell office:value-type="float" office:value="3600.02215504646" calcext:value-type="float">
            <text:p>3600.0221550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9852475767021" calcext:value-type="float">
            <text:p>11.9852475767</text:p>
          </table:table-cell>
          <table:table-cell office:value-type="float" office:value="3600.05940198898" calcext:value-type="float">
            <text:p>3600.05940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31120070175827" calcext:value-type="float">
            <text:p>1.3112007018</text:p>
          </table:table-cell>
          <table:table-cell office:value-type="float" office:value="0.00691390037536621" calcext:value-type="float">
            <text:p>0.0069139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31120070175827" calcext:value-type="float">
            <text:p>1.3112007018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31120070175827" calcext:value-type="float">
            <text:p>1.3112007018</text:p>
          </table:table-cell>
          <table:table-cell office:value-type="float" office:value="0.0288183689117432" calcext:value-type="float">
            <text:p>0.028818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592434229021706" calcext:value-type="float">
            <text:p>0.592434229</text:p>
          </table:table-cell>
          <table:table-cell office:value-type="float" office:value="0.00609588623046875" calcext:value-type="float">
            <text:p>0.0060958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592434229021706" calcext:value-type="float">
            <text:p>0.592434229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592434229021706" calcext:value-type="float">
            <text:p>0.592434229</text:p>
          </table:table-cell>
          <table:table-cell office:value-type="float" office:value="0.0345458984375" calcext:value-type="float">
            <text:p>0.0345458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498752030454971" calcext:value-type="float">
            <text:p>0.4987520305</text:p>
          </table:table-cell>
          <table:table-cell office:value-type="float" office:value="0.00701403617858887" calcext:value-type="float">
            <text:p>0.0070140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498752030454926" calcext:value-type="float">
            <text:p>0.4987520305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498752030454926" calcext:value-type="float">
            <text:p>0.4987520305</text:p>
          </table:table-cell>
          <table:table-cell office:value-type="float" office:value="0.0232858657836914" calcext:value-type="float">
            <text:p>0.0232858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98740390957995" calcext:value-type="float">
            <text:p>1.9874039096</text:p>
          </table:table-cell>
          <table:table-cell office:value-type="float" office:value="0.00494289398193359" calcext:value-type="float">
            <text:p>0.00494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98740390957995" calcext:value-type="float">
            <text:p>1.9874039096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98740390957995" calcext:value-type="float">
            <text:p>1.9874039096</text:p>
          </table:table-cell>
          <table:table-cell office:value-type="float" office:value="0.0217657089233398" calcext:value-type="float">
            <text:p>0.0217657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345210528251112" calcext:value-type="float">
            <text:p>0.3452105283</text:p>
          </table:table-cell>
          <table:table-cell office:value-type="float" office:value="0.0186688899993897" calcext:value-type="float">
            <text:p>0.01866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345210528251112" calcext:value-type="float">
            <text:p>0.3452105283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345210528251112" calcext:value-type="float">
            <text:p>0.3452105283</text:p>
          </table:table-cell>
          <table:table-cell office:value-type="float" office:value="0.0233364105224609" calcext:value-type="float">
            <text:p>0.0233364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3190586506098" calcext:value-type="float">
            <text:p>1.2319058651</text:p>
          </table:table-cell>
          <table:table-cell office:value-type="float" office:value="0.00678205490112305" calcext:value-type="float">
            <text:p>0.0067820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3190586506098" calcext:value-type="float">
            <text:p>1.2319058651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3190586506098" calcext:value-type="float">
            <text:p>1.2319058651</text:p>
          </table:table-cell>
          <table:table-cell office:value-type="float" office:value="0.0219249725341797" calcext:value-type="float">
            <text:p>0.0219249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18116037809844" calcext:value-type="float">
            <text:p>1.1811603781</text:p>
          </table:table-cell>
          <table:table-cell office:value-type="float" office:value="0.0145440101623535" calcext:value-type="float">
            <text:p>0.0145440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18116037809844" calcext:value-type="float">
            <text:p>1.1811603781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18116037809844" calcext:value-type="float">
            <text:p>1.1811603781</text:p>
          </table:table-cell>
          <table:table-cell office:value-type="float" office:value="0.0233516693115234" calcext:value-type="float">
            <text:p>0.0233516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0.584670019577066" calcext:value-type="float">
            <text:p>0.5846700196</text:p>
          </table:table-cell>
          <table:table-cell office:value-type="float" office:value="0.0175840854644775" calcext:value-type="float">
            <text:p>0.0175840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0.584670019577066" calcext:value-type="float">
            <text:p>0.5846700196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0.584670019577066" calcext:value-type="float">
            <text:p>0.5846700196</text:p>
          </table:table-cell>
          <table:table-cell office:value-type="float" office:value="0.0221195220947266" calcext:value-type="float">
            <text:p>0.0221195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19619313937845" calcext:value-type="float">
            <text:p>1.1961931394</text:p>
          </table:table-cell>
          <table:table-cell office:value-type="float" office:value="0.0175549983978272" calcext:value-type="float">
            <text:p>0.0175549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19619313937845" calcext:value-type="float">
            <text:p>1.1961931394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19619313937845" calcext:value-type="float">
            <text:p>1.1961931394</text:p>
          </table:table-cell>
          <table:table-cell office:value-type="float" office:value="0.0258347988128662" calcext:value-type="float">
            <text:p>0.0258347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19887351853821" calcext:value-type="float">
            <text:p>3.1988735185</text:p>
          </table:table-cell>
          <table:table-cell office:value-type="float" office:value="0.0287508964538574" calcext:value-type="float">
            <text:p>0.0287508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19887351853821" calcext:value-type="float">
            <text:p>3.1988735185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19887351853821" calcext:value-type="float">
            <text:p>3.1988735185</text:p>
          </table:table-cell>
          <table:table-cell office:value-type="float" office:value="0.154895544052124" calcext:value-type="float">
            <text:p>0.1548955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41672280418953" calcext:value-type="float">
            <text:p>1.4167228042</text:p>
          </table:table-cell>
          <table:table-cell office:value-type="float" office:value="0.0475659370422363" calcext:value-type="float">
            <text:p>0.047565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41672280418953" calcext:value-type="float">
            <text:p>1.4167228042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41672280418953" calcext:value-type="float">
            <text:p>1.4167228042</text:p>
          </table:table-cell>
          <table:table-cell office:value-type="float" office:value="0.169614553451538" calcext:value-type="float">
            <text:p>0.1696145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69158585026784" calcext:value-type="float">
            <text:p>1.6915858503</text:p>
          </table:table-cell>
          <table:table-cell office:value-type="float" office:value="0.0372099876403809" calcext:value-type="float">
            <text:p>0.0372099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70217534609283" calcext:value-type="float">
            <text:p>1.7021753461</text:p>
          </table:table-cell>
          <table:table-cell office:value-type="float" office:value="0.0000512599945068359" calcext:value-type="float">
            <text:p>0.00005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69158585026784" calcext:value-type="float">
            <text:p>1.6915858503</text:p>
          </table:table-cell>
          <table:table-cell office:value-type="float" office:value="0.154036045074463" calcext:value-type="float">
            <text:p>0.1540360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87548572199719" calcext:value-type="float">
            <text:p>3.875485722</text:p>
          </table:table-cell>
          <table:table-cell office:value-type="float" office:value="0.0963430404663086" calcext:value-type="float">
            <text:p>0.0963430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87548572199719" calcext:value-type="float">
            <text:p>3.875485722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87548572199719" calcext:value-type="float">
            <text:p>3.875485722</text:p>
          </table:table-cell>
          <table:table-cell office:value-type="float" office:value="0.153036117553711" calcext:value-type="float">
            <text:p>0.1530361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13288967493399" calcext:value-type="float">
            <text:p>1.1328896749</text:p>
          </table:table-cell>
          <table:table-cell office:value-type="float" office:value="0.0273480415344238" calcext:value-type="float">
            <text:p>0.0273480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778375583479952" calcext:value-type="float">
            <text:p>0.7783755835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1276639329804" calcext:value-type="float">
            <text:p>1.127663933</text:p>
          </table:table-cell>
          <table:table-cell office:value-type="float" office:value="0.183795928955078" calcext:value-type="float">
            <text:p>0.183795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51329317109226" calcext:value-type="float">
            <text:p>2.5132931711</text:p>
          </table:table-cell>
          <table:table-cell office:value-type="float" office:value="0.141097068786621" calcext:value-type="float">
            <text:p>0.1410970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9408660216507" calcext:value-type="float">
            <text:p>2.4940866022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11580393114734" calcext:value-type="float">
            <text:p>2.1158039311</text:p>
          </table:table-cell>
          <table:table-cell office:value-type="float" office:value="0.173107862472534" calcext:value-type="float">
            <text:p>0.1731078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7647677666344" calcext:value-type="float">
            <text:p>2.7647677666</text:p>
          </table:table-cell>
          <table:table-cell office:value-type="float" office:value="0.0650820732116699" calcext:value-type="float">
            <text:p>0.0650820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7647677666344" calcext:value-type="float">
            <text:p>2.7647677666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7647677666344" calcext:value-type="float">
            <text:p>2.7647677666</text:p>
          </table:table-cell>
          <table:table-cell office:value-type="float" office:value="0.153684377670288" calcext:value-type="float">
            <text:p>0.1536843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21921154129698" calcext:value-type="float">
            <text:p>1.2192115413</text:p>
          </table:table-cell>
          <table:table-cell office:value-type="float" office:value="0.0776078701019287" calcext:value-type="float">
            <text:p>0.077607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16400201379309" calcext:value-type="float">
            <text:p>1.1640020138</text:p>
          </table:table-cell>
          <table:table-cell office:value-type="float" office:value="0.0000536441802978516" calcext:value-type="float">
            <text:p>5.364418029785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21921154129698" calcext:value-type="float">
            <text:p>1.2192115413</text:p>
          </table:table-cell>
          <table:table-cell office:value-type="float" office:value="0.168623685836792" calcext:value-type="float">
            <text:p>0.168623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2.46614505372028" calcext:value-type="float">
            <text:p>2.4661450537</text:p>
          </table:table-cell>
          <table:table-cell office:value-type="float" office:value="0.0664889812469482" calcext:value-type="float">
            <text:p>0.0664889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2.4321092986384" calcext:value-type="float">
            <text:p>2.4321092986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2.39961645501635" calcext:value-type="float">
            <text:p>2.399616455</text:p>
          </table:table-cell>
          <table:table-cell office:value-type="float" office:value="0.145078420639038" calcext:value-type="float">
            <text:p>0.1450784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6.0743592405354" calcext:value-type="float">
            <text:p>6.0743592405</text:p>
          </table:table-cell>
          <table:table-cell office:value-type="float" office:value="0.261381149291992" calcext:value-type="float">
            <text:p>0.2613811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6.0743592405354" calcext:value-type="float">
            <text:p>6.0743592405</text:p>
          </table:table-cell>
          <table:table-cell office:value-type="float" office:value="0.0000784397125244141" calcext:value-type="float">
            <text:p>7.84397125244141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5.48906048378893" calcext:value-type="float">
            <text:p>5.4890604838</text:p>
          </table:table-cell>
          <table:table-cell office:value-type="float" office:value="0.933979511260986" calcext:value-type="float">
            <text:p>0.9339795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93733828040981" calcext:value-type="float">
            <text:p>3.9373382804</text:p>
          </table:table-cell>
          <table:table-cell office:value-type="float" office:value="0.183711051940918" calcext:value-type="float">
            <text:p>0.1837110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1559632272774" calcext:value-type="float">
            <text:p>3.6155963227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7928276392232" calcext:value-type="float">
            <text:p>3.7928276392</text:p>
          </table:table-cell>
          <table:table-cell office:value-type="float" office:value="1.09697651863098" calcext:value-type="float">
            <text:p>1.0969765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3.75849825488036" calcext:value-type="float">
            <text:p>3.7584982549</text:p>
          </table:table-cell>
          <table:table-cell office:value-type="float" office:value="0.33586597442627" calcext:value-type="float">
            <text:p>0.3358659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3.59092408246711" calcext:value-type="float">
            <text:p>3.5909240825</text:p>
          </table:table-cell>
          <table:table-cell office:value-type="float" office:value="0.0000889301300048828" calcext:value-type="float">
            <text:p>8.89301300048828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3.75849825488037" calcext:value-type="float">
            <text:p>3.7584982549</text:p>
          </table:table-cell>
          <table:table-cell office:value-type="float" office:value="0.988728046417236" calcext:value-type="float">
            <text:p>0.9887280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6.37327772415167" calcext:value-type="float">
            <text:p>6.3732777242</text:p>
          </table:table-cell>
          <table:table-cell office:value-type="float" office:value="0.884935855865479" calcext:value-type="float">
            <text:p>0.8849358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6.28048542271815" calcext:value-type="float">
            <text:p>6.2804854227</text:p>
          </table:table-cell>
          <table:table-cell office:value-type="float" office:value="0.000167608261108398" calcext:value-type="float">
            <text:p>0.0001676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6.28048542271815" calcext:value-type="float">
            <text:p>6.2804854227</text:p>
          </table:table-cell>
          <table:table-cell office:value-type="float" office:value="0.96744704246521" calcext:value-type="float">
            <text:p>0.9674470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4.06765540462852" calcext:value-type="float">
            <text:p>4.0676554046</text:p>
          </table:table-cell>
          <table:table-cell office:value-type="float" office:value="0.133330821990967" calcext:value-type="float">
            <text:p>0.133330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67191597160809" calcext:value-type="float">
            <text:p>1.6719159716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97463564516058" calcext:value-type="float">
            <text:p>3.9746356452</text:p>
          </table:table-cell>
          <table:table-cell office:value-type="float" office:value="1.16685724258423" calcext:value-type="float">
            <text:p>1.1668572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4.43607833793562" calcext:value-type="float">
            <text:p>4.4360783379</text:p>
          </table:table-cell>
          <table:table-cell office:value-type="float" office:value="1.46704602241516" calcext:value-type="float">
            <text:p>1.4670460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3.52314219404306" calcext:value-type="float">
            <text:p>3.523142194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3.74671932283788" calcext:value-type="float">
            <text:p>3.7467193228</text:p>
          </table:table-cell>
          <table:table-cell office:value-type="float" office:value="0.982597589492798" calcext:value-type="float">
            <text:p>0.9825975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69953349632893" calcext:value-type="float">
            <text:p>5.6995334963</text:p>
          </table:table-cell>
          <table:table-cell office:value-type="float" office:value="0.244307041168213" calcext:value-type="float">
            <text:p>0.2443070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69953349632893" calcext:value-type="float">
            <text:p>5.6995334963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42959726701103" calcext:value-type="float">
            <text:p>5.429597267</text:p>
          </table:table-cell>
          <table:table-cell office:value-type="float" office:value="0.963741064071655" calcext:value-type="float">
            <text:p>0.9637410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4.04451463254364" calcext:value-type="float">
            <text:p>4.0445146325</text:p>
          </table:table-cell>
          <table:table-cell office:value-type="float" office:value="0.266119003295898" calcext:value-type="float">
            <text:p>0.2661190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35511324127083" calcext:value-type="float">
            <text:p>2.3551132413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84211240489153" calcext:value-type="float">
            <text:p>2.8421124049</text:p>
          </table:table-cell>
          <table:table-cell office:value-type="float" office:value="1.0898494720459" calcext:value-type="float">
            <text:p>1.089849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57852860510413" calcext:value-type="float">
            <text:p>4.5785286051</text:p>
          </table:table-cell>
          <table:table-cell office:value-type="float" office:value="0.328109979629517" calcext:value-type="float">
            <text:p>0.3281099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52528628109506" calcext:value-type="float">
            <text:p>4.5252862811</text:p>
          </table:table-cell>
          <table:table-cell office:value-type="float" office:value="0.000147819519042969" calcext:value-type="float">
            <text:p>0.0001478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6652885962888" calcext:value-type="float">
            <text:p>4.4665288596</text:p>
          </table:table-cell>
          <table:table-cell office:value-type="float" office:value="0.888743400573731" calcext:value-type="float">
            <text:p>0.8887434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494262306721" calcext:value-type="float">
            <text:p>10.4942623067</text:p>
          </table:table-cell>
          <table:table-cell office:value-type="float" office:value="3600.01195883751" calcext:value-type="float">
            <text:p>3600.0119588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9.91297173813567" calcext:value-type="float">
            <text:p>9.9129717381</text:p>
          </table:table-cell>
          <table:table-cell office:value-type="float" office:value="0.000267267227172852" calcext:value-type="float">
            <text:p>0.00026726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3830142364089" calcext:value-type="float">
            <text:p>10.3830142364</text:p>
          </table:table-cell>
          <table:table-cell office:value-type="float" office:value="10.5944163799286" calcext:value-type="float">
            <text:p>10.59441637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9.07469258261155" calcext:value-type="float">
            <text:p>9.0746925826</text:p>
          </table:table-cell>
          <table:table-cell office:value-type="float" office:value="3600.00920200348" calcext:value-type="float">
            <text:p>3600.0092020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8.82348817101652" calcext:value-type="float">
            <text:p>8.823488171</text:p>
          </table:table-cell>
          <table:table-cell office:value-type="float" office:value="0.000281810760498047" calcext:value-type="float">
            <text:p>0.0002818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8.63675996871251" calcext:value-type="float">
            <text:p>8.6367599687</text:p>
          </table:table-cell>
          <table:table-cell office:value-type="float" office:value="9.89464712142944" calcext:value-type="float">
            <text:p>9.89464712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7.15349260492539" calcext:value-type="float">
            <text:p>7.1534926049</text:p>
          </table:table-cell>
          <table:table-cell office:value-type="float" office:value="2897.55494403839" calcext:value-type="float">
            <text:p>2897.55494403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6.71315665680176" calcext:value-type="float">
            <text:p>6.7131566568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7.14516282451019" calcext:value-type="float">
            <text:p>7.1451628245</text:p>
          </table:table-cell>
          <table:table-cell office:value-type="float" office:value="10.2028779983521" calcext:value-type="float">
            <text:p>10.2028779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5602497087223" calcext:value-type="float">
            <text:p>10.5602497087</text:p>
          </table:table-cell>
          <table:table-cell office:value-type="float" office:value="3620.88710188866" calcext:value-type="float">
            <text:p>3620.8871018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0901979315217" calcext:value-type="float">
            <text:p>10.0901979315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2560840204496" calcext:value-type="float">
            <text:p>10.2560840204</text:p>
          </table:table-cell>
          <table:table-cell office:value-type="float" office:value="9.89385557174683" calcext:value-type="float">
            <text:p>9.89385557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8.99698755224404" calcext:value-type="float">
            <text:p>8.9969875522</text:p>
          </table:table-cell>
          <table:table-cell office:value-type="float" office:value="3600.05390095711" calcext:value-type="float">
            <text:p>3600.05390095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05915093460251" calcext:value-type="float">
            <text:p>3.0591509346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8.63761798978668" calcext:value-type="float">
            <text:p>8.6376179898</text:p>
          </table:table-cell>
          <table:table-cell office:value-type="float" office:value="10.5234470367432" calcext:value-type="float">
            <text:p>10.52344703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7.51999316498103" calcext:value-type="float">
            <text:p>7.519993165</text:p>
          </table:table-cell>
          <table:table-cell office:value-type="float" office:value="501.349127054214" calcext:value-type="float">
            <text:p>501.34912705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7.44631049140782" calcext:value-type="float">
            <text:p>7.4463104914</text:p>
          </table:table-cell>
          <table:table-cell office:value-type="float" office:value="0.000157594680786133" calcext:value-type="float">
            <text:p>0.00015759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7.0868976330614" calcext:value-type="float">
            <text:p>7.0868976331</text:p>
          </table:table-cell>
          <table:table-cell office:value-type="float" office:value="10.1176640987396" calcext:value-type="float">
            <text:p>10.1176640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4378971668568" calcext:value-type="float">
            <text:p>10.4378971669</text:p>
          </table:table-cell>
          <table:table-cell office:value-type="float" office:value="3600.04679608345" calcext:value-type="float">
            <text:p>3600.0467960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3165569631055" calcext:value-type="float">
            <text:p>10.3165569631</text:p>
          </table:table-cell>
          <table:table-cell office:value-type="float" office:value="0.000124216079711914" calcext:value-type="float">
            <text:p>0.00012421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29741485703" calcext:value-type="float">
            <text:p>10.297414857</text:p>
          </table:table-cell>
          <table:table-cell office:value-type="float" office:value="10.2478320598602" calcext:value-type="float">
            <text:p>10.2478320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8.97384295611577" calcext:value-type="float">
            <text:p>8.9738429561</text:p>
          </table:table-cell>
          <table:table-cell office:value-type="float" office:value="3600.04643702507" calcext:value-type="float">
            <text:p>3600.0464370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33703896010177" calcext:value-type="float">
            <text:p>6.3370389601</text:p>
          </table:table-cell>
          <table:table-cell office:value-type="float" office:value="0.000147342681884766" calcext:value-type="float">
            <text:p>0.0001473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8.53507164322578" calcext:value-type="float">
            <text:p>8.5350716432</text:p>
          </table:table-cell>
          <table:table-cell office:value-type="float" office:value="10.0625913143158" calcext:value-type="float">
            <text:p>10.0625913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7.61973961652805" calcext:value-type="float">
            <text:p>7.6197396165</text:p>
          </table:table-cell>
          <table:table-cell office:value-type="float" office:value="759.30445098877" calcext:value-type="float">
            <text:p>759.30445098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7.41059776572529" calcext:value-type="float">
            <text:p>7.4105977657</text:p>
          </table:table-cell>
          <table:table-cell office:value-type="float" office:value="0.000360250473022461" calcext:value-type="float">
            <text:p>0.00036025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7.32117935955251" calcext:value-type="float">
            <text:p>7.3211793596</text:p>
          </table:table-cell>
          <table:table-cell office:value-type="float" office:value="10.5229923725128" calcext:value-type="float">
            <text:p>10.52299237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31120070175827" calcext:value-type="float">
            <text:p>1.3112007018</text:p>
          </table:table-cell>
          <table:table-cell office:value-type="float" office:value="0.00691390037536621" calcext:value-type="float">
            <text:p>0.0069139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31120070175827" calcext:value-type="float">
            <text:p>1.3112007018</text:p>
          </table:table-cell>
          <table:table-cell office:value-type="float" office:value="0.0000357627868652344" calcext:value-type="float">
            <text:p>3.57627868652344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.31120070175827" calcext:value-type="float">
            <text:p>1.3112007018</text:p>
          </table:table-cell>
          <table:table-cell office:value-type="float" office:value="0.0288183689117432" calcext:value-type="float">
            <text:p>0.0288183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592434229021706" calcext:value-type="float">
            <text:p>0.592434229</text:p>
          </table:table-cell>
          <table:table-cell office:value-type="float" office:value="0.00609588623046875" calcext:value-type="float">
            <text:p>0.0060958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592434229021706" calcext:value-type="float">
            <text:p>0.592434229</text:p>
          </table:table-cell>
          <table:table-cell office:value-type="float" office:value="0.0000181198120117187" calcext:value-type="float">
            <text:p>1.8119812011718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0.592434229021706" calcext:value-type="float">
            <text:p>0.592434229</text:p>
          </table:table-cell>
          <table:table-cell office:value-type="float" office:value="0.0345458984375" calcext:value-type="float">
            <text:p>0.0345458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498752030454971" calcext:value-type="float">
            <text:p>0.4987520305</text:p>
          </table:table-cell>
          <table:table-cell office:value-type="float" office:value="0.00701403617858887" calcext:value-type="float">
            <text:p>0.0070140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498752030454926" calcext:value-type="float">
            <text:p>0.4987520305</text:p>
          </table:table-cell>
          <table:table-cell office:value-type="float" office:value="0.0000362396240234375" calcext:value-type="float">
            <text:p>3.62396240234375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0.498752030454926" calcext:value-type="float">
            <text:p>0.4987520305</text:p>
          </table:table-cell>
          <table:table-cell office:value-type="float" office:value="0.0232858657836914" calcext:value-type="float">
            <text:p>0.0232858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98740390957995" calcext:value-type="float">
            <text:p>1.9874039096</text:p>
          </table:table-cell>
          <table:table-cell office:value-type="float" office:value="0.00494289398193359" calcext:value-type="float">
            <text:p>0.004942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98740390957995" calcext:value-type="float">
            <text:p>1.9874039096</text:p>
          </table:table-cell>
          <table:table-cell office:value-type="float" office:value="0.0000476837158203125" calcext:value-type="float">
            <text:p>4.76837158203125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.98740390957995" calcext:value-type="float">
            <text:p>1.9874039096</text:p>
          </table:table-cell>
          <table:table-cell office:value-type="float" office:value="0.0217657089233398" calcext:value-type="float">
            <text:p>0.02176570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345210528251112" calcext:value-type="float">
            <text:p>0.3452105283</text:p>
          </table:table-cell>
          <table:table-cell office:value-type="float" office:value="0.0186688899993897" calcext:value-type="float">
            <text:p>0.01866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345210528251112" calcext:value-type="float">
            <text:p>0.3452105283</text:p>
          </table:table-cell>
          <table:table-cell office:value-type="float" office:value="0.0000238418579101562" calcext:value-type="float">
            <text:p>2.38418579101562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345210528251112" calcext:value-type="float">
            <text:p>0.3452105283</text:p>
          </table:table-cell>
          <table:table-cell office:value-type="float" office:value="0.0233364105224609" calcext:value-type="float">
            <text:p>0.0233364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3190586506098" calcext:value-type="float">
            <text:p>1.2319058651</text:p>
          </table:table-cell>
          <table:table-cell office:value-type="float" office:value="0.00678205490112305" calcext:value-type="float">
            <text:p>0.0067820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3190586506098" calcext:value-type="float">
            <text:p>1.2319058651</text:p>
          </table:table-cell>
          <table:table-cell office:value-type="float" office:value="0.0000197887420654297" calcext:value-type="float">
            <text:p>1.9788742065429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.23190586506098" calcext:value-type="float">
            <text:p>1.2319058651</text:p>
          </table:table-cell>
          <table:table-cell office:value-type="float" office:value="0.0219249725341797" calcext:value-type="float">
            <text:p>0.0219249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18116037809844" calcext:value-type="float">
            <text:p>1.1811603781</text:p>
          </table:table-cell>
          <table:table-cell office:value-type="float" office:value="0.0145440101623535" calcext:value-type="float">
            <text:p>0.0145440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18116037809844" calcext:value-type="float">
            <text:p>1.1811603781</text:p>
          </table:table-cell>
          <table:table-cell office:value-type="float" office:value="0.0000290870666503906" calcext:value-type="float">
            <text:p>2.90870666503906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.18116037809844" calcext:value-type="float">
            <text:p>1.1811603781</text:p>
          </table:table-cell>
          <table:table-cell office:value-type="float" office:value="0.0233516693115234" calcext:value-type="float">
            <text:p>0.0233516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0.584670019577066" calcext:value-type="float">
            <text:p>0.5846700196</text:p>
          </table:table-cell>
          <table:table-cell office:value-type="float" office:value="0.0175840854644775" calcext:value-type="float">
            <text:p>0.0175840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0.584670019577066" calcext:value-type="float">
            <text:p>0.5846700196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0.584670019577066" calcext:value-type="float">
            <text:p>0.5846700196</text:p>
          </table:table-cell>
          <table:table-cell office:value-type="float" office:value="0.0221195220947266" calcext:value-type="float">
            <text:p>0.0221195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19619313937845" calcext:value-type="float">
            <text:p>1.1961931394</text:p>
          </table:table-cell>
          <table:table-cell office:value-type="float" office:value="0.0175549983978272" calcext:value-type="float">
            <text:p>0.0175549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19619313937845" calcext:value-type="float">
            <text:p>1.1961931394</text:p>
          </table:table-cell>
          <table:table-cell office:value-type="float" office:value="0.0000219345092773437" calcext:value-type="float">
            <text:p>2.19345092773437E-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.19619313937845" calcext:value-type="float">
            <text:p>1.1961931394</text:p>
          </table:table-cell>
          <table:table-cell office:value-type="float" office:value="0.0258347988128662" calcext:value-type="float">
            <text:p>0.0258347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19887351853821" calcext:value-type="float">
            <text:p>3.1988735185</text:p>
          </table:table-cell>
          <table:table-cell office:value-type="float" office:value="0.0287508964538574" calcext:value-type="float">
            <text:p>0.02875089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19887351853821" calcext:value-type="float">
            <text:p>3.1988735185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3.19887351853821" calcext:value-type="float">
            <text:p>3.1988735185</text:p>
          </table:table-cell>
          <table:table-cell office:value-type="float" office:value="0.154895544052124" calcext:value-type="float">
            <text:p>0.1548955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41672280418953" calcext:value-type="float">
            <text:p>1.4167228042</text:p>
          </table:table-cell>
          <table:table-cell office:value-type="float" office:value="0.0475659370422363" calcext:value-type="float">
            <text:p>0.0475659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41672280418953" calcext:value-type="float">
            <text:p>1.4167228042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1.41672280418953" calcext:value-type="float">
            <text:p>1.4167228042</text:p>
          </table:table-cell>
          <table:table-cell office:value-type="float" office:value="0.169614553451538" calcext:value-type="float">
            <text:p>0.1696145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69158585026784" calcext:value-type="float">
            <text:p>1.6915858503</text:p>
          </table:table-cell>
          <table:table-cell office:value-type="float" office:value="0.0372099876403809" calcext:value-type="float">
            <text:p>0.03720998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70217534609283" calcext:value-type="float">
            <text:p>1.7021753461</text:p>
          </table:table-cell>
          <table:table-cell office:value-type="float" office:value="0.0000512599945068359" calcext:value-type="float">
            <text:p>0.00005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.69158585026784" calcext:value-type="float">
            <text:p>1.6915858503</text:p>
          </table:table-cell>
          <table:table-cell office:value-type="float" office:value="0.154036045074463" calcext:value-type="float">
            <text:p>0.1540360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87548572199719" calcext:value-type="float">
            <text:p>3.875485722</text:p>
          </table:table-cell>
          <table:table-cell office:value-type="float" office:value="0.0963430404663086" calcext:value-type="float">
            <text:p>0.09634304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87548572199719" calcext:value-type="float">
            <text:p>3.875485722</text:p>
          </table:table-cell>
          <table:table-cell office:value-type="float" office:value="0.0000414848327636719" calcext:value-type="float">
            <text:p>4.14848327636719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3.87548572199719" calcext:value-type="float">
            <text:p>3.875485722</text:p>
          </table:table-cell>
          <table:table-cell office:value-type="float" office:value="0.153036117553711" calcext:value-type="float">
            <text:p>0.15303611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13288967493399" calcext:value-type="float">
            <text:p>1.1328896749</text:p>
          </table:table-cell>
          <table:table-cell office:value-type="float" office:value="0.0273480415344238" calcext:value-type="float">
            <text:p>0.02734804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0.778375583479952" calcext:value-type="float">
            <text:p>0.7783755835</text:p>
          </table:table-cell>
          <table:table-cell office:value-type="float" office:value="0.0000379085540771484" calcext:value-type="float">
            <text:p>3.79085540771484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1276639329804" calcext:value-type="float">
            <text:p>1.127663933</text:p>
          </table:table-cell>
          <table:table-cell office:value-type="float" office:value="0.183795928955078" calcext:value-type="float">
            <text:p>0.1837959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51329317109226" calcext:value-type="float">
            <text:p>2.5132931711</text:p>
          </table:table-cell>
          <table:table-cell office:value-type="float" office:value="0.141097068786621" calcext:value-type="float">
            <text:p>0.14109706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49408660216507" calcext:value-type="float">
            <text:p>2.4940866022</text:p>
          </table:table-cell>
          <table:table-cell office:value-type="float" office:value="0.0000467300415039063" calcext:value-type="float">
            <text:p>0.000046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2.11580393114734" calcext:value-type="float">
            <text:p>2.1158039311</text:p>
          </table:table-cell>
          <table:table-cell office:value-type="float" office:value="0.173107862472534" calcext:value-type="float">
            <text:p>0.1731078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7647677666344" calcext:value-type="float">
            <text:p>2.7647677666</text:p>
          </table:table-cell>
          <table:table-cell office:value-type="float" office:value="0.0650820732116699" calcext:value-type="float">
            <text:p>0.06508207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7647677666344" calcext:value-type="float">
            <text:p>2.7647677666</text:p>
          </table:table-cell>
          <table:table-cell office:value-type="float" office:value="0.00006103515625" calcext:value-type="float">
            <text:p>6.10351562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2.7647677666344" calcext:value-type="float">
            <text:p>2.7647677666</text:p>
          </table:table-cell>
          <table:table-cell office:value-type="float" office:value="0.153684377670288" calcext:value-type="float">
            <text:p>0.1536843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21921154129698" calcext:value-type="float">
            <text:p>1.2192115413</text:p>
          </table:table-cell>
          <table:table-cell office:value-type="float" office:value="0.0776078701019287" calcext:value-type="float">
            <text:p>0.077607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16400201379309" calcext:value-type="float">
            <text:p>1.1640020138</text:p>
          </table:table-cell>
          <table:table-cell office:value-type="float" office:value="0.0000536441802978516" calcext:value-type="float">
            <text:p>5.3644180297851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.21921154129698" calcext:value-type="float">
            <text:p>1.2192115413</text:p>
          </table:table-cell>
          <table:table-cell office:value-type="float" office:value="0.168623685836792" calcext:value-type="float">
            <text:p>0.168623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2.46614505372028" calcext:value-type="float">
            <text:p>2.4661450537</text:p>
          </table:table-cell>
          <table:table-cell office:value-type="float" office:value="0.0664889812469482" calcext:value-type="float">
            <text:p>0.0664889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2.4321092986384" calcext:value-type="float">
            <text:p>2.4321092986</text:p>
          </table:table-cell>
          <table:table-cell office:value-type="float" office:value="0.0000791549682617187" calcext:value-type="float">
            <text:p>0.000079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2.39961645501635" calcext:value-type="float">
            <text:p>2.399616455</text:p>
          </table:table-cell>
          <table:table-cell office:value-type="float" office:value="0.145078420639038" calcext:value-type="float">
            <text:p>0.1450784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6.0743592405354" calcext:value-type="float">
            <text:p>6.0743592405</text:p>
          </table:table-cell>
          <table:table-cell office:value-type="float" office:value="0.261381149291992" calcext:value-type="float">
            <text:p>0.26138114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6.0743592405354" calcext:value-type="float">
            <text:p>6.0743592405</text:p>
          </table:table-cell>
          <table:table-cell office:value-type="float" office:value="0.0000784397125244141" calcext:value-type="float">
            <text:p>7.84397125244141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5.48906048378893" calcext:value-type="float">
            <text:p>5.4890604838</text:p>
          </table:table-cell>
          <table:table-cell office:value-type="float" office:value="0.933979511260986" calcext:value-type="float">
            <text:p>0.93397951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93733828040981" calcext:value-type="float">
            <text:p>3.9373382804</text:p>
          </table:table-cell>
          <table:table-cell office:value-type="float" office:value="0.183711051940918" calcext:value-type="float">
            <text:p>0.18371105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61559632272774" calcext:value-type="float">
            <text:p>3.6155963227</text:p>
          </table:table-cell>
          <table:table-cell office:value-type="float" office:value="0.0000696182250976562" calcext:value-type="float">
            <text:p>6.96182250976562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3.7928276392232" calcext:value-type="float">
            <text:p>3.7928276392</text:p>
          </table:table-cell>
          <table:table-cell office:value-type="float" office:value="1.09697651863098" calcext:value-type="float">
            <text:p>1.0969765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3.75849825488036" calcext:value-type="float">
            <text:p>3.7584982549</text:p>
          </table:table-cell>
          <table:table-cell office:value-type="float" office:value="0.33586597442627" calcext:value-type="float">
            <text:p>0.3358659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3.59092408246711" calcext:value-type="float">
            <text:p>3.5909240825</text:p>
          </table:table-cell>
          <table:table-cell office:value-type="float" office:value="0.0000889301300048828" calcext:value-type="float">
            <text:p>8.89301300048828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3.75849825488037" calcext:value-type="float">
            <text:p>3.7584982549</text:p>
          </table:table-cell>
          <table:table-cell office:value-type="float" office:value="0.988728046417236" calcext:value-type="float">
            <text:p>0.9887280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6.37327772415167" calcext:value-type="float">
            <text:p>6.3732777242</text:p>
          </table:table-cell>
          <table:table-cell office:value-type="float" office:value="0.884935855865479" calcext:value-type="float">
            <text:p>0.8849358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6.28048542271815" calcext:value-type="float">
            <text:p>6.2804854227</text:p>
          </table:table-cell>
          <table:table-cell office:value-type="float" office:value="0.000167608261108398" calcext:value-type="float">
            <text:p>0.0001676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6.28048542271815" calcext:value-type="float">
            <text:p>6.2804854227</text:p>
          </table:table-cell>
          <table:table-cell office:value-type="float" office:value="0.96744704246521" calcext:value-type="float">
            <text:p>0.9674470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4.06765540462852" calcext:value-type="float">
            <text:p>4.0676554046</text:p>
          </table:table-cell>
          <table:table-cell office:value-type="float" office:value="0.133330821990967" calcext:value-type="float">
            <text:p>0.1333308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.67191597160809" calcext:value-type="float">
            <text:p>1.6719159716</text:p>
          </table:table-cell>
          <table:table-cell office:value-type="float" office:value="0.0000770092010498047" calcext:value-type="float">
            <text:p>7.70092010498047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97463564516058" calcext:value-type="float">
            <text:p>3.9746356452</text:p>
          </table:table-cell>
          <table:table-cell office:value-type="float" office:value="1.16685724258423" calcext:value-type="float">
            <text:p>1.1668572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4.43607833793562" calcext:value-type="float">
            <text:p>4.4360783379</text:p>
          </table:table-cell>
          <table:table-cell office:value-type="float" office:value="1.46704602241516" calcext:value-type="float">
            <text:p>1.46704602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3.52314219404306" calcext:value-type="float">
            <text:p>3.523142194</text:p>
          </table:table-cell>
          <table:table-cell office:value-type="float" office:value="0.000190496444702148" calcext:value-type="float">
            <text:p>0.00019049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3.74671932283788" calcext:value-type="float">
            <text:p>3.7467193228</text:p>
          </table:table-cell>
          <table:table-cell office:value-type="float" office:value="0.982597589492798" calcext:value-type="float">
            <text:p>0.98259758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69953349632893" calcext:value-type="float">
            <text:p>5.6995334963</text:p>
          </table:table-cell>
          <table:table-cell office:value-type="float" office:value="0.244307041168213" calcext:value-type="float">
            <text:p>0.2443070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69953349632893" calcext:value-type="float">
            <text:p>5.6995334963</text:p>
          </table:table-cell>
          <table:table-cell office:value-type="float" office:value="0.00006866455078125" calcext:value-type="float">
            <text:p>6.866455078125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5.42959726701103" calcext:value-type="float">
            <text:p>5.429597267</text:p>
          </table:table-cell>
          <table:table-cell office:value-type="float" office:value="0.963741064071655" calcext:value-type="float">
            <text:p>0.9637410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4.04451463254364" calcext:value-type="float">
            <text:p>4.0445146325</text:p>
          </table:table-cell>
          <table:table-cell office:value-type="float" office:value="0.266119003295898" calcext:value-type="float">
            <text:p>0.26611900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35511324127083" calcext:value-type="float">
            <text:p>2.3551132413</text:p>
          </table:table-cell>
          <table:table-cell office:value-type="float" office:value="0.0000777244567871094" calcext:value-type="float">
            <text:p>7.77244567871094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2.84211240489153" calcext:value-type="float">
            <text:p>2.8421124049</text:p>
          </table:table-cell>
          <table:table-cell office:value-type="float" office:value="1.0898494720459" calcext:value-type="float">
            <text:p>1.0898494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57852860510413" calcext:value-type="float">
            <text:p>4.5785286051</text:p>
          </table:table-cell>
          <table:table-cell office:value-type="float" office:value="0.328109979629517" calcext:value-type="float">
            <text:p>0.32810997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52528628109506" calcext:value-type="float">
            <text:p>4.5252862811</text:p>
          </table:table-cell>
          <table:table-cell office:value-type="float" office:value="0.000147819519042969" calcext:value-type="float">
            <text:p>0.00014781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4.46652885962888" calcext:value-type="float">
            <text:p>4.4665288596</text:p>
          </table:table-cell>
          <table:table-cell office:value-type="float" office:value="0.888743400573731" calcext:value-type="float">
            <text:p>0.88874340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494262306721" calcext:value-type="float">
            <text:p>10.4942623067</text:p>
          </table:table-cell>
          <table:table-cell office:value-type="float" office:value="3600.01195883751" calcext:value-type="float">
            <text:p>3600.0119588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9.91297173813567" calcext:value-type="float">
            <text:p>9.9129717381</text:p>
          </table:table-cell>
          <table:table-cell office:value-type="float" office:value="0.000267267227172852" calcext:value-type="float">
            <text:p>0.000267267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1]</text:p>
          </table:table-cell>
          <table:table-cell office:value-type="float" office:value="10.3830142364089" calcext:value-type="float">
            <text:p>10.3830142364</text:p>
          </table:table-cell>
          <table:table-cell office:value-type="float" office:value="10.5944163799286" calcext:value-type="float">
            <text:p>10.59441637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9.07469258261155" calcext:value-type="float">
            <text:p>9.0746925826</text:p>
          </table:table-cell>
          <table:table-cell office:value-type="float" office:value="3600.00920200348" calcext:value-type="float">
            <text:p>3600.00920200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8.82348817101652" calcext:value-type="float">
            <text:p>8.823488171</text:p>
          </table:table-cell>
          <table:table-cell office:value-type="float" office:value="0.000281810760498047" calcext:value-type="float">
            <text:p>0.0002818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5]</text:p>
          </table:table-cell>
          <table:table-cell office:value-type="float" office:value="8.63675996871251" calcext:value-type="float">
            <text:p>8.6367599687</text:p>
          </table:table-cell>
          <table:table-cell office:value-type="float" office:value="9.89464712142944" calcext:value-type="float">
            <text:p>9.89464712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7.15349260492539" calcext:value-type="float">
            <text:p>7.1534926049</text:p>
          </table:table-cell>
          <table:table-cell office:value-type="float" office:value="2897.55494403839" calcext:value-type="float">
            <text:p>2897.55494403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6.71315665680176" calcext:value-type="float">
            <text:p>6.7131566568</text:p>
          </table:table-cell>
          <table:table-cell office:value-type="float" office:value="0.000172853469848633" calcext:value-type="float">
            <text:p>0.00017285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7.14516282451019" calcext:value-type="float">
            <text:p>7.1451628245</text:p>
          </table:table-cell>
          <table:table-cell office:value-type="float" office:value="10.2028779983521" calcext:value-type="float">
            <text:p>10.20287799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5602497087223" calcext:value-type="float">
            <text:p>10.5602497087</text:p>
          </table:table-cell>
          <table:table-cell office:value-type="float" office:value="3620.88710188866" calcext:value-type="float">
            <text:p>3620.88710188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0901979315217" calcext:value-type="float">
            <text:p>10.0901979315</text:p>
          </table:table-cell>
          <table:table-cell office:value-type="float" office:value="0.000132560729980469" calcext:value-type="float">
            <text:p>0.00013256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1]</text:p>
          </table:table-cell>
          <table:table-cell office:value-type="float" office:value="10.2560840204496" calcext:value-type="float">
            <text:p>10.2560840204</text:p>
          </table:table-cell>
          <table:table-cell office:value-type="float" office:value="9.89385557174683" calcext:value-type="float">
            <text:p>9.89385557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8.99698755224404" calcext:value-type="float">
            <text:p>8.9969875522</text:p>
          </table:table-cell>
          <table:table-cell office:value-type="float" office:value="3600.05390095711" calcext:value-type="float">
            <text:p>3600.05390095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3.05915093460251" calcext:value-type="float">
            <text:p>3.0591509346</text:p>
          </table:table-cell>
          <table:table-cell office:value-type="float" office:value="0.000146865844726563" calcext:value-type="float">
            <text:p>0.00014686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8.63761798978668" calcext:value-type="float">
            <text:p>8.6376179898</text:p>
          </table:table-cell>
          <table:table-cell office:value-type="float" office:value="10.5234470367432" calcext:value-type="float">
            <text:p>10.52344703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7.51999316498103" calcext:value-type="float">
            <text:p>7.519993165</text:p>
          </table:table-cell>
          <table:table-cell office:value-type="float" office:value="501.349127054214" calcext:value-type="float">
            <text:p>501.34912705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7.44631049140782" calcext:value-type="float">
            <text:p>7.4463104914</text:p>
          </table:table-cell>
          <table:table-cell office:value-type="float" office:value="0.000157594680786133" calcext:value-type="float">
            <text:p>0.00015759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7.0868976330614" calcext:value-type="float">
            <text:p>7.0868976331</text:p>
          </table:table-cell>
          <table:table-cell office:value-type="float" office:value="10.1176640987396" calcext:value-type="float">
            <text:p>10.11766409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4378971668568" calcext:value-type="float">
            <text:p>10.4378971669</text:p>
          </table:table-cell>
          <table:table-cell office:value-type="float" office:value="3600.04679608345" calcext:value-type="float">
            <text:p>3600.04679608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3165569631055" calcext:value-type="float">
            <text:p>10.3165569631</text:p>
          </table:table-cell>
          <table:table-cell office:value-type="float" office:value="0.000124216079711914" calcext:value-type="float">
            <text:p>0.00012421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1]</text:p>
          </table:table-cell>
          <table:table-cell office:value-type="float" office:value="10.29741485703" calcext:value-type="float">
            <text:p>10.297414857</text:p>
          </table:table-cell>
          <table:table-cell office:value-type="float" office:value="10.2478320598602" calcext:value-type="float">
            <text:p>10.24783205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8.97384295611577" calcext:value-type="float">
            <text:p>8.9738429561</text:p>
          </table:table-cell>
          <table:table-cell office:value-type="float" office:value="3600.04643702507" calcext:value-type="float">
            <text:p>3600.046437025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6.33703896010177" calcext:value-type="float">
            <text:p>6.3370389601</text:p>
          </table:table-cell>
          <table:table-cell office:value-type="float" office:value="0.000147342681884766" calcext:value-type="float">
            <text:p>0.0001473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8.53507164322578" calcext:value-type="float">
            <text:p>8.5350716432</text:p>
          </table:table-cell>
          <table:table-cell office:value-type="float" office:value="10.0625913143158" calcext:value-type="float">
            <text:p>10.06259131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7.61973961652805" calcext:value-type="float">
            <text:p>7.6197396165</text:p>
          </table:table-cell>
          <table:table-cell office:value-type="float" office:value="759.30445098877" calcext:value-type="float">
            <text:p>759.30445098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7.41059776572529" calcext:value-type="float">
            <text:p>7.4105977657</text:p>
          </table:table-cell>
          <table:table-cell office:value-type="float" office:value="0.000360250473022461" calcext:value-type="float">
            <text:p>0.00036025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3.25000, yLat: 28.75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7.32117935955251" calcext:value-type="float">
            <text:p>7.3211793596</text:p>
          </table:table-cell>
          <table:table-cell office:value-type="float" office:value="10.5229923725128" calcext:value-type="float">
            <text:p>10.5229923725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Map_Center</text:p>
          </table:table-cell>
          <table:table-cell office:value-type="string" calcext:value-type="string">
            <text:p>Map_Resolu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Run_Time_(sec)</text:p>
          </table:table-cell>
          <table:table-cell office:value-type="string" calcext:value-type="string">
            <text:p>Budget_hours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6029966971647" calcext:value-type="float">
            <text:p>10.6029966972</text:p>
          </table:table-cell>
          <table:table-cell office:value-type="float" office:value="3600.04619693756" calcext:value-type="float">
            <text:p>3600.04619693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0.4296793401328" calcext:value-type="float">
            <text:p>10.4296793401</text:p>
          </table:table-cell>
          <table:table-cell office:value-type="float" office:value="3600.01893997192" calcext:value-type="float">
            <text:p>3600.01893997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6972613508095" calcext:value-type="float">
            <text:p>10.6972613508</text:p>
          </table:table-cell>
          <table:table-cell office:value-type="float" office:value="3600.03009986877" calcext:value-type="float">
            <text:p>3600.03009986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5]</text:p>
          </table:table-cell>
          <table:table-cell office:value-type="float" office:value="10.405011852083" calcext:value-type="float">
            <text:p>10.4050118521</text:p>
          </table:table-cell>
          <table:table-cell office:value-type="float" office:value="10.0061874389648" calcext:value-type="float">
            <text:p>10.0061874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9, 9]</text:p>
          </table:table-cell>
          <table:table-cell office:value-type="float" office:value="10.6616490918139" calcext:value-type="float">
            <text:p>10.6616490918</text:p>
          </table:table-cell>
          <table:table-cell office:value-type="float" office:value="9.86659622192383" calcext:value-type="float">
            <text:p>9.86659622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5876347375345" calcext:value-type="float">
            <text:p>10.5876347375</text:p>
          </table:table-cell>
          <table:table-cell office:value-type="float" office:value="10.070130109787" calcext:value-type="float">
            <text:p>10.07013010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6855684898436" calcext:value-type="float">
            <text:p>11.6855684898</text:p>
          </table:table-cell>
          <table:table-cell office:value-type="float" office:value="3600.00737810135" calcext:value-type="float">
            <text:p>3600.00737810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1.4162878044163" calcext:value-type="float">
            <text:p>11.4162878044</text:p>
          </table:table-cell>
          <table:table-cell office:value-type="float" office:value="3600.02215504646" calcext:value-type="float">
            <text:p>3600.02215504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9852475767021" calcext:value-type="float">
            <text:p>11.9852475767</text:p>
          </table:table-cell>
          <table:table-cell office:value-type="float" office:value="3600.05940198898" calcext:value-type="float">
            <text:p>3600.0594019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5]</text:p>
          </table:table-cell>
          <table:table-cell office:value-type="float" office:value="11.2643441368271" calcext:value-type="float">
            <text:p>11.2643441368</text:p>
          </table:table-cell>
          <table:table-cell office:value-type="float" office:value="17.2306509017944" calcext:value-type="float">
            <text:p>17.23065090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1.8902030813402" calcext:value-type="float">
            <text:p>11.8902030813</text:p>
          </table:table-cell>
          <table:table-cell office:value-type="float" office:value="17.6829700469971" calcext:value-type="float">
            <text:p>17.6829700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1, 9]</text:p>
          </table:table-cell>
          <table:table-cell office:value-type="float" office:value="11.660864716998" calcext:value-type="float">
            <text:p>11.660864717</text:p>
          </table:table-cell>
          <table:table-cell office:value-type="float" office:value="16.9912316799164" calcext:value-type="float">
            <text:p>16.9912316799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heet3" table:style-name="ta1">
        <table:shapes>
          <draw:frame draw:z-index="0" draw:style-name="gr1" draw:text-style-name="P1" svg:width="620.99pt" svg:height="484.98pt" svg:x="558.43pt" svg:y="94.56pt">
            <loext:p draw:notify-on-update-of-ranges="Sheet3.I6:Sheet3.I32 Sheet3.D6:Sheet3.D32 Sheet3.L2:Sheet3.L5 Sheet3.M2:Sheet3.M5 Sheet3.G6:Sheet3.G32 Sheet3.I6:Sheet3.I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number-columns-repeated="13" table:default-cell-style-name="Default"/>
        <table:table-row table:style-name="ro1">
          <table:table-cell office:value-type="string" calcext:value-type="string">
            <text:p>MCTS</text:p>
          </table:table-cell>
          <table:table-cell office:value-type="string" calcext:value-type="string">
            <text:p>xLon: -92.70000, yLat: 28.80000</text:p>
          </table:table-cell>
          <table:table-cell office:value-type="string" calcext:value-type="string">
            <text:p>(1, 1)</text:p>
          </table:table-cell>
          <table:table-cell office:value-type="string" calcext:value-type="string">
            <text:p>[5, 9]</text:p>
          </table:table-cell>
          <table:table-cell office:value-type="float" office:value="10.5876347375345" calcext:value-type="float">
            <text:p>10.5876347375</text:p>
          </table:table-cell>
          <table:table-cell office:value-type="float" office:value="10.070130109787" calcext:value-type="float">
            <text:p>10.070130109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cor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<text:s text:c="4"/>Nodes <text:s text:c="3"/>|</text:p>
          </table:table-cell>
          <table:table-cell office:value-type="string" calcext:value-type="string">
            <text:p><text:s text:c="4"/>Curren</text:p>
          </table:table-cell>
          <table:table-cell office:value-type="string" calcext:value-type="string">
            <text:p>t Node <text:s text:c="3"/>|</text:p>
          </table:table-cell>
          <table:table-cell office:value-type="string" calcext:value-type="string">
            <text:p><text:s text:c="5"/>Object</text:p>
          </table:table-cell>
          <table:table-cell office:value-type="string" calcext:value-type="string">
            <text:p>ive Bounds</text:p>
          </table:table-cell>
          <table:table-cell office:value-type="string" calcext:value-type="string">
            <text:p><text:s text:c="6"/>|</text:p>
          </table:table-cell>
          <table:table-cell/>
          <table:table-cell office:value-type="string" calcext:value-type="string">
            <text:p><text:s text:c="5"/>Wor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float" office:value="10.5876347375345" calcext:value-type="float">
            <text:p>10.5876347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Expl Unexpl |</text:p>
          </table:table-cell>
          <table:table-cell office:value-type="string" calcext:value-type="string">
            <text:p><text:s text:c="2"/>Obj <text:s/>Dep</text:p>
          </table:table-cell>
          <table:table-cell office:value-type="string" calcext:value-type="string">
            <text:p>th IntInf |</text:p>
          </table:table-cell>
          <table:table-cell office:value-type="string" calcext:value-type="string">
            <text:p><text:s/>Incumbent</text:p>
          </table:table-cell>
          <table:table-cell office:value-type="string" calcext:value-type="string">
            <text:p><text:s text:c="3"/>BestBd</text:p>
          </table:table-cell>
          <table:table-cell office:value-type="string" calcext:value-type="string">
            <text:p><text:s text:c="2"/>Gap |</text:p>
          </table:table-cell>
          <table:table-cell/>
          <table:table-cell office:value-type="string" calcext:value-type="string">
            <text:p><text:s/>It/Node</text:p>
          </table:table-cell>
          <table:table-cell office:value-type="string" calcext:value-type="string">
            <text:p><text:s/>Time</text:p>
          </table:table-cell>
          <table:table-cell table:number-columns-repeated="2"/>
          <table:table-cell office:value-type="float" office:value="10.5876347375345" calcext:value-type="float">
            <text:p>10.5876347375</text:p>
          </table:table-cell>
          <table:table-cell office:value-type="float" office:value="10.070130109787" calcext:value-type="float">
            <text:p>10.0701301098</text:p>
          </table:table-cell>
        </table:table-row>
        <table:table-row table:style-name="ro1">
          <table:table-cell table:number-columns-repeated="11"/>
          <table:table-cell office:value-type="float" office:value="10.5876347375345" calcext:value-type="float">
            <text:p>10.5876347375</text:p>
          </table:table-cell>
          <table:table-cell office:value-type="float" office:value="10.070130109787" calcext:value-type="float">
            <text:p>10.0701301098</text:p>
          </table:table-cell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19679" calcext:value-type="float">
            <text:p>12.19679</text:p>
          </table:table-cell>
          <table:table-cell office:value-type="string" calcext:value-type="string">
            <text:p><text:s text:c="3"/>0 <text:s text:c="2"/>75</text:p>
          </table:table-cell>
          <table:table-cell office:value-type="string" calcext:value-type="string">
            <text:p><text:s text:c="8"/>-</text:p>
          </table:table-cell>
          <table:table-cell office:value-type="float" office:value="12.19679" calcext:value-type="float">
            <text:p>12.19679</text:p>
          </table:table-cell>
          <table:table-cell office:value-type="string" calcext:value-type="string">
            <text:p><text:s text:c="5"/>-</text:p>
          </table:table-cell>
          <table:table-cell/>
          <table:table-cell office:value-type="string" calcext:value-type="string">
            <text:p><text:s text:c="4"/>-</text:p>
          </table:table-cell>
          <table:table-cell office:value-type="string" calcext:value-type="string">
            <text:p><text:s/>0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070130109787" calcext:value-type="float">
            <text:p>10.0701301098</text:p>
          </table:table-cell>
        </table:table-row>
        <table:table-row table:style-name="ro1">
          <table:table-cell office:value-type="string" calcext:value-type="string">
            <text:p>H <text:s text:c="3"/>0 <text:s text:c="4"/>0</text:p>
          </table:table-cell>
          <table:table-cell table:number-columns-repeated="2"/>
          <table:table-cell office:value-type="float" office:value="8.8093082" calcext:value-type="float">
            <text:p>8.8093082</text:p>
          </table:table-cell>
          <table:table-cell office:value-type="float" office:value="12.19679" calcext:value-type="float">
            <text:p>12.19679</text:p>
          </table:table-cell>
          <table:table-cell table:style-name="ce1" office:value-type="float" office:value="0.385" calcext:value-type="float">
            <text:p>0.385</text:p>
          </table:table-cell>
          <table:table-cell table:style-name="ce1" table:formula="of:=[.F6]*100" office:value-type="float" office:value="38.5" calcext:value-type="float">
            <text:p>38.5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.5876347375345" calcext:value-type="float">
            <text:p>14.5876347375</text:p>
          </table:table-cell>
          <table:table-cell/>
        </table:table-row>
        <table:table-row table:style-name="ro1">
          <table:table-cell office:value-type="string" calcext:value-type="string">
            <text:p>H <text:s text:c="3"/>0 <text:s text:c="4"/>0</text:p>
          </table:table-cell>
          <table:table-cell table:number-columns-repeated="2"/>
          <table:table-cell office:value-type="float" office:value="9.74653" calcext:value-type="float">
            <text:p>9.74653</text:p>
          </table:table-cell>
          <table:table-cell office:value-type="float" office:value="12.19679" calcext:value-type="float">
            <text:p>12.19679</text:p>
          </table:table-cell>
          <table:table-cell table:style-name="ce1" office:value-type="float" office:value="0.251" calcext:value-type="float">
            <text:p>0.251</text:p>
          </table:table-cell>
          <table:table-cell table:style-name="ce1" table:formula="of:=[.F7]*100" office:value-type="float" office:value="25.1" calcext:value-type="float">
            <text:p>25.1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.5876347375345" calcext:value-type="float">
            <text:p>15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16128" calcext:value-type="float">
            <text:p>12.16128</text:p>
          </table:table-cell>
          <table:table-cell office:value-type="string" calcext:value-type="string">
            <text:p><text:s text:c="3"/>0 <text:s text:c="2"/>77</text:p>
          </table:table-cell>
          <table:table-cell office:value-type="float" office:value="9.74653" calcext:value-type="float">
            <text:p>9.74653</text:p>
          </table:table-cell>
          <table:table-cell office:value-type="float" office:value="12.16128" calcext:value-type="float">
            <text:p>12.16128</text:p>
          </table:table-cell>
          <table:table-cell table:style-name="ce1" office:value-type="float" office:value="0.248" calcext:value-type="float">
            <text:p>0.248</text:p>
          </table:table-cell>
          <table:table-cell table:style-name="ce1" table:formula="of:=[.F8]*100" office:value-type="float" office:value="24.8" calcext:value-type="float">
            <text:p>24.8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.5876347375345" calcext:value-type="float">
            <text:p>16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07668" calcext:value-type="float">
            <text:p>12.07668</text:p>
          </table:table-cell>
          <table:table-cell office:value-type="string" calcext:value-type="string">
            <text:p><text:s text:c="3"/>0 <text:s text:c="2"/>99</text:p>
          </table:table-cell>
          <table:table-cell office:value-type="float" office:value="9.74653" calcext:value-type="float">
            <text:p>9.74653</text:p>
          </table:table-cell>
          <table:table-cell office:value-type="float" office:value="12.07668" calcext:value-type="float">
            <text:p>12.07668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table:formula="of:=[.F9]*100" office:value-type="float" office:value="23.9" calcext:value-type="float">
            <text:p>23.9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.5876347375345" calcext:value-type="float">
            <text:p>17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07668" calcext:value-type="float">
            <text:p>12.07668</text:p>
          </table:table-cell>
          <table:table-cell office:value-type="string" calcext:value-type="string">
            <text:p><text:s text:c="3"/>0 <text:s/>102</text:p>
          </table:table-cell>
          <table:table-cell office:value-type="float" office:value="9.74653" calcext:value-type="float">
            <text:p>9.74653</text:p>
          </table:table-cell>
          <table:table-cell office:value-type="float" office:value="12.07668" calcext:value-type="float">
            <text:p>12.07668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table:formula="of:=[.F10]*100" office:value-type="float" office:value="23.9" calcext:value-type="float">
            <text:p>23.9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.5876347375345" calcext:value-type="float">
            <text:p>18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07668" calcext:value-type="float">
            <text:p>12.07668</text:p>
          </table:table-cell>
          <table:table-cell office:value-type="string" calcext:value-type="string">
            <text:p><text:s text:c="3"/>0 <text:s/>102</text:p>
          </table:table-cell>
          <table:table-cell office:value-type="float" office:value="9.74653" calcext:value-type="float">
            <text:p>9.74653</text:p>
          </table:table-cell>
          <table:table-cell office:value-type="float" office:value="12.07668" calcext:value-type="float">
            <text:p>12.07668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table:formula="of:=[.F11]*100" office:value-type="float" office:value="23.9" calcext:value-type="float">
            <text:p>23.9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.5876347375345" calcext:value-type="float">
            <text:p>19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07668" calcext:value-type="float">
            <text:p>12.07668</text:p>
          </table:table-cell>
          <table:table-cell office:value-type="string" calcext:value-type="string">
            <text:p><text:s text:c="3"/>0 <text:s text:c="2"/>72</text:p>
          </table:table-cell>
          <table:table-cell office:value-type="float" office:value="9.74653" calcext:value-type="float">
            <text:p>9.74653</text:p>
          </table:table-cell>
          <table:table-cell office:value-type="float" office:value="12.07668" calcext:value-type="float">
            <text:p>12.07668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table:formula="of:=[.F12]*100" office:value-type="float" office:value="23.9" calcext:value-type="float">
            <text:p>23.9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.5876347375345" calcext:value-type="float">
            <text:p>20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2.07668" calcext:value-type="float">
            <text:p>12.07668</text:p>
          </table:table-cell>
          <table:table-cell office:value-type="string" calcext:value-type="string">
            <text:p><text:s text:c="3"/>0 <text:s text:c="2"/>70</text:p>
          </table:table-cell>
          <table:table-cell office:value-type="float" office:value="9.74653" calcext:value-type="float">
            <text:p>9.74653</text:p>
          </table:table-cell>
          <table:table-cell office:value-type="float" office:value="12.07668" calcext:value-type="float">
            <text:p>12.07668</text:p>
          </table:table-cell>
          <table:table-cell table:style-name="ce1" office:value-type="float" office:value="0.239" calcext:value-type="float">
            <text:p>0.239</text:p>
          </table:table-cell>
          <table:table-cell table:style-name="ce1" table:formula="of:=[.F13]*100" office:value-type="float" office:value="23.9" calcext:value-type="float">
            <text:p>23.9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.5876347375345" calcext:value-type="float">
            <text:p>21.5876347375</text:p>
          </table:table-cell>
          <table:table-cell/>
        </table:table-row>
        <table:table-row table:style-name="ro1">
          <table:table-cell office:value-type="string" calcext:value-type="string">
            <text:p>H <text:s text:c="3"/>0 <text:s text:c="4"/>0</text:p>
          </table:table-cell>
          <table:table-cell table:number-columns-repeated="2"/>
          <table:table-cell office:value-type="float" office:value="9.7833451" calcext:value-type="float">
            <text:p>9.7833451</text:p>
          </table:table-cell>
          <table:table-cell office:value-type="float" office:value="12.07668" calcext:value-type="float">
            <text:p>12.07668</text:p>
          </table:table-cell>
          <table:table-cell table:style-name="ce1" office:value-type="float" office:value="0.234" calcext:value-type="float">
            <text:p>0.234</text:p>
          </table:table-cell>
          <table:table-cell table:style-name="ce1" table:formula="of:=[.F14]*100" office:value-type="float" office:value="23.4" calcext:value-type="float">
            <text:p>23.4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.5876347375345" calcext:value-type="float">
            <text:p>22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1.98584" calcext:value-type="float">
            <text:p>11.98584</text:p>
          </table:table-cell>
          <table:table-cell office:value-type="string" calcext:value-type="string">
            <text:p><text:s text:c="3"/>0 <text:s text:c="2"/>93</text:p>
          </table:table-cell>
          <table:table-cell office:value-type="float" office:value="9.78335" calcext:value-type="float">
            <text:p>9.78335</text:p>
          </table:table-cell>
          <table:table-cell office:value-type="float" office:value="11.98584" calcext:value-type="float">
            <text:p>11.9858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table:formula="of:=[.F15]*100" office:value-type="float" office:value="22.5" calcext:value-type="float">
            <text:p>22.5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.5876347375345" calcext:value-type="float">
            <text:p>23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1.98584" calcext:value-type="float">
            <text:p>11.98584</text:p>
          </table:table-cell>
          <table:table-cell office:value-type="string" calcext:value-type="string">
            <text:p><text:s text:c="3"/>0 <text:s text:c="2"/>91</text:p>
          </table:table-cell>
          <table:table-cell office:value-type="float" office:value="9.78335" calcext:value-type="float">
            <text:p>9.78335</text:p>
          </table:table-cell>
          <table:table-cell office:value-type="float" office:value="11.98584" calcext:value-type="float">
            <text:p>11.9858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table:formula="of:=[.F16]*100" office:value-type="float" office:value="22.5" calcext:value-type="float">
            <text:p>22.5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.5876347375345" calcext:value-type="float">
            <text:p>24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1.98584" calcext:value-type="float">
            <text:p>11.98584</text:p>
          </table:table-cell>
          <table:table-cell office:value-type="string" calcext:value-type="string">
            <text:p><text:s text:c="3"/>0 <text:s/>100</text:p>
          </table:table-cell>
          <table:table-cell office:value-type="float" office:value="9.78335" calcext:value-type="float">
            <text:p>9.78335</text:p>
          </table:table-cell>
          <table:table-cell office:value-type="float" office:value="11.98584" calcext:value-type="float">
            <text:p>11.9858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table:formula="of:=[.F17]*100" office:value-type="float" office:value="22.5" calcext:value-type="float">
            <text:p>22.5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.5876347375345" calcext:value-type="float">
            <text:p>25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0</text:p>
          </table:table-cell>
          <table:table-cell office:value-type="float" office:value="11.98584" calcext:value-type="float">
            <text:p>11.98584</text:p>
          </table:table-cell>
          <table:table-cell office:value-type="string" calcext:value-type="string">
            <text:p><text:s text:c="3"/>0 <text:s text:c="2"/>94</text:p>
          </table:table-cell>
          <table:table-cell office:value-type="float" office:value="9.78335" calcext:value-type="float">
            <text:p>9.78335</text:p>
          </table:table-cell>
          <table:table-cell office:value-type="float" office:value="11.98584" calcext:value-type="float">
            <text:p>11.9858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table:formula="of:=[.F18]*100" office:value-type="float" office:value="22.5" calcext:value-type="float">
            <text:p>22.5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.5876347375345" calcext:value-type="float">
            <text:p>26.5876347375</text:p>
          </table:table-cell>
          <table:table-cell/>
        </table:table-row>
        <table:table-row table:style-name="ro1">
          <table:table-cell office:value-type="string" calcext:value-type="string">
            <text:p><text:s text:c="5"/>0 <text:s text:c="4"/>2</text:p>
          </table:table-cell>
          <table:table-cell office:value-type="float" office:value="11.98584" calcext:value-type="float">
            <text:p>11.98584</text:p>
          </table:table-cell>
          <table:table-cell office:value-type="string" calcext:value-type="string">
            <text:p><text:s text:c="3"/>0 <text:s text:c="2"/>88</text:p>
          </table:table-cell>
          <table:table-cell office:value-type="float" office:value="9.78335" calcext:value-type="float">
            <text:p>9.78335</text:p>
          </table:table-cell>
          <table:table-cell office:value-type="float" office:value="11.98584" calcext:value-type="float">
            <text:p>11.98584</text:p>
          </table:table-cell>
          <table:table-cell table:style-name="ce1" office:value-type="float" office:value="0.225" calcext:value-type="float">
            <text:p>0.225</text:p>
          </table:table-cell>
          <table:table-cell table:style-name="ce1" table:formula="of:=[.F19]*100" office:value-type="float" office:value="22.5" calcext:value-type="float">
            <text:p>22.5</text:p>
          </table:table-cell>
          <table:table-cell office:value-type="string" calcext:value-type="string">
            <text:p><text:s text:c="4"/>-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.5876347375345" calcext:value-type="float">
            <text:p>27.5876347375</text:p>
          </table:table-cell>
          <table:table-cell/>
        </table:table-row>
        <table:table-row table:style-name="ro1">
          <table:table-cell office:value-type="string" calcext:value-type="string">
            <text:p>H <text:s text:c="2"/>37 <text:s text:c="3"/>39</text:p>
          </table:table-cell>
          <table:table-cell table:number-columns-repeated="2"/>
          <table:table-cell office:value-type="float" office:value="9.914066" calcext:value-type="float">
            <text:p>9.914066</text:p>
          </table:table-cell>
          <table:table-cell office:value-type="float" office:value="11.98584" calcext:value-type="float">
            <text:p>11.98584</text:p>
          </table:table-cell>
          <table:table-cell table:style-name="ce1" office:value-type="float" office:value="0.209" calcext:value-type="float">
            <text:p>0.209</text:p>
          </table:table-cell>
          <table:table-cell table:style-name="ce1" table:formula="of:=[.F20]*100" office:value-type="float" office:value="20.9" calcext:value-type="float">
            <text:p>20.9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.5876347375345" calcext:value-type="float">
            <text:p>28.5876347375</text:p>
          </table:table-cell>
          <table:table-cell/>
        </table:table-row>
        <table:table-row table:style-name="ro1">
          <table:table-cell office:value-type="string" calcext:value-type="string">
            <text:p><text:s text:c="2"/>7864 <text:s/>3193</text:p>
          </table:table-cell>
          <table:table-cell office:value-type="float" office:value="11.34428" calcext:value-type="float">
            <text:p>11.34428</text:p>
          </table:table-cell>
          <table:table-cell office:value-type="string" calcext:value-type="string">
            <text:p><text:s text:c="2"/>28 <text:s text:c="2"/>52</text:p>
          </table:table-cell>
          <table:table-cell office:value-type="float" office:value="10.60299" calcext:value-type="float">
            <text:p>10.60299</text:p>
          </table:table-cell>
          <table:table-cell office:value-type="float" office:value="11.78775" calcext:value-type="float">
            <text:p>11.78775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table:formula="of:=[.F21]*100" office:value-type="float" office:value="11.2" calcext:value-type="float">
            <text:p>11.2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9.5876347375345" calcext:value-type="float">
            <text:p>29.5876347375</text:p>
          </table:table-cell>
          <table:table-cell/>
        </table:table-row>
        <table:table-row table:style-name="ro1">
          <table:table-cell office:value-type="string" calcext:value-type="string">
            <text:p><text:s/>20123 <text:s/>8556</text:p>
          </table:table-cell>
          <table:table-cell office:value-type="float" office:value="11.15453" calcext:value-type="float">
            <text:p>11.15453</text:p>
          </table:table-cell>
          <table:table-cell office:value-type="string" calcext:value-type="string">
            <text:p><text:s text:c="2"/>34 <text:s text:c="2"/>18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72908" calcext:value-type="float">
            <text:p>11.72908</text:p>
          </table:table-cell>
          <table:table-cell table:style-name="ce1" office:value-type="float" office:value="0.106" calcext:value-type="float">
            <text:p>0.106</text:p>
          </table:table-cell>
          <table:table-cell table:style-name="ce1" table:formula="of:=[.F22]*100" office:value-type="float" office:value="10.6" calcext:value-type="float">
            <text:p>10.6</text:p>
          </table:table-cell>
          <table:table-cell office:value-type="float" office:value="15.1" calcext:value-type="float">
            <text:p>15.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0.5876347375345" calcext:value-type="float">
            <text:p>30.5876347375</text:p>
          </table:table-cell>
          <table:table-cell/>
        </table:table-row>
        <table:table-row table:style-name="ro1">
          <table:table-cell office:value-type="string" calcext:value-type="string">
            <text:p><text:s/>40740 17181 i</text:p>
          </table:table-cell>
          <table:table-cell office:value-type="string" calcext:value-type="string">
            <text:p>nfeasible</text:p>
          </table:table-cell>
          <table:table-cell office:value-type="float" office:value="33" calcext:value-type="float">
            <text:p>33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68311" calcext:value-type="float">
            <text:p>11.68311</text:p>
          </table:table-cell>
          <table:table-cell table:style-name="ce1" office:value-type="float" office:value="0.102" calcext:value-type="float">
            <text:p>0.102</text:p>
          </table:table-cell>
          <table:table-cell table:style-name="ce1" table:formula="of:=[.F23]*100" office:value-type="float" office:value="10.2" calcext:value-type="float">
            <text:p>10.2</text:p>
          </table:table-cell>
          <table:table-cell office:value-type="float" office:value="13.5" calcext:value-type="float">
            <text:p>13.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169 26560 i</text:p>
          </table:table-cell>
          <table:table-cell office:value-type="string" calcext:value-type="string">
            <text:p>nfeasible</text:p>
          </table:table-cell>
          <table:table-cell office:value-type="float" office:value="35" calcext:value-type="float">
            <text:p>35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65297" calcext:value-type="float">
            <text:p>11.65297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table:formula="of:=[.F24]*100" office:value-type="float" office:value="9.9" calcext:value-type="float">
            <text:p>9.9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804 35054</text:p>
          </table:table-cell>
          <table:table-cell office:value-type="float" office:value="11.1092" calcext:value-type="float">
            <text:p>11.1092</text:p>
          </table:table-cell>
          <table:table-cell office:value-type="string" calcext:value-type="string">
            <text:p><text:s text:c="2"/>32 <text:s text:c="2"/>21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6345" calcext:value-type="float">
            <text:p>11.6345</text:p>
          </table:table-cell>
          <table:table-cell table:style-name="ce1" office:value-type="float" office:value="0.0973" calcext:value-type="float">
            <text:p>0.0973</text:p>
          </table:table-cell>
          <table:table-cell table:style-name="ce1" table:formula="of:=[.F25]*100" office:value-type="float" office:value="9.73" calcext:value-type="float">
            <text:p>9.73</text:p>
          </table:table-cell>
          <table:table-cell office:value-type="float" office:value="12.2" calcext:value-type="float">
            <text:p>12.2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820 43396</text:p>
          </table:table-cell>
          <table:table-cell office:value-type="float" office:value="11.55308" calcext:value-type="float">
            <text:p>11.55308</text:p>
          </table:table-cell>
          <table:table-cell office:value-type="string" calcext:value-type="string">
            <text:p><text:s text:c="3"/>31 <text:s text:c="2"/>8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61929" calcext:value-type="float">
            <text:p>11.61929</text:p>
          </table:table-cell>
          <table:table-cell table:style-name="ce1" office:value-type="float" office:value="0.0958" calcext:value-type="float">
            <text:p>0.0958</text:p>
          </table:table-cell>
          <table:table-cell table:style-name="ce1" table:formula="of:=[.F26]*100" office:value-type="float" office:value="9.58" calcext:value-type="float">
            <text:p>9.58</text:p>
          </table:table-cell>
          <table:table-cell office:value-type="float" office:value="11.9" calcext:value-type="float">
            <text:p>11.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753 51933</text:p>
          </table:table-cell>
          <table:table-cell office:value-type="string" calcext:value-type="string">
            <text:p>infeasible</text:p>
          </table:table-cell>
          <table:table-cell office:value-type="float" office:value="46" calcext:value-type="float">
            <text:p>46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60521" calcext:value-type="float">
            <text:p>11.60521</text:p>
          </table:table-cell>
          <table:table-cell table:style-name="ce1" office:value-type="float" office:value="0.0945" calcext:value-type="float">
            <text:p>0.0945</text:p>
          </table:table-cell>
          <table:table-cell table:style-name="ce1" table:formula="of:=[.F27]*100" office:value-type="float" office:value="9.45" calcext:value-type="float">
            <text:p>9.45</text:p>
          </table:table-cell>
          <table:table-cell office:value-type="float" office:value="11.7" calcext:value-type="float">
            <text:p>11.7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7629 58304</text:p>
          </table:table-cell>
          <table:table-cell office:value-type="float" office:value="10.75934" calcext:value-type="float">
            <text:p>10.75934</text:p>
          </table:table-cell>
          <table:table-cell office:value-type="string" calcext:value-type="string">
            <text:p><text:s text:c="3"/>47 <text:s text:c="2"/>14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9642" calcext:value-type="float">
            <text:p>11.59642</text:p>
          </table:table-cell>
          <table:table-cell table:style-name="ce1" office:value-type="float" office:value="0.0937" calcext:value-type="float">
            <text:p>0.0937</text:p>
          </table:table-cell>
          <table:table-cell table:style-name="ce1" table:formula="of:=[.F28]*100" office:value-type="float" office:value="9.37" calcext:value-type="float">
            <text:p>9.37</text:p>
          </table:table-cell>
          <table:table-cell office:value-type="float" office:value="11.5" calcext:value-type="float">
            <text:p>11.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9110 66209</text:p>
          </table:table-cell>
          <table:table-cell office:value-type="float" office:value="11.46795" calcext:value-type="float">
            <text:p>11.46795</text:p>
          </table:table-cell>
          <table:table-cell office:value-type="string" calcext:value-type="string">
            <text:p><text:s text:c="3"/>40 <text:s text:c="2"/>73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8599" calcext:value-type="float">
            <text:p>11.58599</text:p>
          </table:table-cell>
          <table:table-cell table:style-name="ce1" office:value-type="float" office:value="0.0927" calcext:value-type="float">
            <text:p>0.0927</text:p>
          </table:table-cell>
          <table:table-cell table:style-name="ce1" table:formula="of:=[.F29]*100" office:value-type="float" office:value="9.27" calcext:value-type="float">
            <text:p>9.27</text:p>
          </table:table-cell>
          <table:table-cell office:value-type="float" office:value="11.3" calcext:value-type="float">
            <text:p>11.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1232 74548</text:p>
          </table:table-cell>
          <table:table-cell office:value-type="float" office:value="11.251" calcext:value-type="float">
            <text:p>11.251</text:p>
          </table:table-cell>
          <table:table-cell office:value-type="string" calcext:value-type="string">
            <text:p><text:s text:c="3"/>43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7654" calcext:value-type="float">
            <text:p>11.57654</text:p>
          </table:table-cell>
          <table:table-cell table:style-name="ce1" office:value-type="float" office:value="0.0918" calcext:value-type="float">
            <text:p>0.0918</text:p>
          </table:table-cell>
          <table:table-cell table:style-name="ce1" table:formula="of:=[.F30]*100" office:value-type="float" office:value="9.18" calcext:value-type="float">
            <text:p>9.18</text:p>
          </table:table-cell>
          <table:table-cell office:value-type="float" office:value="11.2" calcext:value-type="float">
            <text:p>11.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1982 82132</text:p>
          </table:table-cell>
          <table:table-cell office:value-type="float" office:value="10.75214" calcext:value-type="float">
            <text:p>10.75214</text:p>
          </table:table-cell>
          <table:table-cell office:value-type="string" calcext:value-type="string">
            <text:p><text:s text:c="3"/>60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6958" calcext:value-type="float">
            <text:p>11.56958</text:p>
          </table:table-cell>
          <table:table-cell table:style-name="ce1" office:value-type="float" office:value="0.0912" calcext:value-type="float">
            <text:p>0.0912</text:p>
          </table:table-cell>
          <table:table-cell table:style-name="ce1" table:formula="of:=[.F31]*100" office:value-type="float" office:value="9.12" calcext:value-type="float">
            <text:p>9.12</text:p>
          </table:table-cell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3203 89850</text:p>
          </table:table-cell>
          <table:table-cell office:value-type="float" office:value="11.55035" calcext:value-type="float">
            <text:p>11.55035</text:p>
          </table:table-cell>
          <table:table-cell office:value-type="string" calcext:value-type="string">
            <text:p><text:s text:c="3"/>33 <text:s/>11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6218" calcext:value-type="float">
            <text:p>11.56218</text:p>
          </table:table-cell>
          <table:table-cell table:style-name="ce1" office:value-type="float" office:value="0.0905" calcext:value-type="float">
            <text:p>0.0905</text:p>
          </table:table-cell>
          <table:table-cell table:style-name="ce1" table:formula="of:=[.F32]*100" office:value-type="float" office:value="9.05" calcext:value-type="float">
            <text:p>9.05</text:p>
          </table:table-cell>
          <table:table-cell office:value-type="float" office:value="10.9" calcext:value-type="float">
            <text:p>10.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1257 96506</text:p>
          </table:table-cell>
          <table:table-cell office:value-type="float" office:value="11.14612" calcext:value-type="float">
            <text:p>11.14612</text:p>
          </table:table-cell>
          <table:table-cell office:value-type="string" calcext:value-type="string">
            <text:p><text:s text:c="3"/>29 <text:s text:c="2"/>32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5688" calcext:value-type="float">
            <text:p>11.55688</text:p>
          </table:table-cell>
          <table:table-cell table:style-name="ce2" office:value-type="percentage" office:value="0.09" calcext:value-type="percentage">
            <text:p>9.00%</text:p>
          </table:table-cell>
          <table:table-cell table:style-name="ce2"/>
          <table:table-cell office:value-type="float" office:value="10.8" calcext:value-type="float">
            <text:p>10.8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72602 104378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506" calcext:value-type="float">
            <text:p>11.5506</text:p>
          </table:table-cell>
          <table:table-cell office:value-type="string" calcext:value-type="string">
            <text:p>7 <text:s/>8.94</text:p>
          </table:table-cell>
          <table:table-cell/>
          <table:table-cell office:value-type="string" calcext:value-type="string">
            <text:p>% <text:s/>10.8</text:p>
          </table:table-cell>
          <table:table-cell office:value-type="string" calcext:value-type="string">
            <text:p><text:s text:c="2"/>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92574 111307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61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449" calcext:value-type="float">
            <text:p>11.5449</text:p>
          </table:table-cell>
          <table:table-cell office:value-type="string" calcext:value-type="string">
            <text:p>8 <text:s/>8.88</text:p>
          </table:table-cell>
          <table:table-cell/>
          <table:table-cell office:value-type="string" calcext:value-type="string">
            <text:p>% <text:s/>10.7</text:p>
          </table:table-cell>
          <table:table-cell office:value-type="string" calcext:value-type="string">
            <text:p><text:s text:c="2"/>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4007 119010</text:p>
          </table:table-cell>
          <table:table-cell office:value-type="float" office:value="10.7639" calcext:value-type="float">
            <text:p>10.7639</text:p>
          </table:table-cell>
          <table:table-cell office:value-type="string" calcext:value-type="string">
            <text:p>8 <text:s text:c="2"/>37 <text:s text:c="2"/>1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405" calcext:value-type="float">
            <text:p>11.5405</text:p>
          </table:table-cell>
          <table:table-cell office:value-type="string" calcext:value-type="string">
            <text:p>4 <text:s/>8.84</text:p>
          </table:table-cell>
          <table:table-cell/>
          <table:table-cell office:value-type="string" calcext:value-type="string">
            <text:p>% <text:s/>10.6</text:p>
          </table:table-cell>
          <table:table-cell office:value-type="string" calcext:value-type="string">
            <text:p><text:s text:c="2"/>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5349 123222</text:p>
          </table:table-cell>
          <table:table-cell office:value-type="float" office:value="10.7195" calcext:value-type="float">
            <text:p>10.7195</text:p>
          </table:table-cell>
          <table:table-cell office:value-type="string" calcext:value-type="string">
            <text:p>8 <text:s text:c="2"/>37 <text:s text:c="2"/>18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37" calcext:value-type="float">
            <text:p>11.537</text:p>
          </table:table-cell>
          <table:table-cell office:value-type="string" calcext:value-type="string">
            <text:p>5 <text:s/>8.81</text:p>
          </table:table-cell>
          <table:table-cell/>
          <table:table-cell office:value-type="string" calcext:value-type="string">
            <text:p>% <text:s/>10.5</text:p>
          </table:table-cell>
          <table:table-cell office:value-type="string" calcext:value-type="string">
            <text:p><text:s text:c="2"/>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46615 130852</text:p>
          </table:table-cell>
          <table:table-cell office:value-type="float" office:value="11.0418" calcext:value-type="float">
            <text:p>11.0418</text:p>
          </table:table-cell>
          <table:table-cell office:value-type="string" calcext:value-type="string">
            <text:p>9 <text:s text:c="2"/>47 <text:s text:c="2"/>14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326" calcext:value-type="float">
            <text:p>11.5326</text:p>
          </table:table-cell>
          <table:table-cell office:value-type="string" calcext:value-type="string">
            <text:p>4 <text:s/>8.77</text:p>
          </table:table-cell>
          <table:table-cell/>
          <table:table-cell office:value-type="string" calcext:value-type="string">
            <text:p>% <text:s/>10.5</text:p>
          </table:table-cell>
          <table:table-cell office:value-type="string" calcext:value-type="string">
            <text:p><text:s text:c="2"/>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6639 138070</text:p>
          </table:table-cell>
          <table:table-cell office:value-type="float" office:value="10.6222" calcext:value-type="float">
            <text:p>10.6222</text:p>
          </table:table-cell>
          <table:table-cell office:value-type="string" calcext:value-type="string">
            <text:p>4 <text:s text:c="2"/>41 <text:s text:c="2"/>1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284" calcext:value-type="float">
            <text:p>11.5284</text:p>
          </table:table-cell>
          <table:table-cell office:value-type="string" calcext:value-type="string">
            <text:p>1 <text:s/>8.73</text:p>
          </table:table-cell>
          <table:table-cell/>
          <table:table-cell office:value-type="string" calcext:value-type="string">
            <text:p>% <text:s/>10.4</text:p>
          </table:table-cell>
          <table:table-cell office:value-type="string" calcext:value-type="string">
            <text:p><text:s text:c="2"/>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88802 145976</text:p>
          </table:table-cell>
          <table:table-cell office:value-type="float" office:value="11.4634" calcext:value-type="float">
            <text:p>11.4634</text:p>
          </table:table-cell>
          <table:table-cell office:value-type="string" calcext:value-type="string">
            <text:p>1 <text:s text:c="2"/>37 <text:s text:c="2"/>32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238" calcext:value-type="float">
            <text:p>11.5238</text:p>
          </table:table-cell>
          <table:table-cell office:value-type="string" calcext:value-type="string">
            <text:p>8 <text:s/>8.69</text:p>
          </table:table-cell>
          <table:table-cell/>
          <table:table-cell office:value-type="string" calcext:value-type="string">
            <text:p>% <text:s/>10.4</text:p>
          </table:table-cell>
          <table:table-cell office:value-type="string" calcext:value-type="string">
            <text:p><text:s/>1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9291 153342</text:p>
          </table:table-cell>
          <table:table-cell office:value-type="float" office:value="11.0768" calcext:value-type="float">
            <text:p>11.0768</text:p>
          </table:table-cell>
          <table:table-cell office:value-type="string" calcext:value-type="string">
            <text:p>5 <text:s text:c="2"/>42 <text:s text:c="2"/>8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198" calcext:value-type="float">
            <text:p>11.5198</text:p>
          </table:table-cell>
          <table:table-cell office:value-type="string" calcext:value-type="string">
            <text:p>3 <text:s/>8.65</text:p>
          </table:table-cell>
          <table:table-cell/>
          <table:table-cell office:value-type="string" calcext:value-type="string">
            <text:p>% <text:s/>10.3</text:p>
          </table:table-cell>
          <table:table-cell office:value-type="string" calcext:value-type="string">
            <text:p><text:s/>1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30046 160575</text:p>
          </table:table-cell>
          <table:table-cell office:value-type="float" office:value="11.0946" calcext:value-type="float">
            <text:p>11.0946</text:p>
          </table:table-cell>
          <table:table-cell office:value-type="string" calcext:value-type="string">
            <text:p>3 <text:s text:c="2"/>43 <text:s text:c="2"/>42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157" calcext:value-type="float">
            <text:p>11.5157</text:p>
          </table:table-cell>
          <table:table-cell office:value-type="string" calcext:value-type="string">
            <text:p>7 <text:s/>8.61</text:p>
          </table:table-cell>
          <table:table-cell/>
          <table:table-cell office:value-type="string" calcext:value-type="string">
            <text:p>% <text:s/>10.3</text:p>
          </table:table-cell>
          <table:table-cell office:value-type="string" calcext:value-type="string">
            <text:p><text:s/>1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0647 167980</text:p>
          </table:table-cell>
          <table:table-cell office:value-type="float" office:value="11.3169" calcext:value-type="float">
            <text:p>11.3169</text:p>
          </table:table-cell>
          <table:table-cell office:value-type="string" calcext:value-type="string">
            <text:p>7 <text:s text:c="2"/>39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122" calcext:value-type="float">
            <text:p>11.5122</text:p>
          </table:table-cell>
          <table:table-cell office:value-type="string" calcext:value-type="string">
            <text:p>1 <text:s/>8.58</text:p>
          </table:table-cell>
          <table:table-cell/>
          <table:table-cell office:value-type="string" calcext:value-type="string">
            <text:p>% <text:s/>10.2</text:p>
          </table:table-cell>
          <table:table-cell office:value-type="string" calcext:value-type="string">
            <text:p><text:s/>1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72254 175536</text:p>
          </table:table-cell>
          <table:table-cell office:value-type="float" office:value="10.9596" calcext:value-type="float">
            <text:p>10.9596</text:p>
          </table:table-cell>
          <table:table-cell office:value-type="string" calcext:value-type="string">
            <text:p>9 <text:s text:c="2"/>43 <text:s text:c="2"/>64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087" calcext:value-type="float">
            <text:p>11.5087</text:p>
          </table:table-cell>
          <table:table-cell office:value-type="string" calcext:value-type="string">
            <text:p>5 <text:s/>8.54</text:p>
          </table:table-cell>
          <table:table-cell/>
          <table:table-cell office:value-type="string" calcext:value-type="string">
            <text:p>% <text:s/>10.2</text:p>
          </table:table-cell>
          <table:table-cell office:value-type="string" calcext:value-type="string">
            <text:p><text:s/>1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91380 182201</text:p>
          </table:table-cell>
          <table:table-cell office:value-type="string" calcext:value-type="string">
            <text:p><text:s text:c="5"/>cutof</text:p>
          </table:table-cell>
          <table:table-cell office:value-type="string" calcext:value-type="string">
            <text:p>f <text:s text:c="2"/>2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052" calcext:value-type="float">
            <text:p>11.5052</text:p>
          </table:table-cell>
          <table:table-cell office:value-type="string" calcext:value-type="string">
            <text:p>4 <text:s/>8.51</text:p>
          </table:table-cell>
          <table:table-cell/>
          <table:table-cell office:value-type="string" calcext:value-type="string">
            <text:p>% <text:s/>10.1</text:p>
          </table:table-cell>
          <table:table-cell office:value-type="string" calcext:value-type="string">
            <text:p><text:s/>1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7672 187753</text:p>
          </table:table-cell>
          <table:table-cell office:value-type="float" office:value="11.4499" calcext:value-type="float">
            <text:p>11.4499</text:p>
          </table:table-cell>
          <table:table-cell office:value-type="string" calcext:value-type="string">
            <text:p>1 <text:s text:c="2"/>35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5027" calcext:value-type="float">
            <text:p>11.5027</text:p>
          </table:table-cell>
          <table:table-cell office:value-type="string" calcext:value-type="string">
            <text:p>1 <text:s/>8.49</text:p>
          </table:table-cell>
          <table:table-cell/>
          <table:table-cell office:value-type="string" calcext:value-type="string">
            <text:p>% <text:s/>10.1</text:p>
          </table:table-cell>
          <table:table-cell office:value-type="string" calcext:value-type="string">
            <text:p><text:s/>1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8357 195048</text:p>
          </table:table-cell>
          <table:table-cell office:value-type="float" office:value="11.2515" calcext:value-type="float">
            <text:p>11.2515</text:p>
          </table:table-cell>
          <table:table-cell office:value-type="string" calcext:value-type="string">
            <text:p>4 <text:s text:c="2"/>42 <text:s text:c="2"/>38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994" calcext:value-type="float">
            <text:p>11.4994</text:p>
          </table:table-cell>
          <table:table-cell office:value-type="string" calcext:value-type="string">
            <text:p>6 <text:s/>8.45</text:p>
          </table:table-cell>
          <table:table-cell/>
          <table:table-cell office:value-type="string" calcext:value-type="string">
            <text:p>% <text:s/>10.1</text:p>
          </table:table-cell>
          <table:table-cell office:value-type="string" calcext:value-type="string">
            <text:p><text:s/>1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7606 201696</text:p>
          </table:table-cell>
          <table:table-cell office:value-type="string" calcext:value-type="string">
            <text:p><text:s text:c="5"/>cutof</text:p>
          </table:table-cell>
          <table:table-cell office:value-type="string" calcext:value-type="string">
            <text:p>f <text:s text:c="2"/>3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967" calcext:value-type="float">
            <text:p>11.4967</text:p>
          </table:table-cell>
          <table:table-cell office:value-type="string" calcext:value-type="string">
            <text:p>2 <text:s/>8.43</text:p>
          </table:table-cell>
          <table:table-cell/>
          <table:table-cell office:value-type="string" calcext:value-type="string">
            <text:p>% <text:s/>10.0</text:p>
          </table:table-cell>
          <table:table-cell office:value-type="string" calcext:value-type="string">
            <text:p><text:s/>1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9045 209101</text:p>
          </table:table-cell>
          <table:table-cell office:value-type="float" office:value="11.2554" calcext:value-type="float">
            <text:p>11.2554</text:p>
          </table:table-cell>
          <table:table-cell office:value-type="string" calcext:value-type="string">
            <text:p>5 <text:s text:c="2"/>36 <text:s text:c="2"/>62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937" calcext:value-type="float">
            <text:p>11.4937</text:p>
          </table:table-cell>
          <table:table-cell office:value-type="string" calcext:value-type="string">
            <text:p>3 <text:s/>8.40</text:p>
          </table:table-cell>
          <table:table-cell/>
          <table:table-cell office:value-type="string" calcext:value-type="string">
            <text:p>% <text:s/>10.0</text:p>
          </table:table-cell>
          <table:table-cell office:value-type="string" calcext:value-type="string">
            <text:p><text:s/>1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9325 216244</text:p>
          </table:table-cell>
          <table:table-cell office:value-type="float" office:value="11.4121" calcext:value-type="float">
            <text:p>11.4121</text:p>
          </table:table-cell>
          <table:table-cell office:value-type="string" calcext:value-type="string">
            <text:p>8 <text:s text:c="2"/>37 <text:s/>114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909" calcext:value-type="float">
            <text:p>11.4909</text:p>
          </table:table-cell>
          <table:table-cell office:value-type="string" calcext:value-type="string">
            <text:p>2 <text:s/>8.37</text:p>
          </table:table-cell>
          <table:table-cell/>
          <table:table-cell office:value-type="string" calcext:value-type="string">
            <text:p>% <text:s/>10.0</text:p>
          </table:table-cell>
          <table:table-cell office:value-type="string" calcext:value-type="string">
            <text:p><text:s/>1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0731 223688</text:p>
          </table:table-cell>
          <table:table-cell office:value-type="float" office:value="10.9126" calcext:value-type="float">
            <text:p>10.9126</text:p>
          </table:table-cell>
          <table:table-cell office:value-type="string" calcext:value-type="string">
            <text:p>3 <text:s text:c="2"/>34 <text:s text:c="2"/>30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88" calcext:value-type="float">
            <text:p>11.488</text:p>
          </table:table-cell>
          <table:table-cell office:value-type="string" calcext:value-type="string">
            <text:p>7 <text:s/>8.35</text:p>
          </table:table-cell>
          <table:table-cell/>
          <table:table-cell office:value-type="string" calcext:value-type="string">
            <text:p>% <text:s/>10.0</text:p>
          </table:table-cell>
          <table:table-cell office:value-type="string" calcext:value-type="string">
            <text:p><text:s/>1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30760 230545</text:p>
          </table:table-cell>
          <table:table-cell office:value-type="float" office:value="11.346" calcext:value-type="float">
            <text:p>11.346</text:p>
          </table:table-cell>
          <table:table-cell office:value-type="string" calcext:value-type="string">
            <text:p>8 <text:s text:c="2"/>39 <text:s text:c="2"/>46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855" calcext:value-type="float">
            <text:p>11.4855</text:p>
          </table:table-cell>
          <table:table-cell office:value-type="string" calcext:value-type="string">
            <text:p>6 <text:s/>8.32</text:p>
          </table:table-cell>
          <table:table-cell/>
          <table:table-cell office:value-type="string" calcext:value-type="string">
            <text:p>% <text:s text:c="2"/>9.9</text:p>
          </table:table-cell>
          <table:table-cell office:value-type="string" calcext:value-type="string">
            <text:p><text:s/>1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50566 237207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3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827" calcext:value-type="float">
            <text:p>11.4827</text:p>
          </table:table-cell>
          <table:table-cell office:value-type="string" calcext:value-type="string">
            <text:p>6 <text:s/>8.30</text:p>
          </table:table-cell>
          <table:table-cell/>
          <table:table-cell office:value-type="string" calcext:value-type="string">
            <text:p>% <text:s text:c="2"/>9.9</text:p>
          </table:table-cell>
          <table:table-cell office:value-type="string" calcext:value-type="string">
            <text:p><text:s/>1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4896 242173</text:p>
          </table:table-cell>
          <table:table-cell office:value-type="float" office:value="10.894" calcext:value-type="float">
            <text:p>10.894</text:p>
          </table:table-cell>
          <table:table-cell office:value-type="string" calcext:value-type="string">
            <text:p>7 <text:s text:c="2"/>39 <text:s text:c="2"/>13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811" calcext:value-type="float">
            <text:p>11.4811</text:p>
          </table:table-cell>
          <table:table-cell office:value-type="string" calcext:value-type="string">
            <text:p>6 <text:s/>8.28</text:p>
          </table:table-cell>
          <table:table-cell/>
          <table:table-cell office:value-type="string" calcext:value-type="string">
            <text:p>% <text:s text:c="2"/>9.9</text:p>
          </table:table-cell>
          <table:table-cell office:value-type="string" calcext:value-type="string">
            <text:p><text:s/>1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5482 249373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36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788" calcext:value-type="float">
            <text:p>11.4788</text:p>
          </table:table-cell>
          <table:table-cell office:value-type="string" calcext:value-type="string">
            <text:p>0 <text:s/>8.26</text:p>
          </table:table-cell>
          <table:table-cell/>
          <table:table-cell office:value-type="string" calcext:value-type="string">
            <text:p>% <text:s text:c="2"/>9.8</text:p>
          </table:table-cell>
          <table:table-cell office:value-type="string" calcext:value-type="string">
            <text:p><text:s/>1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05538 256225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765" calcext:value-type="float">
            <text:p>11.4765</text:p>
          </table:table-cell>
          <table:table-cell office:value-type="string" calcext:value-type="string">
            <text:p>3 <text:s/>8.24</text:p>
          </table:table-cell>
          <table:table-cell/>
          <table:table-cell office:value-type="string" calcext:value-type="string">
            <text:p>% <text:s text:c="2"/>9.8</text:p>
          </table:table-cell>
          <table:table-cell office:value-type="string" calcext:value-type="string">
            <text:p><text:s/>1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5914 263336</text:p>
          </table:table-cell>
          <table:table-cell office:value-type="float" office:value="10.9823" calcext:value-type="float">
            <text:p>10.9823</text:p>
          </table:table-cell>
          <table:table-cell office:value-type="string" calcext:value-type="string">
            <text:p>8 <text:s text:c="2"/>45 <text:s text:c="2"/>25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741" calcext:value-type="float">
            <text:p>11.4741</text:p>
          </table:table-cell>
          <table:table-cell office:value-type="string" calcext:value-type="string">
            <text:p>0 <text:s/>8.22</text:p>
          </table:table-cell>
          <table:table-cell/>
          <table:table-cell office:value-type="string" calcext:value-type="string">
            <text:p>% <text:s text:c="2"/>9.8</text:p>
          </table:table-cell>
          <table:table-cell office:value-type="string" calcext:value-type="string">
            <text:p><text:s/>1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45322 270135</text:p>
          </table:table-cell>
          <table:table-cell office:value-type="float" office:value="11.2709" calcext:value-type="float">
            <text:p>11.2709</text:p>
          </table:table-cell>
          <table:table-cell office:value-type="string" calcext:value-type="string">
            <text:p>5 <text:s text:c="2"/>38 <text:s text:c="2"/>32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719" calcext:value-type="float">
            <text:p>11.4719</text:p>
          </table:table-cell>
          <table:table-cell office:value-type="string" calcext:value-type="string">
            <text:p>7 <text:s/>8.20</text:p>
          </table:table-cell>
          <table:table-cell/>
          <table:table-cell office:value-type="string" calcext:value-type="string">
            <text:p>% <text:s text:c="2"/>9.8</text:p>
          </table:table-cell>
          <table:table-cell office:value-type="string" calcext:value-type="string">
            <text:p><text:s/>1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6296 277209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698" calcext:value-type="float">
            <text:p>11.4698</text:p>
          </table:table-cell>
          <table:table-cell office:value-type="string" calcext:value-type="string">
            <text:p>1 <text:s/>8.18</text:p>
          </table:table-cell>
          <table:table-cell/>
          <table:table-cell office:value-type="string" calcext:value-type="string">
            <text:p>% <text:s text:c="2"/>9.7</text:p>
          </table:table-cell>
          <table:table-cell office:value-type="string" calcext:value-type="string">
            <text:p><text:s/>1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6043 283919</text:p>
          </table:table-cell>
          <table:table-cell office:value-type="float" office:value="10.6564" calcext:value-type="float">
            <text:p>10.6564</text:p>
          </table:table-cell>
          <table:table-cell office:value-type="string" calcext:value-type="string">
            <text:p>8 <text:s text:c="2"/>51 <text:s text:c="2"/>10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674" calcext:value-type="float">
            <text:p>11.4674</text:p>
          </table:table-cell>
          <table:table-cell office:value-type="string" calcext:value-type="string">
            <text:p>6 <text:s/>8.15</text:p>
          </table:table-cell>
          <table:table-cell/>
          <table:table-cell office:value-type="string" calcext:value-type="string">
            <text:p>% <text:s text:c="2"/>9.7</text:p>
          </table:table-cell>
          <table:table-cell office:value-type="string" calcext:value-type="string">
            <text:p><text:s/>2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07568 291426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651" calcext:value-type="float">
            <text:p>11.4651</text:p>
          </table:table-cell>
          <table:table-cell office:value-type="string" calcext:value-type="string">
            <text:p>4 <text:s/>8.13</text:p>
          </table:table-cell>
          <table:table-cell/>
          <table:table-cell office:value-type="string" calcext:value-type="string">
            <text:p>% <text:s text:c="2"/>9.7</text:p>
          </table:table-cell>
          <table:table-cell office:value-type="string" calcext:value-type="string">
            <text:p><text:s/>2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8107 298551</text:p>
          </table:table-cell>
          <table:table-cell office:value-type="string" calcext:value-type="string">
            <text:p><text:s/>infeasibl</text:p>
          </table:table-cell>
          <table:table-cell office:value-type="string" calcext:value-type="string">
            <text:p>e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629" calcext:value-type="float">
            <text:p>11.4629</text:p>
          </table:table-cell>
          <table:table-cell office:value-type="string" calcext:value-type="string">
            <text:p>2 <text:s/>8.11</text:p>
          </table:table-cell>
          <table:table-cell/>
          <table:table-cell office:value-type="string" calcext:value-type="string">
            <text:p>% <text:s text:c="2"/>9.7</text:p>
          </table:table-cell>
          <table:table-cell office:value-type="string" calcext:value-type="string">
            <text:p><text:s/>2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48167 305367</text:p>
          </table:table-cell>
          <table:table-cell office:value-type="float" office:value="11.2498" calcext:value-type="float">
            <text:p>11.2498</text:p>
          </table:table-cell>
          <table:table-cell office:value-type="string" calcext:value-type="string">
            <text:p>9 <text:s text:c="2"/>39 <text:s text:c="2"/>68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608" calcext:value-type="float">
            <text:p>11.4608</text:p>
          </table:table-cell>
          <table:table-cell office:value-type="string" calcext:value-type="string">
            <text:p>0 <text:s/>8.09</text:p>
          </table:table-cell>
          <table:table-cell/>
          <table:table-cell office:value-type="string" calcext:value-type="string">
            <text:p>% <text:s text:c="2"/>9.6</text:p>
          </table:table-cell>
          <table:table-cell office:value-type="string" calcext:value-type="string">
            <text:p><text:s/>2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0871 309876</text:p>
          </table:table-cell>
          <table:table-cell office:value-type="float" office:value="10.8233" calcext:value-type="float">
            <text:p>10.8233</text:p>
          </table:table-cell>
          <table:table-cell office:value-type="string" calcext:value-type="string">
            <text:p>2 <text:s text:c="2"/>41 <text:s text:c="2"/>2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596" calcext:value-type="float">
            <text:p>11.4596</text:p>
          </table:table-cell>
          <table:table-cell office:value-type="string" calcext:value-type="string">
            <text:p>7 <text:s/>8.08</text:p>
          </table:table-cell>
          <table:table-cell/>
          <table:table-cell office:value-type="string" calcext:value-type="string">
            <text:p>% <text:s text:c="2"/>9.6</text:p>
          </table:table-cell>
          <table:table-cell office:value-type="string" calcext:value-type="string">
            <text:p><text:s/>2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0163 316390</text:p>
          </table:table-cell>
          <table:table-cell office:value-type="float" office:value="10.8714" calcext:value-type="float">
            <text:p>10.8714</text:p>
          </table:table-cell>
          <table:table-cell office:value-type="string" calcext:value-type="string">
            <text:p>2 <text:s text:c="2"/>43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575" calcext:value-type="float">
            <text:p>11.4575</text:p>
          </table:table-cell>
          <table:table-cell office:value-type="string" calcext:value-type="string">
            <text:p>4 <text:s/>8.06</text:p>
          </table:table-cell>
          <table:table-cell/>
          <table:table-cell office:value-type="string" calcext:value-type="string">
            <text:p>% <text:s text:c="2"/>9.6</text:p>
          </table:table-cell>
          <table:table-cell office:value-type="string" calcext:value-type="string">
            <text:p><text:s/>2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0058 323203</text:p>
          </table:table-cell>
          <table:table-cell office:value-type="float" office:value="10.9824" calcext:value-type="float">
            <text:p>10.9824</text:p>
          </table:table-cell>
          <table:table-cell office:value-type="string" calcext:value-type="string">
            <text:p>9 <text:s text:c="2"/>46 <text:s text:c="2"/>15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556" calcext:value-type="float">
            <text:p>11.4556</text:p>
          </table:table-cell>
          <table:table-cell office:value-type="string" calcext:value-type="string">
            <text:p>3 <text:s/>8.04</text:p>
          </table:table-cell>
          <table:table-cell/>
          <table:table-cell office:value-type="string" calcext:value-type="string">
            <text:p>% <text:s text:c="2"/>9.6</text:p>
          </table:table-cell>
          <table:table-cell office:value-type="string" calcext:value-type="string">
            <text:p><text:s/>2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1515 330668</text:p>
          </table:table-cell>
          <table:table-cell office:value-type="float" office:value="11.2039" calcext:value-type="float">
            <text:p>11.2039</text:p>
          </table:table-cell>
          <table:table-cell office:value-type="string" calcext:value-type="string">
            <text:p>0 <text:s text:c="2"/>45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536" calcext:value-type="float">
            <text:p>11.4536</text:p>
          </table:table-cell>
          <table:table-cell office:value-type="string" calcext:value-type="string">
            <text:p>7 <text:s/>8.02</text:p>
          </table:table-cell>
          <table:table-cell/>
          <table:table-cell office:value-type="string" calcext:value-type="string">
            <text:p>% <text:s text:c="2"/>9.6</text:p>
          </table:table-cell>
          <table:table-cell office:value-type="string" calcext:value-type="string">
            <text:p><text:s/>2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42349 337702</text:p>
          </table:table-cell>
          <table:table-cell office:value-type="float" office:value="10.8594" calcext:value-type="float">
            <text:p>10.8594</text:p>
          </table:table-cell>
          <table:table-cell office:value-type="string" calcext:value-type="string">
            <text:p>6 <text:s text:c="2"/>49 <text:s text:c="2"/>71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516" calcext:value-type="float">
            <text:p>11.4516</text:p>
          </table:table-cell>
          <table:table-cell office:value-type="string" calcext:value-type="string">
            <text:p>9 <text:s/>8.00</text:p>
          </table:table-cell>
          <table:table-cell/>
          <table:table-cell office:value-type="string" calcext:value-type="string">
            <text:p>% <text:s text:c="2"/>9.5</text:p>
          </table:table-cell>
          <table:table-cell office:value-type="string" calcext:value-type="string">
            <text:p><text:s/>2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2183 344555</text:p>
          </table:table-cell>
          <table:table-cell office:value-type="string" calcext:value-type="string">
            <text:p><text:s text:c="5"/>cutof</text:p>
          </table:table-cell>
          <table:table-cell office:value-type="string" calcext:value-type="string">
            <text:p>f <text:s text:c="2"/>36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498" calcext:value-type="float">
            <text:p>11.4498</text:p>
          </table:table-cell>
          <table:table-cell office:value-type="string" calcext:value-type="string">
            <text:p>0 <text:s/>7.99</text:p>
          </table:table-cell>
          <table:table-cell/>
          <table:table-cell office:value-type="string" calcext:value-type="string">
            <text:p>% <text:s text:c="2"/>9.5</text:p>
          </table:table-cell>
          <table:table-cell office:value-type="string" calcext:value-type="string">
            <text:p><text:s/>2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82970 351570</text:p>
          </table:table-cell>
          <table:table-cell office:value-type="float" office:value="11.3218" calcext:value-type="float">
            <text:p>11.3218</text:p>
          </table:table-cell>
          <table:table-cell office:value-type="string" calcext:value-type="string">
            <text:p>3 <text:s text:c="2"/>33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float" office:value="11.4478" calcext:value-type="float">
            <text:p>11.4478</text:p>
          </table:table-cell>
          <table:table-cell office:value-type="string" calcext:value-type="string">
            <text:p>2 <text:s/>7.97</text:p>
          </table:table-cell>
          <table:table-cell/>
          <table:table-cell office:value-type="string" calcext:value-type="string">
            <text:p>% <text:s text:c="2"/>9.5</text:p>
          </table:table-cell>
          <table:table-cell office:value-type="string" calcext:value-type="string">
            <text:p><text:s/>2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03473 35883</text:p>
          </table:table-cell>
          <table:table-cell office:value-type="string" calcext:value-type="string">
            <text:p>0 <text:s text:c="2"/>11.306</text:p>
          </table:table-cell>
          <table:table-cell office:value-type="string" calcext:value-type="string">
            <text:p>11 <text:s text:c="2"/>35 <text:s text:c="2"/>7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445</text:p>
          </table:table-cell>
          <table:table-cell office:value-type="string" calcext:value-type="string">
            <text:p>88 <text:s/>7.9</text:p>
          </table:table-cell>
          <table:table-cell/>
          <table:table-cell office:value-type="string" calcext:value-type="string">
            <text:p>5% <text:s text:c="2"/>9.5</text:p>
          </table:table-cell>
          <table:table-cell office:value-type="string" calcext:value-type="string">
            <text:p><text:s text:c="2"/>2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22731 36536</text:p>
          </table:table-cell>
          <table:table-cell office:value-type="string" calcext:value-type="string">
            <text:p>6 <text:s text:c="2"/>11.065</text:p>
          </table:table-cell>
          <table:table-cell office:value-type="string" calcext:value-type="string">
            <text:p>56 <text:s text:c="2"/>52 <text:s text:c="2"/>1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444</text:p>
          </table:table-cell>
          <table:table-cell office:value-type="string" calcext:value-type="string">
            <text:p>21 <text:s/>7.9</text:p>
          </table:table-cell>
          <table:table-cell/>
          <table:table-cell office:value-type="string" calcext:value-type="string">
            <text:p>3% <text:s text:c="2"/>9.5</text:p>
          </table:table-cell>
          <table:table-cell office:value-type="string" calcext:value-type="string">
            <text:p><text:s text:c="2"/>2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4480 37286</text:p>
          </table:table-cell>
          <table:table-cell office:value-type="string" calcext:value-type="string">
            <text:p>2 <text:s text:c="2"/>11.019</text:p>
          </table:table-cell>
          <table:table-cell office:value-type="string" calcext:value-type="string">
            <text:p>49 <text:s text:c="2"/>43 <text:s text:c="2"/>2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442</text:p>
          </table:table-cell>
          <table:table-cell office:value-type="string" calcext:value-type="string">
            <text:p>42 <text:s/>7.9</text:p>
          </table:table-cell>
          <table:table-cell/>
          <table:table-cell office:value-type="string" calcext:value-type="string">
            <text:p>2% <text:s text:c="2"/>9.4</text:p>
          </table:table-cell>
          <table:table-cell office:value-type="string" calcext:value-type="string">
            <text:p><text:s text:c="2"/>2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4632 38008</text:p>
          </table:table-cell>
          <table:table-cell office:value-type="string" calcext:value-type="string">
            <text:p>4 <text:s text:c="2"/>11.262</text:p>
          </table:table-cell>
          <table:table-cell office:value-type="string" calcext:value-type="string">
            <text:p>35 <text:s text:c="2"/>42 <text:s text:c="2"/>4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440</text:p>
          </table:table-cell>
          <table:table-cell office:value-type="string" calcext:value-type="string">
            <text:p>91 <text:s/>7.9</text:p>
          </table:table-cell>
          <table:table-cell/>
          <table:table-cell office:value-type="string" calcext:value-type="string">
            <text:p>0% <text:s text:c="2"/>9.4</text:p>
          </table:table-cell>
          <table:table-cell office:value-type="string" calcext:value-type="string">
            <text:p><text:s text:c="2"/>2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6067 38747</text:p>
          </table:table-cell>
          <table:table-cell office:value-type="string" calcext:value-type="string">
            <text:p>8 <text:s text:c="2"/>11.025</text:p>
          </table:table-cell>
          <table:table-cell office:value-type="string" calcext:value-type="string">
            <text:p>73 <text:s text:c="2"/>46 <text:s text:c="2"/>2</text:p>
          </table:table-cell>
          <table:table-cell office:value-type="string" calcext:value-type="string">
            <text:p>6 <text:s text:c="2"/>10.6030</text:p>
          </table:table-cell>
          <table:table-cell office:value-type="string" calcext:value-type="string">
            <text:p>0 <text:s text:c="2"/>11.439</text:p>
          </table:table-cell>
          <table:table-cell office:value-type="string" calcext:value-type="string">
            <text:p>18 <text:s/>7.8</text:p>
          </table:table-cell>
          <table:table-cell/>
          <table:table-cell office:value-type="string" calcext:value-type="string">
            <text:p>9% <text:s text:c="2"/>9.4</text:p>
          </table:table-cell>
          <table:table-cell office:value-type="string" calcext:value-type="string">
            <text:p><text:s text:c="2"/>2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3309 39329</text:p>
          </table:table-cell>
          <table:table-cell office:value-type="string" calcext:value-type="string">
            <text:p>3 <text:s text:c="2"/>11.047</text:p>
          </table:table-cell>
          <table:table-cell office:value-type="string" calcext:value-type="string">
            <text:p>69 <text:s text:c="2"/>40 <text:s/>15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437</text:p>
          </table:table-cell>
          <table:table-cell office:value-type="string" calcext:value-type="string">
            <text:p>58 <text:s/>7.8</text:p>
          </table:table-cell>
          <table:table-cell/>
          <table:table-cell office:value-type="string" calcext:value-type="string">
            <text:p>7% <text:s text:c="2"/>9.4</text:p>
          </table:table-cell>
          <table:table-cell office:value-type="string" calcext:value-type="string">
            <text:p><text:s text:c="2"/>2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3249 39992</text:p>
          </table:table-cell>
          <table:table-cell office:value-type="string" calcext:value-type="string">
            <text:p>5 <text:s text:c="2"/>10.927</text:p>
          </table:table-cell>
          <table:table-cell office:value-type="string" calcext:value-type="string">
            <text:p>45 <text:s text:c="2"/>34 <text:s text:c="2"/>1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435</text:p>
          </table:table-cell>
          <table:table-cell office:value-type="string" calcext:value-type="string">
            <text:p>94 <text:s/>7.8</text:p>
          </table:table-cell>
          <table:table-cell/>
          <table:table-cell office:value-type="string" calcext:value-type="string">
            <text:p>6% <text:s text:c="2"/>9.4</text:p>
          </table:table-cell>
          <table:table-cell office:value-type="string" calcext:value-type="string">
            <text:p><text:s text:c="2"/>2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38317 40500</text:p>
          </table:table-cell>
          <table:table-cell office:value-type="string" calcext:value-type="string">
            <text:p>2 <text:s text:c="2"/>11.007</text:p>
          </table:table-cell>
          <table:table-cell office:value-type="string" calcext:value-type="string">
            <text:p>63 <text:s text:c="2"/>41 <text:s text:c="2"/>9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434</text:p>
          </table:table-cell>
          <table:table-cell office:value-type="string" calcext:value-type="string">
            <text:p>85 <text:s/>7.8</text:p>
          </table:table-cell>
          <table:table-cell/>
          <table:table-cell office:value-type="string" calcext:value-type="string">
            <text:p>5% <text:s text:c="2"/>9.4</text:p>
          </table:table-cell>
          <table:table-cell office:value-type="string" calcext:value-type="string">
            <text:p><text:s text:c="2"/>2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6787 41128</text:p>
          </table:table-cell>
          <table:table-cell office:value-type="string" calcext:value-type="string">
            <text:p>5 <text:s text:c="2"/>10.906</text:p>
          </table:table-cell>
          <table:table-cell office:value-type="string" calcext:value-type="string">
            <text:p>20 <text:s text:c="2"/>38 <text:s text:c="2"/>2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433</text:p>
          </table:table-cell>
          <table:table-cell office:value-type="string" calcext:value-type="string">
            <text:p>44 <text:s/>7.8</text:p>
          </table:table-cell>
          <table:table-cell/>
          <table:table-cell office:value-type="string" calcext:value-type="string">
            <text:p>3% <text:s text:c="2"/>9.4</text:p>
          </table:table-cell>
          <table:table-cell office:value-type="string" calcext:value-type="string">
            <text:p><text:s text:c="2"/>2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76573 41787</text:p>
          </table:table-cell>
          <table:table-cell office:value-type="string" calcext:value-type="string">
            <text:p>5 infeasib</text:p>
          </table:table-cell>
          <table:table-cell office:value-type="string" calcext:value-type="string">
            <text:p>le <text:s text:c="2"/>5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31</text:p>
          </table:table-cell>
          <table:table-cell office:value-type="string" calcext:value-type="string">
            <text:p>84 <text:s/>7.8</text:p>
          </table:table-cell>
          <table:table-cell/>
          <table:table-cell office:value-type="string" calcext:value-type="string">
            <text:p>2% <text:s text:c="2"/>9.4</text:p>
          </table:table-cell>
          <table:table-cell office:value-type="string" calcext:value-type="string">
            <text:p><text:s text:c="2"/>3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97638 42493</text:p>
          </table:table-cell>
          <table:table-cell office:value-type="string" calcext:value-type="string">
            <text:p>4 <text:s text:c="2"/>10.760</text:p>
          </table:table-cell>
          <table:table-cell office:value-type="string" calcext:value-type="string">
            <text:p>16 <text:s text:c="2"/>56 <text:s text:c="2"/>2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430</text:p>
          </table:table-cell>
          <table:table-cell office:value-type="string" calcext:value-type="string">
            <text:p>42 <text:s/>7.8</text:p>
          </table:table-cell>
          <table:table-cell/>
          <table:table-cell office:value-type="string" calcext:value-type="string">
            <text:p>0% <text:s text:c="2"/>9.3</text:p>
          </table:table-cell>
          <table:table-cell office:value-type="string" calcext:value-type="string">
            <text:p><text:s text:c="2"/>3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6641 43117</text:p>
          </table:table-cell>
          <table:table-cell office:value-type="string" calcext:value-type="string">
            <text:p>9 <text:s text:c="2"/>10.944</text:p>
          </table:table-cell>
          <table:table-cell office:value-type="string" calcext:value-type="string">
            <text:p>64 <text:s text:c="2"/>56 <text:s text:c="2"/>3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429</text:p>
          </table:table-cell>
          <table:table-cell office:value-type="string" calcext:value-type="string">
            <text:p>15 <text:s/>7.7</text:p>
          </table:table-cell>
          <table:table-cell/>
          <table:table-cell office:value-type="string" calcext:value-type="string">
            <text:p>9% <text:s text:c="2"/>9.3</text:p>
          </table:table-cell>
          <table:table-cell office:value-type="string" calcext:value-type="string">
            <text:p><text:s text:c="2"/>3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36389 43772</text:p>
          </table:table-cell>
          <table:table-cell office:value-type="string" calcext:value-type="string">
            <text:p>5 <text:s text:c="2"/>11.362</text:p>
          </table:table-cell>
          <table:table-cell office:value-type="string" calcext:value-type="string">
            <text:p>83 <text:s text:c="2"/>38 <text:s text:c="2"/>4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427</text:p>
          </table:table-cell>
          <table:table-cell office:value-type="string" calcext:value-type="string">
            <text:p>46 <text:s/>7.7</text:p>
          </table:table-cell>
          <table:table-cell/>
          <table:table-cell office:value-type="string" calcext:value-type="string">
            <text:p>8% <text:s text:c="2"/>9.3</text:p>
          </table:table-cell>
          <table:table-cell office:value-type="string" calcext:value-type="string">
            <text:p><text:s text:c="2"/>3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6627 44464</text:p>
          </table:table-cell>
          <table:table-cell office:value-type="string" calcext:value-type="string">
            <text:p>9 <text:s text:c="2"/>11.311</text:p>
          </table:table-cell>
          <table:table-cell office:value-type="string" calcext:value-type="string">
            <text:p>91 <text:s text:c="2"/>32 <text:s text:c="2"/>3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426</text:p>
          </table:table-cell>
          <table:table-cell office:value-type="string" calcext:value-type="string">
            <text:p>12 <text:s/>7.7</text:p>
          </table:table-cell>
          <table:table-cell/>
          <table:table-cell office:value-type="string" calcext:value-type="string">
            <text:p>6% <text:s text:c="2"/>9.3</text:p>
          </table:table-cell>
          <table:table-cell office:value-type="string" calcext:value-type="string">
            <text:p><text:s text:c="2"/>3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5862 45089</text:p>
          </table:table-cell>
          <table:table-cell office:value-type="string" calcext:value-type="string">
            <text:p>6 <text:s text:c="2"/>11.339</text:p>
          </table:table-cell>
          <table:table-cell office:value-type="string" calcext:value-type="string">
            <text:p>14 <text:s text:c="2"/>39 <text:s text:c="2"/>4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424</text:p>
          </table:table-cell>
          <table:table-cell office:value-type="string" calcext:value-type="string">
            <text:p>75 <text:s/>7.7</text:p>
          </table:table-cell>
          <table:table-cell/>
          <table:table-cell office:value-type="string" calcext:value-type="string">
            <text:p>5% <text:s text:c="2"/>9.3</text:p>
          </table:table-cell>
          <table:table-cell office:value-type="string" calcext:value-type="string">
            <text:p><text:s text:c="2"/>3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5276 45717</text:p>
          </table:table-cell>
          <table:table-cell office:value-type="string" calcext:value-type="string">
            <text:p>6 <text:s text:c="2"/>11.006</text:p>
          </table:table-cell>
          <table:table-cell office:value-type="string" calcext:value-type="string">
            <text:p>30 <text:s text:c="2"/>46 <text:s text:c="2"/>3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423</text:p>
          </table:table-cell>
          <table:table-cell office:value-type="string" calcext:value-type="string">
            <text:p>41 <text:s/>7.7</text:p>
          </table:table-cell>
          <table:table-cell/>
          <table:table-cell office:value-type="string" calcext:value-type="string">
            <text:p>4% <text:s text:c="2"/>9.3</text:p>
          </table:table-cell>
          <table:table-cell office:value-type="string" calcext:value-type="string">
            <text:p><text:s text:c="2"/>3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8337 46137</text:p>
          </table:table-cell>
          <table:table-cell office:value-type="string" calcext:value-type="string">
            <text:p>9 infeasib</text:p>
          </table:table-cell>
          <table:table-cell office:value-type="string" calcext:value-type="string">
            <text:p>le <text:s text:c="2"/>5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22</text:p>
          </table:table-cell>
          <table:table-cell office:value-type="string" calcext:value-type="string">
            <text:p>50 <text:s/>7.7</text:p>
          </table:table-cell>
          <table:table-cell/>
          <table:table-cell office:value-type="string" calcext:value-type="string">
            <text:p>3% <text:s text:c="2"/>9.3</text:p>
          </table:table-cell>
          <table:table-cell office:value-type="string" calcext:value-type="string">
            <text:p><text:s text:c="2"/>3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7304 46794</text:p>
          </table:table-cell>
          <table:table-cell office:value-type="string" calcext:value-type="string">
            <text:p>0 <text:s text:c="2"/>11.389</text:p>
          </table:table-cell>
          <table:table-cell office:value-type="string" calcext:value-type="string">
            <text:p>83 <text:s text:c="2"/>38 <text:s text:c="2"/>8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421</text:p>
          </table:table-cell>
          <table:table-cell office:value-type="string" calcext:value-type="string">
            <text:p>23 <text:s/>7.7</text:p>
          </table:table-cell>
          <table:table-cell/>
          <table:table-cell office:value-type="string" calcext:value-type="string">
            <text:p>2% <text:s text:c="2"/>9.3</text:p>
          </table:table-cell>
          <table:table-cell office:value-type="string" calcext:value-type="string">
            <text:p><text:s text:c="2"/>3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46793 47439</text:p>
          </table:table-cell>
          <table:table-cell office:value-type="string" calcext:value-type="string">
            <text:p>1 <text:s text:c="2"/>10.883</text:p>
          </table:table-cell>
          <table:table-cell office:value-type="string" calcext:value-type="string">
            <text:p>82 <text:s text:c="2"/>44 <text:s text:c="2"/>9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419</text:p>
          </table:table-cell>
          <table:table-cell office:value-type="string" calcext:value-type="string">
            <text:p>89 <text:s/>7.7</text:p>
          </table:table-cell>
          <table:table-cell/>
          <table:table-cell office:value-type="string" calcext:value-type="string">
            <text:p>0% <text:s text:c="2"/>9.2</text:p>
          </table:table-cell>
          <table:table-cell office:value-type="string" calcext:value-type="string">
            <text:p><text:s text:c="2"/>3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66846 48094</text:p>
          </table:table-cell>
          <table:table-cell office:value-type="string" calcext:value-type="string">
            <text:p>9 <text:s text:c="2"/>11.097</text:p>
          </table:table-cell>
          <table:table-cell office:value-type="string" calcext:value-type="string">
            <text:p>22 <text:s text:c="2"/>44 <text:s text:c="2"/>5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418</text:p>
          </table:table-cell>
          <table:table-cell office:value-type="string" calcext:value-type="string">
            <text:p>46 <text:s/>7.6</text:p>
          </table:table-cell>
          <table:table-cell/>
          <table:table-cell office:value-type="string" calcext:value-type="string">
            <text:p>9% <text:s text:c="2"/>9.2</text:p>
          </table:table-cell>
          <table:table-cell office:value-type="string" calcext:value-type="string">
            <text:p><text:s text:c="2"/>3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87263 48773</text:p>
          </table:table-cell>
          <table:table-cell office:value-type="string" calcext:value-type="string">
            <text:p>1 <text:s text:c="2"/>11.325</text:p>
          </table:table-cell>
          <table:table-cell office:value-type="string" calcext:value-type="string">
            <text:p>23 <text:s text:c="2"/>36 <text:s text:c="2"/>7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417</text:p>
          </table:table-cell>
          <table:table-cell office:value-type="string" calcext:value-type="string">
            <text:p>08 <text:s/>7.6</text:p>
          </table:table-cell>
          <table:table-cell/>
          <table:table-cell office:value-type="string" calcext:value-type="string">
            <text:p>8% <text:s text:c="2"/>9.2</text:p>
          </table:table-cell>
          <table:table-cell office:value-type="string" calcext:value-type="string">
            <text:p><text:s text:c="2"/>3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06949 49406</text:p>
          </table:table-cell>
          <table:table-cell office:value-type="string" calcext:value-type="string">
            <text:p>0 infeasib</text:p>
          </table:table-cell>
          <table:table-cell office:value-type="string" calcext:value-type="string">
            <text:p>le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15</text:p>
          </table:table-cell>
          <table:table-cell office:value-type="string" calcext:value-type="string">
            <text:p>70 <text:s/>7.6</text:p>
          </table:table-cell>
          <table:table-cell/>
          <table:table-cell office:value-type="string" calcext:value-type="string">
            <text:p>6% <text:s text:c="2"/>9.2</text:p>
          </table:table-cell>
          <table:table-cell office:value-type="string" calcext:value-type="string">
            <text:p><text:s text:c="2"/>3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26865 50072</text:p>
          </table:table-cell>
          <table:table-cell office:value-type="string" calcext:value-type="string">
            <text:p>9 <text:s text:c="2"/>11.001</text:p>
          </table:table-cell>
          <table:table-cell office:value-type="string" calcext:value-type="string">
            <text:p>21 <text:s text:c="2"/>43 <text:s text:c="2"/>2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414</text:p>
          </table:table-cell>
          <table:table-cell office:value-type="string" calcext:value-type="string">
            <text:p>44 <text:s/>7.6</text:p>
          </table:table-cell>
          <table:table-cell/>
          <table:table-cell office:value-type="string" calcext:value-type="string">
            <text:p>5% <text:s text:c="2"/>9.2</text:p>
          </table:table-cell>
          <table:table-cell office:value-type="string" calcext:value-type="string">
            <text:p><text:s text:c="2"/>3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446281 5068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602995" calcext:value-type="float">
            <text:p>10.602995</text:p>
          </table:table-cell>
          <table:table-cell office:value-type="string" calcext:value-type="string">
            <text:p>9 <text:s text:c="2"/>11.413</text:p>
          </table:table-cell>
          <table:table-cell office:value-type="string" calcext:value-type="string">
            <text:p>02 <text:s/>7.6</text:p>
          </table:table-cell>
          <table:table-cell/>
          <table:table-cell office:value-type="string" calcext:value-type="string">
            <text:p>4% <text:s text:c="2"/>9.2</text:p>
          </table:table-cell>
          <table:table-cell office:value-type="string" calcext:value-type="string">
            <text:p><text:s text:c="2"/>369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46921 50714</text:p>
          </table:table-cell>
          <table:table-cell office:value-type="string" calcext:value-type="string">
            <text:p>2 infeasib</text:p>
          </table:table-cell>
          <table:table-cell office:value-type="string" calcext:value-type="string">
            <text:p>le <text:s text:c="2"/>4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13</text:p>
          </table:table-cell>
          <table:table-cell office:value-type="string" calcext:value-type="string">
            <text:p>02 <text:s/>7.6</text:p>
          </table:table-cell>
          <table:table-cell/>
          <table:table-cell office:value-type="string" calcext:value-type="string">
            <text:p>4% <text:s text:c="2"/>9.2</text:p>
          </table:table-cell>
          <table:table-cell office:value-type="string" calcext:value-type="string">
            <text:p><text:s text:c="2"/>3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66780 51365</text:p>
          </table:table-cell>
          <table:table-cell office:value-type="string" calcext:value-type="string">
            <text:p>3 infeasib</text:p>
          </table:table-cell>
          <table:table-cell office:value-type="string" calcext:value-type="string">
            <text:p>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11</text:p>
          </table:table-cell>
          <table:table-cell office:value-type="string" calcext:value-type="string">
            <text:p>83 <text:s/>7.6</text:p>
          </table:table-cell>
          <table:table-cell/>
          <table:table-cell office:value-type="string" calcext:value-type="string">
            <text:p>3% <text:s text:c="2"/>9.2</text:p>
          </table:table-cell>
          <table:table-cell office:value-type="string" calcext:value-type="string">
            <text:p><text:s text:c="2"/>3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487544 52035</text:p>
          </table:table-cell>
          <table:table-cell office:value-type="string" calcext:value-type="string">
            <text:p>5 <text:s text:c="4"/>cuto</text:p>
          </table:table-cell>
          <table:table-cell office:value-type="string" calcext:value-type="string">
            <text:p>ff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10</text:p>
          </table:table-cell>
          <table:table-cell office:value-type="string" calcext:value-type="string">
            <text:p>39 <text:s/>7.6</text:p>
          </table:table-cell>
          <table:table-cell/>
          <table:table-cell office:value-type="string" calcext:value-type="string">
            <text:p>1% <text:s text:c="2"/>9.2</text:p>
          </table:table-cell>
          <table:table-cell office:value-type="string" calcext:value-type="string">
            <text:p><text:s text:c="2"/>3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08286 52732</text:p>
          </table:table-cell>
          <table:table-cell office:value-type="string" calcext:value-type="string">
            <text:p>7 <text:s text:c="4"/>cuto</text:p>
          </table:table-cell>
          <table:table-cell office:value-type="string" calcext:value-type="string">
            <text:p>ff <text:s text:c="2"/>3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09</text:p>
          </table:table-cell>
          <table:table-cell office:value-type="string" calcext:value-type="string">
            <text:p>09 <text:s/>7.6</text:p>
          </table:table-cell>
          <table:table-cell/>
          <table:table-cell office:value-type="string" calcext:value-type="string">
            <text:p>0% <text:s text:c="2"/>9.2</text:p>
          </table:table-cell>
          <table:table-cell office:value-type="string" calcext:value-type="string">
            <text:p><text:s text:c="2"/>3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28724 53434</text:p>
          </table:table-cell>
          <table:table-cell office:value-type="string" calcext:value-type="string">
            <text:p>8 <text:s text:c="2"/>11.329</text:p>
          </table:table-cell>
          <table:table-cell office:value-type="string" calcext:value-type="string">
            <text:p>21 <text:s text:c="2"/>40 <text:s text:c="2"/>4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407</text:p>
          </table:table-cell>
          <table:table-cell office:value-type="string" calcext:value-type="string">
            <text:p>75 <text:s/>7.5</text:p>
          </table:table-cell>
          <table:table-cell/>
          <table:table-cell office:value-type="string" calcext:value-type="string">
            <text:p>9% <text:s text:c="2"/>9.2</text:p>
          </table:table-cell>
          <table:table-cell office:value-type="string" calcext:value-type="string">
            <text:p><text:s text:c="2"/>3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48234 54085</text:p>
          </table:table-cell>
          <table:table-cell office:value-type="string" calcext:value-type="string">
            <text:p>0 <text:s text:c="2"/>10.762</text:p>
          </table:table-cell>
          <table:table-cell office:value-type="string" calcext:value-type="string">
            <text:p>72 <text:s text:c="2"/>46 <text:s text:c="2"/>3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406</text:p>
          </table:table-cell>
          <table:table-cell office:value-type="string" calcext:value-type="string">
            <text:p>48 <text:s/>7.5</text:p>
          </table:table-cell>
          <table:table-cell/>
          <table:table-cell office:value-type="string" calcext:value-type="string">
            <text:p>8% <text:s text:c="2"/>9.1</text:p>
          </table:table-cell>
          <table:table-cell office:value-type="string" calcext:value-type="string">
            <text:p><text:s text:c="2"/>3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67753 54769</text:p>
          </table:table-cell>
          <table:table-cell office:value-type="string" calcext:value-type="string">
            <text:p>8 <text:s text:c="2"/>10.850</text:p>
          </table:table-cell>
          <table:table-cell office:value-type="string" calcext:value-type="string">
            <text:p>25 <text:s text:c="2"/>50 <text:s text:c="2"/>4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405</text:p>
          </table:table-cell>
          <table:table-cell office:value-type="string" calcext:value-type="string">
            <text:p>35 <text:s/>7.5</text:p>
          </table:table-cell>
          <table:table-cell/>
          <table:table-cell office:value-type="string" calcext:value-type="string">
            <text:p>7% <text:s text:c="2"/>9.1</text:p>
          </table:table-cell>
          <table:table-cell office:value-type="string" calcext:value-type="string">
            <text:p><text:s text:c="2"/>4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86801 55412</text:p>
          </table:table-cell>
          <table:table-cell office:value-type="string" calcext:value-type="string">
            <text:p>8 <text:s text:c="4"/>cuto</text:p>
          </table:table-cell>
          <table:table-cell office:value-type="string" calcext:value-type="string">
            <text:p>ff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04</text:p>
          </table:table-cell>
          <table:table-cell office:value-type="string" calcext:value-type="string">
            <text:p>12 <text:s/>7.5</text:p>
          </table:table-cell>
          <table:table-cell/>
          <table:table-cell office:value-type="string" calcext:value-type="string">
            <text:p>6% <text:s text:c="2"/>9.1</text:p>
          </table:table-cell>
          <table:table-cell office:value-type="string" calcext:value-type="string">
            <text:p><text:s text:c="2"/>4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590610 55538</text:p>
          </table:table-cell>
          <table:table-cell office:value-type="string" calcext:value-type="string">
            <text:p>3 <text:s text:c="2"/>11.014</text:p>
          </table:table-cell>
          <table:table-cell office:value-type="string" calcext:value-type="string">
            <text:p>87 <text:s text:c="2"/>40 <text:s text:c="2"/>1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403</text:p>
          </table:table-cell>
          <table:table-cell office:value-type="string" calcext:value-type="string">
            <text:p>87 <text:s/>7.5</text:p>
          </table:table-cell>
          <table:table-cell/>
          <table:table-cell office:value-type="string" calcext:value-type="string">
            <text:p>5% <text:s text:c="2"/>9.1</text:p>
          </table:table-cell>
          <table:table-cell office:value-type="string" calcext:value-type="string">
            <text:p><text:s text:c="2"/>4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08474 56144</text:p>
          </table:table-cell>
          <table:table-cell office:value-type="string" calcext:value-type="string">
            <text:p>9 <text:s text:c="2"/>11.286</text:p>
          </table:table-cell>
          <table:table-cell office:value-type="string" calcext:value-type="string">
            <text:p>97 <text:s text:c="2"/>34 <text:s text:c="2"/>6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402</text:p>
          </table:table-cell>
          <table:table-cell office:value-type="string" calcext:value-type="string">
            <text:p>94 <text:s/>7.5</text:p>
          </table:table-cell>
          <table:table-cell/>
          <table:table-cell office:value-type="string" calcext:value-type="string">
            <text:p>4% <text:s text:c="2"/>9.1</text:p>
          </table:table-cell>
          <table:table-cell office:value-type="string" calcext:value-type="string">
            <text:p><text:s text:c="2"/>4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27588 56777</text:p>
          </table:table-cell>
          <table:table-cell office:value-type="string" calcext:value-type="string">
            <text:p>8 infeasib</text:p>
          </table:table-cell>
          <table:table-cell office:value-type="string" calcext:value-type="string">
            <text:p>le <text:s text:c="2"/>6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401</text:p>
          </table:table-cell>
          <table:table-cell office:value-type="string" calcext:value-type="string">
            <text:p>68 <text:s/>7.5</text:p>
          </table:table-cell>
          <table:table-cell/>
          <table:table-cell office:value-type="string" calcext:value-type="string">
            <text:p>3% <text:s text:c="2"/>9.1</text:p>
          </table:table-cell>
          <table:table-cell office:value-type="string" calcext:value-type="string">
            <text:p><text:s text:c="2"/>4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46751 57426</text:p>
          </table:table-cell>
          <table:table-cell office:value-type="string" calcext:value-type="string">
            <text:p>7 <text:s text:c="2"/>10.837</text:p>
          </table:table-cell>
          <table:table-cell office:value-type="string" calcext:value-type="string">
            <text:p>44 <text:s text:c="2"/>52 <text:s text:c="2"/>3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400</text:p>
          </table:table-cell>
          <table:table-cell office:value-type="string" calcext:value-type="string">
            <text:p>51 <text:s/>7.5</text:p>
          </table:table-cell>
          <table:table-cell/>
          <table:table-cell office:value-type="string" calcext:value-type="string">
            <text:p>2% <text:s text:c="2"/>9.1</text:p>
          </table:table-cell>
          <table:table-cell office:value-type="string" calcext:value-type="string">
            <text:p><text:s text:c="2"/>4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64750 58026</text:p>
          </table:table-cell>
          <table:table-cell office:value-type="string" calcext:value-type="string">
            <text:p>0 infeasib</text:p>
          </table:table-cell>
          <table:table-cell office:value-type="string" calcext:value-type="string">
            <text:p>le <text:s text:c="2"/>4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99</text:p>
          </table:table-cell>
          <table:table-cell office:value-type="string" calcext:value-type="string">
            <text:p>51 <text:s/>7.5</text:p>
          </table:table-cell>
          <table:table-cell/>
          <table:table-cell office:value-type="string" calcext:value-type="string">
            <text:p>1% <text:s text:c="2"/>9.1</text:p>
          </table:table-cell>
          <table:table-cell office:value-type="string" calcext:value-type="string">
            <text:p><text:s text:c="2"/>4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684639 58678</text:p>
          </table:table-cell>
          <table:table-cell office:value-type="string" calcext:value-type="string">
            <text:p>6 <text:s text:c="2"/>11.388</text:p>
          </table:table-cell>
          <table:table-cell office:value-type="string" calcext:value-type="string">
            <text:p>72 <text:s text:c="2"/>43 <text:s text:c="2"/>5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398</text:p>
          </table:table-cell>
          <table:table-cell office:value-type="string" calcext:value-type="string">
            <text:p>34 <text:s/>7.5</text:p>
          </table:table-cell>
          <table:table-cell/>
          <table:table-cell office:value-type="string" calcext:value-type="string">
            <text:p>0% <text:s text:c="2"/>9.1</text:p>
          </table:table-cell>
          <table:table-cell office:value-type="string" calcext:value-type="string">
            <text:p><text:s text:c="2"/>4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01857 59271</text:p>
          </table:table-cell>
          <table:table-cell office:value-type="string" calcext:value-type="string">
            <text:p>8 <text:s text:c="2"/>10.984</text:p>
          </table:table-cell>
          <table:table-cell office:value-type="string" calcext:value-type="string">
            <text:p>92 <text:s text:c="2"/>43 <text:s text:c="2"/>2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397</text:p>
          </table:table-cell>
          <table:table-cell office:value-type="string" calcext:value-type="string">
            <text:p>39 <text:s/>7.4</text:p>
          </table:table-cell>
          <table:table-cell/>
          <table:table-cell office:value-type="string" calcext:value-type="string">
            <text:p>9% <text:s text:c="2"/>9.1</text:p>
          </table:table-cell>
          <table:table-cell office:value-type="string" calcext:value-type="string">
            <text:p><text:s text:c="2"/>4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21726 59918</text:p>
          </table:table-cell>
          <table:table-cell office:value-type="string" calcext:value-type="string">
            <text:p>5 <text:s text:c="2"/>11.185</text:p>
          </table:table-cell>
          <table:table-cell office:value-type="string" calcext:value-type="string">
            <text:p>26 <text:s text:c="2"/>37 <text:s/>11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396</text:p>
          </table:table-cell>
          <table:table-cell office:value-type="string" calcext:value-type="string">
            <text:p>34 <text:s/>7.4</text:p>
          </table:table-cell>
          <table:table-cell/>
          <table:table-cell office:value-type="string" calcext:value-type="string">
            <text:p>8% <text:s text:c="2"/>9.1</text:p>
          </table:table-cell>
          <table:table-cell office:value-type="string" calcext:value-type="string">
            <text:p><text:s text:c="2"/>4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40147 60517</text:p>
          </table:table-cell>
          <table:table-cell office:value-type="string" calcext:value-type="string">
            <text:p>9 <text:s text:c="2"/>11.010</text:p>
          </table:table-cell>
          <table:table-cell office:value-type="string" calcext:value-type="string">
            <text:p>13 <text:s text:c="2"/>47 <text:s text:c="2"/>2</text:p>
          </table:table-cell>
          <table:table-cell office:value-type="string" calcext:value-type="string">
            <text:p>6 <text:s text:c="2"/>10.6030</text:p>
          </table:table-cell>
          <table:table-cell office:value-type="string" calcext:value-type="string">
            <text:p>0 <text:s text:c="2"/>11.395</text:p>
          </table:table-cell>
          <table:table-cell office:value-type="string" calcext:value-type="string">
            <text:p>13 <text:s/>7.4</text:p>
          </table:table-cell>
          <table:table-cell/>
          <table:table-cell office:value-type="string" calcext:value-type="string">
            <text:p>7% <text:s text:c="2"/>9.1</text:p>
          </table:table-cell>
          <table:table-cell office:value-type="string" calcext:value-type="string">
            <text:p><text:s text:c="2"/>4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59673 61165</text:p>
          </table:table-cell>
          <table:table-cell office:value-type="string" calcext:value-type="string">
            <text:p>7 <text:s text:c="2"/>10.757</text:p>
          </table:table-cell>
          <table:table-cell office:value-type="string" calcext:value-type="string">
            <text:p>75 <text:s text:c="2"/>43 <text:s text:c="2"/>6</text:p>
          </table:table-cell>
          <table:table-cell office:value-type="string" calcext:value-type="string">
            <text:p>9 <text:s text:c="2"/>10.6030</text:p>
          </table:table-cell>
          <table:table-cell office:value-type="string" calcext:value-type="string">
            <text:p>0 <text:s text:c="2"/>11.394</text:p>
          </table:table-cell>
          <table:table-cell office:value-type="string" calcext:value-type="string">
            <text:p>12 <text:s/>7.4</text:p>
          </table:table-cell>
          <table:table-cell/>
          <table:table-cell office:value-type="string" calcext:value-type="string">
            <text:p>6% <text:s text:c="2"/>9.1</text:p>
          </table:table-cell>
          <table:table-cell office:value-type="string" calcext:value-type="string">
            <text:p><text:s text:c="2"/>4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79675 61834</text:p>
          </table:table-cell>
          <table:table-cell office:value-type="string" calcext:value-type="string">
            <text:p>8 <text:s text:c="2"/>10.787</text:p>
          </table:table-cell>
          <table:table-cell office:value-type="string" calcext:value-type="string">
            <text:p>79 <text:s text:c="2"/>59 <text:s text:c="2"/>4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393</text:p>
          </table:table-cell>
          <table:table-cell office:value-type="string" calcext:value-type="string">
            <text:p>03 <text:s/>7.4</text:p>
          </table:table-cell>
          <table:table-cell/>
          <table:table-cell office:value-type="string" calcext:value-type="string">
            <text:p>5% <text:s text:c="2"/>9.1</text:p>
          </table:table-cell>
          <table:table-cell office:value-type="string" calcext:value-type="string">
            <text:p><text:s text:c="2"/>4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798673 62474</text:p>
          </table:table-cell>
          <table:table-cell office:value-type="string" calcext:value-type="string">
            <text:p>0 <text:s text:c="2"/>11.198</text:p>
          </table:table-cell>
          <table:table-cell office:value-type="string" calcext:value-type="string">
            <text:p>76 <text:s text:c="2"/>38 <text:s/>11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391</text:p>
          </table:table-cell>
          <table:table-cell office:value-type="string" calcext:value-type="string">
            <text:p>97 <text:s/>7.4</text:p>
          </table:table-cell>
          <table:table-cell/>
          <table:table-cell office:value-type="string" calcext:value-type="string">
            <text:p>4% <text:s text:c="2"/>9.1</text:p>
          </table:table-cell>
          <table:table-cell office:value-type="string" calcext:value-type="string">
            <text:p><text:s text:c="2"/>4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18800 63124</text:p>
          </table:table-cell>
          <table:table-cell office:value-type="string" calcext:value-type="string">
            <text:p>6 <text:s text:c="2"/>10.787</text:p>
          </table:table-cell>
          <table:table-cell office:value-type="string" calcext:value-type="string">
            <text:p>40 <text:s text:c="2"/>38 <text:s text:c="2"/>1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390</text:p>
          </table:table-cell>
          <table:table-cell office:value-type="string" calcext:value-type="string">
            <text:p>84 <text:s/>7.4</text:p>
          </table:table-cell>
          <table:table-cell/>
          <table:table-cell office:value-type="string" calcext:value-type="string">
            <text:p>3% <text:s text:c="2"/>9.1</text:p>
          </table:table-cell>
          <table:table-cell office:value-type="string" calcext:value-type="string">
            <text:p><text:s text:c="2"/>4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38468 63776</text:p>
          </table:table-cell>
          <table:table-cell office:value-type="string" calcext:value-type="string">
            <text:p>6 <text:s text:c="2"/>11.324</text:p>
          </table:table-cell>
          <table:table-cell office:value-type="string" calcext:value-type="string">
            <text:p>97 <text:s text:c="2"/>37 <text:s text:c="2"/>6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89</text:p>
          </table:table-cell>
          <table:table-cell office:value-type="string" calcext:value-type="string">
            <text:p>90 <text:s/>7.4</text:p>
          </table:table-cell>
          <table:table-cell/>
          <table:table-cell office:value-type="string" calcext:value-type="string">
            <text:p>2% <text:s text:c="2"/>9.0</text:p>
          </table:table-cell>
          <table:table-cell office:value-type="string" calcext:value-type="string">
            <text:p><text:s text:c="2"/>4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57915 64398</text:p>
          </table:table-cell>
          <table:table-cell office:value-type="string" calcext:value-type="string">
            <text:p>0 <text:s text:c="2"/>10.872</text:p>
          </table:table-cell>
          <table:table-cell office:value-type="string" calcext:value-type="string">
            <text:p>04 <text:s text:c="2"/>39 <text:s text:c="2"/>1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388</text:p>
          </table:table-cell>
          <table:table-cell office:value-type="string" calcext:value-type="string">
            <text:p>72 <text:s/>7.4</text:p>
          </table:table-cell>
          <table:table-cell/>
          <table:table-cell office:value-type="string" calcext:value-type="string">
            <text:p>1% <text:s text:c="2"/>9.0</text:p>
          </table:table-cell>
          <table:table-cell office:value-type="string" calcext:value-type="string">
            <text:p><text:s text:c="2"/>4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77305 65038</text:p>
          </table:table-cell>
          <table:table-cell office:value-type="string" calcext:value-type="string">
            <text:p>5 <text:s text:c="2"/>11.225</text:p>
          </table:table-cell>
          <table:table-cell office:value-type="string" calcext:value-type="string">
            <text:p>73 <text:s text:c="2"/>47 <text:s text:c="2"/>1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387</text:p>
          </table:table-cell>
          <table:table-cell office:value-type="string" calcext:value-type="string">
            <text:p>61 <text:s/>7.4</text:p>
          </table:table-cell>
          <table:table-cell/>
          <table:table-cell office:value-type="string" calcext:value-type="string">
            <text:p>0% <text:s text:c="2"/>9.0</text:p>
          </table:table-cell>
          <table:table-cell office:value-type="string" calcext:value-type="string">
            <text:p><text:s text:c="2"/>4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896073 65679</text:p>
          </table:table-cell>
          <table:table-cell office:value-type="string" calcext:value-type="string">
            <text:p>7 <text:s text:c="2"/>11.167</text:p>
          </table:table-cell>
          <table:table-cell office:value-type="string" calcext:value-type="string">
            <text:p>90 <text:s text:c="2"/>42 <text:s text:c="2"/>4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386</text:p>
          </table:table-cell>
          <table:table-cell office:value-type="string" calcext:value-type="string">
            <text:p>58 <text:s/>7.3</text:p>
          </table:table-cell>
          <table:table-cell/>
          <table:table-cell office:value-type="string" calcext:value-type="string">
            <text:p>9% <text:s text:c="2"/>9.0</text:p>
          </table:table-cell>
          <table:table-cell office:value-type="string" calcext:value-type="string">
            <text:p><text:s text:c="2"/>4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13123 66247</text:p>
          </table:table-cell>
          <table:table-cell office:value-type="string" calcext:value-type="string">
            <text:p>4 infeasib</text:p>
          </table:table-cell>
          <table:table-cell office:value-type="string" calcext:value-type="string">
            <text:p>le <text:s text:c="2"/>5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85</text:p>
          </table:table-cell>
          <table:table-cell office:value-type="string" calcext:value-type="string">
            <text:p>69 <text:s/>7.3</text:p>
          </table:table-cell>
          <table:table-cell/>
          <table:table-cell office:value-type="string" calcext:value-type="string">
            <text:p>8% <text:s text:c="2"/>9.0</text:p>
          </table:table-cell>
          <table:table-cell office:value-type="string" calcext:value-type="string">
            <text:p><text:s text:c="2"/>4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33774 66923</text:p>
          </table:table-cell>
          <table:table-cell office:value-type="string" calcext:value-type="string">
            <text:p>7 <text:s text:c="2"/>11.094</text:p>
          </table:table-cell>
          <table:table-cell office:value-type="string" calcext:value-type="string">
            <text:p>66 <text:s text:c="2"/>40 <text:s text:c="2"/>2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384</text:p>
          </table:table-cell>
          <table:table-cell office:value-type="string" calcext:value-type="string">
            <text:p>62 <text:s/>7.3</text:p>
          </table:table-cell>
          <table:table-cell/>
          <table:table-cell office:value-type="string" calcext:value-type="string">
            <text:p>7% <text:s text:c="2"/>9.0</text:p>
          </table:table-cell>
          <table:table-cell office:value-type="string" calcext:value-type="string">
            <text:p><text:s text:c="2"/>5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54080 67597</text:p>
          </table:table-cell>
          <table:table-cell office:value-type="string" calcext:value-type="string">
            <text:p>8 <text:s text:c="2"/>11.189</text:p>
          </table:table-cell>
          <table:table-cell office:value-type="string" calcext:value-type="string">
            <text:p>51 <text:s text:c="2"/>35 <text:s text:c="2"/>2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83</text:p>
          </table:table-cell>
          <table:table-cell office:value-type="string" calcext:value-type="string">
            <text:p>44 <text:s/>7.3</text:p>
          </table:table-cell>
          <table:table-cell/>
          <table:table-cell office:value-type="string" calcext:value-type="string">
            <text:p>6% <text:s text:c="2"/>9.0</text:p>
          </table:table-cell>
          <table:table-cell office:value-type="string" calcext:value-type="string">
            <text:p><text:s text:c="2"/>5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74393 68260</text:p>
          </table:table-cell>
          <table:table-cell office:value-type="string" calcext:value-type="string">
            <text:p>6 <text:s text:c="2"/>10.874</text:p>
          </table:table-cell>
          <table:table-cell office:value-type="string" calcext:value-type="string">
            <text:p>11 <text:s text:c="2"/>38 <text:s text:c="2"/>3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382</text:p>
          </table:table-cell>
          <table:table-cell office:value-type="string" calcext:value-type="string">
            <text:p>65 <text:s/>7.3</text:p>
          </table:table-cell>
          <table:table-cell/>
          <table:table-cell office:value-type="string" calcext:value-type="string">
            <text:p>5% <text:s text:c="2"/>9.0</text:p>
          </table:table-cell>
          <table:table-cell office:value-type="string" calcext:value-type="string">
            <text:p><text:s text:c="2"/>5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993609 68886</text:p>
          </table:table-cell>
          <table:table-cell office:value-type="string" calcext:value-type="string">
            <text:p>0 <text:s text:c="2"/>10.797</text:p>
          </table:table-cell>
          <table:table-cell office:value-type="string" calcext:value-type="string">
            <text:p>88 <text:s text:c="2"/>41 <text:s text:c="2"/>3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381</text:p>
          </table:table-cell>
          <table:table-cell office:value-type="string" calcext:value-type="string">
            <text:p>68 <text:s/>7.3</text:p>
          </table:table-cell>
          <table:table-cell/>
          <table:table-cell office:value-type="string" calcext:value-type="string">
            <text:p>4% <text:s text:c="2"/>9.0</text:p>
          </table:table-cell>
          <table:table-cell office:value-type="string" calcext:value-type="string">
            <text:p><text:s text:c="2"/>5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13320 69532</text:p>
          </table:table-cell>
          <table:table-cell office:value-type="string" calcext:value-type="string">
            <text:p>5 <text:s text:c="2"/>10.639</text:p>
          </table:table-cell>
          <table:table-cell office:value-type="string" calcext:value-type="string">
            <text:p>36 <text:s text:c="2"/>58 <text:s text:c="2"/>2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80</text:p>
          </table:table-cell>
          <table:table-cell office:value-type="string" calcext:value-type="string">
            <text:p>60 <text:s/>7.3</text:p>
          </table:table-cell>
          <table:table-cell/>
          <table:table-cell office:value-type="string" calcext:value-type="string">
            <text:p>3% <text:s text:c="2"/>9.0</text:p>
          </table:table-cell>
          <table:table-cell office:value-type="string" calcext:value-type="string">
            <text:p><text:s text:c="2"/>5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32811 70181</text:p>
          </table:table-cell>
          <table:table-cell office:value-type="string" calcext:value-type="string">
            <text:p>9 infeasib</text:p>
          </table:table-cell>
          <table:table-cell office:value-type="string" calcext:value-type="string">
            <text:p>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79</text:p>
          </table:table-cell>
          <table:table-cell office:value-type="string" calcext:value-type="string">
            <text:p>73 <text:s/>7.3</text:p>
          </table:table-cell>
          <table:table-cell/>
          <table:table-cell office:value-type="string" calcext:value-type="string">
            <text:p>3% <text:s text:c="2"/>9.0</text:p>
          </table:table-cell>
          <table:table-cell office:value-type="string" calcext:value-type="string">
            <text:p><text:s text:c="2"/>5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52620 70831</text:p>
          </table:table-cell>
          <table:table-cell office:value-type="string" calcext:value-type="string">
            <text:p>2 <text:s text:c="2"/>10.998</text:p>
          </table:table-cell>
          <table:table-cell office:value-type="string" calcext:value-type="string">
            <text:p>80 <text:s text:c="2"/>38 <text:s text:c="2"/>2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378</text:p>
          </table:table-cell>
          <table:table-cell office:value-type="string" calcext:value-type="string">
            <text:p>97 <text:s/>7.3</text:p>
          </table:table-cell>
          <table:table-cell/>
          <table:table-cell office:value-type="string" calcext:value-type="string">
            <text:p>2% <text:s text:c="2"/>9.0</text:p>
          </table:table-cell>
          <table:table-cell office:value-type="string" calcext:value-type="string">
            <text:p><text:s text:c="2"/>5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71611 71474</text:p>
          </table:table-cell>
          <table:table-cell office:value-type="string" calcext:value-type="string">
            <text:p>9 <text:s text:c="2"/>10.713</text:p>
          </table:table-cell>
          <table:table-cell office:value-type="string" calcext:value-type="string">
            <text:p>67 <text:s text:c="2"/>48 <text:s text:c="2"/>1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78</text:p>
          </table:table-cell>
          <table:table-cell office:value-type="string" calcext:value-type="string">
            <text:p>03 <text:s/>7.3</text:p>
          </table:table-cell>
          <table:table-cell/>
          <table:table-cell office:value-type="string" calcext:value-type="string">
            <text:p>1% <text:s text:c="2"/>9.0</text:p>
          </table:table-cell>
          <table:table-cell office:value-type="string" calcext:value-type="string">
            <text:p><text:s text:c="2"/>5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091855 72150</text:p>
          </table:table-cell>
          <table:table-cell office:value-type="string" calcext:value-type="string">
            <text:p>6 <text:s text:c="2"/>10.677</text:p>
          </table:table-cell>
          <table:table-cell office:value-type="string" calcext:value-type="string">
            <text:p>03 <text:s text:c="2"/>47 <text:s text:c="2"/>1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377</text:p>
          </table:table-cell>
          <table:table-cell office:value-type="string" calcext:value-type="string">
            <text:p>18 <text:s/>7.3</text:p>
          </table:table-cell>
          <table:table-cell/>
          <table:table-cell office:value-type="string" calcext:value-type="string">
            <text:p>0% <text:s text:c="2"/>9.0</text:p>
          </table:table-cell>
          <table:table-cell office:value-type="string" calcext:value-type="string">
            <text:p><text:s text:c="2"/>5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10698 72780</text:p>
          </table:table-cell>
          <table:table-cell office:value-type="string" calcext:value-type="string">
            <text:p>6 <text:s text:c="2"/>11.148</text:p>
          </table:table-cell>
          <table:table-cell office:value-type="string" calcext:value-type="string">
            <text:p>15 <text:s text:c="2"/>33 <text:s text:c="2"/>3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76</text:p>
          </table:table-cell>
          <table:table-cell office:value-type="string" calcext:value-type="string">
            <text:p>20 <text:s/>7.2</text:p>
          </table:table-cell>
          <table:table-cell/>
          <table:table-cell office:value-type="string" calcext:value-type="string">
            <text:p>9% <text:s text:c="2"/>9.0</text:p>
          </table:table-cell>
          <table:table-cell office:value-type="string" calcext:value-type="string">
            <text:p><text:s text:c="2"/>5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31146 73477</text:p>
          </table:table-cell>
          <table:table-cell office:value-type="string" calcext:value-type="string">
            <text:p>9 <text:s text:c="2"/>10.729</text:p>
          </table:table-cell>
          <table:table-cell office:value-type="string" calcext:value-type="string">
            <text:p>16 <text:s text:c="2"/>42 <text:s text:c="2"/>1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375</text:p>
          </table:table-cell>
          <table:table-cell office:value-type="string" calcext:value-type="string">
            <text:p>42 <text:s/>7.2</text:p>
          </table:table-cell>
          <table:table-cell/>
          <table:table-cell office:value-type="string" calcext:value-type="string">
            <text:p>8% <text:s text:c="2"/>9.0</text:p>
          </table:table-cell>
          <table:table-cell office:value-type="string" calcext:value-type="string">
            <text:p><text:s text:c="2"/>5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50916 74129</text:p>
          </table:table-cell>
          <table:table-cell office:value-type="string" calcext:value-type="string">
            <text:p>2 <text:s text:c="2"/>10.653</text:p>
          </table:table-cell>
          <table:table-cell office:value-type="string" calcext:value-type="string">
            <text:p>79 <text:s text:c="2"/>56 <text:s text:c="2"/>2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74</text:p>
          </table:table-cell>
          <table:table-cell office:value-type="string" calcext:value-type="string">
            <text:p>42 <text:s/>7.2</text:p>
          </table:table-cell>
          <table:table-cell/>
          <table:table-cell office:value-type="string" calcext:value-type="string">
            <text:p>8% <text:s text:c="2"/>8.9</text:p>
          </table:table-cell>
          <table:table-cell office:value-type="string" calcext:value-type="string">
            <text:p><text:s text:c="2"/>5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71471 74830</text:p>
          </table:table-cell>
          <table:table-cell office:value-type="string" calcext:value-type="string">
            <text:p>8 <text:s text:c="2"/>11.360</text:p>
          </table:table-cell>
          <table:table-cell office:value-type="string" calcext:value-type="string">
            <text:p>50 <text:s text:c="2"/>35 <text:s/>11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73</text:p>
          </table:table-cell>
          <table:table-cell office:value-type="string" calcext:value-type="string">
            <text:p>48 <text:s/>7.2</text:p>
          </table:table-cell>
          <table:table-cell/>
          <table:table-cell office:value-type="string" calcext:value-type="string">
            <text:p>7% <text:s text:c="2"/>8.9</text:p>
          </table:table-cell>
          <table:table-cell office:value-type="string" calcext:value-type="string">
            <text:p><text:s text:c="2"/>5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76784 75014</text:p>
          </table:table-cell>
          <table:table-cell office:value-type="string" calcext:value-type="string">
            <text:p>8 infeasib</text:p>
          </table:table-cell>
          <table:table-cell office:value-type="string" calcext:value-type="string">
            <text:p>le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73</text:p>
          </table:table-cell>
          <table:table-cell office:value-type="string" calcext:value-type="string">
            <text:p>28 <text:s/>7.2</text:p>
          </table:table-cell>
          <table:table-cell/>
          <table:table-cell office:value-type="string" calcext:value-type="string">
            <text:p>6% <text:s text:c="2"/>8.9</text:p>
          </table:table-cell>
          <table:table-cell office:value-type="string" calcext:value-type="string">
            <text:p><text:s text:c="2"/>56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186621 75334</text:p>
          </table:table-cell>
          <table:table-cell office:value-type="string" calcext:value-type="string">
            <text:p>6 <text:s text:c="2"/>11.098</text:p>
          </table:table-cell>
          <table:table-cell office:value-type="string" calcext:value-type="string">
            <text:p>24 <text:s text:c="2"/>49 <text:s text:c="2"/>5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372</text:p>
          </table:table-cell>
          <table:table-cell office:value-type="string" calcext:value-type="string">
            <text:p>81 <text:s/>7.2</text:p>
          </table:table-cell>
          <table:table-cell/>
          <table:table-cell office:value-type="string" calcext:value-type="string">
            <text:p>6% <text:s text:c="2"/>8.9</text:p>
          </table:table-cell>
          <table:table-cell office:value-type="string" calcext:value-type="string">
            <text:p><text:s text:c="2"/>5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06167 75966</text:p>
          </table:table-cell>
          <table:table-cell office:value-type="string" calcext:value-type="string">
            <text:p>1 <text:s text:c="4"/>cuto</text:p>
          </table:table-cell>
          <table:table-cell office:value-type="string" calcext:value-type="string">
            <text:p>ff <text:s text:c="2"/>4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71</text:p>
          </table:table-cell>
          <table:table-cell office:value-type="string" calcext:value-type="string">
            <text:p>98 <text:s/>7.2</text:p>
          </table:table-cell>
          <table:table-cell/>
          <table:table-cell office:value-type="string" calcext:value-type="string">
            <text:p>5% <text:s text:c="2"/>8.9</text:p>
          </table:table-cell>
          <table:table-cell office:value-type="string" calcext:value-type="string">
            <text:p><text:s text:c="2"/>5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27762 76659</text:p>
          </table:table-cell>
          <table:table-cell office:value-type="string" calcext:value-type="string">
            <text:p>2 <text:s text:c="2"/>10.698</text:p>
          </table:table-cell>
          <table:table-cell office:value-type="string" calcext:value-type="string">
            <text:p>00 <text:s text:c="2"/>45 <text:s text:c="2"/>5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70</text:p>
          </table:table-cell>
          <table:table-cell office:value-type="string" calcext:value-type="string">
            <text:p>88 <text:s/>7.2</text:p>
          </table:table-cell>
          <table:table-cell/>
          <table:table-cell office:value-type="string" calcext:value-type="string">
            <text:p>4% <text:s text:c="2"/>8.9</text:p>
          </table:table-cell>
          <table:table-cell office:value-type="string" calcext:value-type="string">
            <text:p><text:s text:c="2"/>5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47935 77316</text:p>
          </table:table-cell>
          <table:table-cell office:value-type="string" calcext:value-type="string">
            <text:p>4 <text:s text:c="2"/>11.028</text:p>
          </table:table-cell>
          <table:table-cell office:value-type="string" calcext:value-type="string">
            <text:p>80 <text:s text:c="2"/>48 <text:s text:c="2"/>3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369</text:p>
          </table:table-cell>
          <table:table-cell office:value-type="string" calcext:value-type="string">
            <text:p>97 <text:s/>7.2</text:p>
          </table:table-cell>
          <table:table-cell/>
          <table:table-cell office:value-type="string" calcext:value-type="string">
            <text:p>3% <text:s text:c="2"/>8.9</text:p>
          </table:table-cell>
          <table:table-cell office:value-type="string" calcext:value-type="string">
            <text:p><text:s text:c="2"/>5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67804 77972</text:p>
          </table:table-cell>
          <table:table-cell office:value-type="string" calcext:value-type="string">
            <text:p>1 infeasib</text:p>
          </table:table-cell>
          <table:table-cell office:value-type="string" calcext:value-type="string">
            <text:p>le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69</text:p>
          </table:table-cell>
          <table:table-cell office:value-type="string" calcext:value-type="string">
            <text:p>21 <text:s/>7.2</text:p>
          </table:table-cell>
          <table:table-cell/>
          <table:table-cell office:value-type="string" calcext:value-type="string">
            <text:p>3% <text:s text:c="2"/>8.9</text:p>
          </table:table-cell>
          <table:table-cell office:value-type="string" calcext:value-type="string">
            <text:p><text:s text:c="2"/>5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287693 78616</text:p>
          </table:table-cell>
          <table:table-cell office:value-type="string" calcext:value-type="string">
            <text:p>9 <text:s text:c="2"/>11.237</text:p>
          </table:table-cell>
          <table:table-cell office:value-type="string" calcext:value-type="string">
            <text:p>05 <text:s text:c="2"/>48 <text:s text:c="2"/>2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368</text:p>
          </table:table-cell>
          <table:table-cell office:value-type="string" calcext:value-type="string">
            <text:p>27 <text:s/>7.2</text:p>
          </table:table-cell>
          <table:table-cell/>
          <table:table-cell office:value-type="string" calcext:value-type="string">
            <text:p>2% <text:s text:c="2"/>8.9</text:p>
          </table:table-cell>
          <table:table-cell office:value-type="string" calcext:value-type="string">
            <text:p><text:s text:c="2"/>5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08490 79291</text:p>
          </table:table-cell>
          <table:table-cell office:value-type="string" calcext:value-type="string">
            <text:p>2 <text:s text:c="2"/>11.155</text:p>
          </table:table-cell>
          <table:table-cell office:value-type="string" calcext:value-type="string">
            <text:p>27 <text:s text:c="2"/>40 <text:s text:c="2"/>8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367</text:p>
          </table:table-cell>
          <table:table-cell office:value-type="string" calcext:value-type="string">
            <text:p>56 <text:s/>7.2</text:p>
          </table:table-cell>
          <table:table-cell/>
          <table:table-cell office:value-type="string" calcext:value-type="string">
            <text:p>1% <text:s text:c="2"/>8.9</text:p>
          </table:table-cell>
          <table:table-cell office:value-type="string" calcext:value-type="string">
            <text:p><text:s text:c="2"/>6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28934 79935</text:p>
          </table:table-cell>
          <table:table-cell office:value-type="string" calcext:value-type="string">
            <text:p>3 infeasib</text:p>
          </table:table-cell>
          <table:table-cell office:value-type="string" calcext:value-type="string">
            <text:p>le <text:s text:c="2"/>5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66</text:p>
          </table:table-cell>
          <table:table-cell office:value-type="string" calcext:value-type="string">
            <text:p>61 <text:s/>7.2</text:p>
          </table:table-cell>
          <table:table-cell/>
          <table:table-cell office:value-type="string" calcext:value-type="string">
            <text:p>0% <text:s text:c="2"/>8.9</text:p>
          </table:table-cell>
          <table:table-cell office:value-type="string" calcext:value-type="string">
            <text:p><text:s text:c="2"/>6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50480 80655</text:p>
          </table:table-cell>
          <table:table-cell office:value-type="string" calcext:value-type="string">
            <text:p>8 infeasib</text:p>
          </table:table-cell>
          <table:table-cell office:value-type="string" calcext:value-type="string">
            <text:p>le <text:s text:c="2"/>3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65</text:p>
          </table:table-cell>
          <table:table-cell office:value-type="string" calcext:value-type="string">
            <text:p>79 <text:s/>7.1</text:p>
          </table:table-cell>
          <table:table-cell/>
          <table:table-cell office:value-type="string" calcext:value-type="string">
            <text:p>9% <text:s text:c="2"/>8.9</text:p>
          </table:table-cell>
          <table:table-cell office:value-type="string" calcext:value-type="string">
            <text:p><text:s text:c="2"/>6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71004 81332</text:p>
          </table:table-cell>
          <table:table-cell office:value-type="string" calcext:value-type="string">
            <text:p>5 infeasib</text:p>
          </table:table-cell>
          <table:table-cell office:value-type="string" calcext:value-type="string">
            <text:p>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64</text:p>
          </table:table-cell>
          <table:table-cell office:value-type="string" calcext:value-type="string">
            <text:p>93 <text:s/>7.1</text:p>
          </table:table-cell>
          <table:table-cell/>
          <table:table-cell office:value-type="string" calcext:value-type="string">
            <text:p>9% <text:s text:c="2"/>8.9</text:p>
          </table:table-cell>
          <table:table-cell office:value-type="string" calcext:value-type="string">
            <text:p><text:s text:c="2"/>6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392187 82016</text:p>
          </table:table-cell>
          <table:table-cell office:value-type="string" calcext:value-type="string">
            <text:p>0 <text:s text:c="2"/>10.936</text:p>
          </table:table-cell>
          <table:table-cell office:value-type="string" calcext:value-type="string">
            <text:p>88 <text:s text:c="2"/>56 <text:s text:c="2"/>2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364</text:p>
          </table:table-cell>
          <table:table-cell office:value-type="string" calcext:value-type="string">
            <text:p>16 <text:s/>7.1</text:p>
          </table:table-cell>
          <table:table-cell/>
          <table:table-cell office:value-type="string" calcext:value-type="string">
            <text:p>8% <text:s text:c="2"/>8.9</text:p>
          </table:table-cell>
          <table:table-cell office:value-type="string" calcext:value-type="string">
            <text:p><text:s text:c="2"/>6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11790 82651</text:p>
          </table:table-cell>
          <table:table-cell office:value-type="string" calcext:value-type="string">
            <text:p>6 <text:s text:c="2"/>10.648</text:p>
          </table:table-cell>
          <table:table-cell office:value-type="string" calcext:value-type="string">
            <text:p>94 <text:s text:c="2"/>50 <text:s text:c="2"/>1</text:p>
          </table:table-cell>
          <table:table-cell office:value-type="string" calcext:value-type="string">
            <text:p>6 <text:s text:c="2"/>10.6030</text:p>
          </table:table-cell>
          <table:table-cell office:value-type="string" calcext:value-type="string">
            <text:p>0 <text:s text:c="2"/>11.363</text:p>
          </table:table-cell>
          <table:table-cell office:value-type="string" calcext:value-type="string">
            <text:p>33 <text:s/>7.1</text:p>
          </table:table-cell>
          <table:table-cell/>
          <table:table-cell office:value-type="string" calcext:value-type="string">
            <text:p>7% <text:s text:c="2"/>8.9</text:p>
          </table:table-cell>
          <table:table-cell office:value-type="string" calcext:value-type="string">
            <text:p><text:s text:c="2"/>6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30695 83262</text:p>
          </table:table-cell>
          <table:table-cell office:value-type="string" calcext:value-type="string">
            <text:p>2 <text:s text:c="2"/>10.989</text:p>
          </table:table-cell>
          <table:table-cell office:value-type="string" calcext:value-type="string">
            <text:p>84 <text:s text:c="2"/>45 <text:s text:c="2"/>2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362</text:p>
          </table:table-cell>
          <table:table-cell office:value-type="string" calcext:value-type="string">
            <text:p>51 <text:s/>7.1</text:p>
          </table:table-cell>
          <table:table-cell/>
          <table:table-cell office:value-type="string" calcext:value-type="string">
            <text:p>6% <text:s text:c="2"/>8.9</text:p>
          </table:table-cell>
          <table:table-cell office:value-type="string" calcext:value-type="string">
            <text:p><text:s text:c="2"/>6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50239 83898</text:p>
          </table:table-cell>
          <table:table-cell office:value-type="string" calcext:value-type="string">
            <text:p>4 <text:s text:c="2"/>10.895</text:p>
          </table:table-cell>
          <table:table-cell office:value-type="string" calcext:value-type="string">
            <text:p>70 <text:s text:c="2"/>60 <text:s text:c="2"/>2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61</text:p>
          </table:table-cell>
          <table:table-cell office:value-type="string" calcext:value-type="string">
            <text:p>72 <text:s/>7.1</text:p>
          </table:table-cell>
          <table:table-cell/>
          <table:table-cell office:value-type="string" calcext:value-type="string">
            <text:p>6% <text:s text:c="2"/>8.9</text:p>
          </table:table-cell>
          <table:table-cell office:value-type="string" calcext:value-type="string">
            <text:p><text:s text:c="2"/>6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69821 84540</text:p>
          </table:table-cell>
          <table:table-cell office:value-type="string" calcext:value-type="string">
            <text:p>9 <text:s text:c="2"/>11.271</text:p>
          </table:table-cell>
          <table:table-cell office:value-type="string" calcext:value-type="string">
            <text:p>63 <text:s text:c="2"/>43 <text:s text:c="2"/>9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361</text:p>
          </table:table-cell>
          <table:table-cell office:value-type="string" calcext:value-type="string">
            <text:p>03 <text:s/>7.1</text:p>
          </table:table-cell>
          <table:table-cell/>
          <table:table-cell office:value-type="string" calcext:value-type="string">
            <text:p>5% <text:s text:c="2"/>8.9</text:p>
          </table:table-cell>
          <table:table-cell office:value-type="string" calcext:value-type="string">
            <text:p><text:s text:c="2"/>6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488662 85152</text:p>
          </table:table-cell>
          <table:table-cell office:value-type="string" calcext:value-type="string">
            <text:p>2 <text:s text:c="2"/>10.841</text:p>
          </table:table-cell>
          <table:table-cell office:value-type="string" calcext:value-type="string">
            <text:p>04 <text:s text:c="2"/>45 <text:s text:c="2"/>1</text:p>
          </table:table-cell>
          <table:table-cell office:value-type="string" calcext:value-type="string">
            <text:p>7 <text:s text:c="2"/>10.6030</text:p>
          </table:table-cell>
          <table:table-cell office:value-type="string" calcext:value-type="string">
            <text:p>0 <text:s text:c="2"/>11.360</text:p>
          </table:table-cell>
          <table:table-cell office:value-type="string" calcext:value-type="string">
            <text:p>25 <text:s/>7.1</text:p>
          </table:table-cell>
          <table:table-cell/>
          <table:table-cell office:value-type="string" calcext:value-type="string">
            <text:p>4% <text:s text:c="2"/>8.9</text:p>
          </table:table-cell>
          <table:table-cell office:value-type="string" calcext:value-type="string">
            <text:p><text:s text:c="2"/>6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09212 85787</text:p>
          </table:table-cell>
          <table:table-cell office:value-type="string" calcext:value-type="string">
            <text:p>6 <text:s text:c="2"/>11.107</text:p>
          </table:table-cell>
          <table:table-cell office:value-type="string" calcext:value-type="string">
            <text:p>88 <text:s text:c="2"/>39 <text:s text:c="2"/>3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359</text:p>
          </table:table-cell>
          <table:table-cell office:value-type="string" calcext:value-type="string">
            <text:p>43 <text:s/>7.1</text:p>
          </table:table-cell>
          <table:table-cell/>
          <table:table-cell office:value-type="string" calcext:value-type="string">
            <text:p>3% <text:s text:c="2"/>8.9</text:p>
          </table:table-cell>
          <table:table-cell office:value-type="string" calcext:value-type="string">
            <text:p><text:s text:c="2"/>6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27127 86316</text:p>
          </table:table-cell>
          <table:table-cell office:value-type="string" calcext:value-type="string">
            <text:p>4 <text:s text:c="2"/>10.725</text:p>
          </table:table-cell>
          <table:table-cell office:value-type="string" calcext:value-type="string">
            <text:p>96 <text:s text:c="2"/>51 <text:s text:c="2"/>7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358</text:p>
          </table:table-cell>
          <table:table-cell office:value-type="string" calcext:value-type="string">
            <text:p>65 <text:s/>7.1</text:p>
          </table:table-cell>
          <table:table-cell/>
          <table:table-cell office:value-type="string" calcext:value-type="string">
            <text:p>3% <text:s text:c="2"/>8.9</text:p>
          </table:table-cell>
          <table:table-cell office:value-type="string" calcext:value-type="string">
            <text:p><text:s text:c="2"/>6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48619 87003</text:p>
          </table:table-cell>
          <table:table-cell office:value-type="string" calcext:value-type="string">
            <text:p>1 <text:s text:c="2"/>10.834</text:p>
          </table:table-cell>
          <table:table-cell office:value-type="string" calcext:value-type="string">
            <text:p>12 <text:s text:c="2"/>64 <text:s text:c="2"/>2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57</text:p>
          </table:table-cell>
          <table:table-cell office:value-type="string" calcext:value-type="string">
            <text:p>76 <text:s/>7.1</text:p>
          </table:table-cell>
          <table:table-cell/>
          <table:table-cell office:value-type="string" calcext:value-type="string">
            <text:p>2% <text:s text:c="2"/>8.9</text:p>
          </table:table-cell>
          <table:table-cell office:value-type="string" calcext:value-type="string">
            <text:p><text:s text:c="2"/>6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68353 87618</text:p>
          </table:table-cell>
          <table:table-cell office:value-type="string" calcext:value-type="string">
            <text:p>3 <text:s text:c="2"/>10.840</text:p>
          </table:table-cell>
          <table:table-cell office:value-type="string" calcext:value-type="string">
            <text:p>14 <text:s text:c="2"/>38 <text:s text:c="2"/>2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56</text:p>
          </table:table-cell>
          <table:table-cell office:value-type="string" calcext:value-type="string">
            <text:p>90 <text:s/>7.1</text:p>
          </table:table-cell>
          <table:table-cell/>
          <table:table-cell office:value-type="string" calcext:value-type="string">
            <text:p>1% <text:s text:c="2"/>8.9</text:p>
          </table:table-cell>
          <table:table-cell office:value-type="string" calcext:value-type="string">
            <text:p><text:s text:c="2"/>6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589120 88269</text:p>
          </table:table-cell>
          <table:table-cell office:value-type="string" calcext:value-type="string">
            <text:p>3 <text:s text:c="2"/>11.189</text:p>
          </table:table-cell>
          <table:table-cell office:value-type="string" calcext:value-type="string">
            <text:p>90 <text:s text:c="2"/>42 <text:s text:c="2"/>1</text:p>
          </table:table-cell>
          <table:table-cell office:value-type="string" calcext:value-type="string">
            <text:p>3 <text:s text:c="2"/>10.6030</text:p>
          </table:table-cell>
          <table:table-cell office:value-type="string" calcext:value-type="string">
            <text:p>0 <text:s text:c="2"/>11.356</text:p>
          </table:table-cell>
          <table:table-cell office:value-type="string" calcext:value-type="string">
            <text:p>11 <text:s/>7.1</text:p>
          </table:table-cell>
          <table:table-cell/>
          <table:table-cell office:value-type="string" calcext:value-type="string">
            <text:p>0% <text:s text:c="2"/>8.9</text:p>
          </table:table-cell>
          <table:table-cell office:value-type="string" calcext:value-type="string">
            <text:p><text:s text:c="2"/>6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609477 88918</text:p>
          </table:table-cell>
          <table:table-cell office:value-type="string" calcext:value-type="string">
            <text:p>4 <text:s text:c="2"/>11.266</text:p>
          </table:table-cell>
          <table:table-cell office:value-type="string" calcext:value-type="string">
            <text:p>32 <text:s text:c="2"/>44 <text:s text:c="2"/>3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355</text:p>
          </table:table-cell>
          <table:table-cell office:value-type="string" calcext:value-type="string">
            <text:p>32 <text:s/>7.1</text:p>
          </table:table-cell>
          <table:table-cell/>
          <table:table-cell office:value-type="string" calcext:value-type="string">
            <text:p>0% <text:s text:c="2"/>8.8</text:p>
          </table:table-cell>
          <table:table-cell office:value-type="string" calcext:value-type="string">
            <text:p><text:s text:c="2"/>6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629655 89562</text:p>
          </table:table-cell>
          <table:table-cell office:value-type="string" calcext:value-type="string">
            <text:p>0 <text:s text:c="2"/>11.293</text:p>
          </table:table-cell>
          <table:table-cell office:value-type="string" calcext:value-type="string">
            <text:p>99 <text:s text:c="2"/>36 <text:s text:c="2"/>8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354</text:p>
          </table:table-cell>
          <table:table-cell office:value-type="string" calcext:value-type="string">
            <text:p>58 <text:s/>7.0</text:p>
          </table:table-cell>
          <table:table-cell/>
          <table:table-cell office:value-type="string" calcext:value-type="string">
            <text:p>9% <text:s text:c="2"/>8.8</text:p>
          </table:table-cell>
          <table:table-cell office:value-type="string" calcext:value-type="string">
            <text:p><text:s text:c="2"/>6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648445 90141</text:p>
          </table:table-cell>
          <table:table-cell office:value-type="string" calcext:value-type="string">
            <text:p>7 <text:s text:c="2"/>11.132</text:p>
          </table:table-cell>
          <table:table-cell office:value-type="string" calcext:value-type="string">
            <text:p>33 <text:s text:c="2"/>36 <text:s text:c="2"/>2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353</text:p>
          </table:table-cell>
          <table:table-cell office:value-type="string" calcext:value-type="string">
            <text:p>79 <text:s/>7.0</text:p>
          </table:table-cell>
          <table:table-cell/>
          <table:table-cell office:value-type="string" calcext:value-type="string">
            <text:p>8% <text:s text:c="2"/>8.8</text:p>
          </table:table-cell>
          <table:table-cell office:value-type="string" calcext:value-type="string">
            <text:p><text:s text:c="2"/>6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668538 90786</text:p>
          </table:table-cell>
          <table:table-cell office:value-type="string" calcext:value-type="string">
            <text:p>0 <text:s text:c="2"/>11.292</text:p>
          </table:table-cell>
          <table:table-cell office:value-type="string" calcext:value-type="string">
            <text:p>14 <text:s text:c="2"/>46 <text:s text:c="2"/>5</text:p>
          </table:table-cell>
          <table:table-cell office:value-type="string" calcext:value-type="string">
            <text:p>6 <text:s text:c="2"/>10.6030</text:p>
          </table:table-cell>
          <table:table-cell office:value-type="string" calcext:value-type="string">
            <text:p>0 <text:s text:c="2"/>11.353</text:p>
          </table:table-cell>
          <table:table-cell office:value-type="string" calcext:value-type="string">
            <text:p>02 <text:s/>7.0</text:p>
          </table:table-cell>
          <table:table-cell/>
          <table:table-cell office:value-type="string" calcext:value-type="string">
            <text:p>7% <text:s text:c="2"/>8.8</text:p>
          </table:table-cell>
          <table:table-cell office:value-type="string" calcext:value-type="string">
            <text:p><text:s text:c="2"/>6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688910 91434</text:p>
          </table:table-cell>
          <table:table-cell office:value-type="string" calcext:value-type="string">
            <text:p>6 <text:s text:c="2"/>10.760</text:p>
          </table:table-cell>
          <table:table-cell office:value-type="string" calcext:value-type="string">
            <text:p>17 <text:s text:c="2"/>42 <text:s text:c="2"/>2</text:p>
          </table:table-cell>
          <table:table-cell office:value-type="string" calcext:value-type="string">
            <text:p>5 <text:s text:c="2"/>10.6030</text:p>
          </table:table-cell>
          <table:table-cell office:value-type="string" calcext:value-type="string">
            <text:p>0 <text:s text:c="2"/>11.352</text:p>
          </table:table-cell>
          <table:table-cell office:value-type="string" calcext:value-type="string">
            <text:p>33 <text:s/>7.0</text:p>
          </table:table-cell>
          <table:table-cell/>
          <table:table-cell office:value-type="string" calcext:value-type="string">
            <text:p>7% <text:s text:c="2"/>8.8</text:p>
          </table:table-cell>
          <table:table-cell office:value-type="string" calcext:value-type="string">
            <text:p><text:s text:c="2"/>6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707036 92030</text:p>
          </table:table-cell>
          <table:table-cell office:value-type="string" calcext:value-type="string">
            <text:p>5 infeasib</text:p>
          </table:table-cell>
          <table:table-cell office:value-type="string" calcext:value-type="string">
            <text:p>le <text:s text:c="2"/>5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51</text:p>
          </table:table-cell>
          <table:table-cell office:value-type="string" calcext:value-type="string">
            <text:p>69 <text:s/>7.0</text:p>
          </table:table-cell>
          <table:table-cell/>
          <table:table-cell office:value-type="string" calcext:value-type="string">
            <text:p>6% <text:s text:c="2"/>8.8</text:p>
          </table:table-cell>
          <table:table-cell office:value-type="string" calcext:value-type="string">
            <text:p><text:s text:c="2"/>7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727005 92676</text:p>
          </table:table-cell>
          <table:table-cell office:value-type="string" calcext:value-type="string">
            <text:p>2 <text:s text:c="2"/>11.240</text:p>
          </table:table-cell>
          <table:table-cell office:value-type="string" calcext:value-type="string">
            <text:p>34 <text:s text:c="2"/>40 <text:s text:c="2"/>4</text:p>
          </table:table-cell>
          <table:table-cell office:value-type="string" calcext:value-type="string">
            <text:p>4 <text:s text:c="2"/>10.6030</text:p>
          </table:table-cell>
          <table:table-cell office:value-type="string" calcext:value-type="string">
            <text:p>0 <text:s text:c="2"/>11.351</text:p>
          </table:table-cell>
          <table:table-cell office:value-type="string" calcext:value-type="string">
            <text:p>01 <text:s/>7.0</text:p>
          </table:table-cell>
          <table:table-cell/>
          <table:table-cell office:value-type="string" calcext:value-type="string">
            <text:p>5% <text:s text:c="2"/>8.8</text:p>
          </table:table-cell>
          <table:table-cell office:value-type="string" calcext:value-type="string">
            <text:p><text:s text:c="2"/>7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745397 93279</text:p>
          </table:table-cell>
          <table:table-cell office:value-type="string" calcext:value-type="string">
            <text:p>0 <text:s text:c="2"/>11.283</text:p>
          </table:table-cell>
          <table:table-cell office:value-type="string" calcext:value-type="string">
            <text:p>55 <text:s text:c="2"/>36 <text:s text:c="2"/>3</text:p>
          </table:table-cell>
          <table:table-cell office:value-type="string" calcext:value-type="string">
            <text:p>1 <text:s text:c="2"/>10.6030</text:p>
          </table:table-cell>
          <table:table-cell office:value-type="string" calcext:value-type="string">
            <text:p>0 <text:s text:c="2"/>11.350</text:p>
          </table:table-cell>
          <table:table-cell office:value-type="string" calcext:value-type="string">
            <text:p>37 <text:s/>7.0</text:p>
          </table:table-cell>
          <table:table-cell/>
          <table:table-cell office:value-type="string" calcext:value-type="string">
            <text:p>5% <text:s text:c="2"/>8.8</text:p>
          </table:table-cell>
          <table:table-cell office:value-type="string" calcext:value-type="string">
            <text:p><text:s text:c="2"/>7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764336 93882</text:p>
          </table:table-cell>
          <table:table-cell office:value-type="string" calcext:value-type="string">
            <text:p>2 <text:s text:c="2"/>10.790</text:p>
          </table:table-cell>
          <table:table-cell office:value-type="string" calcext:value-type="string">
            <text:p>31 <text:s text:c="2"/>64</text:p>
          </table:table-cell>
          <table:table-cell office:value-type="string" calcext:value-type="string">
            <text:p>9 <text:s text:c="2"/>10.6030</text:p>
          </table:table-cell>
          <table:table-cell office:value-type="string" calcext:value-type="string">
            <text:p>0 <text:s text:c="2"/>11.349</text:p>
          </table:table-cell>
          <table:table-cell office:value-type="string" calcext:value-type="string">
            <text:p>68 <text:s/>7.0</text:p>
          </table:table-cell>
          <table:table-cell/>
          <table:table-cell office:value-type="string" calcext:value-type="string">
            <text:p>4% <text:s text:c="2"/>8.8</text:p>
          </table:table-cell>
          <table:table-cell office:value-type="string" calcext:value-type="string">
            <text:p><text:s text:c="2"/>7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784109 94525</text:p>
          </table:table-cell>
          <table:table-cell office:value-type="string" calcext:value-type="string">
            <text:p>3 <text:s text:c="2"/>10.791</text:p>
          </table:table-cell>
          <table:table-cell office:value-type="string" calcext:value-type="string">
            <text:p>94 <text:s text:c="2"/>38 <text:s text:c="2"/>2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48</text:p>
          </table:table-cell>
          <table:table-cell office:value-type="string" calcext:value-type="string">
            <text:p>91 <text:s/>7.0</text:p>
          </table:table-cell>
          <table:table-cell/>
          <table:table-cell office:value-type="string" calcext:value-type="string">
            <text:p>3% <text:s text:c="2"/>8.8</text:p>
          </table:table-cell>
          <table:table-cell office:value-type="string" calcext:value-type="string">
            <text:p><text:s text:c="2"/>7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802045 95075</text:p>
          </table:table-cell>
          <table:table-cell office:value-type="string" calcext:value-type="string">
            <text:p>1 <text:s text:c="2"/>10.978</text:p>
          </table:table-cell>
          <table:table-cell office:value-type="string" calcext:value-type="string">
            <text:p>06 <text:s text:c="2"/>55 <text:s text:c="2"/>4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348</text:p>
          </table:table-cell>
          <table:table-cell office:value-type="string" calcext:value-type="string">
            <text:p>16 <text:s/>7.0</text:p>
          </table:table-cell>
          <table:table-cell/>
          <table:table-cell office:value-type="string" calcext:value-type="string">
            <text:p>3% <text:s text:c="2"/>8.8</text:p>
          </table:table-cell>
          <table:table-cell office:value-type="string" calcext:value-type="string">
            <text:p><text:s text:c="2"/>7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821115 95700</text:p>
          </table:table-cell>
          <table:table-cell office:value-type="string" calcext:value-type="string">
            <text:p>6 <text:s text:c="4"/>cuto</text:p>
          </table:table-cell>
          <table:table-cell office:value-type="string" calcext:value-type="string">
            <text:p>ff <text:s text:c="2"/>5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47</text:p>
          </table:table-cell>
          <table:table-cell office:value-type="string" calcext:value-type="string">
            <text:p>53 <text:s/>7.0</text:p>
          </table:table-cell>
          <table:table-cell/>
          <table:table-cell office:value-type="string" calcext:value-type="string">
            <text:p>2% <text:s text:c="2"/>8.8</text:p>
          </table:table-cell>
          <table:table-cell office:value-type="string" calcext:value-type="string">
            <text:p><text:s text:c="2"/>7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840680 96285</text:p>
          </table:table-cell>
          <table:table-cell office:value-type="string" calcext:value-type="string">
            <text:p>8 infeasib</text:p>
          </table:table-cell>
          <table:table-cell office:value-type="string" calcext:value-type="string">
            <text:p>le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46</text:p>
          </table:table-cell>
          <table:table-cell office:value-type="string" calcext:value-type="string">
            <text:p>72 <text:s/>7.0</text:p>
          </table:table-cell>
          <table:table-cell/>
          <table:table-cell office:value-type="string" calcext:value-type="string">
            <text:p>1% <text:s text:c="2"/>8.8</text:p>
          </table:table-cell>
          <table:table-cell office:value-type="string" calcext:value-type="string">
            <text:p><text:s text:c="2"/>7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859683 96893</text:p>
          </table:table-cell>
          <table:table-cell office:value-type="string" calcext:value-type="string">
            <text:p>9 <text:s text:c="2"/>11.041</text:p>
          </table:table-cell>
          <table:table-cell office:value-type="string" calcext:value-type="string">
            <text:p>60 <text:s text:c="2"/>39 <text:s text:c="2"/>5</text:p>
          </table:table-cell>
          <table:table-cell office:value-type="string" calcext:value-type="string">
            <text:p>0 <text:s text:c="2"/>10.6030</text:p>
          </table:table-cell>
          <table:table-cell office:value-type="string" calcext:value-type="string">
            <text:p>0 <text:s text:c="2"/>11.346</text:p>
          </table:table-cell>
          <table:table-cell office:value-type="string" calcext:value-type="string">
            <text:p>05 <text:s/>7.0</text:p>
          </table:table-cell>
          <table:table-cell/>
          <table:table-cell office:value-type="string" calcext:value-type="string">
            <text:p>1% <text:s text:c="2"/>8.8</text:p>
          </table:table-cell>
          <table:table-cell office:value-type="string" calcext:value-type="string">
            <text:p><text:s text:c="2"/>7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878269 97487</text:p>
          </table:table-cell>
          <table:table-cell office:value-type="string" calcext:value-type="string">
            <text:p>3 <text:s text:c="2"/>11.099</text:p>
          </table:table-cell>
          <table:table-cell office:value-type="string" calcext:value-type="string">
            <text:p>73 <text:s text:c="2"/>43 <text:s text:c="2"/>6</text:p>
          </table:table-cell>
          <table:table-cell office:value-type="string" calcext:value-type="string">
            <text:p>2 <text:s text:c="2"/>10.6030</text:p>
          </table:table-cell>
          <table:table-cell office:value-type="string" calcext:value-type="string">
            <text:p>0 <text:s text:c="2"/>11.345</text:p>
          </table:table-cell>
          <table:table-cell office:value-type="string" calcext:value-type="string">
            <text:p>40 <text:s/>7.0</text:p>
          </table:table-cell>
          <table:table-cell/>
          <table:table-cell office:value-type="string" calcext:value-type="string">
            <text:p>0% <text:s text:c="2"/>8.8</text:p>
          </table:table-cell>
          <table:table-cell office:value-type="string" calcext:value-type="string">
            <text:p><text:s text:c="2"/>7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898075 98129</text:p>
          </table:table-cell>
          <table:table-cell office:value-type="string" calcext:value-type="string">
            <text:p>5 infeasib</text:p>
          </table:table-cell>
          <table:table-cell office:value-type="string" calcext:value-type="string">
            <text:p>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44</text:p>
          </table:table-cell>
          <table:table-cell office:value-type="string" calcext:value-type="string">
            <text:p>80 <text:s/>7.0</text:p>
          </table:table-cell>
          <table:table-cell/>
          <table:table-cell office:value-type="string" calcext:value-type="string">
            <text:p>0% <text:s text:c="2"/>8.8</text:p>
          </table:table-cell>
          <table:table-cell office:value-type="string" calcext:value-type="string">
            <text:p><text:s text:c="2"/>7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918098 98771</text:p>
          </table:table-cell>
          <table:table-cell office:value-type="string" calcext:value-type="string">
            <text:p>8 <text:s text:c="2"/>11.122</text:p>
          </table:table-cell>
          <table:table-cell office:value-type="string" calcext:value-type="string">
            <text:p>40 <text:s text:c="2"/>37 <text:s text:c="2"/>6</text:p>
          </table:table-cell>
          <table:table-cell office:value-type="string" calcext:value-type="string">
            <text:p>8 <text:s text:c="2"/>10.6030</text:p>
          </table:table-cell>
          <table:table-cell office:value-type="string" calcext:value-type="string">
            <text:p>0 <text:s text:c="2"/>11.343</text:p>
          </table:table-cell>
          <table:table-cell office:value-type="string" calcext:value-type="string">
            <text:p>98 <text:s/>6.9</text:p>
          </table:table-cell>
          <table:table-cell/>
          <table:table-cell office:value-type="string" calcext:value-type="string">
            <text:p>9% <text:s text:c="2"/>8.8</text:p>
          </table:table-cell>
          <table:table-cell office:value-type="string" calcext:value-type="string">
            <text:p><text:s text:c="2"/>7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937172 99358</text:p>
          </table:table-cell>
          <table:table-cell office:value-type="string" calcext:value-type="string">
            <text:p>4 infeasib</text:p>
          </table:table-cell>
          <table:table-cell office:value-type="string" calcext:value-type="string">
            <text:p>le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43</text:p>
          </table:table-cell>
          <table:table-cell office:value-type="string" calcext:value-type="string">
            <text:p>26 <text:s/>6.9</text:p>
          </table:table-cell>
          <table:table-cell/>
          <table:table-cell office:value-type="string" calcext:value-type="string">
            <text:p>8% <text:s text:c="2"/>8.8</text:p>
          </table:table-cell>
          <table:table-cell office:value-type="string" calcext:value-type="string">
            <text:p><text:s text:c="2"/>7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953956 99903</text:p>
          </table:table-cell>
          <table:table-cell office:value-type="string" calcext:value-type="string">
            <text:p>4 <text:s text:c="4"/>cuto</text:p>
          </table:table-cell>
          <table:table-cell office:value-type="string" calcext:value-type="string">
            <text:p>ff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 <text:s text:c="2"/>11.342</text:p>
          </table:table-cell>
          <table:table-cell office:value-type="string" calcext:value-type="string">
            <text:p>71 <text:s/>6.9</text:p>
          </table:table-cell>
          <table:table-cell/>
          <table:table-cell office:value-type="string" calcext:value-type="string">
            <text:p>8% <text:s text:c="2"/>8.8</text:p>
          </table:table-cell>
          <table:table-cell office:value-type="string" calcext:value-type="string">
            <text:p><text:s text:c="2"/>7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973476 10052</text:p>
          </table:table-cell>
          <table:table-cell office:value-type="string" calcext:value-type="string">
            <text:p>12 <text:s text:c="2"/>11.13</text:p>
          </table:table-cell>
          <table:table-cell office:value-type="string" calcext:value-type="string">
            <text:p>390 <text:s text:c="2"/>39</text:p>
          </table:table-cell>
          <table:table-cell office:value-type="string" calcext:value-type="string">
            <text:p>27 <text:s text:c="2"/>10.603</text:p>
          </table:table-cell>
          <table:table-cell office:value-type="string" calcext:value-type="string">
            <text:p>00 <text:s text:c="2"/>11.34</text:p>
          </table:table-cell>
          <table:table-cell office:value-type="string" calcext:value-type="string">
            <text:p>206 <text:s/>6.</text:p>
          </table:table-cell>
          <table:table-cell/>
          <table:table-cell office:value-type="string" calcext:value-type="string">
            <text:p>97% <text:s text:c="2"/>8.</text:p>
          </table:table-cell>
          <table:table-cell office:value-type="string" calcext:value-type="string">
            <text:p>8 <text:s/>7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2992850 10111</text:p>
          </table:table-cell>
          <table:table-cell office:value-type="string" calcext:value-type="string">
            <text:p>00 <text:s text:c="2"/>10.83</text:p>
          </table:table-cell>
          <table:table-cell office:value-type="string" calcext:value-type="string">
            <text:p>047 <text:s text:c="2"/>37</text:p>
          </table:table-cell>
          <table:table-cell office:value-type="string" calcext:value-type="string">
            <text:p>35 <text:s text:c="2"/>10.603</text:p>
          </table:table-cell>
          <table:table-cell office:value-type="string" calcext:value-type="string">
            <text:p>00 <text:s text:c="2"/>11.34</text:p>
          </table:table-cell>
          <table:table-cell office:value-type="string" calcext:value-type="string">
            <text:p>134 <text:s/>6.</text:p>
          </table:table-cell>
          <table:table-cell/>
          <table:table-cell office:value-type="string" calcext:value-type="string">
            <text:p>96% <text:s text:c="2"/>8.</text:p>
          </table:table-cell>
          <table:table-cell office:value-type="string" calcext:value-type="string">
            <text:p>8 <text:s/>7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012792 10174</text:p>
          </table:table-cell>
          <table:table-cell office:value-type="string" calcext:value-type="string">
            <text:p>48 infeasi</text:p>
          </table:table-cell>
          <table:table-cell office:value-type="string" calcext:value-type="string">
            <text:p>ble <text:s text:c="2"/>5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4</text:p>
          </table:table-cell>
          <table:table-cell office:value-type="string" calcext:value-type="string">
            <text:p>066 <text:s/>6.</text:p>
          </table:table-cell>
          <table:table-cell/>
          <table:table-cell office:value-type="string" calcext:value-type="string">
            <text:p>96% <text:s text:c="2"/>8.</text:p>
          </table:table-cell>
          <table:table-cell office:value-type="string" calcext:value-type="string">
            <text:p>8 <text:s/>7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031770 10235</text:p>
          </table:table-cell>
          <table:table-cell office:value-type="string" calcext:value-type="string">
            <text:p>14 infeasi</text:p>
          </table:table-cell>
          <table:table-cell office:value-type="string" calcext:value-type="string">
            <text:p>ble <text:s text:c="2"/>4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4</text:p>
          </table:table-cell>
          <table:table-cell office:value-type="string" calcext:value-type="string">
            <text:p>003 <text:s/>6.</text:p>
          </table:table-cell>
          <table:table-cell/>
          <table:table-cell office:value-type="string" calcext:value-type="string">
            <text:p>95% <text:s text:c="2"/>8.</text:p>
          </table:table-cell>
          <table:table-cell office:value-type="string" calcext:value-type="string">
            <text:p>8 <text:s/>7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051733 10298</text:p>
          </table:table-cell>
          <table:table-cell office:value-type="string" calcext:value-type="string">
            <text:p>64 <text:s text:c="2"/>10.64</text:p>
          </table:table-cell>
          <table:table-cell office:value-type="string" calcext:value-type="string">
            <text:p>484 <text:s text:c="2"/>66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935 <text:s/>6.</text:p>
          </table:table-cell>
          <table:table-cell/>
          <table:table-cell office:value-type="string" calcext:value-type="string">
            <text:p>94% <text:s text:c="2"/>8.</text:p>
          </table:table-cell>
          <table:table-cell office:value-type="string" calcext:value-type="string">
            <text:p>8 <text:s/>7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071864 10364</text:p>
          </table:table-cell>
          <table:table-cell office:value-type="string" calcext:value-type="string">
            <text:p>57 infeasi</text:p>
          </table:table-cell>
          <table:table-cell office:value-type="string" calcext:value-type="string">
            <text:p>ble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873 <text:s/>6.</text:p>
          </table:table-cell>
          <table:table-cell/>
          <table:table-cell office:value-type="string" calcext:value-type="string">
            <text:p>94% <text:s text:c="2"/>8.</text:p>
          </table:table-cell>
          <table:table-cell office:value-type="string" calcext:value-type="string">
            <text:p>8 <text:s/>7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092031 10427</text:p>
          </table:table-cell>
          <table:table-cell office:value-type="string" calcext:value-type="string">
            <text:p>90 <text:s text:c="2"/>10.72</text:p>
          </table:table-cell>
          <table:table-cell office:value-type="string" calcext:value-type="string">
            <text:p>205 <text:s text:c="2"/>48</text:p>
          </table:table-cell>
          <table:table-cell office:value-type="string" calcext:value-type="string">
            <text:p>64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813 <text:s/>6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8 <text:s/>8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12535 10496</text:p>
          </table:table-cell>
          <table:table-cell office:value-type="string" calcext:value-type="string">
            <text:p>06 <text:s text:c="2"/>10.78</text:p>
          </table:table-cell>
          <table:table-cell office:value-type="string" calcext:value-type="string">
            <text:p>050 <text:s text:c="2"/>57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754 <text:s/>6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8 <text:s/>8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33076 10563</text:p>
          </table:table-cell>
          <table:table-cell office:value-type="string" calcext:value-type="string">
            <text:p>91 infeasi</text:p>
          </table:table-cell>
          <table:table-cell office:value-type="string" calcext:value-type="string">
            <text:p>ble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696 <text:s/>6.</text:p>
          </table:table-cell>
          <table:table-cell/>
          <table:table-cell office:value-type="string" calcext:value-type="string">
            <text:p>92% <text:s text:c="2"/>8.</text:p>
          </table:table-cell>
          <table:table-cell office:value-type="string" calcext:value-type="string">
            <text:p>8 <text:s/>8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52140 10624</text:p>
          </table:table-cell>
          <table:table-cell office:value-type="string" calcext:value-type="string">
            <text:p>58 infeasi</text:p>
          </table:table-cell>
          <table:table-cell office:value-type="string" calcext:value-type="string">
            <text:p>ble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637 <text:s/>6.</text:p>
          </table:table-cell>
          <table:table-cell/>
          <table:table-cell office:value-type="string" calcext:value-type="string">
            <text:p>92% <text:s text:c="2"/>8.</text:p>
          </table:table-cell>
          <table:table-cell office:value-type="string" calcext:value-type="string">
            <text:p>8 <text:s/>8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72731 10691</text:p>
          </table:table-cell>
          <table:table-cell office:value-type="string" calcext:value-type="string">
            <text:p>73 <text:s text:c="2"/>11.00</text:p>
          </table:table-cell>
          <table:table-cell office:value-type="string" calcext:value-type="string">
            <text:p>482 <text:s text:c="2"/>56</text:p>
          </table:table-cell>
          <table:table-cell office:value-type="string" calcext:value-type="string">
            <text:p>29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565 <text:s/>6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8 <text:s/>8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193726 10761</text:p>
          </table:table-cell>
          <table:table-cell office:value-type="string" calcext:value-type="string">
            <text:p>36 <text:s text:c="2"/>10.79</text:p>
          </table:table-cell>
          <table:table-cell office:value-type="string" calcext:value-type="string">
            <text:p>428 <text:s text:c="2"/>39</text:p>
          </table:table-cell>
          <table:table-cell office:value-type="string" calcext:value-type="string">
            <text:p>67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507 <text:s/>6.</text:p>
          </table:table-cell>
          <table:table-cell/>
          <table:table-cell office:value-type="string" calcext:value-type="string">
            <text:p>90% <text:s text:c="2"/>8.</text:p>
          </table:table-cell>
          <table:table-cell office:value-type="string" calcext:value-type="string">
            <text:p>8 <text:s/>8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14363 10826</text:p>
          </table:table-cell>
          <table:table-cell office:value-type="string" calcext:value-type="string">
            <text:p>74 <text:s text:c="2"/>11.19</text:p>
          </table:table-cell>
          <table:table-cell office:value-type="string" calcext:value-type="string">
            <text:p>475 <text:s text:c="2"/>48</text:p>
          </table:table-cell>
          <table:table-cell office:value-type="string" calcext:value-type="string">
            <text:p>96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449 <text:s/>6.</text:p>
          </table:table-cell>
          <table:table-cell/>
          <table:table-cell office:value-type="string" calcext:value-type="string">
            <text:p>90% <text:s text:c="2"/>8.</text:p>
          </table:table-cell>
          <table:table-cell office:value-type="string" calcext:value-type="string">
            <text:p>8 <text:s/>8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35388 10893</text:p>
          </table:table-cell>
          <table:table-cell office:value-type="string" calcext:value-type="string">
            <text:p>20 <text:s text:c="2"/>10.79</text:p>
          </table:table-cell>
          <table:table-cell office:value-type="string" calcext:value-type="string">
            <text:p>060 <text:s text:c="2"/>50</text:p>
          </table:table-cell>
          <table:table-cell office:value-type="string" calcext:value-type="string">
            <text:p>61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395 <text:s/>6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8 <text:s/>8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55121 10953</text:p>
          </table:table-cell>
          <table:table-cell office:value-type="string" calcext:value-type="string">
            <text:p>82 <text:s text:c="4"/>cut</text:p>
          </table:table-cell>
          <table:table-cell office:value-type="string" calcext:value-type="string">
            <text:p>off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329 <text:s/>6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8 <text:s/>8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69848 11001</text:p>
          </table:table-cell>
          <table:table-cell office:value-type="string" calcext:value-type="string">
            <text:p>29 <text:s text:c="2"/>11.16</text:p>
          </table:table-cell>
          <table:table-cell office:value-type="string" calcext:value-type="string">
            <text:p>894 <text:s text:c="2"/>38</text:p>
          </table:table-cell>
          <table:table-cell office:value-type="string" calcext:value-type="string">
            <text:p>46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289 <text:s/>6.</text:p>
          </table:table-cell>
          <table:table-cell/>
          <table:table-cell office:value-type="string" calcext:value-type="string">
            <text:p>88% <text:s text:c="2"/>8.</text:p>
          </table:table-cell>
          <table:table-cell office:value-type="string" calcext:value-type="string">
            <text:p>8 <text:s/>8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285980 11048</text:p>
          </table:table-cell>
          <table:table-cell office:value-type="string" calcext:value-type="string">
            <text:p>37 <text:s text:c="4"/>cut</text:p>
          </table:table-cell>
          <table:table-cell office:value-type="string" calcext:value-type="string">
            <text:p>off <text:s text:c="2"/>5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241 <text:s/>6.</text:p>
          </table:table-cell>
          <table:table-cell/>
          <table:table-cell office:value-type="string" calcext:value-type="string">
            <text:p>88% <text:s text:c="2"/>8.</text:p>
          </table:table-cell>
          <table:table-cell office:value-type="string" calcext:value-type="string">
            <text:p>8 <text:s/>8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305331 11107</text:p>
          </table:table-cell>
          <table:table-cell office:value-type="string" calcext:value-type="string">
            <text:p>62 <text:s text:c="4"/>cut</text:p>
          </table:table-cell>
          <table:table-cell office:value-type="string" calcext:value-type="string">
            <text:p>off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167 <text:s/>6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8 <text:s/>8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325919 11176</text:p>
          </table:table-cell>
          <table:table-cell office:value-type="string" calcext:value-type="string">
            <text:p>33 infeasi</text:p>
          </table:table-cell>
          <table:table-cell office:value-type="string" calcext:value-type="string">
            <text:p>ble <text:s text:c="2"/>4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116 <text:s/>6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8 <text:s/>8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344830 11233</text:p>
          </table:table-cell>
          <table:table-cell office:value-type="string" calcext:value-type="string">
            <text:p>94 <text:s text:c="2"/>10.76</text:p>
          </table:table-cell>
          <table:table-cell office:value-type="string" calcext:value-type="string">
            <text:p>186 <text:s text:c="2"/>43</text:p>
          </table:table-cell>
          <table:table-cell office:value-type="string" calcext:value-type="string">
            <text:p>37 <text:s text:c="2"/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065 <text:s/>6.</text:p>
          </table:table-cell>
          <table:table-cell/>
          <table:table-cell office:value-type="string" calcext:value-type="string">
            <text:p>86% <text:s text:c="2"/>8.</text:p>
          </table:table-cell>
          <table:table-cell office:value-type="string" calcext:value-type="string">
            <text:p>8 <text:s/>8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366214 11303</text:p>
          </table:table-cell>
          <table:table-cell office:value-type="string" calcext:value-type="string">
            <text:p>91 infeasi</text:p>
          </table:table-cell>
          <table:table-cell office:value-type="string" calcext:value-type="string">
            <text:p>ble <text:s text:c="2"/>3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3</text:p>
          </table:table-cell>
          <table:table-cell office:value-type="string" calcext:value-type="string">
            <text:p>003 <text:s/>6.</text:p>
          </table:table-cell>
          <table:table-cell/>
          <table:table-cell office:value-type="string" calcext:value-type="string">
            <text:p>86% <text:s text:c="2"/>8.</text:p>
          </table:table-cell>
          <table:table-cell office:value-type="string" calcext:value-type="string">
            <text:p>8 <text:s/>8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382800 11357</text:p>
          </table:table-cell>
          <table:table-cell office:value-type="string" calcext:value-type="string">
            <text:p>13 <text:s text:c="2"/>10.77</text:p>
          </table:table-cell>
          <table:table-cell office:value-type="string" calcext:value-type="string">
            <text:p>253 <text:s text:c="2"/>57</text:p>
          </table:table-cell>
          <table:table-cell office:value-type="string" calcext:value-type="string">
            <text:p>26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952 <text:s/>6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7 <text:s/>8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400414 11413</text:p>
          </table:table-cell>
          <table:table-cell office:value-type="string" calcext:value-type="string">
            <text:p>61 <text:s text:c="2"/>10.87</text:p>
          </table:table-cell>
          <table:table-cell office:value-type="string" calcext:value-type="string">
            <text:p>807 <text:s text:c="2"/>52</text:p>
          </table:table-cell>
          <table:table-cell office:value-type="string" calcext:value-type="string">
            <text:p>53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890 <text:s/>6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7 <text:s/>8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419900 11471</text:p>
          </table:table-cell>
          <table:table-cell office:value-type="string" calcext:value-type="string">
            <text:p>70 <text:s text:c="2"/>11.07</text:p>
          </table:table-cell>
          <table:table-cell office:value-type="string" calcext:value-type="string">
            <text:p>957 <text:s text:c="2"/>43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822 <text:s/>6.</text:p>
          </table:table-cell>
          <table:table-cell/>
          <table:table-cell office:value-type="string" calcext:value-type="string">
            <text:p>84% <text:s text:c="2"/>8.</text:p>
          </table:table-cell>
          <table:table-cell office:value-type="string" calcext:value-type="string">
            <text:p>7 <text:s/>8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441139 11540</text:p>
          </table:table-cell>
          <table:table-cell office:value-type="string" calcext:value-type="string">
            <text:p>84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769 <text:s/>6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7 <text:s/>8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460887 11603</text:p>
          </table:table-cell>
          <table:table-cell office:value-type="string" calcext:value-type="string">
            <text:p>94 <text:s text:c="2"/>11.00</text:p>
          </table:table-cell>
          <table:table-cell office:value-type="string" calcext:value-type="string">
            <text:p>753 <text:s text:c="2"/>39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717 <text:s/>6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7 <text:s/>9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480338 11665</text:p>
          </table:table-cell>
          <table:table-cell office:value-type="string" calcext:value-type="string">
            <text:p>79 <text:s text:c="2"/>10.63</text:p>
          </table:table-cell>
          <table:table-cell office:value-type="string" calcext:value-type="string">
            <text:p>173 <text:s text:c="2"/>52</text:p>
          </table:table-cell>
          <table:table-cell office:value-type="string" calcext:value-type="string">
            <text:p>16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656 <text:s/>6.</text:p>
          </table:table-cell>
          <table:table-cell/>
          <table:table-cell office:value-type="string" calcext:value-type="string">
            <text:p>82% <text:s text:c="2"/>8.</text:p>
          </table:table-cell>
          <table:table-cell office:value-type="string" calcext:value-type="string">
            <text:p>7 <text:s/>9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00099 11727</text:p>
          </table:table-cell>
          <table:table-cell office:value-type="string" calcext:value-type="string">
            <text:p>49 infeasi</text:p>
          </table:table-cell>
          <table:table-cell office:value-type="string" calcext:value-type="string">
            <text:p>ble <text:s text:c="2"/>3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590 <text:s/>6.</text:p>
          </table:table-cell>
          <table:table-cell/>
          <table:table-cell office:value-type="string" calcext:value-type="string">
            <text:p>82% <text:s text:c="2"/>8.</text:p>
          </table:table-cell>
          <table:table-cell office:value-type="string" calcext:value-type="string">
            <text:p>7 <text:s/>9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19075 11787</text:p>
          </table:table-cell>
          <table:table-cell office:value-type="string" calcext:value-type="string">
            <text:p>48 <text:s text:c="2"/>10.93</text:p>
          </table:table-cell>
          <table:table-cell office:value-type="string" calcext:value-type="string">
            <text:p>284 <text:s text:c="2"/>44</text:p>
          </table:table-cell>
          <table:table-cell office:value-type="string" calcext:value-type="string">
            <text:p>49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540 <text:s/>6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7 <text:s/>9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38649 11848</text:p>
          </table:table-cell>
          <table:table-cell office:value-type="string" calcext:value-type="string">
            <text:p>73 infeasi</text:p>
          </table:table-cell>
          <table:table-cell office:value-type="string" calcext:value-type="string">
            <text:p>ble <text:s text:c="2"/>4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486 <text:s/>6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7 <text:s/>9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56723 11903</text:p>
          </table:table-cell>
          <table:table-cell office:value-type="string" calcext:value-type="string">
            <text:p>23 <text:s text:c="2"/>11.05</text:p>
          </table:table-cell>
          <table:table-cell office:value-type="string" calcext:value-type="string">
            <text:p>800 <text:s text:c="2"/>53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423 <text:s/>6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7 <text:s/>9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77867 11972</text:p>
          </table:table-cell>
          <table:table-cell office:value-type="string" calcext:value-type="string">
            <text:p>92 <text:s text:c="2"/>10.95</text:p>
          </table:table-cell>
          <table:table-cell office:value-type="string" calcext:value-type="string">
            <text:p>081 <text:s text:c="2"/>38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369 <text:s/>6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7 <text:s/>9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598517 12040</text:p>
          </table:table-cell>
          <table:table-cell office:value-type="string" calcext:value-type="string">
            <text:p>07 <text:s text:c="2"/>10.69</text:p>
          </table:table-cell>
          <table:table-cell office:value-type="string" calcext:value-type="string">
            <text:p>131 <text:s text:c="2"/>41</text:p>
          </table:table-cell>
          <table:table-cell office:value-type="string" calcext:value-type="string">
            <text:p>55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310 <text:s/>6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7 <text:s/>9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19960 12107</text:p>
          </table:table-cell>
          <table:table-cell office:value-type="string" calcext:value-type="string">
            <text:p>33 <text:s text:c="2"/>11.28</text:p>
          </table:table-cell>
          <table:table-cell office:value-type="string" calcext:value-type="string">
            <text:p>224 <text:s text:c="2"/>38 <text:s/>1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250 <text:s/>6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7 <text:s/>9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40147 12172</text:p>
          </table:table-cell>
          <table:table-cell office:value-type="string" calcext:value-type="string">
            <text:p>00 <text:s text:c="4"/>cut</text:p>
          </table:table-cell>
          <table:table-cell office:value-type="string" calcext:value-type="string">
            <text:p>off <text:s text:c="2"/>4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191 <text:s/>6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7 <text:s/>9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60233 12235</text:p>
          </table:table-cell>
          <table:table-cell office:value-type="string" calcext:value-type="string">
            <text:p>82 <text:s text:c="2"/>11.31</text:p>
          </table:table-cell>
          <table:table-cell office:value-type="string" calcext:value-type="string">
            <text:p>059 <text:s text:c="2"/>39</text:p>
          </table:table-cell>
          <table:table-cell office:value-type="string" calcext:value-type="string">
            <text:p>39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126 <text:s/>6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7 <text:s/>9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79322 12294</text:p>
          </table:table-cell>
          <table:table-cell office:value-type="string" calcext:value-type="string">
            <text:p>35 <text:s text:c="2"/>10.81</text:p>
          </table:table-cell>
          <table:table-cell office:value-type="string" calcext:value-type="string">
            <text:p>812 <text:s text:c="2"/>36</text:p>
          </table:table-cell>
          <table:table-cell office:value-type="string" calcext:value-type="string">
            <text:p>34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077 <text:s/>6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7 <text:s/>9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699780 12359</text:p>
          </table:table-cell>
          <table:table-cell office:value-type="string" calcext:value-type="string">
            <text:p>44 <text:s text:c="2"/>10.79</text:p>
          </table:table-cell>
          <table:table-cell office:value-type="string" calcext:value-type="string">
            <text:p>044 <text:s text:c="2"/>54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32</text:p>
          </table:table-cell>
          <table:table-cell office:value-type="string" calcext:value-type="string">
            <text:p>018 <text:s/>6.</text:p>
          </table:table-cell>
          <table:table-cell/>
          <table:table-cell office:value-type="string" calcext:value-type="string">
            <text:p>76% <text:s text:c="2"/>8.</text:p>
          </table:table-cell>
          <table:table-cell office:value-type="string" calcext:value-type="string">
            <text:p>7 <text:s/>9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718677 12419</text:p>
          </table:table-cell>
          <table:table-cell office:value-type="string" calcext:value-type="string">
            <text:p>34 <text:s text:c="2"/>11.08</text:p>
          </table:table-cell>
          <table:table-cell office:value-type="string" calcext:value-type="string">
            <text:p>623 <text:s text:c="2"/>45</text:p>
          </table:table-cell>
          <table:table-cell office:value-type="string" calcext:value-type="string">
            <text:p>20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970 <text:s/>6.</text:p>
          </table:table-cell>
          <table:table-cell/>
          <table:table-cell office:value-type="string" calcext:value-type="string">
            <text:p>76% <text:s text:c="2"/>8.</text:p>
          </table:table-cell>
          <table:table-cell office:value-type="string" calcext:value-type="string">
            <text:p>7 <text:s/>9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737213 12480</text:p>
          </table:table-cell>
          <table:table-cell office:value-type="string" calcext:value-type="string">
            <text:p>46 <text:s text:c="2"/>11.08</text:p>
          </table:table-cell>
          <table:table-cell office:value-type="string" calcext:value-type="string">
            <text:p>380 <text:s text:c="2"/>52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923 <text:s/>6.</text:p>
          </table:table-cell>
          <table:table-cell/>
          <table:table-cell office:value-type="string" calcext:value-type="string">
            <text:p>75% <text:s text:c="2"/>8.</text:p>
          </table:table-cell>
          <table:table-cell office:value-type="string" calcext:value-type="string">
            <text:p>7 <text:s/>9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757580 12541</text:p>
          </table:table-cell>
          <table:table-cell office:value-type="string" calcext:value-type="string">
            <text:p>75 <text:s text:c="2"/>11.18</text:p>
          </table:table-cell>
          <table:table-cell office:value-type="string" calcext:value-type="string">
            <text:p>957 <text:s text:c="2"/>46</text:p>
          </table:table-cell>
          <table:table-cell office:value-type="string" calcext:value-type="string">
            <text:p>45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866 <text:s/>6.</text:p>
          </table:table-cell>
          <table:table-cell/>
          <table:table-cell office:value-type="string" calcext:value-type="string">
            <text:p>75% <text:s text:c="2"/>8.</text:p>
          </table:table-cell>
          <table:table-cell office:value-type="string" calcext:value-type="string">
            <text:p>7 <text:s/>9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777150 12601</text:p>
          </table:table-cell>
          <table:table-cell office:value-type="string" calcext:value-type="string">
            <text:p>05 infeasi</text:p>
          </table:table-cell>
          <table:table-cell office:value-type="string" calcext:value-type="string">
            <text:p>ble <text:s text:c="2"/>4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813 <text:s/>6.</text:p>
          </table:table-cell>
          <table:table-cell/>
          <table:table-cell office:value-type="string" calcext:value-type="string">
            <text:p>74% <text:s text:c="2"/>8.</text:p>
          </table:table-cell>
          <table:table-cell office:value-type="string" calcext:value-type="string">
            <text:p>7 <text:s/>9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793150 12651</text:p>
          </table:table-cell>
          <table:table-cell office:value-type="string" calcext:value-type="string">
            <text:p>65 <text:s text:c="2"/>10.75</text:p>
          </table:table-cell>
          <table:table-cell office:value-type="string" calcext:value-type="string">
            <text:p>476 <text:s text:c="2"/>50</text:p>
          </table:table-cell>
          <table:table-cell office:value-type="string" calcext:value-type="string">
            <text:p>52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767 <text:s/>6.</text:p>
          </table:table-cell>
          <table:table-cell/>
          <table:table-cell office:value-type="string" calcext:value-type="string">
            <text:p>74% <text:s text:c="2"/>8.</text:p>
          </table:table-cell>
          <table:table-cell office:value-type="string" calcext:value-type="string">
            <text:p>7 <text:s/>9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812984 12713</text:p>
          </table:table-cell>
          <table:table-cell office:value-type="string" calcext:value-type="string">
            <text:p>41 infeasi</text:p>
          </table:table-cell>
          <table:table-cell office:value-type="string" calcext:value-type="string">
            <text:p>ble <text:s text:c="2"/>5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712 <text:s/>6.</text:p>
          </table:table-cell>
          <table:table-cell/>
          <table:table-cell office:value-type="string" calcext:value-type="string">
            <text:p>74% <text:s text:c="2"/>8.</text:p>
          </table:table-cell>
          <table:table-cell office:value-type="string" calcext:value-type="string">
            <text:p>7 <text:s/>9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832059 12776</text:p>
          </table:table-cell>
          <table:table-cell office:value-type="string" calcext:value-type="string">
            <text:p>50 infeasi</text:p>
          </table:table-cell>
          <table:table-cell office:value-type="string" calcext:value-type="string">
            <text:p>ble <text:s text:c="2"/>3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664 <text:s/>6.</text:p>
          </table:table-cell>
          <table:table-cell/>
          <table:table-cell office:value-type="string" calcext:value-type="string">
            <text:p>73% <text:s text:c="2"/>8.</text:p>
          </table:table-cell>
          <table:table-cell office:value-type="string" calcext:value-type="string">
            <text:p>7 <text:s/>9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850009 12831</text:p>
          </table:table-cell>
          <table:table-cell office:value-type="string" calcext:value-type="string">
            <text:p>76 <text:s text:c="2"/>10.68</text:p>
          </table:table-cell>
          <table:table-cell office:value-type="string" calcext:value-type="string">
            <text:p>848 <text:s text:c="2"/>50</text:p>
          </table:table-cell>
          <table:table-cell office:value-type="string" calcext:value-type="string">
            <text:p>32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611 <text:s/>6.</text:p>
          </table:table-cell>
          <table:table-cell/>
          <table:table-cell office:value-type="string" calcext:value-type="string">
            <text:p>73% <text:s text:c="2"/>8.</text:p>
          </table:table-cell>
          <table:table-cell office:value-type="string" calcext:value-type="string">
            <text:p>7 10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869505 12892</text:p>
          </table:table-cell>
          <table:table-cell office:value-type="string" calcext:value-type="string">
            <text:p>14 <text:s text:c="2"/>11.13</text:p>
          </table:table-cell>
          <table:table-cell office:value-type="string" calcext:value-type="string">
            <text:p>962 <text:s text:c="2"/>45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558 <text:s/>6.</text:p>
          </table:table-cell>
          <table:table-cell/>
          <table:table-cell office:value-type="string" calcext:value-type="string">
            <text:p>72% <text:s text:c="2"/>8.</text:p>
          </table:table-cell>
          <table:table-cell office:value-type="string" calcext:value-type="string">
            <text:p>7 10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889277 12955</text:p>
          </table:table-cell>
          <table:table-cell office:value-type="string" calcext:value-type="string">
            <text:p>31 infeasi</text:p>
          </table:table-cell>
          <table:table-cell office:value-type="string" calcext:value-type="string">
            <text:p>ble <text:s text:c="2"/>5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508 <text:s/>6.</text:p>
          </table:table-cell>
          <table:table-cell/>
          <table:table-cell office:value-type="string" calcext:value-type="string">
            <text:p>72% <text:s text:c="2"/>8.</text:p>
          </table:table-cell>
          <table:table-cell office:value-type="string" calcext:value-type="string">
            <text:p>7 10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908187 13014</text:p>
          </table:table-cell>
          <table:table-cell office:value-type="string" calcext:value-type="string">
            <text:p>45 <text:s text:c="2"/>11.10</text:p>
          </table:table-cell>
          <table:table-cell office:value-type="string" calcext:value-type="string">
            <text:p>460 <text:s text:c="2"/>51</text:p>
          </table:table-cell>
          <table:table-cell office:value-type="string" calcext:value-type="string">
            <text:p>43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458 <text:s/>6.</text:p>
          </table:table-cell>
          <table:table-cell/>
          <table:table-cell office:value-type="string" calcext:value-type="string">
            <text:p>71% <text:s text:c="2"/>8.</text:p>
          </table:table-cell>
          <table:table-cell office:value-type="string" calcext:value-type="string">
            <text:p>7 10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927552 13072</text:p>
          </table:table-cell>
          <table:table-cell office:value-type="string" calcext:value-type="string">
            <text:p>62 <text:s text:c="2"/>11.16</text:p>
          </table:table-cell>
          <table:table-cell office:value-type="string" calcext:value-type="string">
            <text:p>454 <text:s text:c="2"/>44</text:p>
          </table:table-cell>
          <table:table-cell office:value-type="string" calcext:value-type="string">
            <text:p>77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400 <text:s/>6.</text:p>
          </table:table-cell>
          <table:table-cell/>
          <table:table-cell office:value-type="string" calcext:value-type="string">
            <text:p>71% <text:s text:c="2"/>8.</text:p>
          </table:table-cell>
          <table:table-cell office:value-type="string" calcext:value-type="string">
            <text:p>7 10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949191 13141</text:p>
          </table:table-cell>
          <table:table-cell office:value-type="string" calcext:value-type="string">
            <text:p>22 infeasi</text:p>
          </table:table-cell>
          <table:table-cell office:value-type="string" calcext:value-type="string">
            <text:p>ble <text:s text:c="2"/>4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348 <text:s/>6.</text:p>
          </table:table-cell>
          <table:table-cell/>
          <table:table-cell office:value-type="string" calcext:value-type="string">
            <text:p>70% <text:s text:c="2"/>8.</text:p>
          </table:table-cell>
          <table:table-cell office:value-type="string" calcext:value-type="string">
            <text:p>7 10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966909 13195</text:p>
          </table:table-cell>
          <table:table-cell office:value-type="string" calcext:value-type="string">
            <text:p>71 <text:s text:c="2"/>10.88</text:p>
          </table:table-cell>
          <table:table-cell office:value-type="string" calcext:value-type="string">
            <text:p>350 <text:s text:c="2"/>42</text:p>
          </table:table-cell>
          <table:table-cell office:value-type="string" calcext:value-type="string">
            <text:p>21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295 <text:s/>6.</text:p>
          </table:table-cell>
          <table:table-cell/>
          <table:table-cell office:value-type="string" calcext:value-type="string">
            <text:p>70% <text:s text:c="2"/>8.</text:p>
          </table:table-cell>
          <table:table-cell office:value-type="string" calcext:value-type="string">
            <text:p>7 10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3987691 13259</text:p>
          </table:table-cell>
          <table:table-cell office:value-type="string" calcext:value-type="string">
            <text:p>81 <text:s text:c="2"/>10.66</text:p>
          </table:table-cell>
          <table:table-cell office:value-type="string" calcext:value-type="string">
            <text:p>889 <text:s text:c="2"/>59</text:p>
          </table:table-cell>
          <table:table-cell office:value-type="string" calcext:value-type="string">
            <text:p>11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242 <text:s/>6.</text:p>
          </table:table-cell>
          <table:table-cell/>
          <table:table-cell office:value-type="string" calcext:value-type="string">
            <text:p>69% <text:s text:c="2"/>8.</text:p>
          </table:table-cell>
          <table:table-cell office:value-type="string" calcext:value-type="string">
            <text:p>7 10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06876 13321</text:p>
          </table:table-cell>
          <table:table-cell office:value-type="string" calcext:value-type="string">
            <text:p>35 <text:s text:c="2"/>10.77</text:p>
          </table:table-cell>
          <table:table-cell office:value-type="string" calcext:value-type="string">
            <text:p>668 <text:s text:c="2"/>42</text:p>
          </table:table-cell>
          <table:table-cell office:value-type="string" calcext:value-type="string">
            <text:p>12 <text:s text:c="2"/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196 <text:s/>6.</text:p>
          </table:table-cell>
          <table:table-cell/>
          <table:table-cell office:value-type="string" calcext:value-type="string">
            <text:p>69% <text:s text:c="2"/>8.</text:p>
          </table:table-cell>
          <table:table-cell office:value-type="string" calcext:value-type="string">
            <text:p>7 10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25100 13373</text:p>
          </table:table-cell>
          <table:table-cell office:value-type="string" calcext:value-type="string">
            <text:p>93 infeasi</text:p>
          </table:table-cell>
          <table:table-cell office:value-type="string" calcext:value-type="string">
            <text:p>b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146 <text:s/>6.</text:p>
          </table:table-cell>
          <table:table-cell/>
          <table:table-cell office:value-type="string" calcext:value-type="string">
            <text:p>68% <text:s text:c="2"/>8.</text:p>
          </table:table-cell>
          <table:table-cell office:value-type="string" calcext:value-type="string">
            <text:p>7 10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43775 13434</text:p>
          </table:table-cell>
          <table:table-cell office:value-type="string" calcext:value-type="string">
            <text:p>74 infeasi</text:p>
          </table:table-cell>
          <table:table-cell office:value-type="string" calcext:value-type="string">
            <text:p>ble <text:s text:c="2"/>3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099 <text:s/>6.</text:p>
          </table:table-cell>
          <table:table-cell/>
          <table:table-cell office:value-type="string" calcext:value-type="string">
            <text:p>68% <text:s text:c="2"/>8.</text:p>
          </table:table-cell>
          <table:table-cell office:value-type="string" calcext:value-type="string">
            <text:p>7 10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64755 13500</text:p>
          </table:table-cell>
          <table:table-cell office:value-type="string" calcext:value-type="string">
            <text:p>43 infeasi</text:p>
          </table:table-cell>
          <table:table-cell office:value-type="string" calcext:value-type="string">
            <text:p>ble <text:s text:c="2"/>3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1</text:p>
          </table:table-cell>
          <table:table-cell office:value-type="string" calcext:value-type="string">
            <text:p>043 <text:s/>6.</text:p>
          </table:table-cell>
          <table:table-cell/>
          <table:table-cell office:value-type="string" calcext:value-type="string">
            <text:p>67% <text:s text:c="2"/>8.</text:p>
          </table:table-cell>
          <table:table-cell office:value-type="string" calcext:value-type="string">
            <text:p>7 10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083805 13558</text:p>
          </table:table-cell>
          <table:table-cell office:value-type="string" calcext:value-type="string">
            <text:p>70 <text:s text:c="2"/>11.23</text:p>
          </table:table-cell>
          <table:table-cell office:value-type="string" calcext:value-type="string">
            <text:p>569 <text:s text:c="2"/>43</text:p>
          </table:table-cell>
          <table:table-cell office:value-type="string" calcext:value-type="string">
            <text:p>44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987 <text:s/>6.</text:p>
          </table:table-cell>
          <table:table-cell/>
          <table:table-cell office:value-type="string" calcext:value-type="string">
            <text:p>67% <text:s text:c="2"/>8.</text:p>
          </table:table-cell>
          <table:table-cell office:value-type="string" calcext:value-type="string">
            <text:p>6 10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02637 13617</text:p>
          </table:table-cell>
          <table:table-cell office:value-type="string" calcext:value-type="string">
            <text:p>33 <text:s text:c="2"/>10.80</text:p>
          </table:table-cell>
          <table:table-cell office:value-type="string" calcext:value-type="string">
            <text:p>743 <text:s text:c="2"/>50</text:p>
          </table:table-cell>
          <table:table-cell office:value-type="string" calcext:value-type="string">
            <text:p>29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936 <text:s/>6.</text:p>
          </table:table-cell>
          <table:table-cell/>
          <table:table-cell office:value-type="string" calcext:value-type="string">
            <text:p>66% <text:s text:c="2"/>8.</text:p>
          </table:table-cell>
          <table:table-cell office:value-type="string" calcext:value-type="string">
            <text:p>6 10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22800 13678</text:p>
          </table:table-cell>
          <table:table-cell office:value-type="string" calcext:value-type="string">
            <text:p>17 <text:s text:c="2"/>10.99</text:p>
          </table:table-cell>
          <table:table-cell office:value-type="string" calcext:value-type="string">
            <text:p>964 <text:s text:c="2"/>45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889 <text:s/>6.</text:p>
          </table:table-cell>
          <table:table-cell/>
          <table:table-cell office:value-type="string" calcext:value-type="string">
            <text:p>66% <text:s text:c="2"/>8.</text:p>
          </table:table-cell>
          <table:table-cell office:value-type="string" calcext:value-type="string">
            <text:p>6 10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39922 13729</text:p>
          </table:table-cell>
          <table:table-cell office:value-type="string" calcext:value-type="string">
            <text:p>05 <text:s text:c="2"/>10.83</text:p>
          </table:table-cell>
          <table:table-cell office:value-type="string" calcext:value-type="string">
            <text:p>662 <text:s text:c="2"/>53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843 <text:s/>6.</text:p>
          </table:table-cell>
          <table:table-cell/>
          <table:table-cell office:value-type="string" calcext:value-type="string">
            <text:p>65% <text:s text:c="2"/>8.</text:p>
          </table:table-cell>
          <table:table-cell office:value-type="string" calcext:value-type="string">
            <text:p>6 10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59320 13791</text:p>
          </table:table-cell>
          <table:table-cell office:value-type="string" calcext:value-type="string">
            <text:p>38 <text:s text:c="2"/>11.02</text:p>
          </table:table-cell>
          <table:table-cell office:value-type="string" calcext:value-type="string">
            <text:p>677 <text:s text:c="2"/>41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790 <text:s/>6.</text:p>
          </table:table-cell>
          <table:table-cell/>
          <table:table-cell office:value-type="string" calcext:value-type="string">
            <text:p>65% <text:s text:c="2"/>8.</text:p>
          </table:table-cell>
          <table:table-cell office:value-type="string" calcext:value-type="string">
            <text:p>6 10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78676 13852</text:p>
          </table:table-cell>
          <table:table-cell office:value-type="string" calcext:value-type="string">
            <text:p>49 <text:s text:c="2"/>10.73</text:p>
          </table:table-cell>
          <table:table-cell office:value-type="string" calcext:value-type="string">
            <text:p>299 <text:s text:c="2"/>48</text:p>
          </table:table-cell>
          <table:table-cell office:value-type="string" calcext:value-type="string">
            <text:p>76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746 <text:s/>6.</text:p>
          </table:table-cell>
          <table:table-cell/>
          <table:table-cell office:value-type="string" calcext:value-type="string">
            <text:p>64% <text:s text:c="2"/>8.</text:p>
          </table:table-cell>
          <table:table-cell office:value-type="string" calcext:value-type="string">
            <text:p>6 10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198144 13914</text:p>
          </table:table-cell>
          <table:table-cell office:value-type="string" calcext:value-type="string">
            <text:p>75 infeasi</text:p>
          </table:table-cell>
          <table:table-cell office:value-type="string" calcext:value-type="string">
            <text:p>ble <text:s text:c="2"/>5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700 <text:s/>6.</text:p>
          </table:table-cell>
          <table:table-cell/>
          <table:table-cell office:value-type="string" calcext:value-type="string">
            <text:p>64% <text:s text:c="2"/>8.</text:p>
          </table:table-cell>
          <table:table-cell office:value-type="string" calcext:value-type="string">
            <text:p>6 10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215737 13968</text:p>
          </table:table-cell>
          <table:table-cell office:value-type="string" calcext:value-type="string">
            <text:p>65 <text:s text:c="2"/>10.90</text:p>
          </table:table-cell>
          <table:table-cell office:value-type="string" calcext:value-type="string">
            <text:p>972 <text:s text:c="2"/>49</text:p>
          </table:table-cell>
          <table:table-cell office:value-type="string" calcext:value-type="string">
            <text:p>38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649 <text:s/>6.</text:p>
          </table:table-cell>
          <table:table-cell/>
          <table:table-cell office:value-type="string" calcext:value-type="string">
            <text:p>63% <text:s text:c="2"/>8.</text:p>
          </table:table-cell>
          <table:table-cell office:value-type="string" calcext:value-type="string">
            <text:p>6 1099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216840 13971</text:p>
          </table:table-cell>
          <table:table-cell office:value-type="string" calcext:value-type="string">
            <text:p>73 <text:s text:c="2"/>10.75</text:p>
          </table:table-cell>
          <table:table-cell office:value-type="string" calcext:value-type="string">
            <text:p>862 <text:s text:c="2"/>45</text:p>
          </table:table-cell>
          <table:table-cell office:value-type="string" calcext:value-type="string">
            <text:p>41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646 <text:s/>6.</text:p>
          </table:table-cell>
          <table:table-cell/>
          <table:table-cell office:value-type="string" calcext:value-type="string">
            <text:p>63% <text:s text:c="2"/>8.</text:p>
          </table:table-cell>
          <table:table-cell office:value-type="string" calcext:value-type="string">
            <text:p>6 11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232444 14018</text:p>
          </table:table-cell>
          <table:table-cell office:value-type="string" calcext:value-type="string">
            <text:p>42 <text:s text:c="2"/>10.99</text:p>
          </table:table-cell>
          <table:table-cell office:value-type="string" calcext:value-type="string">
            <text:p>518 <text:s text:c="2"/>50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607 <text:s/>6.</text:p>
          </table:table-cell>
          <table:table-cell/>
          <table:table-cell office:value-type="string" calcext:value-type="string">
            <text:p>63% <text:s text:c="2"/>8.</text:p>
          </table:table-cell>
          <table:table-cell office:value-type="string" calcext:value-type="string">
            <text:p>6 11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251254 14076</text:p>
          </table:table-cell>
          <table:table-cell office:value-type="string" calcext:value-type="string">
            <text:p>39 <text:s text:c="2"/>11.24</text:p>
          </table:table-cell>
          <table:table-cell office:value-type="string" calcext:value-type="string">
            <text:p>842 <text:s text:c="2"/>50</text:p>
          </table:table-cell>
          <table:table-cell office:value-type="string" calcext:value-type="string">
            <text:p>47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558 <text:s/>6.</text:p>
          </table:table-cell>
          <table:table-cell/>
          <table:table-cell office:value-type="string" calcext:value-type="string">
            <text:p>63% <text:s text:c="2"/>8.</text:p>
          </table:table-cell>
          <table:table-cell office:value-type="string" calcext:value-type="string">
            <text:p>6 11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270955 14139</text:p>
          </table:table-cell>
          <table:table-cell office:value-type="string" calcext:value-type="string">
            <text:p>35 infeasi</text:p>
          </table:table-cell>
          <table:table-cell office:value-type="string" calcext:value-type="string">
            <text:p>ble <text:s text:c="2"/>4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505 <text:s/>6.</text:p>
          </table:table-cell>
          <table:table-cell/>
          <table:table-cell office:value-type="string" calcext:value-type="string">
            <text:p>62% <text:s text:c="2"/>8.</text:p>
          </table:table-cell>
          <table:table-cell office:value-type="string" calcext:value-type="string">
            <text:p>6 11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290550 14200</text:p>
          </table:table-cell>
          <table:table-cell office:value-type="string" calcext:value-type="string">
            <text:p>61 <text:s text:c="2"/>11.03</text:p>
          </table:table-cell>
          <table:table-cell office:value-type="string" calcext:value-type="string">
            <text:p>076 <text:s text:c="2"/>43</text:p>
          </table:table-cell>
          <table:table-cell office:value-type="string" calcext:value-type="string">
            <text:p>34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447 <text:s/>6.</text:p>
          </table:table-cell>
          <table:table-cell/>
          <table:table-cell office:value-type="string" calcext:value-type="string">
            <text:p>62% <text:s text:c="2"/>8.</text:p>
          </table:table-cell>
          <table:table-cell office:value-type="string" calcext:value-type="string">
            <text:p>6 11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310575 14262</text:p>
          </table:table-cell>
          <table:table-cell office:value-type="string" calcext:value-type="string">
            <text:p>13 <text:s text:c="2"/>10.78</text:p>
          </table:table-cell>
          <table:table-cell office:value-type="string" calcext:value-type="string">
            <text:p>584 <text:s text:c="2"/>41</text:p>
          </table:table-cell>
          <table:table-cell office:value-type="string" calcext:value-type="string">
            <text:p>56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406 <text:s/>6.</text:p>
          </table:table-cell>
          <table:table-cell/>
          <table:table-cell office:value-type="string" calcext:value-type="string">
            <text:p>61% <text:s text:c="2"/>8.</text:p>
          </table:table-cell>
          <table:table-cell office:value-type="string" calcext:value-type="string">
            <text:p>6 11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329761 14321</text:p>
          </table:table-cell>
          <table:table-cell office:value-type="string" calcext:value-type="string">
            <text:p>33 <text:s text:c="4"/>cut</text:p>
          </table:table-cell>
          <table:table-cell office:value-type="string" calcext:value-type="string">
            <text:p>off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361 <text:s/>6.</text:p>
          </table:table-cell>
          <table:table-cell/>
          <table:table-cell office:value-type="string" calcext:value-type="string">
            <text:p>61% <text:s text:c="2"/>8.</text:p>
          </table:table-cell>
          <table:table-cell office:value-type="string" calcext:value-type="string">
            <text:p>6 11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348606 14378</text:p>
          </table:table-cell>
          <table:table-cell office:value-type="string" calcext:value-type="string">
            <text:p>05 infeasi</text:p>
          </table:table-cell>
          <table:table-cell office:value-type="string" calcext:value-type="string">
            <text:p>ble <text:s text:c="2"/>3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315 <text:s/>6.</text:p>
          </table:table-cell>
          <table:table-cell/>
          <table:table-cell office:value-type="string" calcext:value-type="string">
            <text:p>60% <text:s text:c="2"/>8.</text:p>
          </table:table-cell>
          <table:table-cell office:value-type="string" calcext:value-type="string">
            <text:p>6 11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367769 14435</text:p>
          </table:table-cell>
          <table:table-cell office:value-type="string" calcext:value-type="string">
            <text:p>81 <text:s text:c="4"/>cut</text:p>
          </table:table-cell>
          <table:table-cell office:value-type="string" calcext:value-type="string">
            <text:p>off <text:s text:c="2"/>4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262 <text:s/>6.</text:p>
          </table:table-cell>
          <table:table-cell/>
          <table:table-cell office:value-type="string" calcext:value-type="string">
            <text:p>60% <text:s text:c="2"/>8.</text:p>
          </table:table-cell>
          <table:table-cell office:value-type="string" calcext:value-type="string">
            <text:p>6 11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388052 14502</text:p>
          </table:table-cell>
          <table:table-cell office:value-type="string" calcext:value-type="string">
            <text:p>03 <text:s text:c="2"/>11.05</text:p>
          </table:table-cell>
          <table:table-cell office:value-type="string" calcext:value-type="string">
            <text:p>143 <text:s text:c="2"/>48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223 <text:s/>6.</text:p>
          </table:table-cell>
          <table:table-cell/>
          <table:table-cell office:value-type="string" calcext:value-type="string">
            <text:p>59% <text:s text:c="2"/>8.</text:p>
          </table:table-cell>
          <table:table-cell office:value-type="string" calcext:value-type="string">
            <text:p>6 11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07404 14561</text:p>
          </table:table-cell>
          <table:table-cell office:value-type="string" calcext:value-type="string">
            <text:p>60 infeasi</text:p>
          </table:table-cell>
          <table:table-cell office:value-type="string" calcext:value-type="string">
            <text:p>ble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175 <text:s/>6.</text:p>
          </table:table-cell>
          <table:table-cell/>
          <table:table-cell office:value-type="string" calcext:value-type="string">
            <text:p>59% <text:s text:c="2"/>8.</text:p>
          </table:table-cell>
          <table:table-cell office:value-type="string" calcext:value-type="string">
            <text:p>6 11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26958 14621</text:p>
          </table:table-cell>
          <table:table-cell office:value-type="string" calcext:value-type="string">
            <text:p>18 <text:s text:c="2"/>11.01</text:p>
          </table:table-cell>
          <table:table-cell office:value-type="string" calcext:value-type="string">
            <text:p>977 <text:s text:c="2"/>41</text:p>
          </table:table-cell>
          <table:table-cell office:value-type="string" calcext:value-type="string">
            <text:p>37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118 <text:s/>6.</text:p>
          </table:table-cell>
          <table:table-cell/>
          <table:table-cell office:value-type="string" calcext:value-type="string">
            <text:p>58% <text:s text:c="2"/>8.</text:p>
          </table:table-cell>
          <table:table-cell office:value-type="string" calcext:value-type="string">
            <text:p>6 11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45895 14678</text:p>
          </table:table-cell>
          <table:table-cell office:value-type="string" calcext:value-type="string">
            <text:p>29 <text:s text:c="2"/>10.91</text:p>
          </table:table-cell>
          <table:table-cell office:value-type="string" calcext:value-type="string">
            <text:p>205 <text:s text:c="2"/>47</text:p>
          </table:table-cell>
          <table:table-cell office:value-type="string" calcext:value-type="string">
            <text:p>23 <text:s text:c="2"/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068 <text:s/>6.</text:p>
          </table:table-cell>
          <table:table-cell/>
          <table:table-cell office:value-type="string" calcext:value-type="string">
            <text:p>58% <text:s text:c="2"/>8.</text:p>
          </table:table-cell>
          <table:table-cell office:value-type="string" calcext:value-type="string">
            <text:p>6 11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64569 14736</text:p>
          </table:table-cell>
          <table:table-cell office:value-type="string" calcext:value-type="string">
            <text:p>74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30</text:p>
          </table:table-cell>
          <table:table-cell office:value-type="string" calcext:value-type="string">
            <text:p>023 <text:s/>6.</text:p>
          </table:table-cell>
          <table:table-cell/>
          <table:table-cell office:value-type="string" calcext:value-type="string">
            <text:p>58% <text:s text:c="2"/>8.</text:p>
          </table:table-cell>
          <table:table-cell office:value-type="string" calcext:value-type="string">
            <text:p>6 11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79801 14782</text:p>
          </table:table-cell>
          <table:table-cell office:value-type="string" calcext:value-type="string">
            <text:p>53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985 <text:s/>6.</text:p>
          </table:table-cell>
          <table:table-cell/>
          <table:table-cell office:value-type="string" calcext:value-type="string">
            <text:p>57% <text:s text:c="2"/>8.</text:p>
          </table:table-cell>
          <table:table-cell office:value-type="string" calcext:value-type="string">
            <text:p>6 11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499079 14840</text:p>
          </table:table-cell>
          <table:table-cell office:value-type="string" calcext:value-type="string">
            <text:p>94 <text:s text:c="2"/>11.27</text:p>
          </table:table-cell>
          <table:table-cell office:value-type="string" calcext:value-type="string">
            <text:p>823 <text:s text:c="2"/>43</text:p>
          </table:table-cell>
          <table:table-cell office:value-type="string" calcext:value-type="string">
            <text:p>72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944 <text:s/>6.</text:p>
          </table:table-cell>
          <table:table-cell/>
          <table:table-cell office:value-type="string" calcext:value-type="string">
            <text:p>57% <text:s text:c="2"/>8.</text:p>
          </table:table-cell>
          <table:table-cell office:value-type="string" calcext:value-type="string">
            <text:p>6 11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18710 14901</text:p>
          </table:table-cell>
          <table:table-cell office:value-type="string" calcext:value-type="string">
            <text:p>14 <text:s text:c="2"/>11.05</text:p>
          </table:table-cell>
          <table:table-cell office:value-type="string" calcext:value-type="string">
            <text:p>219 <text:s text:c="2"/>51</text:p>
          </table:table-cell>
          <table:table-cell office:value-type="string" calcext:value-type="string">
            <text:p>65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898 <text:s/>6.</text:p>
          </table:table-cell>
          <table:table-cell/>
          <table:table-cell office:value-type="string" calcext:value-type="string">
            <text:p>56% <text:s text:c="2"/>8.</text:p>
          </table:table-cell>
          <table:table-cell office:value-type="string" calcext:value-type="string">
            <text:p>6 11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36935 14955</text:p>
          </table:table-cell>
          <table:table-cell office:value-type="string" calcext:value-type="string">
            <text:p>97 <text:s text:c="2"/>10.81</text:p>
          </table:table-cell>
          <table:table-cell office:value-type="string" calcext:value-type="string">
            <text:p>703 <text:s text:c="2"/>55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859 <text:s/>6.</text:p>
          </table:table-cell>
          <table:table-cell/>
          <table:table-cell office:value-type="string" calcext:value-type="string">
            <text:p>56% <text:s text:c="2"/>8.</text:p>
          </table:table-cell>
          <table:table-cell office:value-type="string" calcext:value-type="string">
            <text:p>6 11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56159 15016</text:p>
          </table:table-cell>
          <table:table-cell office:value-type="string" calcext:value-type="string">
            <text:p>88 <text:s text:c="2"/>11.03</text:p>
          </table:table-cell>
          <table:table-cell office:value-type="string" calcext:value-type="string">
            <text:p>227 <text:s text:c="2"/>49</text:p>
          </table:table-cell>
          <table:table-cell office:value-type="string" calcext:value-type="string">
            <text:p>31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814 <text:s/>6.</text:p>
          </table:table-cell>
          <table:table-cell/>
          <table:table-cell office:value-type="string" calcext:value-type="string">
            <text:p>56% <text:s text:c="2"/>8.</text:p>
          </table:table-cell>
          <table:table-cell office:value-type="string" calcext:value-type="string">
            <text:p>6 11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74779 15075</text:p>
          </table:table-cell>
          <table:table-cell office:value-type="string" calcext:value-type="string">
            <text:p>00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774 <text:s/>6.</text:p>
          </table:table-cell>
          <table:table-cell/>
          <table:table-cell office:value-type="string" calcext:value-type="string">
            <text:p>55% <text:s text:c="2"/>8.</text:p>
          </table:table-cell>
          <table:table-cell office:value-type="string" calcext:value-type="string">
            <text:p>6 11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593307 15130</text:p>
          </table:table-cell>
          <table:table-cell office:value-type="string" calcext:value-type="string">
            <text:p>67 infeasi</text:p>
          </table:table-cell>
          <table:table-cell office:value-type="string" calcext:value-type="string">
            <text:p>ble <text:s text:c="2"/>5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723 <text:s/>6.</text:p>
          </table:table-cell>
          <table:table-cell/>
          <table:table-cell office:value-type="string" calcext:value-type="string">
            <text:p>55% <text:s text:c="2"/>8.</text:p>
          </table:table-cell>
          <table:table-cell office:value-type="string" calcext:value-type="string">
            <text:p>6 12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613931 15198</text:p>
          </table:table-cell>
          <table:table-cell office:value-type="string" calcext:value-type="string">
            <text:p>38 <text:s text:c="2"/>11.21</text:p>
          </table:table-cell>
          <table:table-cell office:value-type="string" calcext:value-type="string">
            <text:p>659 <text:s text:c="2"/>42</text:p>
          </table:table-cell>
          <table:table-cell office:value-type="string" calcext:value-type="string">
            <text:p>67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681 <text:s/>6.</text:p>
          </table:table-cell>
          <table:table-cell/>
          <table:table-cell office:value-type="string" calcext:value-type="string">
            <text:p>54% <text:s text:c="2"/>8.</text:p>
          </table:table-cell>
          <table:table-cell office:value-type="string" calcext:value-type="string">
            <text:p>6 12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631707 15253</text:p>
          </table:table-cell>
          <table:table-cell office:value-type="string" calcext:value-type="string">
            <text:p>30 <text:s text:c="2"/>11.20</text:p>
          </table:table-cell>
          <table:table-cell office:value-type="string" calcext:value-type="string">
            <text:p>974 <text:s text:c="2"/>47</text:p>
          </table:table-cell>
          <table:table-cell office:value-type="string" calcext:value-type="string">
            <text:p>26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641 <text:s/>6.</text:p>
          </table:table-cell>
          <table:table-cell/>
          <table:table-cell office:value-type="string" calcext:value-type="string">
            <text:p>54% <text:s text:c="2"/>8.</text:p>
          </table:table-cell>
          <table:table-cell office:value-type="string" calcext:value-type="string">
            <text:p>6 12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651764 15315</text:p>
          </table:table-cell>
          <table:table-cell office:value-type="string" calcext:value-type="string">
            <text:p>76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595 <text:s/>6.</text:p>
          </table:table-cell>
          <table:table-cell/>
          <table:table-cell office:value-type="string" calcext:value-type="string">
            <text:p>54% <text:s text:c="2"/>8.</text:p>
          </table:table-cell>
          <table:table-cell office:value-type="string" calcext:value-type="string">
            <text:p>6 12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671102 15374</text:p>
          </table:table-cell>
          <table:table-cell office:value-type="string" calcext:value-type="string">
            <text:p>86 <text:s text:c="2"/>11.17</text:p>
          </table:table-cell>
          <table:table-cell office:value-type="string" calcext:value-type="string">
            <text:p>996 <text:s text:c="2"/>43</text:p>
          </table:table-cell>
          <table:table-cell office:value-type="string" calcext:value-type="string">
            <text:p>55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556 <text:s/>6.</text:p>
          </table:table-cell>
          <table:table-cell/>
          <table:table-cell office:value-type="string" calcext:value-type="string">
            <text:p>53% <text:s text:c="2"/>8.</text:p>
          </table:table-cell>
          <table:table-cell office:value-type="string" calcext:value-type="string">
            <text:p>6 12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689467 15429</text:p>
          </table:table-cell>
          <table:table-cell office:value-type="string" calcext:value-type="string">
            <text:p>14 <text:s text:c="2"/>10.76</text:p>
          </table:table-cell>
          <table:table-cell office:value-type="string" calcext:value-type="string">
            <text:p>777 <text:s text:c="2"/>56</text:p>
          </table:table-cell>
          <table:table-cell office:value-type="string" calcext:value-type="string">
            <text:p><text:s/>9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505 <text:s/>6.</text:p>
          </table:table-cell>
          <table:table-cell/>
          <table:table-cell office:value-type="string" calcext:value-type="string">
            <text:p>53% <text:s text:c="2"/>8.</text:p>
          </table:table-cell>
          <table:table-cell office:value-type="string" calcext:value-type="string">
            <text:p>6 12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707686 15481</text:p>
          </table:table-cell>
          <table:table-cell office:value-type="string" calcext:value-type="string">
            <text:p>22 <text:s text:c="2"/>10.75</text:p>
          </table:table-cell>
          <table:table-cell office:value-type="string" calcext:value-type="string">
            <text:p>739 <text:s text:c="2"/>57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459 <text:s/>6.</text:p>
          </table:table-cell>
          <table:table-cell/>
          <table:table-cell office:value-type="string" calcext:value-type="string">
            <text:p>52% <text:s text:c="2"/>8.</text:p>
          </table:table-cell>
          <table:table-cell office:value-type="string" calcext:value-type="string">
            <text:p>6 12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726018 15535</text:p>
          </table:table-cell>
          <table:table-cell office:value-type="string" calcext:value-type="string">
            <text:p>79 <text:s text:c="2"/>10.73</text:p>
          </table:table-cell>
          <table:table-cell office:value-type="string" calcext:value-type="string">
            <text:p>459 <text:s text:c="2"/>46</text:p>
          </table:table-cell>
          <table:table-cell office:value-type="string" calcext:value-type="string">
            <text:p><text:s/>7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416 <text:s/>6.</text:p>
          </table:table-cell>
          <table:table-cell/>
          <table:table-cell office:value-type="string" calcext:value-type="string">
            <text:p>52% <text:s text:c="2"/>8.</text:p>
          </table:table-cell>
          <table:table-cell office:value-type="string" calcext:value-type="string">
            <text:p>6 12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744842 15591</text:p>
          </table:table-cell>
          <table:table-cell office:value-type="string" calcext:value-type="string">
            <text:p>65 infeasi</text:p>
          </table:table-cell>
          <table:table-cell office:value-type="string" calcext:value-type="string">
            <text:p>ble <text:s text:c="2"/>6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369 <text:s/>6.</text:p>
          </table:table-cell>
          <table:table-cell/>
          <table:table-cell office:value-type="string" calcext:value-type="string">
            <text:p>51% <text:s text:c="2"/>8.</text:p>
          </table:table-cell>
          <table:table-cell office:value-type="string" calcext:value-type="string">
            <text:p>6 12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764362 15653</text:p>
          </table:table-cell>
          <table:table-cell office:value-type="string" calcext:value-type="string">
            <text:p>34 <text:s text:c="2"/>10.83</text:p>
          </table:table-cell>
          <table:table-cell office:value-type="string" calcext:value-type="string">
            <text:p>470 <text:s text:c="2"/>51</text:p>
          </table:table-cell>
          <table:table-cell office:value-type="string" calcext:value-type="string">
            <text:p>56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328 <text:s/>6.</text:p>
          </table:table-cell>
          <table:table-cell/>
          <table:table-cell office:value-type="string" calcext:value-type="string">
            <text:p>51% <text:s text:c="2"/>8.</text:p>
          </table:table-cell>
          <table:table-cell office:value-type="string" calcext:value-type="string">
            <text:p>6 12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783159 15713</text:p>
          </table:table-cell>
          <table:table-cell office:value-type="string" calcext:value-type="string">
            <text:p>37 <text:s text:c="2"/>10.66</text:p>
          </table:table-cell>
          <table:table-cell office:value-type="string" calcext:value-type="string">
            <text:p>217 <text:s text:c="2"/>51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292 <text:s/>6.</text:p>
          </table:table-cell>
          <table:table-cell/>
          <table:table-cell office:value-type="string" calcext:value-type="string">
            <text:p>51% <text:s text:c="2"/>8.</text:p>
          </table:table-cell>
          <table:table-cell office:value-type="string" calcext:value-type="string">
            <text:p>6 12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801922 15769</text:p>
          </table:table-cell>
          <table:table-cell office:value-type="string" calcext:value-type="string">
            <text:p>26 <text:s text:c="2"/>11.09</text:p>
          </table:table-cell>
          <table:table-cell office:value-type="string" calcext:value-type="string">
            <text:p>915 <text:s text:c="2"/>44</text:p>
          </table:table-cell>
          <table:table-cell office:value-type="string" calcext:value-type="string">
            <text:p>50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246 <text:s/>6.</text:p>
          </table:table-cell>
          <table:table-cell/>
          <table:table-cell office:value-type="string" calcext:value-type="string">
            <text:p>50% <text:s text:c="2"/>8.</text:p>
          </table:table-cell>
          <table:table-cell office:value-type="string" calcext:value-type="string">
            <text:p>6 12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820322 15823</text:p>
          </table:table-cell>
          <table:table-cell office:value-type="string" calcext:value-type="string">
            <text:p>96 <text:s text:c="4"/>cut</text:p>
          </table:table-cell>
          <table:table-cell office:value-type="string" calcext:value-type="string">
            <text:p>off <text:s text:c="2"/>4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208 <text:s/>6.</text:p>
          </table:table-cell>
          <table:table-cell/>
          <table:table-cell office:value-type="string" calcext:value-type="string">
            <text:p>50% <text:s text:c="2"/>8.</text:p>
          </table:table-cell>
          <table:table-cell office:value-type="string" calcext:value-type="string">
            <text:p>6 12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837271 15879</text:p>
          </table:table-cell>
          <table:table-cell office:value-type="string" calcext:value-type="string">
            <text:p>50 <text:s text:c="4"/>cut</text:p>
          </table:table-cell>
          <table:table-cell office:value-type="string" calcext:value-type="string">
            <text:p>off <text:s text:c="2"/>3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177 <text:s/>6.</text:p>
          </table:table-cell>
          <table:table-cell/>
          <table:table-cell office:value-type="string" calcext:value-type="string">
            <text:p>50% <text:s text:c="2"/>8.</text:p>
          </table:table-cell>
          <table:table-cell office:value-type="string" calcext:value-type="string">
            <text:p>6 12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4842472 15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.60299" calcext:value-type="float">
            <text:p>10.60299</text:p>
          </table:table-cell>
          <table:table-cell office:value-type="string" calcext:value-type="string">
            <text:p>60 <text:s text:c="2"/>11.29</text:p>
          </table:table-cell>
          <table:table-cell office:value-type="string" calcext:value-type="string">
            <text:p>164 <text:s/>6.</text:p>
          </table:table-cell>
          <table:table-cell/>
          <table:table-cell office:value-type="string" calcext:value-type="string">
            <text:p>49% <text:s text:c="2"/>8.</text:p>
          </table:table-cell>
          <table:table-cell office:value-type="string" calcext:value-type="string">
            <text:p>6 1267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850433 15919</text:p>
          </table:table-cell>
          <table:table-cell office:value-type="string" calcext:value-type="string">
            <text:p>98 infeasi</text:p>
          </table:table-cell>
          <table:table-cell office:value-type="string" calcext:value-type="string">
            <text:p>b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142 <text:s/>6.</text:p>
          </table:table-cell>
          <table:table-cell/>
          <table:table-cell office:value-type="string" calcext:value-type="string">
            <text:p>49% <text:s text:c="2"/>8.</text:p>
          </table:table-cell>
          <table:table-cell office:value-type="string" calcext:value-type="string">
            <text:p>6 12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870171 15978</text:p>
          </table:table-cell>
          <table:table-cell office:value-type="string" calcext:value-type="string">
            <text:p>44 <text:s text:c="2"/>10.83</text:p>
          </table:table-cell>
          <table:table-cell office:value-type="string" calcext:value-type="string">
            <text:p>116 <text:s text:c="2"/>51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099 <text:s/>6.</text:p>
          </table:table-cell>
          <table:table-cell/>
          <table:table-cell office:value-type="string" calcext:value-type="string">
            <text:p>49% <text:s text:c="2"/>8.</text:p>
          </table:table-cell>
          <table:table-cell office:value-type="string" calcext:value-type="string">
            <text:p>6 12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888896 16034</text:p>
          </table:table-cell>
          <table:table-cell office:value-type="string" calcext:value-type="string">
            <text:p>91 <text:s text:c="2"/>10.89</text:p>
          </table:table-cell>
          <table:table-cell office:value-type="string" calcext:value-type="string">
            <text:p>479 <text:s text:c="2"/>49</text:p>
          </table:table-cell>
          <table:table-cell office:value-type="string" calcext:value-type="string">
            <text:p>24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060 <text:s/>6.</text:p>
          </table:table-cell>
          <table:table-cell/>
          <table:table-cell office:value-type="string" calcext:value-type="string">
            <text:p>49% <text:s text:c="2"/>8.</text:p>
          </table:table-cell>
          <table:table-cell office:value-type="string" calcext:value-type="string">
            <text:p>6 12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908713 16093</text:p>
          </table:table-cell>
          <table:table-cell office:value-type="string" calcext:value-type="string">
            <text:p>67 <text:s text:c="2"/>10.64</text:p>
          </table:table-cell>
          <table:table-cell office:value-type="string" calcext:value-type="string">
            <text:p>491 <text:s text:c="2"/>48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29</text:p>
          </table:table-cell>
          <table:table-cell office:value-type="string" calcext:value-type="string">
            <text:p>021 <text:s/>6.</text:p>
          </table:table-cell>
          <table:table-cell/>
          <table:table-cell office:value-type="string" calcext:value-type="string">
            <text:p>48% <text:s text:c="2"/>8.</text:p>
          </table:table-cell>
          <table:table-cell office:value-type="string" calcext:value-type="string">
            <text:p>6 12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926689 16148</text:p>
          </table:table-cell>
          <table:table-cell office:value-type="string" calcext:value-type="string">
            <text:p>40 <text:s text:c="2"/>11.03</text:p>
          </table:table-cell>
          <table:table-cell office:value-type="string" calcext:value-type="string">
            <text:p>837 <text:s text:c="2"/>52</text:p>
          </table:table-cell>
          <table:table-cell office:value-type="string" calcext:value-type="string">
            <text:p>31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977 <text:s/>6.</text:p>
          </table:table-cell>
          <table:table-cell/>
          <table:table-cell office:value-type="string" calcext:value-type="string">
            <text:p>48% <text:s text:c="2"/>8.</text:p>
          </table:table-cell>
          <table:table-cell office:value-type="string" calcext:value-type="string">
            <text:p>6 12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944725 16202</text:p>
          </table:table-cell>
          <table:table-cell office:value-type="string" calcext:value-type="string">
            <text:p>95 <text:s text:c="4"/>cut</text:p>
          </table:table-cell>
          <table:table-cell office:value-type="string" calcext:value-type="string">
            <text:p>off <text:s text:c="2"/>4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936 <text:s/>6.</text:p>
          </table:table-cell>
          <table:table-cell/>
          <table:table-cell office:value-type="string" calcext:value-type="string">
            <text:p>47% <text:s text:c="2"/>8.</text:p>
          </table:table-cell>
          <table:table-cell office:value-type="string" calcext:value-type="string">
            <text:p>6 12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963341 16262</text:p>
          </table:table-cell>
          <table:table-cell office:value-type="string" calcext:value-type="string">
            <text:p>31 <text:s text:c="2"/>10.87</text:p>
          </table:table-cell>
          <table:table-cell office:value-type="string" calcext:value-type="string">
            <text:p>869 <text:s text:c="2"/>54</text:p>
          </table:table-cell>
          <table:table-cell office:value-type="string" calcext:value-type="string">
            <text:p>12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896 <text:s/>6.</text:p>
          </table:table-cell>
          <table:table-cell/>
          <table:table-cell office:value-type="string" calcext:value-type="string">
            <text:p>47% <text:s text:c="2"/>8.</text:p>
          </table:table-cell>
          <table:table-cell office:value-type="string" calcext:value-type="string">
            <text:p>6 13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4982533 16321</text:p>
          </table:table-cell>
          <table:table-cell office:value-type="string" calcext:value-type="string">
            <text:p>28 <text:s text:c="2"/>11.19</text:p>
          </table:table-cell>
          <table:table-cell office:value-type="string" calcext:value-type="string">
            <text:p>113 <text:s text:c="2"/>38</text:p>
          </table:table-cell>
          <table:table-cell office:value-type="string" calcext:value-type="string">
            <text:p>69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854 <text:s/>6.</text:p>
          </table:table-cell>
          <table:table-cell/>
          <table:table-cell office:value-type="string" calcext:value-type="string">
            <text:p>47% <text:s text:c="2"/>8.</text:p>
          </table:table-cell>
          <table:table-cell office:value-type="string" calcext:value-type="string">
            <text:p>6 13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01153 16379</text:p>
          </table:table-cell>
          <table:table-cell office:value-type="string" calcext:value-type="string">
            <text:p>99 <text:s text:c="2"/>10.93</text:p>
          </table:table-cell>
          <table:table-cell office:value-type="string" calcext:value-type="string">
            <text:p>368 <text:s text:c="2"/>58</text:p>
          </table:table-cell>
          <table:table-cell office:value-type="string" calcext:value-type="string">
            <text:p>35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808 <text:s/>6.</text:p>
          </table:table-cell>
          <table:table-cell/>
          <table:table-cell office:value-type="string" calcext:value-type="string">
            <text:p>46% <text:s text:c="2"/>8.</text:p>
          </table:table-cell>
          <table:table-cell office:value-type="string" calcext:value-type="string">
            <text:p>6 13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20614 16439</text:p>
          </table:table-cell>
          <table:table-cell office:value-type="string" calcext:value-type="string">
            <text:p>73 <text:s text:c="2"/>11.09</text:p>
          </table:table-cell>
          <table:table-cell office:value-type="string" calcext:value-type="string">
            <text:p>443 <text:s text:c="2"/>39</text:p>
          </table:table-cell>
          <table:table-cell office:value-type="string" calcext:value-type="string">
            <text:p>72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765 <text:s/>6.</text:p>
          </table:table-cell>
          <table:table-cell/>
          <table:table-cell office:value-type="string" calcext:value-type="string">
            <text:p>46% <text:s text:c="2"/>8.</text:p>
          </table:table-cell>
          <table:table-cell office:value-type="string" calcext:value-type="string">
            <text:p>6 13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37718 16493</text:p>
          </table:table-cell>
          <table:table-cell office:value-type="string" calcext:value-type="string">
            <text:p>75 <text:s text:c="2"/>11.07</text:p>
          </table:table-cell>
          <table:table-cell office:value-type="string" calcext:value-type="string">
            <text:p>950 <text:s text:c="2"/>49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730 <text:s/>6.</text:p>
          </table:table-cell>
          <table:table-cell/>
          <table:table-cell office:value-type="string" calcext:value-type="string">
            <text:p>45% <text:s text:c="2"/>8.</text:p>
          </table:table-cell>
          <table:table-cell office:value-type="string" calcext:value-type="string">
            <text:p>6 13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56685 16551</text:p>
          </table:table-cell>
          <table:table-cell office:value-type="string" calcext:value-type="string">
            <text:p>73 <text:s text:c="2"/>11.03</text:p>
          </table:table-cell>
          <table:table-cell office:value-type="string" calcext:value-type="string">
            <text:p>127 <text:s text:c="2"/>35 <text:s/>1</text:p>
          </table:table-cell>
          <table:table-cell office:value-type="string" calcext:value-type="string">
            <text:p>40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688 <text:s/>6.</text:p>
          </table:table-cell>
          <table:table-cell/>
          <table:table-cell office:value-type="string" calcext:value-type="string">
            <text:p>45% <text:s text:c="2"/>8.</text:p>
          </table:table-cell>
          <table:table-cell office:value-type="string" calcext:value-type="string">
            <text:p>6 13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75016 16609</text:p>
          </table:table-cell>
          <table:table-cell office:value-type="string" calcext:value-type="string">
            <text:p>31 <text:s text:c="2"/>11.00</text:p>
          </table:table-cell>
          <table:table-cell office:value-type="string" calcext:value-type="string">
            <text:p>329 <text:s text:c="2"/>49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646 <text:s/>6.</text:p>
          </table:table-cell>
          <table:table-cell/>
          <table:table-cell office:value-type="string" calcext:value-type="string">
            <text:p>45% <text:s text:c="2"/>8.</text:p>
          </table:table-cell>
          <table:table-cell office:value-type="string" calcext:value-type="string">
            <text:p>6 13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093881 16666</text:p>
          </table:table-cell>
          <table:table-cell office:value-type="string" calcext:value-type="string">
            <text:p>64 <text:s text:c="2"/>11.01</text:p>
          </table:table-cell>
          <table:table-cell office:value-type="string" calcext:value-type="string">
            <text:p>196 <text:s text:c="2"/>54</text:p>
          </table:table-cell>
          <table:table-cell office:value-type="string" calcext:value-type="string">
            <text:p>72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606 <text:s/>6.</text:p>
          </table:table-cell>
          <table:table-cell/>
          <table:table-cell office:value-type="string" calcext:value-type="string">
            <text:p>44% <text:s text:c="2"/>8.</text:p>
          </table:table-cell>
          <table:table-cell office:value-type="string" calcext:value-type="string">
            <text:p>6 13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06328 16704</text:p>
          </table:table-cell>
          <table:table-cell office:value-type="string" calcext:value-type="string">
            <text:p>29 <text:s text:c="2"/>10.84</text:p>
          </table:table-cell>
          <table:table-cell office:value-type="string" calcext:value-type="string">
            <text:p>368 <text:s text:c="2"/>52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577 <text:s/>6.</text:p>
          </table:table-cell>
          <table:table-cell/>
          <table:table-cell office:value-type="string" calcext:value-type="string">
            <text:p>44% <text:s text:c="2"/>8.</text:p>
          </table:table-cell>
          <table:table-cell office:value-type="string" calcext:value-type="string">
            <text:p>6 13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24492 16759</text:p>
          </table:table-cell>
          <table:table-cell office:value-type="string" calcext:value-type="string">
            <text:p>38 <text:s text:c="2"/>11.19</text:p>
          </table:table-cell>
          <table:table-cell office:value-type="string" calcext:value-type="string">
            <text:p>971 <text:s text:c="2"/>45</text:p>
          </table:table-cell>
          <table:table-cell office:value-type="string" calcext:value-type="string">
            <text:p>86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530 <text:s/>6.</text:p>
          </table:table-cell>
          <table:table-cell/>
          <table:table-cell office:value-type="string" calcext:value-type="string">
            <text:p>44% <text:s text:c="2"/>8.</text:p>
          </table:table-cell>
          <table:table-cell office:value-type="string" calcext:value-type="string">
            <text:p>6 13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43999 16818</text:p>
          </table:table-cell>
          <table:table-cell office:value-type="string" calcext:value-type="string">
            <text:p>43 <text:s text:c="2"/>10.96</text:p>
          </table:table-cell>
          <table:table-cell office:value-type="string" calcext:value-type="string">
            <text:p>060 <text:s text:c="2"/>46</text:p>
          </table:table-cell>
          <table:table-cell office:value-type="string" calcext:value-type="string">
            <text:p>43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489 <text:s/>6.</text:p>
          </table:table-cell>
          <table:table-cell/>
          <table:table-cell office:value-type="string" calcext:value-type="string">
            <text:p>43% <text:s text:c="2"/>8.</text:p>
          </table:table-cell>
          <table:table-cell office:value-type="string" calcext:value-type="string">
            <text:p>6 13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55333 16852</text:p>
          </table:table-cell>
          <table:table-cell office:value-type="string" calcext:value-type="string">
            <text:p>65 infeasi</text:p>
          </table:table-cell>
          <table:table-cell office:value-type="string" calcext:value-type="string">
            <text:p>ble <text:s text:c="2"/>5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465 <text:s/>6.</text:p>
          </table:table-cell>
          <table:table-cell/>
          <table:table-cell office:value-type="string" calcext:value-type="string">
            <text:p>43% <text:s text:c="2"/>8.</text:p>
          </table:table-cell>
          <table:table-cell office:value-type="string" calcext:value-type="string">
            <text:p>6 1357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61102 16870</text:p>
          </table:table-cell>
          <table:table-cell office:value-type="string" calcext:value-type="string">
            <text:p>29 <text:s text:c="2"/>10.64</text:p>
          </table:table-cell>
          <table:table-cell office:value-type="string" calcext:value-type="string">
            <text:p>617 <text:s text:c="2"/>63</text:p>
          </table:table-cell>
          <table:table-cell office:value-type="string" calcext:value-type="string">
            <text:p>19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455 <text:s/>6.</text:p>
          </table:table-cell>
          <table:table-cell/>
          <table:table-cell office:value-type="string" calcext:value-type="string">
            <text:p>43% <text:s text:c="2"/>8.</text:p>
          </table:table-cell>
          <table:table-cell office:value-type="string" calcext:value-type="string">
            <text:p>6 13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80349 16931</text:p>
          </table:table-cell>
          <table:table-cell office:value-type="string" calcext:value-type="string">
            <text:p>23 <text:s text:c="4"/>cut</text:p>
          </table:table-cell>
          <table:table-cell office:value-type="string" calcext:value-type="string">
            <text:p>off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422 <text:s/>6.</text:p>
          </table:table-cell>
          <table:table-cell/>
          <table:table-cell office:value-type="string" calcext:value-type="string">
            <text:p>42% <text:s text:c="2"/>8.</text:p>
          </table:table-cell>
          <table:table-cell office:value-type="string" calcext:value-type="string">
            <text:p>6 13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198971 16988</text:p>
          </table:table-cell>
          <table:table-cell office:value-type="string" calcext:value-type="string">
            <text:p>25 <text:s text:c="2"/>11.27</text:p>
          </table:table-cell>
          <table:table-cell office:value-type="string" calcext:value-type="string">
            <text:p>765 <text:s text:c="2"/>45</text:p>
          </table:table-cell>
          <table:table-cell office:value-type="string" calcext:value-type="string">
            <text:p>59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383 <text:s/>6.</text:p>
          </table:table-cell>
          <table:table-cell/>
          <table:table-cell office:value-type="string" calcext:value-type="string">
            <text:p>42% <text:s text:c="2"/>8.</text:p>
          </table:table-cell>
          <table:table-cell office:value-type="string" calcext:value-type="string">
            <text:p>6 13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17897 17045</text:p>
          </table:table-cell>
          <table:table-cell office:value-type="string" calcext:value-type="string">
            <text:p>58 <text:s text:c="2"/>10.80</text:p>
          </table:table-cell>
          <table:table-cell office:value-type="string" calcext:value-type="string">
            <text:p>338 <text:s text:c="2"/>58</text:p>
          </table:table-cell>
          <table:table-cell office:value-type="string" calcext:value-type="string">
            <text:p>34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345 <text:s/>6.</text:p>
          </table:table-cell>
          <table:table-cell/>
          <table:table-cell office:value-type="string" calcext:value-type="string">
            <text:p>42% <text:s text:c="2"/>8.</text:p>
          </table:table-cell>
          <table:table-cell office:value-type="string" calcext:value-type="string">
            <text:p>6 13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35015 17098</text:p>
          </table:table-cell>
          <table:table-cell office:value-type="string" calcext:value-type="string">
            <text:p>42 <text:s text:c="2"/>10.66</text:p>
          </table:table-cell>
          <table:table-cell office:value-type="string" calcext:value-type="string">
            <text:p>884 <text:s text:c="2"/>53</text:p>
          </table:table-cell>
          <table:table-cell office:value-type="string" calcext:value-type="string">
            <text:p>44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304 <text:s/>6.</text:p>
          </table:table-cell>
          <table:table-cell/>
          <table:table-cell office:value-type="string" calcext:value-type="string">
            <text:p>41% <text:s text:c="2"/>8.</text:p>
          </table:table-cell>
          <table:table-cell office:value-type="string" calcext:value-type="string">
            <text:p>6 13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54120 17153</text:p>
          </table:table-cell>
          <table:table-cell office:value-type="string" calcext:value-type="string">
            <text:p>47 <text:s text:c="2"/>10.98</text:p>
          </table:table-cell>
          <table:table-cell office:value-type="string" calcext:value-type="string">
            <text:p>149 <text:s text:c="2"/>44</text:p>
          </table:table-cell>
          <table:table-cell office:value-type="string" calcext:value-type="string">
            <text:p>60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265 <text:s/>6.</text:p>
          </table:table-cell>
          <table:table-cell/>
          <table:table-cell office:value-type="string" calcext:value-type="string">
            <text:p>41% <text:s text:c="2"/>8.</text:p>
          </table:table-cell>
          <table:table-cell office:value-type="string" calcext:value-type="string">
            <text:p>6 13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70379 17203</text:p>
          </table:table-cell>
          <table:table-cell office:value-type="string" calcext:value-type="string">
            <text:p>00 <text:s text:c="2"/>11.07</text:p>
          </table:table-cell>
          <table:table-cell office:value-type="string" calcext:value-type="string">
            <text:p>962 <text:s text:c="2"/>46</text:p>
          </table:table-cell>
          <table:table-cell office:value-type="string" calcext:value-type="string">
            <text:p>79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233 <text:s/>6.</text:p>
          </table:table-cell>
          <table:table-cell/>
          <table:table-cell office:value-type="string" calcext:value-type="string">
            <text:p>41% <text:s text:c="2"/>8.</text:p>
          </table:table-cell>
          <table:table-cell office:value-type="string" calcext:value-type="string">
            <text:p>6 13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289323 17260</text:p>
          </table:table-cell>
          <table:table-cell office:value-type="string" calcext:value-type="string">
            <text:p>19 <text:s text:c="2"/>10.70</text:p>
          </table:table-cell>
          <table:table-cell office:value-type="string" calcext:value-type="string">
            <text:p>459 <text:s text:c="2"/>44</text:p>
          </table:table-cell>
          <table:table-cell office:value-type="string" calcext:value-type="string">
            <text:p>23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194 <text:s/>6.</text:p>
          </table:table-cell>
          <table:table-cell/>
          <table:table-cell office:value-type="string" calcext:value-type="string">
            <text:p>40% <text:s text:c="2"/>8.</text:p>
          </table:table-cell>
          <table:table-cell office:value-type="string" calcext:value-type="string">
            <text:p>6 13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307272 17317</text:p>
          </table:table-cell>
          <table:table-cell office:value-type="string" calcext:value-type="string">
            <text:p>32 <text:s text:c="2"/>11.15</text:p>
          </table:table-cell>
          <table:table-cell office:value-type="string" calcext:value-type="string">
            <text:p>147 <text:s text:c="2"/>43</text:p>
          </table:table-cell>
          <table:table-cell office:value-type="string" calcext:value-type="string">
            <text:p>43 <text:s text:c="2"/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165 <text:s/>6.</text:p>
          </table:table-cell>
          <table:table-cell/>
          <table:table-cell office:value-type="string" calcext:value-type="string">
            <text:p>40% <text:s text:c="2"/>8.</text:p>
          </table:table-cell>
          <table:table-cell office:value-type="string" calcext:value-type="string">
            <text:p>6 14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325044 17370</text:p>
          </table:table-cell>
          <table:table-cell office:value-type="string" calcext:value-type="string">
            <text:p>08 infeasi</text:p>
          </table:table-cell>
          <table:table-cell office:value-type="string" calcext:value-type="string">
            <text:p>ble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126 <text:s/>6.</text:p>
          </table:table-cell>
          <table:table-cell/>
          <table:table-cell office:value-type="string" calcext:value-type="string">
            <text:p>40% <text:s text:c="2"/>8.</text:p>
          </table:table-cell>
          <table:table-cell office:value-type="string" calcext:value-type="string">
            <text:p>6 14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344120 17429</text:p>
          </table:table-cell>
          <table:table-cell office:value-type="string" calcext:value-type="string">
            <text:p>27 infeasi</text:p>
          </table:table-cell>
          <table:table-cell office:value-type="string" calcext:value-type="string">
            <text:p>ble <text:s text:c="2"/>6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092 <text:s/>6.</text:p>
          </table:table-cell>
          <table:table-cell/>
          <table:table-cell office:value-type="string" calcext:value-type="string">
            <text:p>39% <text:s text:c="2"/>8.</text:p>
          </table:table-cell>
          <table:table-cell office:value-type="string" calcext:value-type="string">
            <text:p>5 14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363305 17487</text:p>
          </table:table-cell>
          <table:table-cell office:value-type="string" calcext:value-type="string">
            <text:p>91 infeasi</text:p>
          </table:table-cell>
          <table:table-cell office:value-type="string" calcext:value-type="string">
            <text:p>ble <text:s text:c="2"/>4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046 <text:s/>6.</text:p>
          </table:table-cell>
          <table:table-cell/>
          <table:table-cell office:value-type="string" calcext:value-type="string">
            <text:p>39% <text:s text:c="2"/>8.</text:p>
          </table:table-cell>
          <table:table-cell office:value-type="string" calcext:value-type="string">
            <text:p>5 14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383067 17550</text:p>
          </table:table-cell>
          <table:table-cell office:value-type="string" calcext:value-type="string">
            <text:p>11 infeasi</text:p>
          </table:table-cell>
          <table:table-cell office:value-type="string" calcext:value-type="string">
            <text:p>ble <text:s text:c="2"/>4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8</text:p>
          </table:table-cell>
          <table:table-cell office:value-type="string" calcext:value-type="string">
            <text:p>015 <text:s/>6.</text:p>
          </table:table-cell>
          <table:table-cell/>
          <table:table-cell office:value-type="string" calcext:value-type="string">
            <text:p>39% <text:s text:c="2"/>8.</text:p>
          </table:table-cell>
          <table:table-cell office:value-type="string" calcext:value-type="string">
            <text:p>5 14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02847 17612</text:p>
          </table:table-cell>
          <table:table-cell office:value-type="string" calcext:value-type="string">
            <text:p>33 <text:s text:c="2"/>10.81</text:p>
          </table:table-cell>
          <table:table-cell office:value-type="string" calcext:value-type="string">
            <text:p>505 <text:s text:c="2"/>51</text:p>
          </table:table-cell>
          <table:table-cell office:value-type="string" calcext:value-type="string">
            <text:p>26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976 <text:s/>6.</text:p>
          </table:table-cell>
          <table:table-cell/>
          <table:table-cell office:value-type="string" calcext:value-type="string">
            <text:p>38% <text:s text:c="2"/>8.</text:p>
          </table:table-cell>
          <table:table-cell office:value-type="string" calcext:value-type="string">
            <text:p>5 14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23534 17676</text:p>
          </table:table-cell>
          <table:table-cell office:value-type="string" calcext:value-type="string">
            <text:p>99 <text:s text:c="4"/>cut</text:p>
          </table:table-cell>
          <table:table-cell office:value-type="string" calcext:value-type="string">
            <text:p>off <text:s text:c="2"/>6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935 <text:s/>6.</text:p>
          </table:table-cell>
          <table:table-cell/>
          <table:table-cell office:value-type="string" calcext:value-type="string">
            <text:p>38% <text:s text:c="2"/>8.</text:p>
          </table:table-cell>
          <table:table-cell office:value-type="string" calcext:value-type="string">
            <text:p>5 14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44193 17738</text:p>
          </table:table-cell>
          <table:table-cell office:value-type="string" calcext:value-type="string">
            <text:p>80 <text:s text:c="2"/>10.91</text:p>
          </table:table-cell>
          <table:table-cell office:value-type="string" calcext:value-type="string">
            <text:p>010 <text:s text:c="2"/>43</text:p>
          </table:table-cell>
          <table:table-cell office:value-type="string" calcext:value-type="string">
            <text:p>68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896 <text:s/>6.</text:p>
          </table:table-cell>
          <table:table-cell/>
          <table:table-cell office:value-type="string" calcext:value-type="string">
            <text:p>38% <text:s text:c="2"/>8.</text:p>
          </table:table-cell>
          <table:table-cell office:value-type="string" calcext:value-type="string">
            <text:p>5 14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64305 17804</text:p>
          </table:table-cell>
          <table:table-cell office:value-type="string" calcext:value-type="string">
            <text:p>54 <text:s text:c="2"/>10.89</text:p>
          </table:table-cell>
          <table:table-cell office:value-type="string" calcext:value-type="string">
            <text:p>603 <text:s text:c="2"/>45</text:p>
          </table:table-cell>
          <table:table-cell office:value-type="string" calcext:value-type="string">
            <text:p>49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861 <text:s/>6.</text:p>
          </table:table-cell>
          <table:table-cell/>
          <table:table-cell office:value-type="string" calcext:value-type="string">
            <text:p>37% <text:s text:c="2"/>8.</text:p>
          </table:table-cell>
          <table:table-cell office:value-type="string" calcext:value-type="string">
            <text:p>5 14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483795 17863</text:p>
          </table:table-cell>
          <table:table-cell office:value-type="string" calcext:value-type="string">
            <text:p>23 <text:s text:c="2"/>11.14</text:p>
          </table:table-cell>
          <table:table-cell office:value-type="string" calcext:value-type="string">
            <text:p>207 <text:s text:c="2"/>49</text:p>
          </table:table-cell>
          <table:table-cell office:value-type="string" calcext:value-type="string">
            <text:p>35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825 <text:s/>6.</text:p>
          </table:table-cell>
          <table:table-cell/>
          <table:table-cell office:value-type="string" calcext:value-type="string">
            <text:p>37% <text:s text:c="2"/>8.</text:p>
          </table:table-cell>
          <table:table-cell office:value-type="string" calcext:value-type="string">
            <text:p>5 14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03581 17922</text:p>
          </table:table-cell>
          <table:table-cell office:value-type="string" calcext:value-type="string">
            <text:p>49 <text:s text:c="2"/>10.65</text:p>
          </table:table-cell>
          <table:table-cell office:value-type="string" calcext:value-type="string">
            <text:p>617 <text:s text:c="2"/>57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783 <text:s/>6.</text:p>
          </table:table-cell>
          <table:table-cell/>
          <table:table-cell office:value-type="string" calcext:value-type="string">
            <text:p>36% <text:s text:c="2"/>8.</text:p>
          </table:table-cell>
          <table:table-cell office:value-type="string" calcext:value-type="string">
            <text:p>5 14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23686 17984</text:p>
          </table:table-cell>
          <table:table-cell office:value-type="string" calcext:value-type="string">
            <text:p>02 <text:s text:c="2"/>10.78</text:p>
          </table:table-cell>
          <table:table-cell office:value-type="string" calcext:value-type="string">
            <text:p>554 <text:s text:c="2"/>53</text:p>
          </table:table-cell>
          <table:table-cell office:value-type="string" calcext:value-type="string">
            <text:p>27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744 <text:s/>6.</text:p>
          </table:table-cell>
          <table:table-cell/>
          <table:table-cell office:value-type="string" calcext:value-type="string">
            <text:p>36% <text:s text:c="2"/>8.</text:p>
          </table:table-cell>
          <table:table-cell office:value-type="string" calcext:value-type="string">
            <text:p>5 14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42283 18042</text:p>
          </table:table-cell>
          <table:table-cell office:value-type="string" calcext:value-type="string">
            <text:p>33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715 <text:s/>6.</text:p>
          </table:table-cell>
          <table:table-cell/>
          <table:table-cell office:value-type="string" calcext:value-type="string">
            <text:p>36% <text:s text:c="2"/>8.</text:p>
          </table:table-cell>
          <table:table-cell office:value-type="string" calcext:value-type="string">
            <text:p>5 14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61238 18099</text:p>
          </table:table-cell>
          <table:table-cell office:value-type="string" calcext:value-type="string">
            <text:p>38 <text:s text:c="2"/>11.20</text:p>
          </table:table-cell>
          <table:table-cell office:value-type="string" calcext:value-type="string">
            <text:p>294 <text:s text:c="2"/>45 <text:s/>1</text:p>
          </table:table-cell>
          <table:table-cell office:value-type="string" calcext:value-type="string">
            <text:p>10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681 <text:s/>6.</text:p>
          </table:table-cell>
          <table:table-cell/>
          <table:table-cell office:value-type="string" calcext:value-type="string">
            <text:p>35% <text:s text:c="2"/>8.</text:p>
          </table:table-cell>
          <table:table-cell office:value-type="string" calcext:value-type="string">
            <text:p>5 14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82051 18164</text:p>
          </table:table-cell>
          <table:table-cell office:value-type="string" calcext:value-type="string">
            <text:p>68 <text:s text:c="2"/>10.80</text:p>
          </table:table-cell>
          <table:table-cell office:value-type="string" calcext:value-type="string">
            <text:p>573 <text:s text:c="2"/>62</text:p>
          </table:table-cell>
          <table:table-cell office:value-type="string" calcext:value-type="string">
            <text:p>38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645 <text:s/>6.</text:p>
          </table:table-cell>
          <table:table-cell/>
          <table:table-cell office:value-type="string" calcext:value-type="string">
            <text:p>35% <text:s text:c="2"/>8.</text:p>
          </table:table-cell>
          <table:table-cell office:value-type="string" calcext:value-type="string">
            <text:p>5 14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599894 18218</text:p>
          </table:table-cell>
          <table:table-cell office:value-type="string" calcext:value-type="string">
            <text:p>52 infeasi</text:p>
          </table:table-cell>
          <table:table-cell office:value-type="string" calcext:value-type="string">
            <text:p>ble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610 <text:s/>6.</text:p>
          </table:table-cell>
          <table:table-cell/>
          <table:table-cell office:value-type="string" calcext:value-type="string">
            <text:p>35% <text:s text:c="2"/>8.</text:p>
          </table:table-cell>
          <table:table-cell office:value-type="string" calcext:value-type="string">
            <text:p>5 14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17746 18273</text:p>
          </table:table-cell>
          <table:table-cell office:value-type="string" calcext:value-type="string">
            <text:p>47 <text:s text:c="4"/>cut</text:p>
          </table:table-cell>
          <table:table-cell office:value-type="string" calcext:value-type="string">
            <text:p>off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577 <text:s/>6.</text:p>
          </table:table-cell>
          <table:table-cell/>
          <table:table-cell office:value-type="string" calcext:value-type="string">
            <text:p>35% <text:s text:c="2"/>8.</text:p>
          </table:table-cell>
          <table:table-cell office:value-type="string" calcext:value-type="string">
            <text:p>5 14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37051 18331</text:p>
          </table:table-cell>
          <table:table-cell office:value-type="string" calcext:value-type="string">
            <text:p>51 <text:s text:c="2"/>10.84</text:p>
          </table:table-cell>
          <table:table-cell office:value-type="string" calcext:value-type="string">
            <text:p>914 <text:s text:c="2"/>62</text:p>
          </table:table-cell>
          <table:table-cell office:value-type="string" calcext:value-type="string">
            <text:p>12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539 <text:s/>6.</text:p>
          </table:table-cell>
          <table:table-cell/>
          <table:table-cell office:value-type="string" calcext:value-type="string">
            <text:p>34% <text:s text:c="2"/>8.</text:p>
          </table:table-cell>
          <table:table-cell office:value-type="string" calcext:value-type="string">
            <text:p>5 14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55832 18390</text:p>
          </table:table-cell>
          <table:table-cell office:value-type="string" calcext:value-type="string">
            <text:p>50 <text:s text:c="2"/>10.95</text:p>
          </table:table-cell>
          <table:table-cell office:value-type="string" calcext:value-type="string">
            <text:p>433 <text:s text:c="2"/>43</text:p>
          </table:table-cell>
          <table:table-cell office:value-type="string" calcext:value-type="string">
            <text:p>47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515 <text:s/>6.</text:p>
          </table:table-cell>
          <table:table-cell/>
          <table:table-cell office:value-type="string" calcext:value-type="string">
            <text:p>34% <text:s text:c="2"/>8.</text:p>
          </table:table-cell>
          <table:table-cell office:value-type="string" calcext:value-type="string">
            <text:p>5 14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73932 18447</text:p>
          </table:table-cell>
          <table:table-cell office:value-type="string" calcext:value-type="string">
            <text:p>19 <text:s text:c="2"/>10.91</text:p>
          </table:table-cell>
          <table:table-cell office:value-type="string" calcext:value-type="string">
            <text:p>703 <text:s text:c="2"/>52</text:p>
          </table:table-cell>
          <table:table-cell office:value-type="string" calcext:value-type="string">
            <text:p>37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483 <text:s/>6.</text:p>
          </table:table-cell>
          <table:table-cell/>
          <table:table-cell office:value-type="string" calcext:value-type="string">
            <text:p>34% <text:s text:c="2"/>8.</text:p>
          </table:table-cell>
          <table:table-cell office:value-type="string" calcext:value-type="string">
            <text:p>5 14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693301 18504</text:p>
          </table:table-cell>
          <table:table-cell office:value-type="string" calcext:value-type="string">
            <text:p>85 <text:s text:c="2"/>10.70</text:p>
          </table:table-cell>
          <table:table-cell office:value-type="string" calcext:value-type="string">
            <text:p>855 <text:s text:c="2"/>41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448 <text:s/>6.</text:p>
          </table:table-cell>
          <table:table-cell/>
          <table:table-cell office:value-type="string" calcext:value-type="string">
            <text:p>33% <text:s text:c="2"/>8.</text:p>
          </table:table-cell>
          <table:table-cell office:value-type="string" calcext:value-type="string">
            <text:p>5 15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710496 18556</text:p>
          </table:table-cell>
          <table:table-cell office:value-type="string" calcext:value-type="string">
            <text:p>27 <text:s text:c="2"/>10.80</text:p>
          </table:table-cell>
          <table:table-cell office:value-type="string" calcext:value-type="string">
            <text:p>287 <text:s text:c="2"/>40</text:p>
          </table:table-cell>
          <table:table-cell office:value-type="string" calcext:value-type="string">
            <text:p>44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414 <text:s/>6.</text:p>
          </table:table-cell>
          <table:table-cell/>
          <table:table-cell office:value-type="string" calcext:value-type="string">
            <text:p>33% <text:s text:c="2"/>8.</text:p>
          </table:table-cell>
          <table:table-cell office:value-type="string" calcext:value-type="string">
            <text:p>5 15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729696 18614</text:p>
          </table:table-cell>
          <table:table-cell office:value-type="string" calcext:value-type="string">
            <text:p>20 <text:s text:c="2"/>11.10</text:p>
          </table:table-cell>
          <table:table-cell office:value-type="string" calcext:value-type="string">
            <text:p>187 <text:s text:c="2"/>55</text:p>
          </table:table-cell>
          <table:table-cell office:value-type="string" calcext:value-type="string">
            <text:p>23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378 <text:s/>6.</text:p>
          </table:table-cell>
          <table:table-cell/>
          <table:table-cell office:value-type="string" calcext:value-type="string">
            <text:p>33% <text:s text:c="2"/>8.</text:p>
          </table:table-cell>
          <table:table-cell office:value-type="string" calcext:value-type="string">
            <text:p>5 15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748318 18670</text:p>
          </table:table-cell>
          <table:table-cell office:value-type="string" calcext:value-type="string">
            <text:p>05 <text:s text:c="2"/>10.83</text:p>
          </table:table-cell>
          <table:table-cell office:value-type="string" calcext:value-type="string">
            <text:p>245 <text:s text:c="2"/>51</text:p>
          </table:table-cell>
          <table:table-cell office:value-type="string" calcext:value-type="string">
            <text:p>34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341 <text:s/>6.</text:p>
          </table:table-cell>
          <table:table-cell/>
          <table:table-cell office:value-type="string" calcext:value-type="string">
            <text:p>32% <text:s text:c="2"/>8.</text:p>
          </table:table-cell>
          <table:table-cell office:value-type="string" calcext:value-type="string">
            <text:p>5 15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767223 18728</text:p>
          </table:table-cell>
          <table:table-cell office:value-type="string" calcext:value-type="string">
            <text:p>00 <text:s text:c="2"/>11.09</text:p>
          </table:table-cell>
          <table:table-cell office:value-type="string" calcext:value-type="string">
            <text:p>741 <text:s text:c="2"/>38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312 <text:s/>6.</text:p>
          </table:table-cell>
          <table:table-cell/>
          <table:table-cell office:value-type="string" calcext:value-type="string">
            <text:p>32% <text:s text:c="2"/>8.</text:p>
          </table:table-cell>
          <table:table-cell office:value-type="string" calcext:value-type="string">
            <text:p>5 15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785343 18782</text:p>
          </table:table-cell>
          <table:table-cell office:value-type="string" calcext:value-type="string">
            <text:p>66 <text:s text:c="4"/>cut</text:p>
          </table:table-cell>
          <table:table-cell office:value-type="string" calcext:value-type="string">
            <text:p>off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277 <text:s/>6.</text:p>
          </table:table-cell>
          <table:table-cell/>
          <table:table-cell office:value-type="string" calcext:value-type="string">
            <text:p>32% <text:s text:c="2"/>8.</text:p>
          </table:table-cell>
          <table:table-cell office:value-type="string" calcext:value-type="string">
            <text:p>5 15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03944 18837</text:p>
          </table:table-cell>
          <table:table-cell office:value-type="string" calcext:value-type="string">
            <text:p>66 <text:s text:c="2"/>10.83</text:p>
          </table:table-cell>
          <table:table-cell office:value-type="string" calcext:value-type="string">
            <text:p>813 <text:s text:c="2"/>53</text:p>
          </table:table-cell>
          <table:table-cell office:value-type="string" calcext:value-type="string">
            <text:p>32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246 <text:s/>6.</text:p>
          </table:table-cell>
          <table:table-cell/>
          <table:table-cell office:value-type="string" calcext:value-type="string">
            <text:p>31% <text:s text:c="2"/>8.</text:p>
          </table:table-cell>
          <table:table-cell office:value-type="string" calcext:value-type="string">
            <text:p>5 15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23022 18898</text:p>
          </table:table-cell>
          <table:table-cell office:value-type="string" calcext:value-type="string">
            <text:p>05 <text:s text:c="4"/>cut</text:p>
          </table:table-cell>
          <table:table-cell office:value-type="string" calcext:value-type="string">
            <text:p>off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215 <text:s/>6.</text:p>
          </table:table-cell>
          <table:table-cell/>
          <table:table-cell office:value-type="string" calcext:value-type="string">
            <text:p>31% <text:s text:c="2"/>8.</text:p>
          </table:table-cell>
          <table:table-cell office:value-type="string" calcext:value-type="string">
            <text:p>5 15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42008 18957</text:p>
          </table:table-cell>
          <table:table-cell office:value-type="string" calcext:value-type="string">
            <text:p>23 <text:s text:c="2"/>10.64</text:p>
          </table:table-cell>
          <table:table-cell office:value-type="string" calcext:value-type="string">
            <text:p>915 <text:s text:c="2"/>58</text:p>
          </table:table-cell>
          <table:table-cell office:value-type="string" calcext:value-type="string">
            <text:p>24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179 <text:s/>6.</text:p>
          </table:table-cell>
          <table:table-cell/>
          <table:table-cell office:value-type="string" calcext:value-type="string">
            <text:p>31% <text:s text:c="2"/>8.</text:p>
          </table:table-cell>
          <table:table-cell office:value-type="string" calcext:value-type="string">
            <text:p>5 15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59081 19006</text:p>
          </table:table-cell>
          <table:table-cell office:value-type="string" calcext:value-type="string">
            <text:p>56 <text:s text:c="2"/>10.99</text:p>
          </table:table-cell>
          <table:table-cell office:value-type="string" calcext:value-type="string">
            <text:p>273 <text:s text:c="2"/>50</text:p>
          </table:table-cell>
          <table:table-cell office:value-type="string" calcext:value-type="string">
            <text:p>25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147 <text:s/>6.</text:p>
          </table:table-cell>
          <table:table-cell/>
          <table:table-cell office:value-type="string" calcext:value-type="string">
            <text:p>30% <text:s text:c="2"/>8.</text:p>
          </table:table-cell>
          <table:table-cell office:value-type="string" calcext:value-type="string">
            <text:p>5 15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76926 19060</text:p>
          </table:table-cell>
          <table:table-cell office:value-type="string" calcext:value-type="string">
            <text:p>89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116 <text:s/>6.</text:p>
          </table:table-cell>
          <table:table-cell/>
          <table:table-cell office:value-type="string" calcext:value-type="string">
            <text:p>30% <text:s text:c="2"/>8.</text:p>
          </table:table-cell>
          <table:table-cell office:value-type="string" calcext:value-type="string">
            <text:p>5 15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897747 19125</text:p>
          </table:table-cell>
          <table:table-cell office:value-type="string" calcext:value-type="string">
            <text:p>37 infeasi</text:p>
          </table:table-cell>
          <table:table-cell office:value-type="string" calcext:value-type="string">
            <text:p>ble <text:s text:c="2"/>5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079 <text:s/>6.</text:p>
          </table:table-cell>
          <table:table-cell/>
          <table:table-cell office:value-type="string" calcext:value-type="string">
            <text:p>30% <text:s text:c="2"/>8.</text:p>
          </table:table-cell>
          <table:table-cell office:value-type="string" calcext:value-type="string">
            <text:p>5 15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14253 19176</text:p>
          </table:table-cell>
          <table:table-cell office:value-type="string" calcext:value-type="string">
            <text:p>09 <text:s text:c="2"/>10.65</text:p>
          </table:table-cell>
          <table:table-cell office:value-type="string" calcext:value-type="string">
            <text:p>348 <text:s text:c="2"/>52</text:p>
          </table:table-cell>
          <table:table-cell office:value-type="string" calcext:value-type="string">
            <text:p>11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050 <text:s/>6.</text:p>
          </table:table-cell>
          <table:table-cell/>
          <table:table-cell office:value-type="string" calcext:value-type="string">
            <text:p>30% <text:s text:c="2"/>8.</text:p>
          </table:table-cell>
          <table:table-cell office:value-type="string" calcext:value-type="string">
            <text:p>5 15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32502 19233</text:p>
          </table:table-cell>
          <table:table-cell office:value-type="string" calcext:value-type="string">
            <text:p>74 <text:s text:c="2"/>11.15</text:p>
          </table:table-cell>
          <table:table-cell office:value-type="string" calcext:value-type="string">
            <text:p>567 <text:s text:c="2"/>35</text:p>
          </table:table-cell>
          <table:table-cell office:value-type="string" calcext:value-type="string">
            <text:p>63 <text:s text:c="2"/>10.603</text:p>
          </table:table-cell>
          <table:table-cell office:value-type="string" calcext:value-type="string">
            <text:p>00 <text:s text:c="2"/>11.27</text:p>
          </table:table-cell>
          <table:table-cell office:value-type="string" calcext:value-type="string">
            <text:p>021 <text:s/>6.</text:p>
          </table:table-cell>
          <table:table-cell/>
          <table:table-cell office:value-type="string" calcext:value-type="string">
            <text:p>29% <text:s text:c="2"/>8.</text:p>
          </table:table-cell>
          <table:table-cell office:value-type="string" calcext:value-type="string">
            <text:p>5 15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50425 19289</text:p>
          </table:table-cell>
          <table:table-cell office:value-type="string" calcext:value-type="string">
            <text:p>50 <text:s text:c="2"/>10.83</text:p>
          </table:table-cell>
          <table:table-cell office:value-type="string" calcext:value-type="string">
            <text:p>094 <text:s text:c="2"/>47</text:p>
          </table:table-cell>
          <table:table-cell office:value-type="string" calcext:value-type="string">
            <text:p>38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995 <text:s/>6.</text:p>
          </table:table-cell>
          <table:table-cell/>
          <table:table-cell office:value-type="string" calcext:value-type="string">
            <text:p>29% <text:s text:c="2"/>8.</text:p>
          </table:table-cell>
          <table:table-cell office:value-type="string" calcext:value-type="string">
            <text:p>5 15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70976 19350</text:p>
          </table:table-cell>
          <table:table-cell office:value-type="string" calcext:value-type="string">
            <text:p>98 <text:s text:c="2"/>11.17</text:p>
          </table:table-cell>
          <table:table-cell office:value-type="string" calcext:value-type="string">
            <text:p>395 <text:s text:c="2"/>48</text:p>
          </table:table-cell>
          <table:table-cell office:value-type="string" calcext:value-type="string">
            <text:p>67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958 <text:s/>6.</text:p>
          </table:table-cell>
          <table:table-cell/>
          <table:table-cell office:value-type="string" calcext:value-type="string">
            <text:p>29% <text:s text:c="2"/>8.</text:p>
          </table:table-cell>
          <table:table-cell office:value-type="string" calcext:value-type="string">
            <text:p>5 15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5990723 19408</text:p>
          </table:table-cell>
          <table:table-cell office:value-type="string" calcext:value-type="string">
            <text:p>86 <text:s text:c="2"/>10.65</text:p>
          </table:table-cell>
          <table:table-cell office:value-type="string" calcext:value-type="string">
            <text:p>715 <text:s text:c="2"/>44</text:p>
          </table:table-cell>
          <table:table-cell office:value-type="string" calcext:value-type="string">
            <text:p><text:s/>7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922 <text:s/>6.</text:p>
          </table:table-cell>
          <table:table-cell/>
          <table:table-cell office:value-type="string" calcext:value-type="string">
            <text:p>28% <text:s text:c="2"/>8.</text:p>
          </table:table-cell>
          <table:table-cell office:value-type="string" calcext:value-type="string">
            <text:p>5 15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006763 19457</text:p>
          </table:table-cell>
          <table:table-cell office:value-type="string" calcext:value-type="string">
            <text:p>44 <text:s text:c="2"/>10.68</text:p>
          </table:table-cell>
          <table:table-cell office:value-type="string" calcext:value-type="string">
            <text:p>371 <text:s text:c="2"/>54</text:p>
          </table:table-cell>
          <table:table-cell office:value-type="string" calcext:value-type="string">
            <text:p><text:s/>4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896 <text:s/>6.</text:p>
          </table:table-cell>
          <table:table-cell/>
          <table:table-cell office:value-type="string" calcext:value-type="string">
            <text:p>28% <text:s text:c="2"/>8.</text:p>
          </table:table-cell>
          <table:table-cell office:value-type="string" calcext:value-type="string">
            <text:p>5 15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025277 19510</text:p>
          </table:table-cell>
          <table:table-cell office:value-type="string" calcext:value-type="string">
            <text:p>91 infeasi</text:p>
          </table:table-cell>
          <table:table-cell office:value-type="string" calcext:value-type="string">
            <text:p>ble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862 <text:s/>6.</text:p>
          </table:table-cell>
          <table:table-cell/>
          <table:table-cell office:value-type="string" calcext:value-type="string">
            <text:p>28% <text:s text:c="2"/>8.</text:p>
          </table:table-cell>
          <table:table-cell office:value-type="string" calcext:value-type="string">
            <text:p>5 15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043439 19564</text:p>
          </table:table-cell>
          <table:table-cell office:value-type="string" calcext:value-type="string">
            <text:p>53 <text:s text:c="2"/>11.15</text:p>
          </table:table-cell>
          <table:table-cell office:value-type="string" calcext:value-type="string">
            <text:p>747 <text:s text:c="2"/>44</text:p>
          </table:table-cell>
          <table:table-cell office:value-type="string" calcext:value-type="string">
            <text:p>37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824 <text:s/>6.</text:p>
          </table:table-cell>
          <table:table-cell/>
          <table:table-cell office:value-type="string" calcext:value-type="string">
            <text:p>27% <text:s text:c="2"/>8.</text:p>
          </table:table-cell>
          <table:table-cell office:value-type="string" calcext:value-type="string">
            <text:p>5 15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062204 19619</text:p>
          </table:table-cell>
          <table:table-cell office:value-type="string" calcext:value-type="string">
            <text:p>60 infeasi</text:p>
          </table:table-cell>
          <table:table-cell office:value-type="string" calcext:value-type="string">
            <text:p>ble <text:s text:c="2"/>7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787 <text:s/>6.</text:p>
          </table:table-cell>
          <table:table-cell/>
          <table:table-cell office:value-type="string" calcext:value-type="string">
            <text:p>27% <text:s text:c="2"/>8.</text:p>
          </table:table-cell>
          <table:table-cell office:value-type="string" calcext:value-type="string">
            <text:p>5 16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068374 19638</text:p>
          </table:table-cell>
          <table:table-cell office:value-type="string" calcext:value-type="string">
            <text:p>73 <text:s text:c="2"/>10.65</text:p>
          </table:table-cell>
          <table:table-cell office:value-type="string" calcext:value-type="string">
            <text:p>534 <text:s text:c="2"/>50</text:p>
          </table:table-cell>
          <table:table-cell office:value-type="string" calcext:value-type="string">
            <text:p>16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777 <text:s/>6.</text:p>
          </table:table-cell>
          <table:table-cell/>
          <table:table-cell office:value-type="string" calcext:value-type="string">
            <text:p>27% <text:s text:c="2"/>8.</text:p>
          </table:table-cell>
          <table:table-cell office:value-type="string" calcext:value-type="string">
            <text:p>5 16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085581 19690</text:p>
          </table:table-cell>
          <table:table-cell office:value-type="string" calcext:value-type="string">
            <text:p>46 <text:s text:c="4"/>cut</text:p>
          </table:table-cell>
          <table:table-cell office:value-type="string" calcext:value-type="string">
            <text:p>off <text:s text:c="2"/>6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747 <text:s/>6.</text:p>
          </table:table-cell>
          <table:table-cell/>
          <table:table-cell office:value-type="string" calcext:value-type="string">
            <text:p>27% <text:s text:c="2"/>8.</text:p>
          </table:table-cell>
          <table:table-cell office:value-type="string" calcext:value-type="string">
            <text:p>5 16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06795 19753</text:p>
          </table:table-cell>
          <table:table-cell office:value-type="string" calcext:value-type="string">
            <text:p>52 <text:s text:c="2"/>10.92</text:p>
          </table:table-cell>
          <table:table-cell office:value-type="string" calcext:value-type="string">
            <text:p>278 <text:s text:c="2"/>48</text:p>
          </table:table-cell>
          <table:table-cell office:value-type="string" calcext:value-type="string">
            <text:p>24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713 <text:s/>6.</text:p>
          </table:table-cell>
          <table:table-cell/>
          <table:table-cell office:value-type="string" calcext:value-type="string">
            <text:p>26% <text:s text:c="2"/>8.</text:p>
          </table:table-cell>
          <table:table-cell office:value-type="string" calcext:value-type="string">
            <text:p>5 16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27658 19818</text:p>
          </table:table-cell>
          <table:table-cell office:value-type="string" calcext:value-type="string">
            <text:p>55 <text:s text:c="2"/>10.62</text:p>
          </table:table-cell>
          <table:table-cell office:value-type="string" calcext:value-type="string">
            <text:p>018 <text:s text:c="2"/>72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685 <text:s/>6.</text:p>
          </table:table-cell>
          <table:table-cell/>
          <table:table-cell office:value-type="string" calcext:value-type="string">
            <text:p>26% <text:s text:c="2"/>8.</text:p>
          </table:table-cell>
          <table:table-cell office:value-type="string" calcext:value-type="string">
            <text:p>4 16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45567 19869</text:p>
          </table:table-cell>
          <table:table-cell office:value-type="string" calcext:value-type="string">
            <text:p>89 <text:s text:c="2"/>10.67</text:p>
          </table:table-cell>
          <table:table-cell office:value-type="string" calcext:value-type="string">
            <text:p>530 <text:s text:c="2"/>55</text:p>
          </table:table-cell>
          <table:table-cell office:value-type="string" calcext:value-type="string">
            <text:p>30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642 <text:s/>6.</text:p>
          </table:table-cell>
          <table:table-cell/>
          <table:table-cell office:value-type="string" calcext:value-type="string">
            <text:p>26% <text:s text:c="2"/>8.</text:p>
          </table:table-cell>
          <table:table-cell office:value-type="string" calcext:value-type="string">
            <text:p>4 16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6153424 198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.60299" calcext:value-type="float">
            <text:p>10.60299</text:p>
          </table:table-cell>
          <table:table-cell office:value-type="string" calcext:value-type="string">
            <text:p>61 <text:s text:c="2"/>11.26</text:p>
          </table:table-cell>
          <table:table-cell office:value-type="string" calcext:value-type="string">
            <text:p>635 <text:s/>6.</text:p>
          </table:table-cell>
          <table:table-cell/>
          <table:table-cell office:value-type="string" calcext:value-type="string">
            <text:p>26% <text:s text:c="2"/>8.</text:p>
          </table:table-cell>
          <table:table-cell office:value-type="string" calcext:value-type="string">
            <text:p>4 1628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58571 19909</text:p>
          </table:table-cell>
          <table:table-cell office:value-type="string" calcext:value-type="string">
            <text:p>63 <text:s text:c="2"/>10.70</text:p>
          </table:table-cell>
          <table:table-cell office:value-type="string" calcext:value-type="string">
            <text:p>405 <text:s text:c="2"/>49</text:p>
          </table:table-cell>
          <table:table-cell office:value-type="string" calcext:value-type="string">
            <text:p>62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625 <text:s/>6.</text:p>
          </table:table-cell>
          <table:table-cell/>
          <table:table-cell office:value-type="string" calcext:value-type="string">
            <text:p>26% <text:s text:c="2"/>8.</text:p>
          </table:table-cell>
          <table:table-cell office:value-type="string" calcext:value-type="string">
            <text:p>4 16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77002 19966</text:p>
          </table:table-cell>
          <table:table-cell office:value-type="string" calcext:value-type="string">
            <text:p>03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594 <text:s/>6.</text:p>
          </table:table-cell>
          <table:table-cell/>
          <table:table-cell office:value-type="string" calcext:value-type="string">
            <text:p>25% <text:s text:c="2"/>8.</text:p>
          </table:table-cell>
          <table:table-cell office:value-type="string" calcext:value-type="string">
            <text:p>4 16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195885 20021</text:p>
          </table:table-cell>
          <table:table-cell office:value-type="string" calcext:value-type="string">
            <text:p>94 infeasi</text:p>
          </table:table-cell>
          <table:table-cell office:value-type="string" calcext:value-type="string">
            <text:p>ble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560 <text:s/>6.</text:p>
          </table:table-cell>
          <table:table-cell/>
          <table:table-cell office:value-type="string" calcext:value-type="string">
            <text:p>25% <text:s text:c="2"/>8.</text:p>
          </table:table-cell>
          <table:table-cell office:value-type="string" calcext:value-type="string">
            <text:p>4 16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213559 20074</text:p>
          </table:table-cell>
          <table:table-cell office:value-type="string" calcext:value-type="string">
            <text:p>29 <text:s text:c="4"/>cut</text:p>
          </table:table-cell>
          <table:table-cell office:value-type="string" calcext:value-type="string">
            <text:p>off <text:s text:c="2"/>4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530 <text:s/>6.</text:p>
          </table:table-cell>
          <table:table-cell/>
          <table:table-cell office:value-type="string" calcext:value-type="string">
            <text:p>25% <text:s text:c="2"/>8.</text:p>
          </table:table-cell>
          <table:table-cell office:value-type="string" calcext:value-type="string">
            <text:p>4 16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233399 20136</text:p>
          </table:table-cell>
          <table:table-cell office:value-type="string" calcext:value-type="string">
            <text:p>41 <text:s text:c="4"/>cut</text:p>
          </table:table-cell>
          <table:table-cell office:value-type="string" calcext:value-type="string">
            <text:p>off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495 <text:s/>6.</text:p>
          </table:table-cell>
          <table:table-cell/>
          <table:table-cell office:value-type="string" calcext:value-type="string">
            <text:p>24% <text:s text:c="2"/>8.</text:p>
          </table:table-cell>
          <table:table-cell office:value-type="string" calcext:value-type="string">
            <text:p>4 16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252370 20194</text:p>
          </table:table-cell>
          <table:table-cell office:value-type="string" calcext:value-type="string">
            <text:p>72 <text:s text:c="2"/>11.01</text:p>
          </table:table-cell>
          <table:table-cell office:value-type="string" calcext:value-type="string">
            <text:p>679 <text:s text:c="2"/>55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464 <text:s/>6.</text:p>
          </table:table-cell>
          <table:table-cell/>
          <table:table-cell office:value-type="string" calcext:value-type="string">
            <text:p>24% <text:s text:c="2"/>8.</text:p>
          </table:table-cell>
          <table:table-cell office:value-type="string" calcext:value-type="string">
            <text:p>4 16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270786 20249</text:p>
          </table:table-cell>
          <table:table-cell office:value-type="string" calcext:value-type="string">
            <text:p>77 infeasi</text:p>
          </table:table-cell>
          <table:table-cell office:value-type="string" calcext:value-type="string">
            <text:p>ble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429 <text:s/>6.</text:p>
          </table:table-cell>
          <table:table-cell/>
          <table:table-cell office:value-type="string" calcext:value-type="string">
            <text:p>24% <text:s text:c="2"/>8.</text:p>
          </table:table-cell>
          <table:table-cell office:value-type="string" calcext:value-type="string">
            <text:p>4 16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288945 20302</text:p>
          </table:table-cell>
          <table:table-cell office:value-type="string" calcext:value-type="string">
            <text:p>77 <text:s text:c="2"/>11.09</text:p>
          </table:table-cell>
          <table:table-cell office:value-type="string" calcext:value-type="string">
            <text:p>778 <text:s text:c="2"/>41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394 <text:s/>6.</text:p>
          </table:table-cell>
          <table:table-cell/>
          <table:table-cell office:value-type="string" calcext:value-type="string">
            <text:p>23% <text:s text:c="2"/>8.</text:p>
          </table:table-cell>
          <table:table-cell office:value-type="string" calcext:value-type="string">
            <text:p>4 16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308621 20363</text:p>
          </table:table-cell>
          <table:table-cell office:value-type="string" calcext:value-type="string">
            <text:p>86 <text:s text:c="2"/>10.75</text:p>
          </table:table-cell>
          <table:table-cell office:value-type="string" calcext:value-type="string">
            <text:p>596 <text:s text:c="2"/>41</text:p>
          </table:table-cell>
          <table:table-cell office:value-type="string" calcext:value-type="string">
            <text:p>72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364 <text:s/>6.</text:p>
          </table:table-cell>
          <table:table-cell/>
          <table:table-cell office:value-type="string" calcext:value-type="string">
            <text:p>23% <text:s text:c="2"/>8.</text:p>
          </table:table-cell>
          <table:table-cell office:value-type="string" calcext:value-type="string">
            <text:p>4 16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6319976 20396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.60299" calcext:value-type="float">
            <text:p>10.60299</text:p>
          </table:table-cell>
          <table:table-cell office:value-type="string" calcext:value-type="string">
            <text:p>62 <text:s text:c="2"/>11.26</text:p>
          </table:table-cell>
          <table:table-cell office:value-type="string" calcext:value-type="string">
            <text:p>344 <text:s/>6.</text:p>
          </table:table-cell>
          <table:table-cell/>
          <table:table-cell office:value-type="string" calcext:value-type="string">
            <text:p>23% <text:s text:c="2"/>8.</text:p>
          </table:table-cell>
          <table:table-cell office:value-type="string" calcext:value-type="string">
            <text:p>4 167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326132 20416</text:p>
          </table:table-cell>
          <table:table-cell office:value-type="string" calcext:value-type="string">
            <text:p>90 infeasi</text:p>
          </table:table-cell>
          <table:table-cell office:value-type="string" calcext:value-type="string">
            <text:p>ble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333 <text:s/>6.</text:p>
          </table:table-cell>
          <table:table-cell/>
          <table:table-cell office:value-type="string" calcext:value-type="string">
            <text:p>23% <text:s text:c="2"/>8.</text:p>
          </table:table-cell>
          <table:table-cell office:value-type="string" calcext:value-type="string">
            <text:p>4 16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344348 20470</text:p>
          </table:table-cell>
          <table:table-cell office:value-type="string" calcext:value-type="string">
            <text:p>97 infeasi</text:p>
          </table:table-cell>
          <table:table-cell office:value-type="string" calcext:value-type="string">
            <text:p>b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307 <text:s/>6.</text:p>
          </table:table-cell>
          <table:table-cell/>
          <table:table-cell office:value-type="string" calcext:value-type="string">
            <text:p>23% <text:s text:c="2"/>8.</text:p>
          </table:table-cell>
          <table:table-cell office:value-type="string" calcext:value-type="string">
            <text:p>4 16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364054 20530</text:p>
          </table:table-cell>
          <table:table-cell office:value-type="string" calcext:value-type="string">
            <text:p>60 <text:s text:c="2"/>10.88</text:p>
          </table:table-cell>
          <table:table-cell office:value-type="string" calcext:value-type="string">
            <text:p>558 <text:s text:c="2"/>45</text:p>
          </table:table-cell>
          <table:table-cell office:value-type="string" calcext:value-type="string">
            <text:p>45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271 <text:s/>6.</text:p>
          </table:table-cell>
          <table:table-cell/>
          <table:table-cell office:value-type="string" calcext:value-type="string">
            <text:p>22% <text:s text:c="2"/>8.</text:p>
          </table:table-cell>
          <table:table-cell office:value-type="string" calcext:value-type="string">
            <text:p>4 16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382001 20583</text:p>
          </table:table-cell>
          <table:table-cell office:value-type="string" calcext:value-type="string">
            <text:p>14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244 <text:s/>6.</text:p>
          </table:table-cell>
          <table:table-cell/>
          <table:table-cell office:value-type="string" calcext:value-type="string">
            <text:p>22% <text:s text:c="2"/>8.</text:p>
          </table:table-cell>
          <table:table-cell office:value-type="string" calcext:value-type="string">
            <text:p>4 16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00525 20637</text:p>
          </table:table-cell>
          <table:table-cell office:value-type="string" calcext:value-type="string">
            <text:p>45 <text:s text:c="2"/>10.64</text:p>
          </table:table-cell>
          <table:table-cell office:value-type="string" calcext:value-type="string">
            <text:p>159 <text:s text:c="2"/>53</text:p>
          </table:table-cell>
          <table:table-cell office:value-type="string" calcext:value-type="string">
            <text:p>42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212 <text:s/>6.</text:p>
          </table:table-cell>
          <table:table-cell/>
          <table:table-cell office:value-type="string" calcext:value-type="string">
            <text:p>22% <text:s text:c="2"/>8.</text:p>
          </table:table-cell>
          <table:table-cell office:value-type="string" calcext:value-type="string">
            <text:p>4 16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20337 20703</text:p>
          </table:table-cell>
          <table:table-cell office:value-type="string" calcext:value-type="string">
            <text:p>03 infeasi</text:p>
          </table:table-cell>
          <table:table-cell office:value-type="string" calcext:value-type="string">
            <text:p>ble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185 <text:s/>6.</text:p>
          </table:table-cell>
          <table:table-cell/>
          <table:table-cell office:value-type="string" calcext:value-type="string">
            <text:p>21% <text:s text:c="2"/>8.</text:p>
          </table:table-cell>
          <table:table-cell office:value-type="string" calcext:value-type="string">
            <text:p>4 17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38497 20757</text:p>
          </table:table-cell>
          <table:table-cell office:value-type="string" calcext:value-type="string">
            <text:p>34 <text:s text:c="4"/>cut</text:p>
          </table:table-cell>
          <table:table-cell office:value-type="string" calcext:value-type="string">
            <text:p>off <text:s text:c="2"/>5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155 <text:s/>6.</text:p>
          </table:table-cell>
          <table:table-cell/>
          <table:table-cell office:value-type="string" calcext:value-type="string">
            <text:p>21% <text:s text:c="2"/>8.</text:p>
          </table:table-cell>
          <table:table-cell office:value-type="string" calcext:value-type="string">
            <text:p>4 17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56060 20807</text:p>
          </table:table-cell>
          <table:table-cell office:value-type="string" calcext:value-type="string">
            <text:p>81 <text:s text:c="2"/>11.14</text:p>
          </table:table-cell>
          <table:table-cell office:value-type="string" calcext:value-type="string">
            <text:p>340 <text:s text:c="2"/>53</text:p>
          </table:table-cell>
          <table:table-cell office:value-type="string" calcext:value-type="string">
            <text:p>48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121 <text:s/>6.</text:p>
          </table:table-cell>
          <table:table-cell/>
          <table:table-cell office:value-type="string" calcext:value-type="string">
            <text:p>21% <text:s text:c="2"/>8.</text:p>
          </table:table-cell>
          <table:table-cell office:value-type="string" calcext:value-type="string">
            <text:p>4 17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74455 20864</text:p>
          </table:table-cell>
          <table:table-cell office:value-type="string" calcext:value-type="string">
            <text:p>08 infeasi</text:p>
          </table:table-cell>
          <table:table-cell office:value-type="string" calcext:value-type="string">
            <text:p>ble <text:s text:c="2"/>3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087 <text:s/>6.</text:p>
          </table:table-cell>
          <table:table-cell/>
          <table:table-cell office:value-type="string" calcext:value-type="string">
            <text:p>20% <text:s text:c="2"/>8.</text:p>
          </table:table-cell>
          <table:table-cell office:value-type="string" calcext:value-type="string">
            <text:p>4 17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494900 20926</text:p>
          </table:table-cell>
          <table:table-cell office:value-type="string" calcext:value-type="string">
            <text:p>95 <text:s text:c="2"/>10.93</text:p>
          </table:table-cell>
          <table:table-cell office:value-type="string" calcext:value-type="string">
            <text:p>086 <text:s text:c="2"/>45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058 <text:s/>6.</text:p>
          </table:table-cell>
          <table:table-cell/>
          <table:table-cell office:value-type="string" calcext:value-type="string">
            <text:p>20% <text:s text:c="2"/>8.</text:p>
          </table:table-cell>
          <table:table-cell office:value-type="string" calcext:value-type="string">
            <text:p>4 17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512648 20979</text:p>
          </table:table-cell>
          <table:table-cell office:value-type="string" calcext:value-type="string">
            <text:p>05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031 <text:s/>6.</text:p>
          </table:table-cell>
          <table:table-cell/>
          <table:table-cell office:value-type="string" calcext:value-type="string">
            <text:p>20% <text:s text:c="2"/>8.</text:p>
          </table:table-cell>
          <table:table-cell office:value-type="string" calcext:value-type="string">
            <text:p>4 17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530733 21032</text:p>
          </table:table-cell>
          <table:table-cell office:value-type="string" calcext:value-type="string">
            <text:p>46 <text:s text:c="2"/>11.23</text:p>
          </table:table-cell>
          <table:table-cell office:value-type="string" calcext:value-type="string">
            <text:p>148 <text:s text:c="2"/>44</text:p>
          </table:table-cell>
          <table:table-cell office:value-type="string" calcext:value-type="string">
            <text:p>71 <text:s text:c="2"/>10.603</text:p>
          </table:table-cell>
          <table:table-cell office:value-type="string" calcext:value-type="string">
            <text:p>00 <text:s text:c="2"/>11.26</text:p>
          </table:table-cell>
          <table:table-cell office:value-type="string" calcext:value-type="string">
            <text:p>004 <text:s/>6.</text:p>
          </table:table-cell>
          <table:table-cell/>
          <table:table-cell office:value-type="string" calcext:value-type="string">
            <text:p>20% <text:s text:c="2"/>8.</text:p>
          </table:table-cell>
          <table:table-cell office:value-type="string" calcext:value-type="string">
            <text:p>4 17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551457 21098</text:p>
          </table:table-cell>
          <table:table-cell office:value-type="string" calcext:value-type="string">
            <text:p>73 <text:s text:c="2"/>10.89</text:p>
          </table:table-cell>
          <table:table-cell office:value-type="string" calcext:value-type="string">
            <text:p>194 <text:s text:c="2"/>43</text:p>
          </table:table-cell>
          <table:table-cell office:value-type="string" calcext:value-type="string">
            <text:p>33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976 <text:s/>6.</text:p>
          </table:table-cell>
          <table:table-cell/>
          <table:table-cell office:value-type="string" calcext:value-type="string">
            <text:p>19% <text:s text:c="2"/>8.</text:p>
          </table:table-cell>
          <table:table-cell office:value-type="string" calcext:value-type="string">
            <text:p>4 17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571117 21156</text:p>
          </table:table-cell>
          <table:table-cell office:value-type="string" calcext:value-type="string">
            <text:p>93 <text:s text:c="2"/>10.99</text:p>
          </table:table-cell>
          <table:table-cell office:value-type="string" calcext:value-type="string">
            <text:p>886 <text:s text:c="2"/>46</text:p>
          </table:table-cell>
          <table:table-cell office:value-type="string" calcext:value-type="string">
            <text:p>30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946 <text:s/>6.</text:p>
          </table:table-cell>
          <table:table-cell/>
          <table:table-cell office:value-type="string" calcext:value-type="string">
            <text:p>19% <text:s text:c="2"/>8.</text:p>
          </table:table-cell>
          <table:table-cell office:value-type="string" calcext:value-type="string">
            <text:p>4 17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590148 21213</text:p>
          </table:table-cell>
          <table:table-cell office:value-type="string" calcext:value-type="string">
            <text:p>36 <text:s text:c="2"/>11.06</text:p>
          </table:table-cell>
          <table:table-cell office:value-type="string" calcext:value-type="string">
            <text:p>169 <text:s text:c="2"/>43</text:p>
          </table:table-cell>
          <table:table-cell office:value-type="string" calcext:value-type="string">
            <text:p>69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917 <text:s/>6.</text:p>
          </table:table-cell>
          <table:table-cell/>
          <table:table-cell office:value-type="string" calcext:value-type="string">
            <text:p>19% <text:s text:c="2"/>8.</text:p>
          </table:table-cell>
          <table:table-cell office:value-type="string" calcext:value-type="string">
            <text:p>4 17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08899 21267</text:p>
          </table:table-cell>
          <table:table-cell office:value-type="string" calcext:value-type="string">
            <text:p>60 <text:s text:c="4"/>cut</text:p>
          </table:table-cell>
          <table:table-cell office:value-type="string" calcext:value-type="string">
            <text:p>off <text:s text:c="2"/>4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877 <text:s/>6.</text:p>
          </table:table-cell>
          <table:table-cell/>
          <table:table-cell office:value-type="string" calcext:value-type="string">
            <text:p>18% <text:s text:c="2"/>8.</text:p>
          </table:table-cell>
          <table:table-cell office:value-type="string" calcext:value-type="string">
            <text:p>4 17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29212 21327</text:p>
          </table:table-cell>
          <table:table-cell office:value-type="string" calcext:value-type="string">
            <text:p>03 <text:s text:c="2"/>11.20</text:p>
          </table:table-cell>
          <table:table-cell office:value-type="string" calcext:value-type="string">
            <text:p>321 <text:s text:c="2"/>53</text:p>
          </table:table-cell>
          <table:table-cell office:value-type="string" calcext:value-type="string">
            <text:p>84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842 <text:s/>6.</text:p>
          </table:table-cell>
          <table:table-cell/>
          <table:table-cell office:value-type="string" calcext:value-type="string">
            <text:p>18% <text:s text:c="2"/>8.</text:p>
          </table:table-cell>
          <table:table-cell office:value-type="string" calcext:value-type="string">
            <text:p>4 17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6638414 2135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.60299" calcext:value-type="float">
            <text:p>10.60299</text:p>
          </table:table-cell>
          <table:table-cell office:value-type="string" calcext:value-type="string">
            <text:p>63 <text:s text:c="2"/>11.25</text:p>
          </table:table-cell>
          <table:table-cell office:value-type="string" calcext:value-type="string">
            <text:p>826 <text:s/>6.</text:p>
          </table:table-cell>
          <table:table-cell/>
          <table:table-cell office:value-type="string" calcext:value-type="string">
            <text:p>18% <text:s text:c="2"/>8.</text:p>
          </table:table-cell>
          <table:table-cell office:value-type="string" calcext:value-type="string">
            <text:p>4 1757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46643 21381</text:p>
          </table:table-cell>
          <table:table-cell office:value-type="string" calcext:value-type="string">
            <text:p>19 <text:s text:c="2"/>10.67</text:p>
          </table:table-cell>
          <table:table-cell office:value-type="string" calcext:value-type="string">
            <text:p>953 <text:s text:c="2"/>44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814 <text:s/>6.</text:p>
          </table:table-cell>
          <table:table-cell/>
          <table:table-cell office:value-type="string" calcext:value-type="string">
            <text:p>18% <text:s text:c="2"/>8.</text:p>
          </table:table-cell>
          <table:table-cell office:value-type="string" calcext:value-type="string">
            <text:p>4 17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58891 21418</text:p>
          </table:table-cell>
          <table:table-cell office:value-type="string" calcext:value-type="string">
            <text:p>84 <text:s text:c="2"/>10.66</text:p>
          </table:table-cell>
          <table:table-cell office:value-type="string" calcext:value-type="string">
            <text:p>372 <text:s text:c="2"/>42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797 <text:s/>6.</text:p>
          </table:table-cell>
          <table:table-cell/>
          <table:table-cell office:value-type="string" calcext:value-type="string">
            <text:p>18% <text:s text:c="2"/>8.</text:p>
          </table:table-cell>
          <table:table-cell office:value-type="string" calcext:value-type="string">
            <text:p>4 17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77145 21472</text:p>
          </table:table-cell>
          <table:table-cell office:value-type="string" calcext:value-type="string">
            <text:p>98 <text:s text:c="2"/>10.66</text:p>
          </table:table-cell>
          <table:table-cell office:value-type="string" calcext:value-type="string">
            <text:p>179 <text:s text:c="2"/>45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757 <text:s/>6.</text:p>
          </table:table-cell>
          <table:table-cell/>
          <table:table-cell office:value-type="string" calcext:value-type="string">
            <text:p>17% <text:s text:c="2"/>8.</text:p>
          </table:table-cell>
          <table:table-cell office:value-type="string" calcext:value-type="string">
            <text:p>4 17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79906 21484</text:p>
          </table:table-cell>
          <table:table-cell office:value-type="string" calcext:value-type="string">
            <text:p>24 <text:s text:c="2"/>11.13</text:p>
          </table:table-cell>
          <table:table-cell office:value-type="string" calcext:value-type="string">
            <text:p>320 <text:s text:c="2"/>48</text:p>
          </table:table-cell>
          <table:table-cell office:value-type="string" calcext:value-type="string">
            <text:p>22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756 <text:s/>6.</text:p>
          </table:table-cell>
          <table:table-cell/>
          <table:table-cell office:value-type="string" calcext:value-type="string">
            <text:p>17% <text:s text:c="2"/>8.</text:p>
          </table:table-cell>
          <table:table-cell office:value-type="string" calcext:value-type="string">
            <text:p>4 17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693620 21526</text:p>
          </table:table-cell>
          <table:table-cell office:value-type="string" calcext:value-type="string">
            <text:p>31 <text:s text:c="2"/>11.17</text:p>
          </table:table-cell>
          <table:table-cell office:value-type="string" calcext:value-type="string">
            <text:p>046 <text:s text:c="2"/>47</text:p>
          </table:table-cell>
          <table:table-cell office:value-type="string" calcext:value-type="string">
            <text:p>22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740 <text:s/>6.</text:p>
          </table:table-cell>
          <table:table-cell/>
          <table:table-cell office:value-type="string" calcext:value-type="string">
            <text:p>17% <text:s text:c="2"/>8.</text:p>
          </table:table-cell>
          <table:table-cell office:value-type="string" calcext:value-type="string">
            <text:p>4 17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713185 21586</text:p>
          </table:table-cell>
          <table:table-cell office:value-type="string" calcext:value-type="string">
            <text:p>60 <text:s text:c="2"/>10.91</text:p>
          </table:table-cell>
          <table:table-cell office:value-type="string" calcext:value-type="string">
            <text:p>422 <text:s text:c="2"/>52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706 <text:s/>6.</text:p>
          </table:table-cell>
          <table:table-cell/>
          <table:table-cell office:value-type="string" calcext:value-type="string">
            <text:p>17% <text:s text:c="2"/>8.</text:p>
          </table:table-cell>
          <table:table-cell office:value-type="string" calcext:value-type="string">
            <text:p>4 17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732197 21644</text:p>
          </table:table-cell>
          <table:table-cell office:value-type="string" calcext:value-type="string">
            <text:p>15 <text:s text:c="2"/>10.74</text:p>
          </table:table-cell>
          <table:table-cell office:value-type="string" calcext:value-type="string">
            <text:p>493 <text:s text:c="2"/>68</text:p>
          </table:table-cell>
          <table:table-cell office:value-type="string" calcext:value-type="string">
            <text:p>58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675 <text:s/>6.</text:p>
          </table:table-cell>
          <table:table-cell/>
          <table:table-cell office:value-type="string" calcext:value-type="string">
            <text:p>17% <text:s text:c="2"/>8.</text:p>
          </table:table-cell>
          <table:table-cell office:value-type="string" calcext:value-type="string">
            <text:p>4 17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750621 21697</text:p>
          </table:table-cell>
          <table:table-cell office:value-type="string" calcext:value-type="string">
            <text:p>38 <text:s text:c="2"/>11.00</text:p>
          </table:table-cell>
          <table:table-cell office:value-type="string" calcext:value-type="string">
            <text:p>720 <text:s text:c="2"/>58</text:p>
          </table:table-cell>
          <table:table-cell office:value-type="string" calcext:value-type="string">
            <text:p>30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642 <text:s/>6.</text:p>
          </table:table-cell>
          <table:table-cell/>
          <table:table-cell office:value-type="string" calcext:value-type="string">
            <text:p>16% <text:s text:c="2"/>8.</text:p>
          </table:table-cell>
          <table:table-cell office:value-type="string" calcext:value-type="string">
            <text:p>4 17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768885 21754</text:p>
          </table:table-cell>
          <table:table-cell office:value-type="string" calcext:value-type="string">
            <text:p>54 <text:s text:c="2"/>10.72</text:p>
          </table:table-cell>
          <table:table-cell office:value-type="string" calcext:value-type="string">
            <text:p>046 <text:s text:c="2"/>40</text:p>
          </table:table-cell>
          <table:table-cell office:value-type="string" calcext:value-type="string">
            <text:p>29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615 <text:s/>6.</text:p>
          </table:table-cell>
          <table:table-cell/>
          <table:table-cell office:value-type="string" calcext:value-type="string">
            <text:p>16% <text:s text:c="2"/>8.</text:p>
          </table:table-cell>
          <table:table-cell office:value-type="string" calcext:value-type="string">
            <text:p>4 18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788015 21810</text:p>
          </table:table-cell>
          <table:table-cell office:value-type="string" calcext:value-type="string">
            <text:p>66 <text:s text:c="2"/>10.78</text:p>
          </table:table-cell>
          <table:table-cell office:value-type="string" calcext:value-type="string">
            <text:p>544 <text:s text:c="2"/>44</text:p>
          </table:table-cell>
          <table:table-cell office:value-type="string" calcext:value-type="string">
            <text:p>53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583 <text:s/>6.</text:p>
          </table:table-cell>
          <table:table-cell/>
          <table:table-cell office:value-type="string" calcext:value-type="string">
            <text:p>16% <text:s text:c="2"/>8.</text:p>
          </table:table-cell>
          <table:table-cell office:value-type="string" calcext:value-type="string">
            <text:p>4 18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05028 21861</text:p>
          </table:table-cell>
          <table:table-cell office:value-type="string" calcext:value-type="string">
            <text:p>83 <text:s text:c="2"/>10.75</text:p>
          </table:table-cell>
          <table:table-cell office:value-type="string" calcext:value-type="string">
            <text:p>640 <text:s text:c="2"/>44</text:p>
          </table:table-cell>
          <table:table-cell office:value-type="string" calcext:value-type="string">
            <text:p>99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558 <text:s/>6.</text:p>
          </table:table-cell>
          <table:table-cell/>
          <table:table-cell office:value-type="string" calcext:value-type="string">
            <text:p>15% <text:s text:c="2"/>8.</text:p>
          </table:table-cell>
          <table:table-cell office:value-type="string" calcext:value-type="string">
            <text:p>4 18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23492 21917</text:p>
          </table:table-cell>
          <table:table-cell office:value-type="string" calcext:value-type="string">
            <text:p>02 <text:s text:c="2"/>11.10</text:p>
          </table:table-cell>
          <table:table-cell office:value-type="string" calcext:value-type="string">
            <text:p>632 <text:s text:c="2"/>42</text:p>
          </table:table-cell>
          <table:table-cell office:value-type="string" calcext:value-type="string">
            <text:p>77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533 <text:s/>6.</text:p>
          </table:table-cell>
          <table:table-cell/>
          <table:table-cell office:value-type="string" calcext:value-type="string">
            <text:p>15% <text:s text:c="2"/>8.</text:p>
          </table:table-cell>
          <table:table-cell office:value-type="string" calcext:value-type="string">
            <text:p>4 18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42603 21974</text:p>
          </table:table-cell>
          <table:table-cell office:value-type="string" calcext:value-type="string">
            <text:p>38 <text:s text:c="2"/>10.74</text:p>
          </table:table-cell>
          <table:table-cell office:value-type="string" calcext:value-type="string">
            <text:p>728 <text:s text:c="2"/>57</text:p>
          </table:table-cell>
          <table:table-cell office:value-type="string" calcext:value-type="string">
            <text:p>11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501 <text:s/>6.</text:p>
          </table:table-cell>
          <table:table-cell/>
          <table:table-cell office:value-type="string" calcext:value-type="string">
            <text:p>15% <text:s text:c="2"/>8.</text:p>
          </table:table-cell>
          <table:table-cell office:value-type="string" calcext:value-type="string">
            <text:p>4 18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61535 22031</text:p>
          </table:table-cell>
          <table:table-cell office:value-type="string" calcext:value-type="string">
            <text:p>38 infeasi</text:p>
          </table:table-cell>
          <table:table-cell office:value-type="string" calcext:value-type="string">
            <text:p>ble <text:s text:c="2"/>6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470 <text:s/>6.</text:p>
          </table:table-cell>
          <table:table-cell/>
          <table:table-cell office:value-type="string" calcext:value-type="string">
            <text:p>15% <text:s text:c="2"/>8.</text:p>
          </table:table-cell>
          <table:table-cell office:value-type="string" calcext:value-type="string">
            <text:p>4 18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79984 22087</text:p>
          </table:table-cell>
          <table:table-cell office:value-type="string" calcext:value-type="string">
            <text:p>76 <text:s text:c="2"/>10.91</text:p>
          </table:table-cell>
          <table:table-cell office:value-type="string" calcext:value-type="string">
            <text:p>242 <text:s text:c="2"/>45</text:p>
          </table:table-cell>
          <table:table-cell office:value-type="string" calcext:value-type="string">
            <text:p>95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438 <text:s/>6.</text:p>
          </table:table-cell>
          <table:table-cell/>
          <table:table-cell office:value-type="string" calcext:value-type="string">
            <text:p>14% <text:s text:c="2"/>8.</text:p>
          </table:table-cell>
          <table:table-cell office:value-type="string" calcext:value-type="string">
            <text:p>4 18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898198 22142</text:p>
          </table:table-cell>
          <table:table-cell office:value-type="string" calcext:value-type="string">
            <text:p>74 <text:s text:c="2"/>10.66</text:p>
          </table:table-cell>
          <table:table-cell office:value-type="string" calcext:value-type="string">
            <text:p>443 <text:s text:c="2"/>50</text:p>
          </table:table-cell>
          <table:table-cell office:value-type="string" calcext:value-type="string">
            <text:p>20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411 <text:s/>6.</text:p>
          </table:table-cell>
          <table:table-cell/>
          <table:table-cell office:value-type="string" calcext:value-type="string">
            <text:p>14% <text:s text:c="2"/>8.</text:p>
          </table:table-cell>
          <table:table-cell office:value-type="string" calcext:value-type="string">
            <text:p>4 18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916361 22198</text:p>
          </table:table-cell>
          <table:table-cell office:value-type="string" calcext:value-type="string">
            <text:p>50 <text:s text:c="2"/>11.10</text:p>
          </table:table-cell>
          <table:table-cell office:value-type="string" calcext:value-type="string">
            <text:p>840 <text:s text:c="2"/>42</text:p>
          </table:table-cell>
          <table:table-cell office:value-type="string" calcext:value-type="string">
            <text:p>62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382 <text:s/>6.</text:p>
          </table:table-cell>
          <table:table-cell/>
          <table:table-cell office:value-type="string" calcext:value-type="string">
            <text:p>14% <text:s text:c="2"/>8.</text:p>
          </table:table-cell>
          <table:table-cell office:value-type="string" calcext:value-type="string">
            <text:p>4 18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932797 22245</text:p>
          </table:table-cell>
          <table:table-cell office:value-type="string" calcext:value-type="string">
            <text:p>79 <text:s text:c="2"/>11.25</text:p>
          </table:table-cell>
          <table:table-cell office:value-type="string" calcext:value-type="string">
            <text:p>025 <text:s text:c="2"/>41</text:p>
          </table:table-cell>
          <table:table-cell office:value-type="string" calcext:value-type="string">
            <text:p>35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357 <text:s/>6.</text:p>
          </table:table-cell>
          <table:table-cell/>
          <table:table-cell office:value-type="string" calcext:value-type="string">
            <text:p>14% <text:s text:c="2"/>8.</text:p>
          </table:table-cell>
          <table:table-cell office:value-type="string" calcext:value-type="string">
            <text:p>4 18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951477 22301</text:p>
          </table:table-cell>
          <table:table-cell office:value-type="string" calcext:value-type="string">
            <text:p>60 <text:s text:c="2"/>11.19</text:p>
          </table:table-cell>
          <table:table-cell office:value-type="string" calcext:value-type="string">
            <text:p>510 <text:s text:c="2"/>45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325 <text:s/>6.</text:p>
          </table:table-cell>
          <table:table-cell/>
          <table:table-cell office:value-type="string" calcext:value-type="string">
            <text:p>13% <text:s text:c="2"/>8.</text:p>
          </table:table-cell>
          <table:table-cell office:value-type="string" calcext:value-type="string">
            <text:p>4 18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969329 22353</text:p>
          </table:table-cell>
          <table:table-cell office:value-type="string" calcext:value-type="string">
            <text:p>49 <text:s text:c="4"/>cut</text:p>
          </table:table-cell>
          <table:table-cell office:value-type="string" calcext:value-type="string">
            <text:p>off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295 <text:s/>6.</text:p>
          </table:table-cell>
          <table:table-cell/>
          <table:table-cell office:value-type="string" calcext:value-type="string">
            <text:p>13% <text:s text:c="2"/>8.</text:p>
          </table:table-cell>
          <table:table-cell office:value-type="string" calcext:value-type="string">
            <text:p>4 18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6988150 22409</text:p>
          </table:table-cell>
          <table:table-cell office:value-type="string" calcext:value-type="string">
            <text:p>70 infeasi</text:p>
          </table:table-cell>
          <table:table-cell office:value-type="string" calcext:value-type="string">
            <text:p>b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268 <text:s/>6.</text:p>
          </table:table-cell>
          <table:table-cell/>
          <table:table-cell office:value-type="string" calcext:value-type="string">
            <text:p>13% <text:s text:c="2"/>8.</text:p>
          </table:table-cell>
          <table:table-cell office:value-type="string" calcext:value-type="string">
            <text:p>4 18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007647 22469</text:p>
          </table:table-cell>
          <table:table-cell office:value-type="string" calcext:value-type="string">
            <text:p>24 <text:s text:c="4"/>cut</text:p>
          </table:table-cell>
          <table:table-cell office:value-type="string" calcext:value-type="string">
            <text:p>off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239 <text:s/>6.</text:p>
          </table:table-cell>
          <table:table-cell/>
          <table:table-cell office:value-type="string" calcext:value-type="string">
            <text:p>12% <text:s text:c="2"/>8.</text:p>
          </table:table-cell>
          <table:table-cell office:value-type="string" calcext:value-type="string">
            <text:p>4 18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7013938 2248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.60299" calcext:value-type="float">
            <text:p>10.60299</text:p>
          </table:table-cell>
          <table:table-cell office:value-type="string" calcext:value-type="string">
            <text:p>67 <text:s text:c="2"/>11.25</text:p>
          </table:table-cell>
          <table:table-cell office:value-type="string" calcext:value-type="string">
            <text:p>232 <text:s/>6.</text:p>
          </table:table-cell>
          <table:table-cell/>
          <table:table-cell office:value-type="string" calcext:value-type="string">
            <text:p>12% <text:s text:c="2"/>8.</text:p>
          </table:table-cell>
          <table:table-cell office:value-type="string" calcext:value-type="string">
            <text:p>4 1867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025215 22522</text:p>
          </table:table-cell>
          <table:table-cell office:value-type="string" calcext:value-type="string">
            <text:p>44 <text:s text:c="2"/>11.15</text:p>
          </table:table-cell>
          <table:table-cell office:value-type="string" calcext:value-type="string">
            <text:p>407 <text:s text:c="2"/>48</text:p>
          </table:table-cell>
          <table:table-cell office:value-type="string" calcext:value-type="string">
            <text:p>49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216 <text:s/>6.</text:p>
          </table:table-cell>
          <table:table-cell/>
          <table:table-cell office:value-type="string" calcext:value-type="string">
            <text:p>12% <text:s text:c="2"/>8.</text:p>
          </table:table-cell>
          <table:table-cell office:value-type="string" calcext:value-type="string">
            <text:p>4 18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046397 22585</text:p>
          </table:table-cell>
          <table:table-cell office:value-type="string" calcext:value-type="string">
            <text:p>16 <text:s text:c="2"/>11.03</text:p>
          </table:table-cell>
          <table:table-cell office:value-type="string" calcext:value-type="string">
            <text:p>942 <text:s text:c="2"/>45</text:p>
          </table:table-cell>
          <table:table-cell office:value-type="string" calcext:value-type="string">
            <text:p>21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179 <text:s/>6.</text:p>
          </table:table-cell>
          <table:table-cell/>
          <table:table-cell office:value-type="string" calcext:value-type="string">
            <text:p>12% <text:s text:c="2"/>8.</text:p>
          </table:table-cell>
          <table:table-cell office:value-type="string" calcext:value-type="string">
            <text:p>4 18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066755 22645</text:p>
          </table:table-cell>
          <table:table-cell office:value-type="string" calcext:value-type="string">
            <text:p>15 <text:s text:c="2"/>11.05</text:p>
          </table:table-cell>
          <table:table-cell office:value-type="string" calcext:value-type="string">
            <text:p>978 <text:s text:c="2"/>43</text:p>
          </table:table-cell>
          <table:table-cell office:value-type="string" calcext:value-type="string">
            <text:p>35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149 <text:s/>6.</text:p>
          </table:table-cell>
          <table:table-cell/>
          <table:table-cell office:value-type="string" calcext:value-type="string">
            <text:p>12% <text:s text:c="2"/>8.</text:p>
          </table:table-cell>
          <table:table-cell office:value-type="string" calcext:value-type="string">
            <text:p>4 18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085390 22701</text:p>
          </table:table-cell>
          <table:table-cell office:value-type="string" calcext:value-type="string">
            <text:p>54 <text:s text:c="4"/>cut</text:p>
          </table:table-cell>
          <table:table-cell office:value-type="string" calcext:value-type="string">
            <text:p>off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118 <text:s/>6.</text:p>
          </table:table-cell>
          <table:table-cell/>
          <table:table-cell office:value-type="string" calcext:value-type="string">
            <text:p>11% <text:s text:c="2"/>8.</text:p>
          </table:table-cell>
          <table:table-cell office:value-type="string" calcext:value-type="string">
            <text:p>4 18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105530 22759</text:p>
          </table:table-cell>
          <table:table-cell office:value-type="string" calcext:value-type="string">
            <text:p>16 <text:s text:c="2"/>11.15</text:p>
          </table:table-cell>
          <table:table-cell office:value-type="string" calcext:value-type="string">
            <text:p>763 <text:s text:c="2"/>37</text:p>
          </table:table-cell>
          <table:table-cell office:value-type="string" calcext:value-type="string">
            <text:p>75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082 <text:s/>6.</text:p>
          </table:table-cell>
          <table:table-cell/>
          <table:table-cell office:value-type="string" calcext:value-type="string">
            <text:p>11% <text:s text:c="2"/>8.</text:p>
          </table:table-cell>
          <table:table-cell office:value-type="string" calcext:value-type="string">
            <text:p>4 18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125227 22815</text:p>
          </table:table-cell>
          <table:table-cell office:value-type="string" calcext:value-type="string">
            <text:p>81 <text:s text:c="2"/>11.10</text:p>
          </table:table-cell>
          <table:table-cell office:value-type="string" calcext:value-type="string">
            <text:p>953 <text:s text:c="2"/>45</text:p>
          </table:table-cell>
          <table:table-cell office:value-type="string" calcext:value-type="string">
            <text:p>27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049 <text:s/>6.</text:p>
          </table:table-cell>
          <table:table-cell/>
          <table:table-cell office:value-type="string" calcext:value-type="string">
            <text:p>11% <text:s text:c="2"/>8.</text:p>
          </table:table-cell>
          <table:table-cell office:value-type="string" calcext:value-type="string">
            <text:p>4 18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144701 22872</text:p>
          </table:table-cell>
          <table:table-cell office:value-type="string" calcext:value-type="string">
            <text:p>64 <text:s text:c="2"/>10.89</text:p>
          </table:table-cell>
          <table:table-cell office:value-type="string" calcext:value-type="string">
            <text:p>574 <text:s text:c="2"/>45</text:p>
          </table:table-cell>
          <table:table-cell office:value-type="string" calcext:value-type="string">
            <text:p>38 <text:s text:c="2"/>10.603</text:p>
          </table:table-cell>
          <table:table-cell office:value-type="string" calcext:value-type="string">
            <text:p>00 <text:s text:c="2"/>11.25</text:p>
          </table:table-cell>
          <table:table-cell office:value-type="string" calcext:value-type="string">
            <text:p>025 <text:s/>6.</text:p>
          </table:table-cell>
          <table:table-cell/>
          <table:table-cell office:value-type="string" calcext:value-type="string">
            <text:p>10% <text:s text:c="2"/>8.</text:p>
          </table:table-cell>
          <table:table-cell office:value-type="string" calcext:value-type="string">
            <text:p>4 19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163607 22925</text:p>
          </table:table-cell>
          <table:table-cell office:value-type="string" calcext:value-type="string">
            <text:p>98 <text:s text:c="2"/>10.81</text:p>
          </table:table-cell>
          <table:table-cell office:value-type="string" calcext:value-type="string">
            <text:p>562 <text:s text:c="2"/>39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989 <text:s/>6.</text:p>
          </table:table-cell>
          <table:table-cell/>
          <table:table-cell office:value-type="string" calcext:value-type="string">
            <text:p>10% <text:s text:c="2"/>8.</text:p>
          </table:table-cell>
          <table:table-cell office:value-type="string" calcext:value-type="string">
            <text:p>4 19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181902 22981</text:p>
          </table:table-cell>
          <table:table-cell office:value-type="string" calcext:value-type="string">
            <text:p>81 <text:s text:c="2"/>10.92</text:p>
          </table:table-cell>
          <table:table-cell office:value-type="string" calcext:value-type="string">
            <text:p>962 <text:s text:c="2"/>54</text:p>
          </table:table-cell>
          <table:table-cell office:value-type="string" calcext:value-type="string">
            <text:p>24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962 <text:s/>6.</text:p>
          </table:table-cell>
          <table:table-cell/>
          <table:table-cell office:value-type="string" calcext:value-type="string">
            <text:p>10% <text:s text:c="2"/>8.</text:p>
          </table:table-cell>
          <table:table-cell office:value-type="string" calcext:value-type="string">
            <text:p>4 19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01458 23042</text:p>
          </table:table-cell>
          <table:table-cell office:value-type="string" calcext:value-type="string">
            <text:p>64 <text:s text:c="4"/>cut</text:p>
          </table:table-cell>
          <table:table-cell office:value-type="string" calcext:value-type="string">
            <text:p>off <text:s text:c="2"/>4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928 <text:s/>6.</text:p>
          </table:table-cell>
          <table:table-cell/>
          <table:table-cell office:value-type="string" calcext:value-type="string">
            <text:p>10% <text:s text:c="2"/>8.</text:p>
          </table:table-cell>
          <table:table-cell office:value-type="string" calcext:value-type="string">
            <text:p>4 19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20332 23096</text:p>
          </table:table-cell>
          <table:table-cell office:value-type="string" calcext:value-type="string">
            <text:p>73 <text:s text:c="2"/>10.73</text:p>
          </table:table-cell>
          <table:table-cell office:value-type="string" calcext:value-type="string">
            <text:p>417 <text:s text:c="2"/>43</text:p>
          </table:table-cell>
          <table:table-cell office:value-type="string" calcext:value-type="string">
            <text:p>36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900 <text:s/>6.</text:p>
          </table:table-cell>
          <table:table-cell/>
          <table:table-cell office:value-type="string" calcext:value-type="string">
            <text:p>09% <text:s text:c="2"/>8.</text:p>
          </table:table-cell>
          <table:table-cell office:value-type="string" calcext:value-type="string">
            <text:p>4 19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39366 23150</text:p>
          </table:table-cell>
          <table:table-cell office:value-type="string" calcext:value-type="string">
            <text:p>45 <text:s text:c="4"/>cut</text:p>
          </table:table-cell>
          <table:table-cell office:value-type="string" calcext:value-type="string">
            <text:p>off <text:s text:c="2"/>5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869 <text:s/>6.</text:p>
          </table:table-cell>
          <table:table-cell/>
          <table:table-cell office:value-type="string" calcext:value-type="string">
            <text:p>09% <text:s text:c="2"/>8.</text:p>
          </table:table-cell>
          <table:table-cell office:value-type="string" calcext:value-type="string">
            <text:p>4 19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57808 23202</text:p>
          </table:table-cell>
          <table:table-cell office:value-type="string" calcext:value-type="string">
            <text:p>47 <text:s text:c="2"/>10.77</text:p>
          </table:table-cell>
          <table:table-cell office:value-type="string" calcext:value-type="string">
            <text:p>777 <text:s text:c="2"/>60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839 <text:s/>6.</text:p>
          </table:table-cell>
          <table:table-cell/>
          <table:table-cell office:value-type="string" calcext:value-type="string">
            <text:p>09% <text:s text:c="2"/>8.</text:p>
          </table:table-cell>
          <table:table-cell office:value-type="string" calcext:value-type="string">
            <text:p>4 19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75882 23256</text:p>
          </table:table-cell>
          <table:table-cell office:value-type="string" calcext:value-type="string">
            <text:p>55 <text:s text:c="2"/>11.11</text:p>
          </table:table-cell>
          <table:table-cell office:value-type="string" calcext:value-type="string">
            <text:p>502 <text:s text:c="2"/>52</text:p>
          </table:table-cell>
          <table:table-cell office:value-type="string" calcext:value-type="string">
            <text:p>72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809 <text:s/>6.</text:p>
          </table:table-cell>
          <table:table-cell/>
          <table:table-cell office:value-type="string" calcext:value-type="string">
            <text:p>08% <text:s text:c="2"/>8.</text:p>
          </table:table-cell>
          <table:table-cell office:value-type="string" calcext:value-type="string">
            <text:p>4 19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295727 23313</text:p>
          </table:table-cell>
          <table:table-cell office:value-type="string" calcext:value-type="string">
            <text:p>89 <text:s text:c="2"/>10.84</text:p>
          </table:table-cell>
          <table:table-cell office:value-type="string" calcext:value-type="string">
            <text:p>491 <text:s text:c="2"/>42</text:p>
          </table:table-cell>
          <table:table-cell office:value-type="string" calcext:value-type="string">
            <text:p>46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780 <text:s/>6.</text:p>
          </table:table-cell>
          <table:table-cell/>
          <table:table-cell office:value-type="string" calcext:value-type="string">
            <text:p>08% <text:s text:c="2"/>8.</text:p>
          </table:table-cell>
          <table:table-cell office:value-type="string" calcext:value-type="string">
            <text:p>4 19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314985 23368</text:p>
          </table:table-cell>
          <table:table-cell office:value-type="string" calcext:value-type="string">
            <text:p>89 infeasi</text:p>
          </table:table-cell>
          <table:table-cell office:value-type="string" calcext:value-type="string">
            <text:p>ble <text:s text:c="2"/>4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748 <text:s/>6.</text:p>
          </table:table-cell>
          <table:table-cell/>
          <table:table-cell office:value-type="string" calcext:value-type="string">
            <text:p>08% <text:s text:c="2"/>8.</text:p>
          </table:table-cell>
          <table:table-cell office:value-type="string" calcext:value-type="string">
            <text:p>4 19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333380 23425</text:p>
          </table:table-cell>
          <table:table-cell office:value-type="string" calcext:value-type="string">
            <text:p>50 <text:s text:c="2"/>11.02</text:p>
          </table:table-cell>
          <table:table-cell office:value-type="string" calcext:value-type="string">
            <text:p>364 <text:s text:c="2"/>51</text:p>
          </table:table-cell>
          <table:table-cell office:value-type="string" calcext:value-type="string">
            <text:p>57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720 <text:s/>6.</text:p>
          </table:table-cell>
          <table:table-cell/>
          <table:table-cell office:value-type="string" calcext:value-type="string">
            <text:p>08% <text:s text:c="2"/>8.</text:p>
          </table:table-cell>
          <table:table-cell office:value-type="string" calcext:value-type="string">
            <text:p>4 19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354018 23488</text:p>
          </table:table-cell>
          <table:table-cell office:value-type="string" calcext:value-type="string">
            <text:p>20 <text:s text:c="2"/>10.70</text:p>
          </table:table-cell>
          <table:table-cell office:value-type="string" calcext:value-type="string">
            <text:p>179 <text:s text:c="2"/>39</text:p>
          </table:table-cell>
          <table:table-cell office:value-type="string" calcext:value-type="string">
            <text:p>36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694 <text:s/>6.</text:p>
          </table:table-cell>
          <table:table-cell/>
          <table:table-cell office:value-type="string" calcext:value-type="string">
            <text:p>07% <text:s text:c="2"/>8.</text:p>
          </table:table-cell>
          <table:table-cell office:value-type="string" calcext:value-type="string">
            <text:p>4 19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373765 23546</text:p>
          </table:table-cell>
          <table:table-cell office:value-type="string" calcext:value-type="string">
            <text:p>32 <text:s text:c="2"/>11.15</text:p>
          </table:table-cell>
          <table:table-cell office:value-type="string" calcext:value-type="string">
            <text:p>277 <text:s text:c="2"/>40</text:p>
          </table:table-cell>
          <table:table-cell office:value-type="string" calcext:value-type="string">
            <text:p>66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670 <text:s/>6.</text:p>
          </table:table-cell>
          <table:table-cell/>
          <table:table-cell office:value-type="string" calcext:value-type="string">
            <text:p>07% <text:s text:c="2"/>8.</text:p>
          </table:table-cell>
          <table:table-cell office:value-type="string" calcext:value-type="string">
            <text:p>4 19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394500 23608</text:p>
          </table:table-cell>
          <table:table-cell office:value-type="string" calcext:value-type="string">
            <text:p>46 <text:s text:c="2"/>10.86</text:p>
          </table:table-cell>
          <table:table-cell office:value-type="string" calcext:value-type="string">
            <text:p>899 <text:s text:c="2"/>41</text:p>
          </table:table-cell>
          <table:table-cell office:value-type="string" calcext:value-type="string">
            <text:p>65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639 <text:s/>6.</text:p>
          </table:table-cell>
          <table:table-cell/>
          <table:table-cell office:value-type="string" calcext:value-type="string">
            <text:p>07% <text:s text:c="2"/>8.</text:p>
          </table:table-cell>
          <table:table-cell office:value-type="string" calcext:value-type="string">
            <text:p>4 19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413400 23663</text:p>
          </table:table-cell>
          <table:table-cell office:value-type="string" calcext:value-type="string">
            <text:p>02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613 <text:s/>6.</text:p>
          </table:table-cell>
          <table:table-cell/>
          <table:table-cell office:value-type="string" calcext:value-type="string">
            <text:p>07% <text:s text:c="2"/>8.</text:p>
          </table:table-cell>
          <table:table-cell office:value-type="string" calcext:value-type="string">
            <text:p>4 19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432826 23719</text:p>
          </table:table-cell>
          <table:table-cell office:value-type="string" calcext:value-type="string">
            <text:p>41 <text:s text:c="2"/>10.67</text:p>
          </table:table-cell>
          <table:table-cell office:value-type="string" calcext:value-type="string">
            <text:p>329 <text:s text:c="2"/>45</text:p>
          </table:table-cell>
          <table:table-cell office:value-type="string" calcext:value-type="string">
            <text:p>29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585 <text:s/>6.</text:p>
          </table:table-cell>
          <table:table-cell/>
          <table:table-cell office:value-type="string" calcext:value-type="string">
            <text:p>06% <text:s text:c="2"/>8.</text:p>
          </table:table-cell>
          <table:table-cell office:value-type="string" calcext:value-type="string">
            <text:p>4 19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452228 23776</text:p>
          </table:table-cell>
          <table:table-cell office:value-type="string" calcext:value-type="string">
            <text:p>47 <text:s text:c="2"/>11.17</text:p>
          </table:table-cell>
          <table:table-cell office:value-type="string" calcext:value-type="string">
            <text:p>943 <text:s text:c="2"/>45</text:p>
          </table:table-cell>
          <table:table-cell office:value-type="string" calcext:value-type="string">
            <text:p>21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549 <text:s/>6.</text:p>
          </table:table-cell>
          <table:table-cell/>
          <table:table-cell office:value-type="string" calcext:value-type="string">
            <text:p>06% <text:s text:c="2"/>8.</text:p>
          </table:table-cell>
          <table:table-cell office:value-type="string" calcext:value-type="string">
            <text:p>4 19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470249 23829</text:p>
          </table:table-cell>
          <table:table-cell office:value-type="string" calcext:value-type="string">
            <text:p>03 infeasi</text:p>
          </table:table-cell>
          <table:table-cell office:value-type="string" calcext:value-type="string">
            <text:p>ble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520 <text:s/>6.</text:p>
          </table:table-cell>
          <table:table-cell/>
          <table:table-cell office:value-type="string" calcext:value-type="string">
            <text:p>06% <text:s text:c="2"/>8.</text:p>
          </table:table-cell>
          <table:table-cell office:value-type="string" calcext:value-type="string">
            <text:p>4 19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484447 23871</text:p>
          </table:table-cell>
          <table:table-cell office:value-type="string" calcext:value-type="string">
            <text:p>61 <text:s text:c="2"/>10.88</text:p>
          </table:table-cell>
          <table:table-cell office:value-type="string" calcext:value-type="string">
            <text:p>376 <text:s text:c="2"/>43</text:p>
          </table:table-cell>
          <table:table-cell office:value-type="string" calcext:value-type="string">
            <text:p>16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500 <text:s/>6.</text:p>
          </table:table-cell>
          <table:table-cell/>
          <table:table-cell office:value-type="string" calcext:value-type="string">
            <text:p>05% <text:s text:c="2"/>8.</text:p>
          </table:table-cell>
          <table:table-cell office:value-type="string" calcext:value-type="string">
            <text:p>4 19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03182 23926</text:p>
          </table:table-cell>
          <table:table-cell office:value-type="string" calcext:value-type="string">
            <text:p>33 <text:s text:c="2"/>11.16</text:p>
          </table:table-cell>
          <table:table-cell office:value-type="string" calcext:value-type="string">
            <text:p>452 <text:s text:c="2"/>36</text:p>
          </table:table-cell>
          <table:table-cell office:value-type="string" calcext:value-type="string">
            <text:p>20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473 <text:s/>6.</text:p>
          </table:table-cell>
          <table:table-cell/>
          <table:table-cell office:value-type="string" calcext:value-type="string">
            <text:p>05% <text:s text:c="2"/>8.</text:p>
          </table:table-cell>
          <table:table-cell office:value-type="string" calcext:value-type="string">
            <text:p>4 19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22919 23985</text:p>
          </table:table-cell>
          <table:table-cell office:value-type="string" calcext:value-type="string">
            <text:p>34 <text:s text:c="2"/>10.86</text:p>
          </table:table-cell>
          <table:table-cell office:value-type="string" calcext:value-type="string">
            <text:p>355 <text:s text:c="2"/>48</text:p>
          </table:table-cell>
          <table:table-cell office:value-type="string" calcext:value-type="string">
            <text:p>42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445 <text:s/>6.</text:p>
          </table:table-cell>
          <table:table-cell/>
          <table:table-cell office:value-type="string" calcext:value-type="string">
            <text:p>05% <text:s text:c="2"/>8.</text:p>
          </table:table-cell>
          <table:table-cell office:value-type="string" calcext:value-type="string">
            <text:p>4 20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42949 24043</text:p>
          </table:table-cell>
          <table:table-cell office:value-type="string" calcext:value-type="string">
            <text:p>79 <text:s text:c="2"/>10.67</text:p>
          </table:table-cell>
          <table:table-cell office:value-type="string" calcext:value-type="string">
            <text:p>936 <text:s text:c="2"/>53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416 <text:s/>6.</text:p>
          </table:table-cell>
          <table:table-cell/>
          <table:table-cell office:value-type="string" calcext:value-type="string">
            <text:p>05% <text:s text:c="2"/>8.</text:p>
          </table:table-cell>
          <table:table-cell office:value-type="string" calcext:value-type="string">
            <text:p>4 20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60226 24092</text:p>
          </table:table-cell>
          <table:table-cell office:value-type="string" calcext:value-type="string">
            <text:p>33 <text:s text:c="2"/>10.91</text:p>
          </table:table-cell>
          <table:table-cell office:value-type="string" calcext:value-type="string">
            <text:p>187 <text:s text:c="2"/>44</text:p>
          </table:table-cell>
          <table:table-cell office:value-type="string" calcext:value-type="string">
            <text:p>42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388 <text:s/>6.</text:p>
          </table:table-cell>
          <table:table-cell/>
          <table:table-cell office:value-type="string" calcext:value-type="string">
            <text:p>04% <text:s text:c="2"/>8.</text:p>
          </table:table-cell>
          <table:table-cell office:value-type="string" calcext:value-type="string">
            <text:p>4 20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81005 24157</text:p>
          </table:table-cell>
          <table:table-cell office:value-type="string" calcext:value-type="string">
            <text:p>27 <text:s text:c="2"/>11.06</text:p>
          </table:table-cell>
          <table:table-cell office:value-type="string" calcext:value-type="string">
            <text:p>795 <text:s text:c="2"/>43</text:p>
          </table:table-cell>
          <table:table-cell office:value-type="string" calcext:value-type="string">
            <text:p>25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359 <text:s/>6.</text:p>
          </table:table-cell>
          <table:table-cell/>
          <table:table-cell office:value-type="string" calcext:value-type="string">
            <text:p>04% <text:s text:c="2"/>8.</text:p>
          </table:table-cell>
          <table:table-cell office:value-type="string" calcext:value-type="string">
            <text:p>3 20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598330 24207</text:p>
          </table:table-cell>
          <table:table-cell office:value-type="string" calcext:value-type="string">
            <text:p>34 <text:s text:c="2"/>11.08</text:p>
          </table:table-cell>
          <table:table-cell office:value-type="string" calcext:value-type="string">
            <text:p>318 <text:s text:c="2"/>47</text:p>
          </table:table-cell>
          <table:table-cell office:value-type="string" calcext:value-type="string">
            <text:p>26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338 <text:s/>6.</text:p>
          </table:table-cell>
          <table:table-cell/>
          <table:table-cell office:value-type="string" calcext:value-type="string">
            <text:p>04% <text:s text:c="2"/>8.</text:p>
          </table:table-cell>
          <table:table-cell office:value-type="string" calcext:value-type="string">
            <text:p>3 20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18548 24266</text:p>
          </table:table-cell>
          <table:table-cell office:value-type="string" calcext:value-type="string">
            <text:p>50 <text:s text:c="2"/>10.90</text:p>
          </table:table-cell>
          <table:table-cell office:value-type="string" calcext:value-type="string">
            <text:p>850 <text:s text:c="2"/>46</text:p>
          </table:table-cell>
          <table:table-cell office:value-type="string" calcext:value-type="string">
            <text:p>59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306 <text:s/>6.</text:p>
          </table:table-cell>
          <table:table-cell/>
          <table:table-cell office:value-type="string" calcext:value-type="string">
            <text:p>04% <text:s text:c="2"/>8.</text:p>
          </table:table-cell>
          <table:table-cell office:value-type="string" calcext:value-type="string">
            <text:p>3 20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21506 24276</text:p>
          </table:table-cell>
          <table:table-cell office:value-type="string" calcext:value-type="string">
            <text:p>21 <text:s text:c="4"/>cut</text:p>
          </table:table-cell>
          <table:table-cell office:value-type="string" calcext:value-type="string">
            <text:p>off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301 <text:s/>6.</text:p>
          </table:table-cell>
          <table:table-cell/>
          <table:table-cell office:value-type="string" calcext:value-type="string">
            <text:p>04% <text:s text:c="2"/>8.</text:p>
          </table:table-cell>
          <table:table-cell office:value-type="string" calcext:value-type="string">
            <text:p>3 20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38815 24329</text:p>
          </table:table-cell>
          <table:table-cell office:value-type="string" calcext:value-type="string">
            <text:p>23 <text:s text:c="2"/>10.65</text:p>
          </table:table-cell>
          <table:table-cell office:value-type="string" calcext:value-type="string">
            <text:p>859 <text:s text:c="2"/>61</text:p>
          </table:table-cell>
          <table:table-cell office:value-type="string" calcext:value-type="string">
            <text:p><text:s/>4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281 <text:s/>6.</text:p>
          </table:table-cell>
          <table:table-cell/>
          <table:table-cell office:value-type="string" calcext:value-type="string">
            <text:p>03% <text:s text:c="2"/>8.</text:p>
          </table:table-cell>
          <table:table-cell office:value-type="string" calcext:value-type="string">
            <text:p>3 20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58288 24387</text:p>
          </table:table-cell>
          <table:table-cell office:value-type="string" calcext:value-type="string">
            <text:p>23 <text:s text:c="2"/>11.18</text:p>
          </table:table-cell>
          <table:table-cell office:value-type="string" calcext:value-type="string">
            <text:p>099 <text:s text:c="2"/>54</text:p>
          </table:table-cell>
          <table:table-cell office:value-type="string" calcext:value-type="string">
            <text:p>38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252 <text:s/>6.</text:p>
          </table:table-cell>
          <table:table-cell/>
          <table:table-cell office:value-type="string" calcext:value-type="string">
            <text:p>03% <text:s text:c="2"/>8.</text:p>
          </table:table-cell>
          <table:table-cell office:value-type="string" calcext:value-type="string">
            <text:p>3 20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76247 24441</text:p>
          </table:table-cell>
          <table:table-cell office:value-type="string" calcext:value-type="string">
            <text:p>46 infeasi</text:p>
          </table:table-cell>
          <table:table-cell office:value-type="string" calcext:value-type="string">
            <text:p>ble <text:s text:c="2"/>5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227 <text:s/>6.</text:p>
          </table:table-cell>
          <table:table-cell/>
          <table:table-cell office:value-type="string" calcext:value-type="string">
            <text:p>03% <text:s text:c="2"/>8.</text:p>
          </table:table-cell>
          <table:table-cell office:value-type="string" calcext:value-type="string">
            <text:p>3 20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695703 24498</text:p>
          </table:table-cell>
          <table:table-cell office:value-type="string" calcext:value-type="string">
            <text:p>54 <text:s text:c="2"/>11.01</text:p>
          </table:table-cell>
          <table:table-cell office:value-type="string" calcext:value-type="string">
            <text:p>956 <text:s text:c="2"/>50</text:p>
          </table:table-cell>
          <table:table-cell office:value-type="string" calcext:value-type="string">
            <text:p>42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202 <text:s/>6.</text:p>
          </table:table-cell>
          <table:table-cell/>
          <table:table-cell office:value-type="string" calcext:value-type="string">
            <text:p>03% <text:s text:c="2"/>8.</text:p>
          </table:table-cell>
          <table:table-cell office:value-type="string" calcext:value-type="string">
            <text:p>3 20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714235 24552</text:p>
          </table:table-cell>
          <table:table-cell office:value-type="string" calcext:value-type="string">
            <text:p>19 <text:s text:c="2"/>11.08</text:p>
          </table:table-cell>
          <table:table-cell office:value-type="string" calcext:value-type="string">
            <text:p>949 <text:s text:c="2"/>62</text:p>
          </table:table-cell>
          <table:table-cell office:value-type="string" calcext:value-type="string">
            <text:p>27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176 <text:s/>6.</text:p>
          </table:table-cell>
          <table:table-cell/>
          <table:table-cell office:value-type="string" calcext:value-type="string">
            <text:p>02% <text:s text:c="2"/>8.</text:p>
          </table:table-cell>
          <table:table-cell office:value-type="string" calcext:value-type="string">
            <text:p>3 20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733822 24614</text:p>
          </table:table-cell>
          <table:table-cell office:value-type="string" calcext:value-type="string">
            <text:p>80 infeasi</text:p>
          </table:table-cell>
          <table:table-cell office:value-type="string" calcext:value-type="string">
            <text:p>ble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156 <text:s/>6.</text:p>
          </table:table-cell>
          <table:table-cell/>
          <table:table-cell office:value-type="string" calcext:value-type="string">
            <text:p>02% <text:s text:c="2"/>8.</text:p>
          </table:table-cell>
          <table:table-cell office:value-type="string" calcext:value-type="string">
            <text:p>3 20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750162 24660</text:p>
          </table:table-cell>
          <table:table-cell office:value-type="string" calcext:value-type="string">
            <text:p>40 <text:s text:c="2"/>10.97</text:p>
          </table:table-cell>
          <table:table-cell office:value-type="string" calcext:value-type="string">
            <text:p>989 <text:s text:c="2"/>44</text:p>
          </table:table-cell>
          <table:table-cell office:value-type="string" calcext:value-type="string">
            <text:p>50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128 <text:s/>6.</text:p>
          </table:table-cell>
          <table:table-cell/>
          <table:table-cell office:value-type="string" calcext:value-type="string">
            <text:p>02% <text:s text:c="2"/>8.</text:p>
          </table:table-cell>
          <table:table-cell office:value-type="string" calcext:value-type="string">
            <text:p>3 20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767821 24711</text:p>
          </table:table-cell>
          <table:table-cell office:value-type="string" calcext:value-type="string">
            <text:p>98 infeasi</text:p>
          </table:table-cell>
          <table:table-cell office:value-type="string" calcext:value-type="string">
            <text:p>ble <text:s text:c="2"/>6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099 <text:s/>6.</text:p>
          </table:table-cell>
          <table:table-cell/>
          <table:table-cell office:value-type="string" calcext:value-type="string">
            <text:p>02% <text:s text:c="2"/>8.</text:p>
          </table:table-cell>
          <table:table-cell office:value-type="string" calcext:value-type="string">
            <text:p>3 20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784300 24759</text:p>
          </table:table-cell>
          <table:table-cell office:value-type="string" calcext:value-type="string">
            <text:p>29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072 <text:s/>6.</text:p>
          </table:table-cell>
          <table:table-cell/>
          <table:table-cell office:value-type="string" calcext:value-type="string">
            <text:p>01% <text:s text:c="2"/>8.</text:p>
          </table:table-cell>
          <table:table-cell office:value-type="string" calcext:value-type="string">
            <text:p>3 20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01982 24810</text:p>
          </table:table-cell>
          <table:table-cell office:value-type="string" calcext:value-type="string">
            <text:p>29 <text:s text:c="2"/>11.10</text:p>
          </table:table-cell>
          <table:table-cell office:value-type="string" calcext:value-type="string">
            <text:p>272 <text:s text:c="2"/>48</text:p>
          </table:table-cell>
          <table:table-cell office:value-type="string" calcext:value-type="string">
            <text:p>77 <text:s text:c="2"/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047 <text:s/>6.</text:p>
          </table:table-cell>
          <table:table-cell/>
          <table:table-cell office:value-type="string" calcext:value-type="string">
            <text:p>01% <text:s text:c="2"/>8.</text:p>
          </table:table-cell>
          <table:table-cell office:value-type="string" calcext:value-type="string">
            <text:p>3 20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20655 24868</text:p>
          </table:table-cell>
          <table:table-cell office:value-type="string" calcext:value-type="string">
            <text:p>60 infeasi</text:p>
          </table:table-cell>
          <table:table-cell office:value-type="string" calcext:value-type="string">
            <text:p>ble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4</text:p>
          </table:table-cell>
          <table:table-cell office:value-type="string" calcext:value-type="string">
            <text:p>021 <text:s/>6.</text:p>
          </table:table-cell>
          <table:table-cell/>
          <table:table-cell office:value-type="string" calcext:value-type="string">
            <text:p>01% <text:s text:c="2"/>8.</text:p>
          </table:table-cell>
          <table:table-cell office:value-type="string" calcext:value-type="string">
            <text:p>3 20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38193 24919</text:p>
          </table:table-cell>
          <table:table-cell office:value-type="string" calcext:value-type="string">
            <text:p>81 <text:s text:c="2"/>10.65</text:p>
          </table:table-cell>
          <table:table-cell office:value-type="string" calcext:value-type="string">
            <text:p>302 <text:s text:c="2"/>67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994 <text:s/>6.</text:p>
          </table:table-cell>
          <table:table-cell/>
          <table:table-cell office:value-type="string" calcext:value-type="string">
            <text:p>01% <text:s text:c="2"/>8.</text:p>
          </table:table-cell>
          <table:table-cell office:value-type="string" calcext:value-type="string">
            <text:p>3 20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56532 24971</text:p>
          </table:table-cell>
          <table:table-cell office:value-type="string" calcext:value-type="string">
            <text:p>02 <text:s text:c="4"/>cut</text:p>
          </table:table-cell>
          <table:table-cell office:value-type="string" calcext:value-type="string">
            <text:p>off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966 <text:s/>6.</text:p>
          </table:table-cell>
          <table:table-cell/>
          <table:table-cell office:value-type="string" calcext:value-type="string">
            <text:p>00% <text:s text:c="2"/>8.</text:p>
          </table:table-cell>
          <table:table-cell office:value-type="string" calcext:value-type="string">
            <text:p>3 20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74512 25021</text:p>
          </table:table-cell>
          <table:table-cell office:value-type="string" calcext:value-type="string">
            <text:p>86 <text:s text:c="2"/>11.00</text:p>
          </table:table-cell>
          <table:table-cell office:value-type="string" calcext:value-type="string">
            <text:p>450 <text:s text:c="2"/>44</text:p>
          </table:table-cell>
          <table:table-cell office:value-type="string" calcext:value-type="string">
            <text:p>16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942 <text:s/>6.</text:p>
          </table:table-cell>
          <table:table-cell/>
          <table:table-cell office:value-type="string" calcext:value-type="string">
            <text:p>00% <text:s text:c="2"/>8.</text:p>
          </table:table-cell>
          <table:table-cell office:value-type="string" calcext:value-type="string">
            <text:p>3 21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894851 25080</text:p>
          </table:table-cell>
          <table:table-cell office:value-type="string" calcext:value-type="string">
            <text:p>84 <text:s text:c="2"/>10.93</text:p>
          </table:table-cell>
          <table:table-cell office:value-type="string" calcext:value-type="string">
            <text:p>333 <text:s text:c="2"/>50</text:p>
          </table:table-cell>
          <table:table-cell office:value-type="string" calcext:value-type="string">
            <text:p>34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914 <text:s/>6.</text:p>
          </table:table-cell>
          <table:table-cell/>
          <table:table-cell office:value-type="string" calcext:value-type="string">
            <text:p>00% <text:s text:c="2"/>8.</text:p>
          </table:table-cell>
          <table:table-cell office:value-type="string" calcext:value-type="string">
            <text:p>3 21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914154 25137</text:p>
          </table:table-cell>
          <table:table-cell office:value-type="string" calcext:value-type="string">
            <text:p>28 <text:s text:c="2"/>10.65</text:p>
          </table:table-cell>
          <table:table-cell office:value-type="string" calcext:value-type="string">
            <text:p>550 <text:s text:c="2"/>58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887 <text:s/>6.</text:p>
          </table:table-cell>
          <table:table-cell/>
          <table:table-cell office:value-type="string" calcext:value-type="string">
            <text:p>00% <text:s text:c="2"/>8.</text:p>
          </table:table-cell>
          <table:table-cell office:value-type="string" calcext:value-type="string">
            <text:p>3 21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933973 25194</text:p>
          </table:table-cell>
          <table:table-cell office:value-type="string" calcext:value-type="string">
            <text:p>96 <text:s text:c="2"/>10.73</text:p>
          </table:table-cell>
          <table:table-cell office:value-type="string" calcext:value-type="string">
            <text:p>855 <text:s text:c="2"/>63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854 <text:s/>5.</text:p>
          </table:table-cell>
          <table:table-cell/>
          <table:table-cell office:value-type="string" calcext:value-type="string">
            <text:p>99% <text:s text:c="2"/>8.</text:p>
          </table:table-cell>
          <table:table-cell office:value-type="string" calcext:value-type="string">
            <text:p>3 21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952892 25252</text:p>
          </table:table-cell>
          <table:table-cell office:value-type="string" calcext:value-type="string">
            <text:p>19 <text:s text:c="2"/>11.10</text:p>
          </table:table-cell>
          <table:table-cell office:value-type="string" calcext:value-type="string">
            <text:p>267 <text:s text:c="2"/>50</text:p>
          </table:table-cell>
          <table:table-cell office:value-type="string" calcext:value-type="string">
            <text:p>58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828 <text:s/>5.</text:p>
          </table:table-cell>
          <table:table-cell/>
          <table:table-cell office:value-type="string" calcext:value-type="string">
            <text:p>99% <text:s text:c="2"/>8.</text:p>
          </table:table-cell>
          <table:table-cell office:value-type="string" calcext:value-type="string">
            <text:p>3 21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971280 25303</text:p>
          </table:table-cell>
          <table:table-cell office:value-type="string" calcext:value-type="string">
            <text:p>48 <text:s text:c="2"/>11.06</text:p>
          </table:table-cell>
          <table:table-cell office:value-type="string" calcext:value-type="string">
            <text:p>988 <text:s text:c="2"/>44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803 <text:s/>5.</text:p>
          </table:table-cell>
          <table:table-cell/>
          <table:table-cell office:value-type="string" calcext:value-type="string">
            <text:p>99% <text:s text:c="2"/>8.</text:p>
          </table:table-cell>
          <table:table-cell office:value-type="string" calcext:value-type="string">
            <text:p>3 21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7991505 25370</text:p>
          </table:table-cell>
          <table:table-cell office:value-type="string" calcext:value-type="string">
            <text:p>43 <text:s text:c="2"/>10.89</text:p>
          </table:table-cell>
          <table:table-cell office:value-type="string" calcext:value-type="string">
            <text:p>709 <text:s text:c="2"/>39</text:p>
          </table:table-cell>
          <table:table-cell office:value-type="string" calcext:value-type="string">
            <text:p>42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785 <text:s/>5.</text:p>
          </table:table-cell>
          <table:table-cell/>
          <table:table-cell office:value-type="string" calcext:value-type="string">
            <text:p>99% <text:s text:c="2"/>8.</text:p>
          </table:table-cell>
          <table:table-cell office:value-type="string" calcext:value-type="string">
            <text:p>3 21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010384 25426</text:p>
          </table:table-cell>
          <table:table-cell office:value-type="string" calcext:value-type="string">
            <text:p>80 infeasi</text:p>
          </table:table-cell>
          <table:table-cell office:value-type="string" calcext:value-type="string">
            <text:p>ble <text:s text:c="2"/>5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763 <text:s/>5.</text:p>
          </table:table-cell>
          <table:table-cell/>
          <table:table-cell office:value-type="string" calcext:value-type="string">
            <text:p>99% <text:s text:c="2"/>8.</text:p>
          </table:table-cell>
          <table:table-cell office:value-type="string" calcext:value-type="string">
            <text:p>3 21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031503 25490</text:p>
          </table:table-cell>
          <table:table-cell office:value-type="string" calcext:value-type="string">
            <text:p>51 <text:s text:c="2"/>11.02</text:p>
          </table:table-cell>
          <table:table-cell office:value-type="string" calcext:value-type="string">
            <text:p>779 <text:s text:c="2"/>53</text:p>
          </table:table-cell>
          <table:table-cell office:value-type="string" calcext:value-type="string">
            <text:p>16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735 <text:s/>5.</text:p>
          </table:table-cell>
          <table:table-cell/>
          <table:table-cell office:value-type="string" calcext:value-type="string">
            <text:p>98% <text:s text:c="2"/>8.</text:p>
          </table:table-cell>
          <table:table-cell office:value-type="string" calcext:value-type="string">
            <text:p>3 21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051392 25551</text:p>
          </table:table-cell>
          <table:table-cell office:value-type="string" calcext:value-type="string">
            <text:p>33 <text:s text:c="2"/>11.23</text:p>
          </table:table-cell>
          <table:table-cell office:value-type="string" calcext:value-type="string">
            <text:p>709 <text:s text:c="2"/>44</text:p>
          </table:table-cell>
          <table:table-cell office:value-type="string" calcext:value-type="string">
            <text:p>69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709 <text:s/>5.</text:p>
          </table:table-cell>
          <table:table-cell/>
          <table:table-cell office:value-type="string" calcext:value-type="string">
            <text:p>98% <text:s text:c="2"/>8.</text:p>
          </table:table-cell>
          <table:table-cell office:value-type="string" calcext:value-type="string">
            <text:p>3 21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069617 25602</text:p>
          </table:table-cell>
          <table:table-cell office:value-type="string" calcext:value-type="string">
            <text:p>01 <text:s text:c="2"/>10.84</text:p>
          </table:table-cell>
          <table:table-cell office:value-type="string" calcext:value-type="string">
            <text:p>374 <text:s text:c="2"/>54</text:p>
          </table:table-cell>
          <table:table-cell office:value-type="string" calcext:value-type="string">
            <text:p>15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682 <text:s/>5.</text:p>
          </table:table-cell>
          <table:table-cell/>
          <table:table-cell office:value-type="string" calcext:value-type="string">
            <text:p>98% <text:s text:c="2"/>8.</text:p>
          </table:table-cell>
          <table:table-cell office:value-type="string" calcext:value-type="string">
            <text:p>3 21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089590 25658</text:p>
          </table:table-cell>
          <table:table-cell office:value-type="string" calcext:value-type="string">
            <text:p>25 infeasi</text:p>
          </table:table-cell>
          <table:table-cell office:value-type="string" calcext:value-type="string">
            <text:p>ble <text:s text:c="2"/>50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652 <text:s/>5.</text:p>
          </table:table-cell>
          <table:table-cell/>
          <table:table-cell office:value-type="string" calcext:value-type="string">
            <text:p>97% <text:s text:c="2"/>8.</text:p>
          </table:table-cell>
          <table:table-cell office:value-type="string" calcext:value-type="string">
            <text:p>3 21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110748 25727</text:p>
          </table:table-cell>
          <table:table-cell office:value-type="string" calcext:value-type="string">
            <text:p>27 infeasi</text:p>
          </table:table-cell>
          <table:table-cell office:value-type="string" calcext:value-type="string">
            <text:p>ble <text:s text:c="2"/>6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634 <text:s/>5.</text:p>
          </table:table-cell>
          <table:table-cell/>
          <table:table-cell office:value-type="string" calcext:value-type="string">
            <text:p>97% <text:s text:c="2"/>8.</text:p>
          </table:table-cell>
          <table:table-cell office:value-type="string" calcext:value-type="string">
            <text:p>3 21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129259 25782</text:p>
          </table:table-cell>
          <table:table-cell office:value-type="string" calcext:value-type="string">
            <text:p>21 <text:s text:c="2"/>10.71</text:p>
          </table:table-cell>
          <table:table-cell office:value-type="string" calcext:value-type="string">
            <text:p>952 <text:s text:c="2"/>50</text:p>
          </table:table-cell>
          <table:table-cell office:value-type="string" calcext:value-type="string">
            <text:p>2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608 <text:s/>5.</text:p>
          </table:table-cell>
          <table:table-cell/>
          <table:table-cell office:value-type="string" calcext:value-type="string">
            <text:p>97% <text:s text:c="2"/>8.</text:p>
          </table:table-cell>
          <table:table-cell office:value-type="string" calcext:value-type="string">
            <text:p>3 21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146550 25829</text:p>
          </table:table-cell>
          <table:table-cell office:value-type="string" calcext:value-type="string">
            <text:p>13 infeasi</text:p>
          </table:table-cell>
          <table:table-cell office:value-type="string" calcext:value-type="string">
            <text:p>ble <text:s text:c="2"/>5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580 <text:s/>5.</text:p>
          </table:table-cell>
          <table:table-cell/>
          <table:table-cell office:value-type="string" calcext:value-type="string">
            <text:p>97% <text:s text:c="2"/>8.</text:p>
          </table:table-cell>
          <table:table-cell office:value-type="string" calcext:value-type="string">
            <text:p>3 21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166434 25888</text:p>
          </table:table-cell>
          <table:table-cell office:value-type="string" calcext:value-type="string">
            <text:p>16 infeasi</text:p>
          </table:table-cell>
          <table:table-cell office:value-type="string" calcext:value-type="string">
            <text:p>ble <text:s text:c="2"/>4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550 <text:s/>5.</text:p>
          </table:table-cell>
          <table:table-cell/>
          <table:table-cell office:value-type="string" calcext:value-type="string">
            <text:p>97% <text:s text:c="2"/>8.</text:p>
          </table:table-cell>
          <table:table-cell office:value-type="string" calcext:value-type="string">
            <text:p>3 21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187289 25948</text:p>
          </table:table-cell>
          <table:table-cell office:value-type="string" calcext:value-type="string">
            <text:p>18 <text:s text:c="4"/>cut</text:p>
          </table:table-cell>
          <table:table-cell office:value-type="string" calcext:value-type="string">
            <text:p>off <text:s text:c="2"/>5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528 <text:s/>5.</text:p>
          </table:table-cell>
          <table:table-cell/>
          <table:table-cell office:value-type="string" calcext:value-type="string">
            <text:p>96% <text:s text:c="2"/>8.</text:p>
          </table:table-cell>
          <table:table-cell office:value-type="string" calcext:value-type="string">
            <text:p>3 21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06427 26004</text:p>
          </table:table-cell>
          <table:table-cell office:value-type="string" calcext:value-type="string">
            <text:p>55 <text:s text:c="2"/>10.79</text:p>
          </table:table-cell>
          <table:table-cell office:value-type="string" calcext:value-type="string">
            <text:p>595 <text:s text:c="2"/>56</text:p>
          </table:table-cell>
          <table:table-cell office:value-type="string" calcext:value-type="string">
            <text:p>7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506 <text:s/>5.</text:p>
          </table:table-cell>
          <table:table-cell/>
          <table:table-cell office:value-type="string" calcext:value-type="string">
            <text:p>96% <text:s text:c="2"/>8.</text:p>
          </table:table-cell>
          <table:table-cell office:value-type="string" calcext:value-type="string">
            <text:p>3 21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23562 26054</text:p>
          </table:table-cell>
          <table:table-cell office:value-type="string" calcext:value-type="string">
            <text:p>90 <text:s text:c="2"/>10.79</text:p>
          </table:table-cell>
          <table:table-cell office:value-type="string" calcext:value-type="string">
            <text:p>840 <text:s text:c="2"/>44</text:p>
          </table:table-cell>
          <table:table-cell office:value-type="string" calcext:value-type="string">
            <text:p>37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483 <text:s/>5.</text:p>
          </table:table-cell>
          <table:table-cell/>
          <table:table-cell office:value-type="string" calcext:value-type="string">
            <text:p>96% <text:s text:c="2"/>8.</text:p>
          </table:table-cell>
          <table:table-cell office:value-type="string" calcext:value-type="string">
            <text:p>3 21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43273 26113</text:p>
          </table:table-cell>
          <table:table-cell office:value-type="string" calcext:value-type="string">
            <text:p>81 infeasi</text:p>
          </table:table-cell>
          <table:table-cell office:value-type="string" calcext:value-type="string">
            <text:p>ble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459 <text:s/>5.</text:p>
          </table:table-cell>
          <table:table-cell/>
          <table:table-cell office:value-type="string" calcext:value-type="string">
            <text:p>96% <text:s text:c="2"/>8.</text:p>
          </table:table-cell>
          <table:table-cell office:value-type="string" calcext:value-type="string">
            <text:p>3 21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60899 26167</text:p>
          </table:table-cell>
          <table:table-cell office:value-type="string" calcext:value-type="string">
            <text:p>11 <text:s text:c="2"/>10.65</text:p>
          </table:table-cell>
          <table:table-cell office:value-type="string" calcext:value-type="string">
            <text:p>843 <text:s text:c="2"/>61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436 <text:s/>5.</text:p>
          </table:table-cell>
          <table:table-cell/>
          <table:table-cell office:value-type="string" calcext:value-type="string">
            <text:p>95% <text:s text:c="2"/>8.</text:p>
          </table:table-cell>
          <table:table-cell office:value-type="string" calcext:value-type="string">
            <text:p>3 22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78908 26218</text:p>
          </table:table-cell>
          <table:table-cell office:value-type="string" calcext:value-type="string">
            <text:p>99 <text:s text:c="2"/>10.89</text:p>
          </table:table-cell>
          <table:table-cell office:value-type="string" calcext:value-type="string">
            <text:p>950 <text:s text:c="2"/>48</text:p>
          </table:table-cell>
          <table:table-cell office:value-type="string" calcext:value-type="string">
            <text:p>3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410 <text:s/>5.</text:p>
          </table:table-cell>
          <table:table-cell/>
          <table:table-cell office:value-type="string" calcext:value-type="string">
            <text:p>95% <text:s text:c="2"/>8.</text:p>
          </table:table-cell>
          <table:table-cell office:value-type="string" calcext:value-type="string">
            <text:p>3 22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298488 26277</text:p>
          </table:table-cell>
          <table:table-cell office:value-type="string" calcext:value-type="string">
            <text:p>19 infeasi</text:p>
          </table:table-cell>
          <table:table-cell office:value-type="string" calcext:value-type="string">
            <text:p>b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382 <text:s/>5.</text:p>
          </table:table-cell>
          <table:table-cell/>
          <table:table-cell office:value-type="string" calcext:value-type="string">
            <text:p>95% <text:s text:c="2"/>8.</text:p>
          </table:table-cell>
          <table:table-cell office:value-type="string" calcext:value-type="string">
            <text:p>3 22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319072 26339</text:p>
          </table:table-cell>
          <table:table-cell office:value-type="string" calcext:value-type="string">
            <text:p>98 <text:s text:c="2"/>11.02</text:p>
          </table:table-cell>
          <table:table-cell office:value-type="string" calcext:value-type="string">
            <text:p>607 <text:s text:c="2"/>46</text:p>
          </table:table-cell>
          <table:table-cell office:value-type="string" calcext:value-type="string">
            <text:p>61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358 <text:s/>5.</text:p>
          </table:table-cell>
          <table:table-cell/>
          <table:table-cell office:value-type="string" calcext:value-type="string">
            <text:p>95% <text:s text:c="2"/>8.</text:p>
          </table:table-cell>
          <table:table-cell office:value-type="string" calcext:value-type="string">
            <text:p>3 22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338002 26393</text:p>
          </table:table-cell>
          <table:table-cell office:value-type="string" calcext:value-type="string">
            <text:p>10 <text:s text:c="2"/>11.17</text:p>
          </table:table-cell>
          <table:table-cell office:value-type="string" calcext:value-type="string">
            <text:p>796 <text:s text:c="2"/>44</text:p>
          </table:table-cell>
          <table:table-cell office:value-type="string" calcext:value-type="string">
            <text:p>49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335 <text:s/>5.</text:p>
          </table:table-cell>
          <table:table-cell/>
          <table:table-cell office:value-type="string" calcext:value-type="string">
            <text:p>95% <text:s text:c="2"/>8.</text:p>
          </table:table-cell>
          <table:table-cell office:value-type="string" calcext:value-type="string">
            <text:p>3 22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355536 26443</text:p>
          </table:table-cell>
          <table:table-cell office:value-type="string" calcext:value-type="string">
            <text:p>61 <text:s text:c="4"/>cut</text:p>
          </table:table-cell>
          <table:table-cell office:value-type="string" calcext:value-type="string">
            <text:p>off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312 <text:s/>5.</text:p>
          </table:table-cell>
          <table:table-cell/>
          <table:table-cell office:value-type="string" calcext:value-type="string">
            <text:p>94% <text:s text:c="2"/>8.</text:p>
          </table:table-cell>
          <table:table-cell office:value-type="string" calcext:value-type="string">
            <text:p>3 22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373184 26493</text:p>
          </table:table-cell>
          <table:table-cell office:value-type="string" calcext:value-type="string">
            <text:p>65 <text:s text:c="2"/>10.65</text:p>
          </table:table-cell>
          <table:table-cell office:value-type="string" calcext:value-type="string">
            <text:p>531 <text:s text:c="2"/>48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287 <text:s/>5.</text:p>
          </table:table-cell>
          <table:table-cell/>
          <table:table-cell office:value-type="string" calcext:value-type="string">
            <text:p>94% <text:s text:c="2"/>8.</text:p>
          </table:table-cell>
          <table:table-cell office:value-type="string" calcext:value-type="string">
            <text:p>3 22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394581 26561</text:p>
          </table:table-cell>
          <table:table-cell office:value-type="string" calcext:value-type="string">
            <text:p>40 <text:s text:c="2"/>10.76</text:p>
          </table:table-cell>
          <table:table-cell office:value-type="string" calcext:value-type="string">
            <text:p>095 <text:s text:c="2"/>48</text:p>
          </table:table-cell>
          <table:table-cell office:value-type="string" calcext:value-type="string">
            <text:p>2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267 <text:s/>5.</text:p>
          </table:table-cell>
          <table:table-cell/>
          <table:table-cell office:value-type="string" calcext:value-type="string">
            <text:p>94% <text:s text:c="2"/>8.</text:p>
          </table:table-cell>
          <table:table-cell office:value-type="string" calcext:value-type="string">
            <text:p>3 22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412313 26615</text:p>
          </table:table-cell>
          <table:table-cell office:value-type="string" calcext:value-type="string">
            <text:p>81 <text:s text:c="4"/>cut</text:p>
          </table:table-cell>
          <table:table-cell office:value-type="string" calcext:value-type="string">
            <text:p>off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248 <text:s/>5.</text:p>
          </table:table-cell>
          <table:table-cell/>
          <table:table-cell office:value-type="string" calcext:value-type="string">
            <text:p>94% <text:s text:c="2"/>8.</text:p>
          </table:table-cell>
          <table:table-cell office:value-type="string" calcext:value-type="string">
            <text:p>3 22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431401 26674</text:p>
          </table:table-cell>
          <table:table-cell office:value-type="string" calcext:value-type="string">
            <text:p>14 <text:s text:c="2"/>11.02</text:p>
          </table:table-cell>
          <table:table-cell office:value-type="string" calcext:value-type="string">
            <text:p>649 <text:s text:c="2"/>45</text:p>
          </table:table-cell>
          <table:table-cell office:value-type="string" calcext:value-type="string">
            <text:p>83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222 <text:s/>5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3 22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449555 26726</text:p>
          </table:table-cell>
          <table:table-cell office:value-type="string" calcext:value-type="string">
            <text:p>89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203 <text:s/>5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3 22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467247 26777</text:p>
          </table:table-cell>
          <table:table-cell office:value-type="string" calcext:value-type="string">
            <text:p>75 <text:s text:c="2"/>11.00</text:p>
          </table:table-cell>
          <table:table-cell office:value-type="string" calcext:value-type="string">
            <text:p>366 <text:s text:c="2"/>53</text:p>
          </table:table-cell>
          <table:table-cell office:value-type="string" calcext:value-type="string">
            <text:p>76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181 <text:s/>5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3 22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487195 26836</text:p>
          </table:table-cell>
          <table:table-cell office:value-type="string" calcext:value-type="string">
            <text:p>67 <text:s text:c="2"/>10.75</text:p>
          </table:table-cell>
          <table:table-cell office:value-type="string" calcext:value-type="string">
            <text:p>290 <text:s text:c="2"/>51</text:p>
          </table:table-cell>
          <table:table-cell office:value-type="string" calcext:value-type="string">
            <text:p>45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154 <text:s/>5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3 22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07256 26899</text:p>
          </table:table-cell>
          <table:table-cell office:value-type="string" calcext:value-type="string">
            <text:p>08 <text:s text:c="2"/>10.80</text:p>
          </table:table-cell>
          <table:table-cell office:value-type="string" calcext:value-type="string">
            <text:p>446 <text:s text:c="2"/>53</text:p>
          </table:table-cell>
          <table:table-cell office:value-type="string" calcext:value-type="string">
            <text:p>25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136 <text:s/>5.</text:p>
          </table:table-cell>
          <table:table-cell/>
          <table:table-cell office:value-type="string" calcext:value-type="string">
            <text:p>93% <text:s text:c="2"/>8.</text:p>
          </table:table-cell>
          <table:table-cell office:value-type="string" calcext:value-type="string">
            <text:p>3 22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26461 26955</text:p>
          </table:table-cell>
          <table:table-cell office:value-type="string" calcext:value-type="string">
            <text:p>51 <text:s text:c="2"/>11.21</text:p>
          </table:table-cell>
          <table:table-cell office:value-type="string" calcext:value-type="string">
            <text:p>866 <text:s text:c="2"/>51</text:p>
          </table:table-cell>
          <table:table-cell office:value-type="string" calcext:value-type="string">
            <text:p>52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110 <text:s/>5.</text:p>
          </table:table-cell>
          <table:table-cell/>
          <table:table-cell office:value-type="string" calcext:value-type="string">
            <text:p>92% <text:s text:c="2"/>8.</text:p>
          </table:table-cell>
          <table:table-cell office:value-type="string" calcext:value-type="string">
            <text:p>3 22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46244 27010</text:p>
          </table:table-cell>
          <table:table-cell office:value-type="string" calcext:value-type="string">
            <text:p>59 <text:s text:c="2"/>11.00</text:p>
          </table:table-cell>
          <table:table-cell office:value-type="string" calcext:value-type="string">
            <text:p>136 <text:s text:c="2"/>50</text:p>
          </table:table-cell>
          <table:table-cell office:value-type="string" calcext:value-type="string">
            <text:p>79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081 <text:s/>5.</text:p>
          </table:table-cell>
          <table:table-cell/>
          <table:table-cell office:value-type="string" calcext:value-type="string">
            <text:p>92% <text:s text:c="2"/>8.</text:p>
          </table:table-cell>
          <table:table-cell office:value-type="string" calcext:value-type="string">
            <text:p>3 22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63541 27061</text:p>
          </table:table-cell>
          <table:table-cell office:value-type="string" calcext:value-type="string">
            <text:p>86 <text:s text:c="2"/>10.97</text:p>
          </table:table-cell>
          <table:table-cell office:value-type="string" calcext:value-type="string">
            <text:p>497 <text:s text:c="2"/>43</text:p>
          </table:table-cell>
          <table:table-cell office:value-type="string" calcext:value-type="string">
            <text:p>66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058 <text:s/>5.</text:p>
          </table:table-cell>
          <table:table-cell/>
          <table:table-cell office:value-type="string" calcext:value-type="string">
            <text:p>92% <text:s text:c="2"/>8.</text:p>
          </table:table-cell>
          <table:table-cell office:value-type="string" calcext:value-type="string">
            <text:p>3 22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81532 27113</text:p>
          </table:table-cell>
          <table:table-cell office:value-type="string" calcext:value-type="string">
            <text:p>94 <text:s text:c="2"/>10.98</text:p>
          </table:table-cell>
          <table:table-cell office:value-type="string" calcext:value-type="string">
            <text:p>489 <text:s text:c="2"/>51</text:p>
          </table:table-cell>
          <table:table-cell office:value-type="string" calcext:value-type="string">
            <text:p>56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031 <text:s/>5.</text:p>
          </table:table-cell>
          <table:table-cell/>
          <table:table-cell office:value-type="string" calcext:value-type="string">
            <text:p>92% <text:s text:c="2"/>8.</text:p>
          </table:table-cell>
          <table:table-cell office:value-type="string" calcext:value-type="string">
            <text:p>3 22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597316 27159</text:p>
          </table:table-cell>
          <table:table-cell office:value-type="string" calcext:value-type="string">
            <text:p>45 <text:s text:c="2"/>10.98</text:p>
          </table:table-cell>
          <table:table-cell office:value-type="string" calcext:value-type="string">
            <text:p>698 <text:s text:c="2"/>49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3</text:p>
          </table:table-cell>
          <table:table-cell office:value-type="string" calcext:value-type="string">
            <text:p>010 <text:s/>5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3 22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16323 27220</text:p>
          </table:table-cell>
          <table:table-cell office:value-type="string" calcext:value-type="string">
            <text:p>45 <text:s text:c="2"/>11.17</text:p>
          </table:table-cell>
          <table:table-cell office:value-type="string" calcext:value-type="string">
            <text:p>424 <text:s text:c="2"/>42</text:p>
          </table:table-cell>
          <table:table-cell office:value-type="string" calcext:value-type="string">
            <text:p>73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993 <text:s/>5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3 22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34494 27271</text:p>
          </table:table-cell>
          <table:table-cell office:value-type="string" calcext:value-type="string">
            <text:p>13 <text:s text:c="2"/>10.78</text:p>
          </table:table-cell>
          <table:table-cell office:value-type="string" calcext:value-type="string">
            <text:p>535 <text:s text:c="2"/>48</text:p>
          </table:table-cell>
          <table:table-cell office:value-type="string" calcext:value-type="string">
            <text:p>46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969 <text:s/>5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3 23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51479 27321</text:p>
          </table:table-cell>
          <table:table-cell office:value-type="string" calcext:value-type="string">
            <text:p>42 <text:s text:c="2"/>10.97</text:p>
          </table:table-cell>
          <table:table-cell office:value-type="string" calcext:value-type="string">
            <text:p>151 <text:s text:c="2"/>42</text:p>
          </table:table-cell>
          <table:table-cell office:value-type="string" calcext:value-type="string">
            <text:p>53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946 <text:s/>5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3 2309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51494 27321</text:p>
          </table:table-cell>
          <table:table-cell office:value-type="string" calcext:value-type="string">
            <text:p>28 <text:s text:c="2"/>10.90</text:p>
          </table:table-cell>
          <table:table-cell office:value-type="string" calcext:value-type="string">
            <text:p>711 <text:s text:c="2"/>43</text:p>
          </table:table-cell>
          <table:table-cell office:value-type="string" calcext:value-type="string">
            <text:p>44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946 <text:s/>5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3 23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67195 27366</text:p>
          </table:table-cell>
          <table:table-cell office:value-type="string" calcext:value-type="string">
            <text:p>35 <text:s text:c="2"/>11.04</text:p>
          </table:table-cell>
          <table:table-cell office:value-type="string" calcext:value-type="string">
            <text:p>752 <text:s text:c="2"/>48</text:p>
          </table:table-cell>
          <table:table-cell office:value-type="string" calcext:value-type="string">
            <text:p>50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924 <text:s/>5.</text:p>
          </table:table-cell>
          <table:table-cell/>
          <table:table-cell office:value-type="string" calcext:value-type="string">
            <text:p>91% <text:s text:c="2"/>8.</text:p>
          </table:table-cell>
          <table:table-cell office:value-type="string" calcext:value-type="string">
            <text:p>3 23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686837 27425</text:p>
          </table:table-cell>
          <table:table-cell office:value-type="string" calcext:value-type="string">
            <text:p>91 <text:s text:c="4"/>cut</text:p>
          </table:table-cell>
          <table:table-cell office:value-type="string" calcext:value-type="string">
            <text:p>off <text:s text:c="2"/>3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897 <text:s/>5.</text:p>
          </table:table-cell>
          <table:table-cell/>
          <table:table-cell office:value-type="string" calcext:value-type="string">
            <text:p>90% <text:s text:c="2"/>8.</text:p>
          </table:table-cell>
          <table:table-cell office:value-type="string" calcext:value-type="string">
            <text:p>3 23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707462 27487</text:p>
          </table:table-cell>
          <table:table-cell office:value-type="string" calcext:value-type="string">
            <text:p>68 infeasi</text:p>
          </table:table-cell>
          <table:table-cell office:value-type="string" calcext:value-type="string">
            <text:p>ble <text:s text:c="2"/>43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872 <text:s/>5.</text:p>
          </table:table-cell>
          <table:table-cell/>
          <table:table-cell office:value-type="string" calcext:value-type="string">
            <text:p>90% <text:s text:c="2"/>8.</text:p>
          </table:table-cell>
          <table:table-cell office:value-type="string" calcext:value-type="string">
            <text:p>3 23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726312 27542</text:p>
          </table:table-cell>
          <table:table-cell office:value-type="string" calcext:value-type="string">
            <text:p>74 <text:s text:c="2"/>10.89</text:p>
          </table:table-cell>
          <table:table-cell office:value-type="string" calcext:value-type="string">
            <text:p>453 <text:s text:c="2"/>48 <text:s/>1</text:p>
          </table:table-cell>
          <table:table-cell office:value-type="string" calcext:value-type="string">
            <text:p>04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851 <text:s/>5.</text:p>
          </table:table-cell>
          <table:table-cell/>
          <table:table-cell office:value-type="string" calcext:value-type="string">
            <text:p>90% <text:s text:c="2"/>8.</text:p>
          </table:table-cell>
          <table:table-cell office:value-type="string" calcext:value-type="string">
            <text:p>3 23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746188 27602</text:p>
          </table:table-cell>
          <table:table-cell office:value-type="string" calcext:value-type="string">
            <text:p>74 <text:s text:c="4"/>cut</text:p>
          </table:table-cell>
          <table:table-cell office:value-type="string" calcext:value-type="string">
            <text:p>off <text:s text:c="2"/>5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828 <text:s/>5.</text:p>
          </table:table-cell>
          <table:table-cell/>
          <table:table-cell office:value-type="string" calcext:value-type="string">
            <text:p>90% <text:s text:c="2"/>8.</text:p>
          </table:table-cell>
          <table:table-cell office:value-type="string" calcext:value-type="string">
            <text:p>3 23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765788 27661</text:p>
          </table:table-cell>
          <table:table-cell office:value-type="string" calcext:value-type="string">
            <text:p>60 <text:s text:c="2"/>10.77</text:p>
          </table:table-cell>
          <table:table-cell office:value-type="string" calcext:value-type="string">
            <text:p>227 <text:s text:c="2"/>55</text:p>
          </table:table-cell>
          <table:table-cell office:value-type="string" calcext:value-type="string">
            <text:p>24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804 <text:s/>5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3 23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784817 27716</text:p>
          </table:table-cell>
          <table:table-cell office:value-type="string" calcext:value-type="string">
            <text:p>86 <text:s text:c="2"/>11.01</text:p>
          </table:table-cell>
          <table:table-cell office:value-type="string" calcext:value-type="string">
            <text:p>718 <text:s text:c="2"/>38</text:p>
          </table:table-cell>
          <table:table-cell office:value-type="string" calcext:value-type="string">
            <text:p>52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780 <text:s/>5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3 23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02653 27767</text:p>
          </table:table-cell>
          <table:table-cell office:value-type="string" calcext:value-type="string">
            <text:p>45 infeasi</text:p>
          </table:table-cell>
          <table:table-cell office:value-type="string" calcext:value-type="string">
            <text:p>ble <text:s text:c="2"/>3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762 <text:s/>5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3 23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21552 27823</text:p>
          </table:table-cell>
          <table:table-cell office:value-type="string" calcext:value-type="string">
            <text:p>16 <text:s text:c="2"/>11.12</text:p>
          </table:table-cell>
          <table:table-cell office:value-type="string" calcext:value-type="string">
            <text:p>595 <text:s text:c="2"/>39</text:p>
          </table:table-cell>
          <table:table-cell office:value-type="string" calcext:value-type="string">
            <text:p>76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736 <text:s/>5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3 23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40393 27877</text:p>
          </table:table-cell>
          <table:table-cell office:value-type="string" calcext:value-type="string">
            <text:p>00 <text:s text:c="2"/>11.16</text:p>
          </table:table-cell>
          <table:table-cell office:value-type="string" calcext:value-type="string">
            <text:p>516 <text:s text:c="2"/>49</text:p>
          </table:table-cell>
          <table:table-cell office:value-type="string" calcext:value-type="string">
            <text:p>67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706 <text:s/>5.</text:p>
          </table:table-cell>
          <table:table-cell/>
          <table:table-cell office:value-type="string" calcext:value-type="string">
            <text:p>89% <text:s text:c="2"/>8.</text:p>
          </table:table-cell>
          <table:table-cell office:value-type="string" calcext:value-type="string">
            <text:p>3 23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59827 27933</text:p>
          </table:table-cell>
          <table:table-cell office:value-type="string" calcext:value-type="string">
            <text:p>62 <text:s text:c="2"/>10.87</text:p>
          </table:table-cell>
          <table:table-cell office:value-type="string" calcext:value-type="string">
            <text:p>217 <text:s text:c="2"/>44</text:p>
          </table:table-cell>
          <table:table-cell office:value-type="string" calcext:value-type="string">
            <text:p>12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680 <text:s/>5.</text:p>
          </table:table-cell>
          <table:table-cell/>
          <table:table-cell office:value-type="string" calcext:value-type="string">
            <text:p>88% <text:s text:c="2"/>8.</text:p>
          </table:table-cell>
          <table:table-cell office:value-type="string" calcext:value-type="string">
            <text:p>3 23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77503 27984</text:p>
          </table:table-cell>
          <table:table-cell office:value-type="string" calcext:value-type="string">
            <text:p>39 <text:s text:c="2"/>11.17</text:p>
          </table:table-cell>
          <table:table-cell office:value-type="string" calcext:value-type="string">
            <text:p>594 <text:s text:c="2"/>37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656 <text:s/>5.</text:p>
          </table:table-cell>
          <table:table-cell/>
          <table:table-cell office:value-type="string" calcext:value-type="string">
            <text:p>88% <text:s text:c="2"/>8.</text:p>
          </table:table-cell>
          <table:table-cell office:value-type="string" calcext:value-type="string">
            <text:p>3 23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897606 28042</text:p>
          </table:table-cell>
          <table:table-cell office:value-type="string" calcext:value-type="string">
            <text:p>71 <text:s text:c="4"/>cut</text:p>
          </table:table-cell>
          <table:table-cell office:value-type="string" calcext:value-type="string">
            <text:p>off <text:s text:c="2"/>3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631 <text:s/>5.</text:p>
          </table:table-cell>
          <table:table-cell/>
          <table:table-cell office:value-type="string" calcext:value-type="string">
            <text:p>88% <text:s text:c="2"/>8.</text:p>
          </table:table-cell>
          <table:table-cell office:value-type="string" calcext:value-type="string">
            <text:p>3 23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916009 28094</text:p>
          </table:table-cell>
          <table:table-cell office:value-type="string" calcext:value-type="string">
            <text:p>74 <text:s text:c="2"/>10.85</text:p>
          </table:table-cell>
          <table:table-cell office:value-type="string" calcext:value-type="string">
            <text:p>741 <text:s text:c="2"/>45</text:p>
          </table:table-cell>
          <table:table-cell office:value-type="string" calcext:value-type="string">
            <text:p>11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604 <text:s/>5.</text:p>
          </table:table-cell>
          <table:table-cell/>
          <table:table-cell office:value-type="string" calcext:value-type="string">
            <text:p>88% <text:s text:c="2"/>8.</text:p>
          </table:table-cell>
          <table:table-cell office:value-type="string" calcext:value-type="string">
            <text:p>3 23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934191 28147</text:p>
          </table:table-cell>
          <table:table-cell office:value-type="string" calcext:value-type="string">
            <text:p>02 <text:s text:c="2"/>10.65</text:p>
          </table:table-cell>
          <table:table-cell office:value-type="string" calcext:value-type="string">
            <text:p>796 <text:s text:c="2"/>54</text:p>
          </table:table-cell>
          <table:table-cell office:value-type="string" calcext:value-type="string">
            <text:p>19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579 <text:s/>5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3 23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952619 28202</text:p>
          </table:table-cell>
          <table:table-cell office:value-type="string" calcext:value-type="string">
            <text:p>12 <text:s text:c="2"/>10.89</text:p>
          </table:table-cell>
          <table:table-cell office:value-type="string" calcext:value-type="string">
            <text:p>555 <text:s text:c="2"/>59</text:p>
          </table:table-cell>
          <table:table-cell office:value-type="string" calcext:value-type="string">
            <text:p>69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556 <text:s/>5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2 23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972114 28257</text:p>
          </table:table-cell>
          <table:table-cell office:value-type="string" calcext:value-type="string">
            <text:p>69 <text:s text:c="2"/>11.21</text:p>
          </table:table-cell>
          <table:table-cell office:value-type="string" calcext:value-type="string">
            <text:p>290 <text:s text:c="2"/>39</text:p>
          </table:table-cell>
          <table:table-cell office:value-type="string" calcext:value-type="string">
            <text:p>69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532 <text:s/>5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2 23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8990971 28315</text:p>
          </table:table-cell>
          <table:table-cell office:value-type="string" calcext:value-type="string">
            <text:p>84 <text:s text:c="2"/>10.75</text:p>
          </table:table-cell>
          <table:table-cell office:value-type="string" calcext:value-type="string">
            <text:p>832 <text:s text:c="2"/>46</text:p>
          </table:table-cell>
          <table:table-cell office:value-type="string" calcext:value-type="string">
            <text:p>28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513 <text:s/>5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2 24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08311 28367</text:p>
          </table:table-cell>
          <table:table-cell office:value-type="string" calcext:value-type="string">
            <text:p>73 <text:s text:c="2"/>11.14</text:p>
          </table:table-cell>
          <table:table-cell office:value-type="string" calcext:value-type="string">
            <text:p>281 <text:s text:c="2"/>41</text:p>
          </table:table-cell>
          <table:table-cell office:value-type="string" calcext:value-type="string">
            <text:p>12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493 <text:s/>5.</text:p>
          </table:table-cell>
          <table:table-cell/>
          <table:table-cell office:value-type="string" calcext:value-type="string">
            <text:p>87% <text:s text:c="2"/>8.</text:p>
          </table:table-cell>
          <table:table-cell office:value-type="string" calcext:value-type="string">
            <text:p>2 24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28361 28425</text:p>
          </table:table-cell>
          <table:table-cell office:value-type="string" calcext:value-type="string">
            <text:p>16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467 <text:s/>5.</text:p>
          </table:table-cell>
          <table:table-cell/>
          <table:table-cell office:value-type="string" calcext:value-type="string">
            <text:p>86% <text:s text:c="2"/>8.</text:p>
          </table:table-cell>
          <table:table-cell office:value-type="string" calcext:value-type="string">
            <text:p>2 24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47353 28484</text:p>
          </table:table-cell>
          <table:table-cell office:value-type="string" calcext:value-type="string">
            <text:p>02 <text:s text:c="2"/>11.10</text:p>
          </table:table-cell>
          <table:table-cell office:value-type="string" calcext:value-type="string">
            <text:p>602 <text:s text:c="2"/>43</text:p>
          </table:table-cell>
          <table:table-cell office:value-type="string" calcext:value-type="string">
            <text:p>65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446 <text:s/>5.</text:p>
          </table:table-cell>
          <table:table-cell/>
          <table:table-cell office:value-type="string" calcext:value-type="string">
            <text:p>86% <text:s text:c="2"/>8.</text:p>
          </table:table-cell>
          <table:table-cell office:value-type="string" calcext:value-type="string">
            <text:p>2 24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66054 28537</text:p>
          </table:table-cell>
          <table:table-cell office:value-type="string" calcext:value-type="string">
            <text:p>44 <text:s text:c="2"/>10.97</text:p>
          </table:table-cell>
          <table:table-cell office:value-type="string" calcext:value-type="string">
            <text:p>374 <text:s text:c="2"/>49</text:p>
          </table:table-cell>
          <table:table-cell office:value-type="string" calcext:value-type="string">
            <text:p>60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422 <text:s/>5.</text:p>
          </table:table-cell>
          <table:table-cell/>
          <table:table-cell office:value-type="string" calcext:value-type="string">
            <text:p>86% <text:s text:c="2"/>8.</text:p>
          </table:table-cell>
          <table:table-cell office:value-type="string" calcext:value-type="string">
            <text:p>2 24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084859 28590</text:p>
          </table:table-cell>
          <table:table-cell office:value-type="string" calcext:value-type="string">
            <text:p>90 <text:s text:c="2"/>11.00</text:p>
          </table:table-cell>
          <table:table-cell office:value-type="string" calcext:value-type="string">
            <text:p>650 <text:s text:c="2"/>47</text:p>
          </table:table-cell>
          <table:table-cell office:value-type="string" calcext:value-type="string">
            <text:p>32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402 <text:s/>5.</text:p>
          </table:table-cell>
          <table:table-cell/>
          <table:table-cell office:value-type="string" calcext:value-type="string">
            <text:p>86% <text:s text:c="2"/>8.</text:p>
          </table:table-cell>
          <table:table-cell office:value-type="string" calcext:value-type="string">
            <text:p>2 24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104146 28642</text:p>
          </table:table-cell>
          <table:table-cell office:value-type="string" calcext:value-type="string">
            <text:p>23 <text:s text:c="2"/>10.74</text:p>
          </table:table-cell>
          <table:table-cell office:value-type="string" calcext:value-type="string">
            <text:p>402 <text:s text:c="2"/>54</text:p>
          </table:table-cell>
          <table:table-cell office:value-type="string" calcext:value-type="string">
            <text:p><text:s/>8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378 <text:s/>5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2 24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122356 28693</text:p>
          </table:table-cell>
          <table:table-cell office:value-type="string" calcext:value-type="string">
            <text:p>83 <text:s text:c="4"/>cut</text:p>
          </table:table-cell>
          <table:table-cell office:value-type="string" calcext:value-type="string">
            <text:p>off <text:s text:c="2"/>6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358 <text:s/>5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2 24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141049 28750</text:p>
          </table:table-cell>
          <table:table-cell office:value-type="string" calcext:value-type="string">
            <text:p>02 <text:s text:c="2"/>10.68</text:p>
          </table:table-cell>
          <table:table-cell office:value-type="string" calcext:value-type="string">
            <text:p>364 <text:s text:c="2"/>54</text:p>
          </table:table-cell>
          <table:table-cell office:value-type="string" calcext:value-type="string">
            <text:p>47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335 <text:s/>5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2 24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161383 28810</text:p>
          </table:table-cell>
          <table:table-cell office:value-type="string" calcext:value-type="string">
            <text:p>35 <text:s text:c="2"/>11.22</text:p>
          </table:table-cell>
          <table:table-cell office:value-type="string" calcext:value-type="string">
            <text:p>227 <text:s text:c="2"/>44</text:p>
          </table:table-cell>
          <table:table-cell office:value-type="string" calcext:value-type="string">
            <text:p>71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316 <text:s/>5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2 24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179194 28860</text:p>
          </table:table-cell>
          <table:table-cell office:value-type="string" calcext:value-type="string">
            <text:p>32 <text:s text:c="2"/>10.79</text:p>
          </table:table-cell>
          <table:table-cell office:value-type="string" calcext:value-type="string">
            <text:p>332 <text:s text:c="2"/>48</text:p>
          </table:table-cell>
          <table:table-cell office:value-type="string" calcext:value-type="string">
            <text:p>70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293 <text:s/>5.</text:p>
          </table:table-cell>
          <table:table-cell/>
          <table:table-cell office:value-type="string" calcext:value-type="string">
            <text:p>85% <text:s text:c="2"/>8.</text:p>
          </table:table-cell>
          <table:table-cell office:value-type="string" calcext:value-type="string">
            <text:p>2 24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196286 28908</text:p>
          </table:table-cell>
          <table:table-cell office:value-type="string" calcext:value-type="string">
            <text:p>12 <text:s text:c="2"/>11.06</text:p>
          </table:table-cell>
          <table:table-cell office:value-type="string" calcext:value-type="string">
            <text:p>289 <text:s text:c="2"/>37</text:p>
          </table:table-cell>
          <table:table-cell office:value-type="string" calcext:value-type="string">
            <text:p>30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265 <text:s/>5.</text:p>
          </table:table-cell>
          <table:table-cell/>
          <table:table-cell office:value-type="string" calcext:value-type="string">
            <text:p>84% <text:s text:c="2"/>8.</text:p>
          </table:table-cell>
          <table:table-cell office:value-type="string" calcext:value-type="string">
            <text:p>2 24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14830 28964</text:p>
          </table:table-cell>
          <table:table-cell office:value-type="string" calcext:value-type="string">
            <text:p>22 <text:s text:c="2"/>11.10</text:p>
          </table:table-cell>
          <table:table-cell office:value-type="string" calcext:value-type="string">
            <text:p>579 <text:s text:c="2"/>47</text:p>
          </table:table-cell>
          <table:table-cell office:value-type="string" calcext:value-type="string">
            <text:p>50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242 <text:s/>5.</text:p>
          </table:table-cell>
          <table:table-cell/>
          <table:table-cell office:value-type="string" calcext:value-type="string">
            <text:p>84% <text:s text:c="2"/>8.</text:p>
          </table:table-cell>
          <table:table-cell office:value-type="string" calcext:value-type="string">
            <text:p>2 24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33437 29016</text:p>
          </table:table-cell>
          <table:table-cell office:value-type="string" calcext:value-type="string">
            <text:p>31 <text:s text:c="4"/>cut</text:p>
          </table:table-cell>
          <table:table-cell office:value-type="string" calcext:value-type="string">
            <text:p>off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214 <text:s/>5.</text:p>
          </table:table-cell>
          <table:table-cell/>
          <table:table-cell office:value-type="string" calcext:value-type="string">
            <text:p>84% <text:s text:c="2"/>8.</text:p>
          </table:table-cell>
          <table:table-cell office:value-type="string" calcext:value-type="string">
            <text:p>2 24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50497 29066</text:p>
          </table:table-cell>
          <table:table-cell office:value-type="string" calcext:value-type="string">
            <text:p>45 <text:s text:c="2"/>10.91</text:p>
          </table:table-cell>
          <table:table-cell office:value-type="string" calcext:value-type="string">
            <text:p>873 <text:s text:c="2"/>50</text:p>
          </table:table-cell>
          <table:table-cell office:value-type="string" calcext:value-type="string">
            <text:p>35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192 <text:s/>5.</text:p>
          </table:table-cell>
          <table:table-cell/>
          <table:table-cell office:value-type="string" calcext:value-type="string">
            <text:p>84% <text:s text:c="2"/>8.</text:p>
          </table:table-cell>
          <table:table-cell office:value-type="string" calcext:value-type="string">
            <text:p>2 24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68643 29121</text:p>
          </table:table-cell>
          <table:table-cell office:value-type="string" calcext:value-type="string">
            <text:p>93 <text:s text:c="2"/>11.00</text:p>
          </table:table-cell>
          <table:table-cell office:value-type="string" calcext:value-type="string">
            <text:p>400 <text:s text:c="2"/>38</text:p>
          </table:table-cell>
          <table:table-cell office:value-type="string" calcext:value-type="string">
            <text:p>51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174 <text:s/>5.</text:p>
          </table:table-cell>
          <table:table-cell/>
          <table:table-cell office:value-type="string" calcext:value-type="string">
            <text:p>84% <text:s text:c="2"/>8.</text:p>
          </table:table-cell>
          <table:table-cell office:value-type="string" calcext:value-type="string">
            <text:p>2 24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287046 29175</text:p>
          </table:table-cell>
          <table:table-cell office:value-type="string" calcext:value-type="string">
            <text:p>52 <text:s text:c="2"/>10.70</text:p>
          </table:table-cell>
          <table:table-cell office:value-type="string" calcext:value-type="string">
            <text:p>694 <text:s text:c="2"/>48</text:p>
          </table:table-cell>
          <table:table-cell office:value-type="string" calcext:value-type="string">
            <text:p>29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150 <text:s/>5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2 24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301856 29218</text:p>
          </table:table-cell>
          <table:table-cell office:value-type="string" calcext:value-type="string">
            <text:p>71 <text:s text:c="2"/>11.03</text:p>
          </table:table-cell>
          <table:table-cell office:value-type="string" calcext:value-type="string">
            <text:p>440 <text:s text:c="2"/>41</text:p>
          </table:table-cell>
          <table:table-cell office:value-type="string" calcext:value-type="string">
            <text:p>42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135 <text:s/>5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2 24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321393 29275</text:p>
          </table:table-cell>
          <table:table-cell office:value-type="string" calcext:value-type="string">
            <text:p>79 <text:s text:c="2"/>11.10</text:p>
          </table:table-cell>
          <table:table-cell office:value-type="string" calcext:value-type="string">
            <text:p>887 <text:s text:c="2"/>38</text:p>
          </table:table-cell>
          <table:table-cell office:value-type="string" calcext:value-type="string">
            <text:p>91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115 <text:s/>5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2 24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341157 29330</text:p>
          </table:table-cell>
          <table:table-cell office:value-type="string" calcext:value-type="string">
            <text:p>84 <text:s text:c="4"/>cut</text:p>
          </table:table-cell>
          <table:table-cell office:value-type="string" calcext:value-type="string">
            <text:p>off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086 <text:s/>5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2 24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360243 29384</text:p>
          </table:table-cell>
          <table:table-cell office:value-type="string" calcext:value-type="string">
            <text:p>65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062 <text:s/>5.</text:p>
          </table:table-cell>
          <table:table-cell/>
          <table:table-cell office:value-type="string" calcext:value-type="string">
            <text:p>83% <text:s text:c="2"/>8.</text:p>
          </table:table-cell>
          <table:table-cell office:value-type="string" calcext:value-type="string">
            <text:p>2 25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379925 29439</text:p>
          </table:table-cell>
          <table:table-cell office:value-type="string" calcext:value-type="string">
            <text:p>95 <text:s text:c="2"/>10.96</text:p>
          </table:table-cell>
          <table:table-cell office:value-type="string" calcext:value-type="string">
            <text:p>258 <text:s text:c="2"/>40</text:p>
          </table:table-cell>
          <table:table-cell office:value-type="string" calcext:value-type="string">
            <text:p>17 <text:s text:c="2"/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037 <text:s/>5.</text:p>
          </table:table-cell>
          <table:table-cell/>
          <table:table-cell office:value-type="string" calcext:value-type="string">
            <text:p>82% <text:s text:c="2"/>8.</text:p>
          </table:table-cell>
          <table:table-cell office:value-type="string" calcext:value-type="string">
            <text:p>2 25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399662 29499</text:p>
          </table:table-cell>
          <table:table-cell office:value-type="string" calcext:value-type="string">
            <text:p>64 infeasi</text:p>
          </table:table-cell>
          <table:table-cell office:value-type="string" calcext:value-type="string">
            <text:p>ble <text:s text:c="2"/>4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2</text:p>
          </table:table-cell>
          <table:table-cell office:value-type="string" calcext:value-type="string">
            <text:p>015 <text:s/>5.</text:p>
          </table:table-cell>
          <table:table-cell/>
          <table:table-cell office:value-type="string" calcext:value-type="string">
            <text:p>82% <text:s text:c="2"/>8.</text:p>
          </table:table-cell>
          <table:table-cell office:value-type="string" calcext:value-type="string">
            <text:p>2 25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419468 29554</text:p>
          </table:table-cell>
          <table:table-cell office:value-type="string" calcext:value-type="string">
            <text:p>91 <text:s text:c="2"/>10.79</text:p>
          </table:table-cell>
          <table:table-cell office:value-type="string" calcext:value-type="string">
            <text:p>990 <text:s text:c="2"/>50</text:p>
          </table:table-cell>
          <table:table-cell office:value-type="string" calcext:value-type="string">
            <text:p>40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990 <text:s/>5.</text:p>
          </table:table-cell>
          <table:table-cell/>
          <table:table-cell office:value-type="string" calcext:value-type="string">
            <text:p>82% <text:s text:c="2"/>8.</text:p>
          </table:table-cell>
          <table:table-cell office:value-type="string" calcext:value-type="string">
            <text:p>2 25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439948 29617</text:p>
          </table:table-cell>
          <table:table-cell office:value-type="string" calcext:value-type="string">
            <text:p>04 infeasi</text:p>
          </table:table-cell>
          <table:table-cell office:value-type="string" calcext:value-type="string">
            <text:p>ble <text:s text:c="2"/>56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973 <text:s/>5.</text:p>
          </table:table-cell>
          <table:table-cell/>
          <table:table-cell office:value-type="string" calcext:value-type="string">
            <text:p>82% <text:s text:c="2"/>8.</text:p>
          </table:table-cell>
          <table:table-cell office:value-type="string" calcext:value-type="string">
            <text:p>2 25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458284 29671</text:p>
          </table:table-cell>
          <table:table-cell office:value-type="string" calcext:value-type="string">
            <text:p>56 infeasi</text:p>
          </table:table-cell>
          <table:table-cell office:value-type="string" calcext:value-type="string">
            <text:p>ble <text:s text:c="2"/>5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952 <text:s/>5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2 2532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466511 29694</text:p>
          </table:table-cell>
          <table:table-cell office:value-type="string" calcext:value-type="string">
            <text:p>89 <text:s text:c="2"/>10.72</text:p>
          </table:table-cell>
          <table:table-cell office:value-type="string" calcext:value-type="string">
            <text:p>664 <text:s text:c="2"/>56</text:p>
          </table:table-cell>
          <table:table-cell office:value-type="string" calcext:value-type="string">
            <text:p>19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944 <text:s/>5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2 25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483590 29745</text:p>
          </table:table-cell>
          <table:table-cell office:value-type="string" calcext:value-type="string">
            <text:p>01 <text:s text:c="4"/>cut</text:p>
          </table:table-cell>
          <table:table-cell office:value-type="string" calcext:value-type="string">
            <text:p>off <text:s text:c="2"/>47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924 <text:s/>5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2 25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503151 29801</text:p>
          </table:table-cell>
          <table:table-cell office:value-type="string" calcext:value-type="string">
            <text:p>35 <text:s text:c="2"/>10.66</text:p>
          </table:table-cell>
          <table:table-cell office:value-type="string" calcext:value-type="string">
            <text:p>402 <text:s text:c="2"/>39</text:p>
          </table:table-cell>
          <table:table-cell office:value-type="string" calcext:value-type="string">
            <text:p>13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902 <text:s/>5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2 25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522206 29858</text:p>
          </table:table-cell>
          <table:table-cell office:value-type="string" calcext:value-type="string">
            <text:p>33 <text:s text:c="2"/>10.76</text:p>
          </table:table-cell>
          <table:table-cell office:value-type="string" calcext:value-type="string">
            <text:p>590 <text:s text:c="2"/>55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880 <text:s/>5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2 25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544215 29922</text:p>
          </table:table-cell>
          <table:table-cell office:value-type="string" calcext:value-type="string">
            <text:p>25 <text:s text:c="2"/>10.68</text:p>
          </table:table-cell>
          <table:table-cell office:value-type="string" calcext:value-type="string">
            <text:p>020 <text:s text:c="2"/>42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859 <text:s/>5.</text:p>
          </table:table-cell>
          <table:table-cell/>
          <table:table-cell office:value-type="string" calcext:value-type="string">
            <text:p>81% <text:s text:c="2"/>8.</text:p>
          </table:table-cell>
          <table:table-cell office:value-type="string" calcext:value-type="string">
            <text:p>2 25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562669 29970</text:p>
          </table:table-cell>
          <table:table-cell office:value-type="string" calcext:value-type="string">
            <text:p>58 infeasi</text:p>
          </table:table-cell>
          <table:table-cell office:value-type="string" calcext:value-type="string">
            <text:p>ble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834 <text:s/>5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2 25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584588 30039</text:p>
          </table:table-cell>
          <table:table-cell office:value-type="string" calcext:value-type="string">
            <text:p>26 <text:s text:c="2"/>10.89</text:p>
          </table:table-cell>
          <table:table-cell office:value-type="string" calcext:value-type="string">
            <text:p>799 <text:s text:c="2"/>52</text:p>
          </table:table-cell>
          <table:table-cell office:value-type="string" calcext:value-type="string">
            <text:p>14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811 <text:s/>5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2 25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05171 30103</text:p>
          </table:table-cell>
          <table:table-cell office:value-type="string" calcext:value-type="string">
            <text:p>36 <text:s text:c="4"/>cut</text:p>
          </table:table-cell>
          <table:table-cell office:value-type="string" calcext:value-type="string">
            <text:p>off <text:s text:c="2"/>59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798 <text:s/>5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2 25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22370 30155</text:p>
          </table:table-cell>
          <table:table-cell office:value-type="string" calcext:value-type="string">
            <text:p>05 <text:s text:c="2"/>11.03</text:p>
          </table:table-cell>
          <table:table-cell office:value-type="string" calcext:value-type="string">
            <text:p>046 <text:s text:c="2"/>55</text:p>
          </table:table-cell>
          <table:table-cell office:value-type="string" calcext:value-type="string">
            <text:p>30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775 <text:s/>5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2 25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40160 30204</text:p>
          </table:table-cell>
          <table:table-cell office:value-type="string" calcext:value-type="string">
            <text:p>68 <text:s text:c="2"/>11.10</text:p>
          </table:table-cell>
          <table:table-cell office:value-type="string" calcext:value-type="string">
            <text:p>462 <text:s text:c="2"/>46</text:p>
          </table:table-cell>
          <table:table-cell office:value-type="string" calcext:value-type="string">
            <text:p>70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751 <text:s/>5.</text:p>
          </table:table-cell>
          <table:table-cell/>
          <table:table-cell office:value-type="string" calcext:value-type="string">
            <text:p>80% <text:s text:c="2"/>8.</text:p>
          </table:table-cell>
          <table:table-cell office:value-type="string" calcext:value-type="string">
            <text:p>2 25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59638 30262</text:p>
          </table:table-cell>
          <table:table-cell office:value-type="string" calcext:value-type="string">
            <text:p>38 infeasi</text:p>
          </table:table-cell>
          <table:table-cell office:value-type="string" calcext:value-type="string">
            <text:p>ble <text:s text:c="2"/>51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729 <text:s/>5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2 25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78695 30318</text:p>
          </table:table-cell>
          <table:table-cell office:value-type="string" calcext:value-type="string">
            <text:p>95 infeasi</text:p>
          </table:table-cell>
          <table:table-cell office:value-type="string" calcext:value-type="string">
            <text:p>ble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706 <text:s/>5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2 25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696027 30366</text:p>
          </table:table-cell>
          <table:table-cell office:value-type="string" calcext:value-type="string">
            <text:p>15 <text:s text:c="4"/>cut</text:p>
          </table:table-cell>
          <table:table-cell office:value-type="string" calcext:value-type="string">
            <text:p>off <text:s text:c="2"/>48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684 <text:s/>5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2 25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715853 30425</text:p>
          </table:table-cell>
          <table:table-cell office:value-type="string" calcext:value-type="string">
            <text:p>99 <text:s text:c="2"/>10.64</text:p>
          </table:table-cell>
          <table:table-cell office:value-type="string" calcext:value-type="string">
            <text:p>648 <text:s text:c="2"/>61</text:p>
          </table:table-cell>
          <table:table-cell office:value-type="string" calcext:value-type="string">
            <text:p>50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665 <text:s/>5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2 26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735127 30480</text:p>
          </table:table-cell>
          <table:table-cell office:value-type="string" calcext:value-type="string">
            <text:p>58 <text:s text:c="2"/>10.99</text:p>
          </table:table-cell>
          <table:table-cell office:value-type="string" calcext:value-type="string">
            <text:p>482 <text:s text:c="2"/>42</text:p>
          </table:table-cell>
          <table:table-cell office:value-type="string" calcext:value-type="string">
            <text:p>27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645 <text:s/>5.</text:p>
          </table:table-cell>
          <table:table-cell/>
          <table:table-cell office:value-type="string" calcext:value-type="string">
            <text:p>79% <text:s text:c="2"/>8.</text:p>
          </table:table-cell>
          <table:table-cell office:value-type="string" calcext:value-type="string">
            <text:p>2 26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753207 30531</text:p>
          </table:table-cell>
          <table:table-cell office:value-type="string" calcext:value-type="string">
            <text:p>93 <text:s text:c="2"/>10.72</text:p>
          </table:table-cell>
          <table:table-cell office:value-type="string" calcext:value-type="string">
            <text:p>748 <text:s text:c="2"/>52</text:p>
          </table:table-cell>
          <table:table-cell office:value-type="string" calcext:value-type="string">
            <text:p>37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626 <text:s/>5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2 26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772551 30589</text:p>
          </table:table-cell>
          <table:table-cell office:value-type="string" calcext:value-type="string">
            <text:p>11 infeasi</text:p>
          </table:table-cell>
          <table:table-cell office:value-type="string" calcext:value-type="string">
            <text:p>ble <text:s text:c="2"/>5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605 <text:s/>5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2 26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9775196 3059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.60299" calcext:value-type="float">
            <text:p>10.60299</text:p>
          </table:table-cell>
          <table:table-cell office:value-type="string" calcext:value-type="string">
            <text:p>67 <text:s text:c="2"/>11.21</text:p>
          </table:table-cell>
          <table:table-cell office:value-type="string" calcext:value-type="string">
            <text:p>601 <text:s/>5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2 2616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788913 30638</text:p>
          </table:table-cell>
          <table:table-cell office:value-type="string" calcext:value-type="string">
            <text:p>79 <text:s text:c="2"/>11.00</text:p>
          </table:table-cell>
          <table:table-cell office:value-type="string" calcext:value-type="string">
            <text:p>414 <text:s text:c="2"/>44</text:p>
          </table:table-cell>
          <table:table-cell office:value-type="string" calcext:value-type="string">
            <text:p>55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583 <text:s/>5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2 26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805204 30685</text:p>
          </table:table-cell>
          <table:table-cell office:value-type="string" calcext:value-type="string">
            <text:p>12 <text:s text:c="2"/>10.69</text:p>
          </table:table-cell>
          <table:table-cell office:value-type="string" calcext:value-type="string">
            <text:p>058 <text:s text:c="2"/>60</text:p>
          </table:table-cell>
          <table:table-cell office:value-type="string" calcext:value-type="string">
            <text:p>1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560 <text:s/>5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2 26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825836 30746</text:p>
          </table:table-cell>
          <table:table-cell office:value-type="string" calcext:value-type="string">
            <text:p>64 <text:s text:c="2"/>10.81</text:p>
          </table:table-cell>
          <table:table-cell office:value-type="string" calcext:value-type="string">
            <text:p>207 <text:s text:c="2"/>59</text:p>
          </table:table-cell>
          <table:table-cell office:value-type="string" calcext:value-type="string">
            <text:p><text:s/>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546 <text:s/>5.</text:p>
          </table:table-cell>
          <table:table-cell/>
          <table:table-cell office:value-type="string" calcext:value-type="string">
            <text:p>78% <text:s text:c="2"/>8.</text:p>
          </table:table-cell>
          <table:table-cell office:value-type="string" calcext:value-type="string">
            <text:p>2 26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843837 30799</text:p>
          </table:table-cell>
          <table:table-cell office:value-type="string" calcext:value-type="string">
            <text:p>31 infeasi</text:p>
          </table:table-cell>
          <table:table-cell office:value-type="string" calcext:value-type="string">
            <text:p>ble <text:s text:c="2"/>55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525 <text:s/>5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2 26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863606 30855</text:p>
          </table:table-cell>
          <table:table-cell office:value-type="string" calcext:value-type="string">
            <text:p>62 <text:s text:c="2"/>11.03</text:p>
          </table:table-cell>
          <table:table-cell office:value-type="string" calcext:value-type="string">
            <text:p>014 <text:s text:c="2"/>58</text:p>
          </table:table-cell>
          <table:table-cell office:value-type="string" calcext:value-type="string">
            <text:p>40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505 <text:s/>5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2 26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883826 30915</text:p>
          </table:table-cell>
          <table:table-cell office:value-type="string" calcext:value-type="string">
            <text:p>74 infeasi</text:p>
          </table:table-cell>
          <table:table-cell office:value-type="string" calcext:value-type="string">
            <text:p>ble <text:s text:c="2"/>4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486 <text:s/>5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2 26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01578 30966</text:p>
          </table:table-cell>
          <table:table-cell office:value-type="string" calcext:value-type="string">
            <text:p>03 <text:s text:c="2"/>10.66</text:p>
          </table:table-cell>
          <table:table-cell office:value-type="string" calcext:value-type="string">
            <text:p>103 <text:s text:c="2"/>48</text:p>
          </table:table-cell>
          <table:table-cell office:value-type="string" calcext:value-type="string">
            <text:p><text:s/>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464 <text:s/>5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2 26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20617 31021</text:p>
          </table:table-cell>
          <table:table-cell office:value-type="string" calcext:value-type="string">
            <text:p>23 <text:s text:c="2"/>10.88</text:p>
          </table:table-cell>
          <table:table-cell office:value-type="string" calcext:value-type="string">
            <text:p>440 <text:s text:c="2"/>53</text:p>
          </table:table-cell>
          <table:table-cell office:value-type="string" calcext:value-type="string">
            <text:p><text:s/>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447 <text:s/>5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2 26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38497 31071</text:p>
          </table:table-cell>
          <table:table-cell office:value-type="string" calcext:value-type="string">
            <text:p>40 <text:s text:c="4"/>cut</text:p>
          </table:table-cell>
          <table:table-cell office:value-type="string" calcext:value-type="string">
            <text:p>off <text:s text:c="2"/>54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426 <text:s/>5.</text:p>
          </table:table-cell>
          <table:table-cell/>
          <table:table-cell office:value-type="string" calcext:value-type="string">
            <text:p>77% <text:s text:c="2"/>8.</text:p>
          </table:table-cell>
          <table:table-cell office:value-type="string" calcext:value-type="string">
            <text:p>2 26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57664 31125</text:p>
          </table:table-cell>
          <table:table-cell office:value-type="string" calcext:value-type="string">
            <text:p>01 infeasi</text:p>
          </table:table-cell>
          <table:table-cell office:value-type="string" calcext:value-type="string">
            <text:p>ble <text:s text:c="2"/>52</text:p>
          </table:table-cell>
          <table:table-cell office:value-type="float" office:value="10.603" calcext:value-type="float">
            <text:p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403 <text:s/>5.</text:p>
          </table:table-cell>
          <table:table-cell/>
          <table:table-cell office:value-type="string" calcext:value-type="string">
            <text:p>76% <text:s text:c="2"/>8.</text:p>
          </table:table-cell>
          <table:table-cell office:value-type="string" calcext:value-type="string">
            <text:p>2 26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75212 31174</text:p>
          </table:table-cell>
          <table:table-cell office:value-type="string" calcext:value-type="string">
            <text:p>71 <text:s text:c="2"/>10.75</text:p>
          </table:table-cell>
          <table:table-cell office:value-type="string" calcext:value-type="string">
            <text:p>334 <text:s text:c="2"/>48</text:p>
          </table:table-cell>
          <table:table-cell office:value-type="string" calcext:value-type="string">
            <text:p>78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382 <text:s/>5.</text:p>
          </table:table-cell>
          <table:table-cell/>
          <table:table-cell office:value-type="string" calcext:value-type="string">
            <text:p>76% <text:s text:c="2"/>8.</text:p>
          </table:table-cell>
          <table:table-cell office:value-type="string" calcext:value-type="string">
            <text:p>2 26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9995613 31236</text:p>
          </table:table-cell>
          <table:table-cell office:value-type="string" calcext:value-type="string">
            <text:p>89 <text:s text:c="2"/>10.91</text:p>
          </table:table-cell>
          <table:table-cell office:value-type="string" calcext:value-type="string">
            <text:p>664 <text:s text:c="2"/>52</text:p>
          </table:table-cell>
          <table:table-cell office:value-type="string" calcext:value-type="string">
            <text:p>25 <text:s text:c="2"/>10.603</text:p>
          </table:table-cell>
          <table:table-cell office:value-type="string" calcext:value-type="string">
            <text:p>00 <text:s text:c="2"/>11.21</text:p>
          </table:table-cell>
          <table:table-cell office:value-type="string" calcext:value-type="string">
            <text:p>362 <text:s/>5.</text:p>
          </table:table-cell>
          <table:table-cell/>
          <table:table-cell office:value-type="string" calcext:value-type="string">
            <text:p>76% <text:s text:c="2"/>8.</text:p>
          </table:table-cell>
          <table:table-cell office:value-type="string" calcext:value-type="string">
            <text:p>2 26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015438 3130</text:p>
          </table:table-cell>
          <table:table-cell office:value-type="string" calcext:value-type="string">
            <text:p>307 <text:s text:c="2"/>10.7</text:p>
          </table:table-cell>
          <table:table-cell office:value-type="string" calcext:value-type="string">
            <text:p>1732 <text:s text:c="2"/>50</text:p>
          </table:table-cell>
          <table:table-cell office:value-type="string" calcext:value-type="string">
            <text:p><text:s/>89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350 <text:s/>5</text:p>
          </table:table-cell>
          <table:table-cell/>
          <table:table-cell office:value-type="string" calcext:value-type="string">
            <text:p>.76% <text:s text:c="2"/>8</text:p>
          </table:table-cell>
          <table:table-cell office:value-type="string" calcext:value-type="string">
            <text:p>.2 26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034127 3135</text:p>
          </table:table-cell>
          <table:table-cell office:value-type="string" calcext:value-type="string">
            <text:p>584 infeas</text:p>
          </table:table-cell>
          <table:table-cell office:value-type="string" calcext:value-type="string">
            <text:p>ible <text:s text:c="2"/>4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329 <text:s/>5</text:p>
          </table:table-cell>
          <table:table-cell/>
          <table:table-cell office:value-type="string" calcext:value-type="string">
            <text:p>.76% <text:s text:c="2"/>8</text:p>
          </table:table-cell>
          <table:table-cell office:value-type="string" calcext:value-type="string">
            <text:p>.2 26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052445 3140</text:p>
          </table:table-cell>
          <table:table-cell office:value-type="string" calcext:value-type="string">
            <text:p>782 <text:s text:c="2"/>10.6</text:p>
          </table:table-cell>
          <table:table-cell office:value-type="string" calcext:value-type="string">
            <text:p>7788 <text:s text:c="2"/>50</text:p>
          </table:table-cell>
          <table:table-cell office:value-type="string" calcext:value-type="string">
            <text:p><text:s/>20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305 <text:s/>5</text:p>
          </table:table-cell>
          <table:table-cell/>
          <table:table-cell office:value-type="string" calcext:value-type="string">
            <text:p>.75% <text:s text:c="2"/>8</text:p>
          </table:table-cell>
          <table:table-cell office:value-type="string" calcext:value-type="string">
            <text:p>.2 26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069535 3145</text:p>
          </table:table-cell>
          <table:table-cell office:value-type="string" calcext:value-type="string">
            <text:p>592 <text:s text:c="2"/>10.7</text:p>
          </table:table-cell>
          <table:table-cell office:value-type="string" calcext:value-type="string">
            <text:p>9024 <text:s text:c="2"/>48</text:p>
          </table:table-cell>
          <table:table-cell office:value-type="string" calcext:value-type="string">
            <text:p><text:s/>27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288 <text:s/>5</text:p>
          </table:table-cell>
          <table:table-cell/>
          <table:table-cell office:value-type="string" calcext:value-type="string">
            <text:p>.75% <text:s text:c="2"/>8</text:p>
          </table:table-cell>
          <table:table-cell office:value-type="string" calcext:value-type="string">
            <text:p>.2 26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086756 3150</text:p>
          </table:table-cell>
          <table:table-cell office:value-type="string" calcext:value-type="string">
            <text:p>442 <text:s text:c="2"/>11.1</text:p>
          </table:table-cell>
          <table:table-cell office:value-type="string" calcext:value-type="string">
            <text:p>0236 <text:s text:c="2"/>43</text:p>
          </table:table-cell>
          <table:table-cell office:value-type="string" calcext:value-type="string">
            <text:p><text:s/>26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269 <text:s/>5</text:p>
          </table:table-cell>
          <table:table-cell/>
          <table:table-cell office:value-type="string" calcext:value-type="string">
            <text:p>.75% <text:s text:c="2"/>8</text:p>
          </table:table-cell>
          <table:table-cell office:value-type="string" calcext:value-type="string">
            <text:p>.2 27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105401 3155</text:p>
          </table:table-cell>
          <table:table-cell office:value-type="string" calcext:value-type="string">
            <text:p>558 <text:s text:c="2"/>10.9</text:p>
          </table:table-cell>
          <table:table-cell office:value-type="string" calcext:value-type="string">
            <text:p>2164 <text:s text:c="2"/>52</text:p>
          </table:table-cell>
          <table:table-cell office:value-type="string" calcext:value-type="string">
            <text:p><text:s/>16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245 <text:s/>5</text:p>
          </table:table-cell>
          <table:table-cell/>
          <table:table-cell office:value-type="string" calcext:value-type="string">
            <text:p>.75% <text:s text:c="2"/>8</text:p>
          </table:table-cell>
          <table:table-cell office:value-type="string" calcext:value-type="string">
            <text:p>.2 27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124247 3161</text:p>
          </table:table-cell>
          <table:table-cell office:value-type="string" calcext:value-type="string">
            <text:p>011 <text:s text:c="2"/>10.7</text:p>
          </table:table-cell>
          <table:table-cell office:value-type="string" calcext:value-type="string">
            <text:p>4468 <text:s text:c="2"/>49</text:p>
          </table:table-cell>
          <table:table-cell office:value-type="string" calcext:value-type="string">
            <text:p><text:s/>38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226 <text:s/>5</text:p>
          </table:table-cell>
          <table:table-cell/>
          <table:table-cell office:value-type="string" calcext:value-type="string">
            <text:p>.75% <text:s text:c="2"/>8</text:p>
          </table:table-cell>
          <table:table-cell office:value-type="string" calcext:value-type="string">
            <text:p>.2 27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136876 3164</text:p>
          </table:table-cell>
          <table:table-cell office:value-type="string" calcext:value-type="string">
            <text:p>397 <text:s text:c="4"/>cu</text:p>
          </table:table-cell>
          <table:table-cell office:value-type="string" calcext:value-type="string">
            <text:p>toff <text:s text:c="2"/>4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212 <text:s/>5</text:p>
          </table:table-cell>
          <table:table-cell/>
          <table:table-cell office:value-type="string" calcext:value-type="string">
            <text:p>.74% <text:s text:c="2"/>8</text:p>
          </table:table-cell>
          <table:table-cell office:value-type="string" calcext:value-type="string">
            <text:p>.2 27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156371 3169</text:p>
          </table:table-cell>
          <table:table-cell office:value-type="string" calcext:value-type="string">
            <text:p>881 infeas</text:p>
          </table:table-cell>
          <table:table-cell office:value-type="string" calcext:value-type="string">
            <text:p>ible <text:s text:c="2"/>5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190 <text:s/>5</text:p>
          </table:table-cell>
          <table:table-cell/>
          <table:table-cell office:value-type="string" calcext:value-type="string">
            <text:p>.74% <text:s text:c="2"/>8</text:p>
          </table:table-cell>
          <table:table-cell office:value-type="string" calcext:value-type="string">
            <text:p>.2 27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176796 3176</text:p>
          </table:table-cell>
          <table:table-cell office:value-type="string" calcext:value-type="string">
            <text:p>206 <text:s text:c="4"/>cu</text:p>
          </table:table-cell>
          <table:table-cell office:value-type="string" calcext:value-type="string">
            <text:p>toff <text:s text:c="2"/>5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173 <text:s/>5</text:p>
          </table:table-cell>
          <table:table-cell/>
          <table:table-cell office:value-type="string" calcext:value-type="string">
            <text:p>.74% <text:s text:c="2"/>8</text:p>
          </table:table-cell>
          <table:table-cell office:value-type="string" calcext:value-type="string">
            <text:p>.2 27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195331 3181</text:p>
          </table:table-cell>
          <table:table-cell office:value-type="string" calcext:value-type="string">
            <text:p>776 <text:s text:c="2"/>10.7</text:p>
          </table:table-cell>
          <table:table-cell office:value-type="string" calcext:value-type="string">
            <text:p>5048 <text:s text:c="2"/>62</text:p>
          </table:table-cell>
          <table:table-cell office:value-type="string" calcext:value-type="string">
            <text:p><text:s/>17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156 <text:s/>5</text:p>
          </table:table-cell>
          <table:table-cell/>
          <table:table-cell office:value-type="string" calcext:value-type="string">
            <text:p>.74% <text:s text:c="2"/>8</text:p>
          </table:table-cell>
          <table:table-cell office:value-type="string" calcext:value-type="string">
            <text:p>.2 27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215587 3187</text:p>
          </table:table-cell>
          <table:table-cell office:value-type="string" calcext:value-type="string">
            <text:p>852 <text:s text:c="2"/>10.8</text:p>
          </table:table-cell>
          <table:table-cell office:value-type="string" calcext:value-type="string">
            <text:p>2909 <text:s text:c="2"/>41</text:p>
          </table:table-cell>
          <table:table-cell office:value-type="string" calcext:value-type="string">
            <text:p><text:s/>14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132 <text:s/>5</text:p>
          </table:table-cell>
          <table:table-cell/>
          <table:table-cell office:value-type="string" calcext:value-type="string">
            <text:p>.74% <text:s text:c="2"/>8</text:p>
          </table:table-cell>
          <table:table-cell office:value-type="string" calcext:value-type="string">
            <text:p>.2 27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233893 3192</text:p>
          </table:table-cell>
          <table:table-cell office:value-type="string" calcext:value-type="string">
            <text:p>596 <text:s text:c="4"/>cu</text:p>
          </table:table-cell>
          <table:table-cell office:value-type="string" calcext:value-type="string">
            <text:p>toff <text:s text:c="2"/>5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107 <text:s/>5</text:p>
          </table:table-cell>
          <table:table-cell/>
          <table:table-cell office:value-type="string" calcext:value-type="string">
            <text:p>.73% <text:s text:c="2"/>8</text:p>
          </table:table-cell>
          <table:table-cell office:value-type="string" calcext:value-type="string">
            <text:p>.2 27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253196 3198</text:p>
          </table:table-cell>
          <table:table-cell office:value-type="string" calcext:value-type="string">
            <text:p>191 <text:s text:c="2"/>10.8</text:p>
          </table:table-cell>
          <table:table-cell office:value-type="string" calcext:value-type="string">
            <text:p>4179 <text:s text:c="2"/>62</text:p>
          </table:table-cell>
          <table:table-cell office:value-type="string" calcext:value-type="string">
            <text:p><text:s/>58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091 <text:s/>5</text:p>
          </table:table-cell>
          <table:table-cell/>
          <table:table-cell office:value-type="string" calcext:value-type="string">
            <text:p>.73% <text:s text:c="2"/>8</text:p>
          </table:table-cell>
          <table:table-cell office:value-type="string" calcext:value-type="string">
            <text:p>.2 27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271693 3203</text:p>
          </table:table-cell>
          <table:table-cell office:value-type="string" calcext:value-type="string">
            <text:p>273 <text:s text:c="2"/>10.7</text:p>
          </table:table-cell>
          <table:table-cell office:value-type="string" calcext:value-type="string">
            <text:p>2147 <text:s text:c="2"/>46</text:p>
          </table:table-cell>
          <table:table-cell office:value-type="string" calcext:value-type="string">
            <text:p><text:s/>35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073 <text:s/>5</text:p>
          </table:table-cell>
          <table:table-cell/>
          <table:table-cell office:value-type="string" calcext:value-type="string">
            <text:p>.73% <text:s text:c="2"/>8</text:p>
          </table:table-cell>
          <table:table-cell office:value-type="string" calcext:value-type="string">
            <text:p>.1 27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289516 3208</text:p>
          </table:table-cell>
          <table:table-cell office:value-type="string" calcext:value-type="string">
            <text:p>145 <text:s text:c="2"/>10.6</text:p>
          </table:table-cell>
          <table:table-cell office:value-type="string" calcext:value-type="string">
            <text:p>4063 <text:s text:c="2"/>69</text:p>
          </table:table-cell>
          <table:table-cell office:value-type="string" calcext:value-type="string">
            <text:p><text:s/>23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049 <text:s/>5</text:p>
          </table:table-cell>
          <table:table-cell/>
          <table:table-cell office:value-type="string" calcext:value-type="string">
            <text:p>.73% <text:s text:c="2"/>8</text:p>
          </table:table-cell>
          <table:table-cell office:value-type="string" calcext:value-type="string">
            <text:p>.1 27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307764 3213</text:p>
          </table:table-cell>
          <table:table-cell office:value-type="string" calcext:value-type="string">
            <text:p>599 <text:s text:c="2"/>10.8</text:p>
          </table:table-cell>
          <table:table-cell office:value-type="string" calcext:value-type="string">
            <text:p>5658 <text:s text:c="2"/>50</text:p>
          </table:table-cell>
          <table:table-cell office:value-type="string" calcext:value-type="string">
            <text:p><text:s/>12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027 <text:s/>5</text:p>
          </table:table-cell>
          <table:table-cell/>
          <table:table-cell office:value-type="string" calcext:value-type="string">
            <text:p>.73% <text:s text:c="2"/>8</text:p>
          </table:table-cell>
          <table:table-cell office:value-type="string" calcext:value-type="string">
            <text:p>.1 27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326724 3218</text:p>
          </table:table-cell>
          <table:table-cell office:value-type="string" calcext:value-type="string">
            <text:p>977 <text:s text:c="2"/>10.8</text:p>
          </table:table-cell>
          <table:table-cell office:value-type="string" calcext:value-type="string">
            <text:p>9804 <text:s text:c="2"/>49</text:p>
          </table:table-cell>
          <table:table-cell office:value-type="string" calcext:value-type="string">
            <text:p><text:s/>20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1008 <text:s/>5</text:p>
          </table:table-cell>
          <table:table-cell/>
          <table:table-cell office:value-type="string" calcext:value-type="string">
            <text:p>.73% <text:s text:c="2"/>8</text:p>
          </table:table-cell>
          <table:table-cell office:value-type="string" calcext:value-type="string">
            <text:p>.1 27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344613 3224</text:p>
          </table:table-cell>
          <table:table-cell office:value-type="string" calcext:value-type="string">
            <text:p>180 <text:s text:c="2"/>10.8</text:p>
          </table:table-cell>
          <table:table-cell office:value-type="string" calcext:value-type="string">
            <text:p>4525 <text:s text:c="2"/>44</text:p>
          </table:table-cell>
          <table:table-cell office:value-type="string" calcext:value-type="string">
            <text:p><text:s/>31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990 <text:s/>5</text:p>
          </table:table-cell>
          <table:table-cell/>
          <table:table-cell office:value-type="string" calcext:value-type="string">
            <text:p>.72% <text:s text:c="2"/>8</text:p>
          </table:table-cell>
          <table:table-cell office:value-type="string" calcext:value-type="string">
            <text:p>.1 27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363201 3229</text:p>
          </table:table-cell>
          <table:table-cell office:value-type="string" calcext:value-type="string">
            <text:p>289 <text:s text:c="2"/>10.8</text:p>
          </table:table-cell>
          <table:table-cell office:value-type="string" calcext:value-type="string">
            <text:p>7882 <text:s text:c="2"/>62</text:p>
          </table:table-cell>
          <table:table-cell office:value-type="string" calcext:value-type="string">
            <text:p><text:s/>19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974 <text:s/>5</text:p>
          </table:table-cell>
          <table:table-cell/>
          <table:table-cell office:value-type="string" calcext:value-type="string">
            <text:p>.72% <text:s text:c="2"/>8</text:p>
          </table:table-cell>
          <table:table-cell office:value-type="string" calcext:value-type="string">
            <text:p>.1 27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381339 3234</text:p>
          </table:table-cell>
          <table:table-cell office:value-type="string" calcext:value-type="string">
            <text:p>419 <text:s text:c="2"/>11.1</text:p>
          </table:table-cell>
          <table:table-cell office:value-type="string" calcext:value-type="string">
            <text:p>4450 <text:s text:c="2"/>46</text:p>
          </table:table-cell>
          <table:table-cell office:value-type="string" calcext:value-type="string">
            <text:p><text:s/>45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955 <text:s/>5</text:p>
          </table:table-cell>
          <table:table-cell/>
          <table:table-cell office:value-type="string" calcext:value-type="string">
            <text:p>.72% <text:s text:c="2"/>8</text:p>
          </table:table-cell>
          <table:table-cell office:value-type="string" calcext:value-type="string">
            <text:p>.1 27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00765 3240</text:p>
          </table:table-cell>
          <table:table-cell office:value-type="string" calcext:value-type="string">
            <text:p>040 <text:s text:c="2"/>10.9</text:p>
          </table:table-cell>
          <table:table-cell office:value-type="string" calcext:value-type="string">
            <text:p>4456 <text:s text:c="2"/>45</text:p>
          </table:table-cell>
          <table:table-cell office:value-type="string" calcext:value-type="string">
            <text:p><text:s/>52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934 <text:s/>5</text:p>
          </table:table-cell>
          <table:table-cell/>
          <table:table-cell office:value-type="string" calcext:value-type="string">
            <text:p>.72% <text:s text:c="2"/>8</text:p>
          </table:table-cell>
          <table:table-cell office:value-type="string" calcext:value-type="string">
            <text:p>.1 27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18551 3244</text:p>
          </table:table-cell>
          <table:table-cell office:value-type="string" calcext:value-type="string">
            <text:p>823 <text:s text:c="4"/>cu</text:p>
          </table:table-cell>
          <table:table-cell office:value-type="string" calcext:value-type="string">
            <text:p>toff <text:s text:c="2"/>4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912 <text:s/>5</text:p>
          </table:table-cell>
          <table:table-cell/>
          <table:table-cell office:value-type="string" calcext:value-type="string">
            <text:p>.72% <text:s text:c="2"/>8</text:p>
          </table:table-cell>
          <table:table-cell office:value-type="string" calcext:value-type="string">
            <text:p>.1 27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34891 3249</text:p>
          </table:table-cell>
          <table:table-cell office:value-type="string" calcext:value-type="string">
            <text:p>404 <text:s text:c="2"/>10.8</text:p>
          </table:table-cell>
          <table:table-cell office:value-type="string" calcext:value-type="string">
            <text:p>5800 <text:s text:c="2"/>61</text:p>
          </table:table-cell>
          <table:table-cell office:value-type="string" calcext:value-type="string">
            <text:p><text:s/>34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893 <text:s/>5</text:p>
          </table:table-cell>
          <table:table-cell/>
          <table:table-cell office:value-type="string" calcext:value-type="string">
            <text:p>.71% <text:s text:c="2"/>8</text:p>
          </table:table-cell>
          <table:table-cell office:value-type="string" calcext:value-type="string">
            <text:p>.1 27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53357 3254</text:p>
          </table:table-cell>
          <table:table-cell office:value-type="string" calcext:value-type="string">
            <text:p>510 <text:s text:c="2"/>11.2</text:p>
          </table:table-cell>
          <table:table-cell office:value-type="string" calcext:value-type="string">
            <text:p>0715 <text:s text:c="2"/>40</text:p>
          </table:table-cell>
          <table:table-cell office:value-type="string" calcext:value-type="string">
            <text:p><text:s/>87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873 <text:s/>5</text:p>
          </table:table-cell>
          <table:table-cell/>
          <table:table-cell office:value-type="string" calcext:value-type="string">
            <text:p>.71% <text:s text:c="2"/>8</text:p>
          </table:table-cell>
          <table:table-cell office:value-type="string" calcext:value-type="string">
            <text:p>.1 28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71495 3259</text:p>
          </table:table-cell>
          <table:table-cell office:value-type="string" calcext:value-type="string">
            <text:p>719 <text:s text:c="2"/>10.7</text:p>
          </table:table-cell>
          <table:table-cell office:value-type="string" calcext:value-type="string">
            <text:p>2713 <text:s text:c="2"/>46</text:p>
          </table:table-cell>
          <table:table-cell office:value-type="string" calcext:value-type="string">
            <text:p><text:s/>16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853 <text:s/>5</text:p>
          </table:table-cell>
          <table:table-cell/>
          <table:table-cell office:value-type="string" calcext:value-type="string">
            <text:p>.71% <text:s text:c="2"/>8</text:p>
          </table:table-cell>
          <table:table-cell office:value-type="string" calcext:value-type="string">
            <text:p>.1 28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489304 3264</text:p>
          </table:table-cell>
          <table:table-cell office:value-type="string" calcext:value-type="string">
            <text:p>864 <text:s text:c="2"/>11.0</text:p>
          </table:table-cell>
          <table:table-cell office:value-type="string" calcext:value-type="string">
            <text:p>1974 <text:s text:c="2"/>38</text:p>
          </table:table-cell>
          <table:table-cell office:value-type="string" calcext:value-type="string">
            <text:p><text:s/>54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835 <text:s/>5</text:p>
          </table:table-cell>
          <table:table-cell/>
          <table:table-cell office:value-type="string" calcext:value-type="string">
            <text:p>.71% <text:s text:c="2"/>8</text:p>
          </table:table-cell>
          <table:table-cell office:value-type="string" calcext:value-type="string">
            <text:p>.1 28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508374 3270</text:p>
          </table:table-cell>
          <table:table-cell office:value-type="string" calcext:value-type="string">
            <text:p>342 <text:s text:c="2"/>10.7</text:p>
          </table:table-cell>
          <table:table-cell office:value-type="string" calcext:value-type="string">
            <text:p>0571 <text:s text:c="2"/>51</text:p>
          </table:table-cell>
          <table:table-cell office:value-type="string" calcext:value-type="string">
            <text:p><text:s/>12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814 <text:s/>5</text:p>
          </table:table-cell>
          <table:table-cell/>
          <table:table-cell office:value-type="string" calcext:value-type="string">
            <text:p>.71% <text:s text:c="2"/>8</text:p>
          </table:table-cell>
          <table:table-cell office:value-type="string" calcext:value-type="string">
            <text:p>.1 28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525588 3275</text:p>
          </table:table-cell>
          <table:table-cell office:value-type="string" calcext:value-type="string">
            <text:p>227 infeas</text:p>
          </table:table-cell>
          <table:table-cell office:value-type="string" calcext:value-type="string">
            <text:p>ible <text:s text:c="2"/>68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793 <text:s/>5</text:p>
          </table:table-cell>
          <table:table-cell/>
          <table:table-cell office:value-type="string" calcext:value-type="string">
            <text:p>.71% <text:s text:c="2"/>8</text:p>
          </table:table-cell>
          <table:table-cell office:value-type="string" calcext:value-type="string">
            <text:p>.1 28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545072 3280</text:p>
          </table:table-cell>
          <table:table-cell office:value-type="string" calcext:value-type="string">
            <text:p>754 <text:s text:c="4"/>cu</text:p>
          </table:table-cell>
          <table:table-cell office:value-type="string" calcext:value-type="string">
            <text:p>toff <text:s text:c="2"/>4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774 <text:s/>5</text:p>
          </table:table-cell>
          <table:table-cell/>
          <table:table-cell office:value-type="string" calcext:value-type="string">
            <text:p>.70% <text:s text:c="2"/>8</text:p>
          </table:table-cell>
          <table:table-cell office:value-type="string" calcext:value-type="string">
            <text:p>.1 28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561518 3285</text:p>
          </table:table-cell>
          <table:table-cell office:value-type="string" calcext:value-type="string">
            <text:p>173 <text:s text:c="2"/>10.7</text:p>
          </table:table-cell>
          <table:table-cell office:value-type="string" calcext:value-type="string">
            <text:p>3795 <text:s text:c="2"/>43</text:p>
          </table:table-cell>
          <table:table-cell office:value-type="string" calcext:value-type="string">
            <text:p><text:s/>27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755 <text:s/>5</text:p>
          </table:table-cell>
          <table:table-cell/>
          <table:table-cell office:value-type="string" calcext:value-type="string">
            <text:p>.70% <text:s text:c="2"/>8</text:p>
          </table:table-cell>
          <table:table-cell office:value-type="string" calcext:value-type="string">
            <text:p>.1 28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580008 3290</text:p>
          </table:table-cell>
          <table:table-cell office:value-type="string" calcext:value-type="string">
            <text:p>324 <text:s text:c="2"/>10.9</text:p>
          </table:table-cell>
          <table:table-cell office:value-type="string" calcext:value-type="string">
            <text:p>3745 <text:s text:c="2"/>38</text:p>
          </table:table-cell>
          <table:table-cell office:value-type="string" calcext:value-type="string">
            <text:p><text:s/>61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734 <text:s/>5</text:p>
          </table:table-cell>
          <table:table-cell/>
          <table:table-cell office:value-type="string" calcext:value-type="string">
            <text:p>.70% <text:s text:c="2"/>8</text:p>
          </table:table-cell>
          <table:table-cell office:value-type="string" calcext:value-type="string">
            <text:p>.1 28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598727 3295</text:p>
          </table:table-cell>
          <table:table-cell office:value-type="string" calcext:value-type="string">
            <text:p>647 <text:s text:c="4"/>cu</text:p>
          </table:table-cell>
          <table:table-cell office:value-type="string" calcext:value-type="string">
            <text:p>toff <text:s text:c="2"/>6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714 <text:s/>5</text:p>
          </table:table-cell>
          <table:table-cell/>
          <table:table-cell office:value-type="string" calcext:value-type="string">
            <text:p>.70% <text:s text:c="2"/>8</text:p>
          </table:table-cell>
          <table:table-cell office:value-type="string" calcext:value-type="string">
            <text:p>.1 28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17219 3300</text:p>
          </table:table-cell>
          <table:table-cell office:value-type="string" calcext:value-type="string">
            <text:p>547 <text:s text:c="4"/>cu</text:p>
          </table:table-cell>
          <table:table-cell office:value-type="string" calcext:value-type="string">
            <text:p>toff <text:s text:c="2"/>4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691 <text:s/>5</text:p>
          </table:table-cell>
          <table:table-cell/>
          <table:table-cell office:value-type="string" calcext:value-type="string">
            <text:p>.70% <text:s text:c="2"/>8</text:p>
          </table:table-cell>
          <table:table-cell office:value-type="string" calcext:value-type="string">
            <text:p>.1 28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36673 3306</text:p>
          </table:table-cell>
          <table:table-cell office:value-type="string" calcext:value-type="string">
            <text:p>034 infeas</text:p>
          </table:table-cell>
          <table:table-cell office:value-type="string" calcext:value-type="string">
            <text:p>ible <text:s text:c="2"/>5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669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55563 3311</text:p>
          </table:table-cell>
          <table:table-cell office:value-type="string" calcext:value-type="string">
            <text:p>424 infeas</text:p>
          </table:table-cell>
          <table:table-cell office:value-type="string" calcext:value-type="string">
            <text:p>ible <text:s text:c="2"/>4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650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73382 3316</text:p>
          </table:table-cell>
          <table:table-cell office:value-type="string" calcext:value-type="string">
            <text:p>356 infeas</text:p>
          </table:table-cell>
          <table:table-cell office:value-type="string" calcext:value-type="string">
            <text:p>ible <text:s text:c="2"/>5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632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691417 3321</text:p>
          </table:table-cell>
          <table:table-cell office:value-type="string" calcext:value-type="string">
            <text:p>166 <text:s text:c="2"/>11.1</text:p>
          </table:table-cell>
          <table:table-cell office:value-type="string" calcext:value-type="string">
            <text:p>9689 <text:s text:c="2"/>49</text:p>
          </table:table-cell>
          <table:table-cell office:value-type="string" calcext:value-type="string">
            <text:p><text:s/>89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609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09184 3325</text:p>
          </table:table-cell>
          <table:table-cell office:value-type="string" calcext:value-type="string">
            <text:p>961 <text:s text:c="4"/>cu</text:p>
          </table:table-cell>
          <table:table-cell office:value-type="string" calcext:value-type="string">
            <text:p>toff <text:s text:c="2"/>5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88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13185 3327</text:p>
          </table:table-cell>
          <table:table-cell office:value-type="string" calcext:value-type="string">
            <text:p>224 <text:s text:c="2"/>10.6</text:p>
          </table:table-cell>
          <table:table-cell office:value-type="string" calcext:value-type="string">
            <text:p>5423 <text:s text:c="2"/>52</text:p>
          </table:table-cell>
          <table:table-cell office:value-type="string" calcext:value-type="string">
            <text:p><text:s text:c="2"/>8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86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77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18616 3328</text:p>
          </table:table-cell>
          <table:table-cell office:value-type="string" calcext:value-type="string">
            <text:p>649 <text:s text:c="2"/>10.8</text:p>
          </table:table-cell>
          <table:table-cell office:value-type="string" calcext:value-type="string">
            <text:p>0443 <text:s text:c="2"/>62</text:p>
          </table:table-cell>
          <table:table-cell office:value-type="string" calcext:value-type="string">
            <text:p><text:s/>39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79 <text:s/>5</text:p>
          </table:table-cell>
          <table:table-cell/>
          <table:table-cell office:value-type="string" calcext:value-type="string">
            <text:p>.69% <text:s text:c="2"/>8</text:p>
          </table:table-cell>
          <table:table-cell office:value-type="string" calcext:value-type="string">
            <text:p>.1 28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32296 3332</text:p>
          </table:table-cell>
          <table:table-cell office:value-type="string" calcext:value-type="string">
            <text:p>439 <text:s text:c="2"/>11.0</text:p>
          </table:table-cell>
          <table:table-cell office:value-type="string" calcext:value-type="string">
            <text:p>3159 <text:s text:c="2"/>36</text:p>
          </table:table-cell>
          <table:table-cell office:value-type="string" calcext:value-type="string">
            <text:p><text:s/>23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65 <text:s/>5</text:p>
          </table:table-cell>
          <table:table-cell/>
          <table:table-cell office:value-type="string" calcext:value-type="string">
            <text:p>.68% <text:s text:c="2"/>8</text:p>
          </table:table-cell>
          <table:table-cell office:value-type="string" calcext:value-type="string">
            <text:p>.1 28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45214 3335</text:p>
          </table:table-cell>
          <table:table-cell office:value-type="string" calcext:value-type="string">
            <text:p>999 <text:s text:c="2"/>11.1</text:p>
          </table:table-cell>
          <table:table-cell office:value-type="string" calcext:value-type="string">
            <text:p>4501 <text:s text:c="2"/>51</text:p>
          </table:table-cell>
          <table:table-cell office:value-type="string" calcext:value-type="string">
            <text:p><text:s/>70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52 <text:s/>5</text:p>
          </table:table-cell>
          <table:table-cell/>
          <table:table-cell office:value-type="string" calcext:value-type="string">
            <text:p>.68% <text:s text:c="2"/>8</text:p>
          </table:table-cell>
          <table:table-cell office:value-type="string" calcext:value-type="string">
            <text:p>.1 28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60257 3340</text:p>
          </table:table-cell>
          <table:table-cell office:value-type="string" calcext:value-type="string">
            <text:p>165 <text:s text:c="2"/>10.8</text:p>
          </table:table-cell>
          <table:table-cell office:value-type="string" calcext:value-type="string">
            <text:p>1886 <text:s text:c="2"/>53</text:p>
          </table:table-cell>
          <table:table-cell office:value-type="string" calcext:value-type="string">
            <text:p><text:s/>34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38 <text:s/>5</text:p>
          </table:table-cell>
          <table:table-cell/>
          <table:table-cell office:value-type="string" calcext:value-type="string">
            <text:p>.68% <text:s text:c="2"/>8</text:p>
          </table:table-cell>
          <table:table-cell office:value-type="string" calcext:value-type="string">
            <text:p>.1 28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78461 3345</text:p>
          </table:table-cell>
          <table:table-cell office:value-type="string" calcext:value-type="string">
            <text:p>288 <text:s text:c="2"/>10.8</text:p>
          </table:table-cell>
          <table:table-cell office:value-type="string" calcext:value-type="string">
            <text:p>3903 <text:s text:c="2"/>41</text:p>
          </table:table-cell>
          <table:table-cell office:value-type="string" calcext:value-type="string">
            <text:p><text:s/>83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19 <text:s/>5</text:p>
          </table:table-cell>
          <table:table-cell/>
          <table:table-cell office:value-type="string" calcext:value-type="string">
            <text:p>.68% <text:s text:c="2"/>8</text:p>
          </table:table-cell>
          <table:table-cell office:value-type="string" calcext:value-type="string">
            <text:p>.1 29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794887 3349</text:p>
          </table:table-cell>
          <table:table-cell office:value-type="string" calcext:value-type="string">
            <text:p>894 <text:s text:c="2"/>10.8</text:p>
          </table:table-cell>
          <table:table-cell office:value-type="string" calcext:value-type="string">
            <text:p>8819 <text:s text:c="2"/>50</text:p>
          </table:table-cell>
          <table:table-cell office:value-type="string" calcext:value-type="string">
            <text:p><text:s/>14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504 <text:s/>5</text:p>
          </table:table-cell>
          <table:table-cell/>
          <table:table-cell office:value-type="string" calcext:value-type="string">
            <text:p>.68% <text:s text:c="2"/>8</text:p>
          </table:table-cell>
          <table:table-cell office:value-type="string" calcext:value-type="string">
            <text:p>.1 29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09401 3353</text:p>
          </table:table-cell>
          <table:table-cell office:value-type="string" calcext:value-type="string">
            <text:p>577 <text:s text:c="4"/>cu</text:p>
          </table:table-cell>
          <table:table-cell office:value-type="string" calcext:value-type="string">
            <text:p>toff <text:s text:c="2"/>4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486 <text:s/>5</text:p>
          </table:table-cell>
          <table:table-cell/>
          <table:table-cell office:value-type="string" calcext:value-type="string">
            <text:p>.68% <text:s text:c="2"/>8</text:p>
          </table:table-cell>
          <table:table-cell office:value-type="string" calcext:value-type="string">
            <text:p>.1 29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27682 3358</text:p>
          </table:table-cell>
          <table:table-cell office:value-type="string" calcext:value-type="string">
            <text:p>773 infeas</text:p>
          </table:table-cell>
          <table:table-cell office:value-type="string" calcext:value-type="string">
            <text:p>ible <text:s text:c="2"/>37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468 <text:s/>5</text:p>
          </table:table-cell>
          <table:table-cell/>
          <table:table-cell office:value-type="string" calcext:value-type="string">
            <text:p>.67% <text:s text:c="2"/>8</text:p>
          </table:table-cell>
          <table:table-cell office:value-type="string" calcext:value-type="string">
            <text:p>.1 29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48090 3364</text:p>
          </table:table-cell>
          <table:table-cell office:value-type="string" calcext:value-type="string">
            <text:p>525 <text:s text:c="2"/>10.6</text:p>
          </table:table-cell>
          <table:table-cell office:value-type="string" calcext:value-type="string">
            <text:p>6776 <text:s text:c="2"/>54</text:p>
          </table:table-cell>
          <table:table-cell office:value-type="string" calcext:value-type="string">
            <text:p><text:s/>21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449 <text:s/>5</text:p>
          </table:table-cell>
          <table:table-cell/>
          <table:table-cell office:value-type="string" calcext:value-type="string">
            <text:p>.67% <text:s text:c="2"/>8</text:p>
          </table:table-cell>
          <table:table-cell office:value-type="string" calcext:value-type="string">
            <text:p>.1 29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67709 3369</text:p>
          </table:table-cell>
          <table:table-cell office:value-type="string" calcext:value-type="string">
            <text:p>873 <text:s text:c="2"/>10.8</text:p>
          </table:table-cell>
          <table:table-cell office:value-type="string" calcext:value-type="string">
            <text:p>5360 <text:s text:c="2"/>44</text:p>
          </table:table-cell>
          <table:table-cell office:value-type="string" calcext:value-type="string">
            <text:p><text:s/>60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430 <text:s/>5</text:p>
          </table:table-cell>
          <table:table-cell/>
          <table:table-cell office:value-type="string" calcext:value-type="string">
            <text:p>.67% <text:s text:c="2"/>8</text:p>
          </table:table-cell>
          <table:table-cell office:value-type="string" calcext:value-type="string">
            <text:p>.1 29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890696 3376</text:p>
          </table:table-cell>
          <table:table-cell office:value-type="string" calcext:value-type="string">
            <text:p>367 infeas</text:p>
          </table:table-cell>
          <table:table-cell office:value-type="string" calcext:value-type="string">
            <text:p>ible <text:s text:c="2"/>5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409 <text:s/>5</text:p>
          </table:table-cell>
          <table:table-cell/>
          <table:table-cell office:value-type="string" calcext:value-type="string">
            <text:p>.67% <text:s text:c="2"/>8</text:p>
          </table:table-cell>
          <table:table-cell office:value-type="string" calcext:value-type="string">
            <text:p>.1 29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909481 3381</text:p>
          </table:table-cell>
          <table:table-cell office:value-type="string" calcext:value-type="string">
            <text:p>414 infeas</text:p>
          </table:table-cell>
          <table:table-cell office:value-type="string" calcext:value-type="string">
            <text:p>ible <text:s text:c="2"/>6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389 <text:s/>5</text:p>
          </table:table-cell>
          <table:table-cell/>
          <table:table-cell office:value-type="string" calcext:value-type="string">
            <text:p>.67% <text:s text:c="2"/>8</text:p>
          </table:table-cell>
          <table:table-cell office:value-type="string" calcext:value-type="string">
            <text:p>.1 29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927904 3386</text:p>
          </table:table-cell>
          <table:table-cell office:value-type="string" calcext:value-type="string">
            <text:p>451 <text:s text:c="4"/>cu</text:p>
          </table:table-cell>
          <table:table-cell office:value-type="string" calcext:value-type="string">
            <text:p>toff <text:s text:c="2"/>5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368 <text:s/>5</text:p>
          </table:table-cell>
          <table:table-cell/>
          <table:table-cell office:value-type="string" calcext:value-type="string">
            <text:p>.67% <text:s text:c="2"/>8</text:p>
          </table:table-cell>
          <table:table-cell office:value-type="string" calcext:value-type="string">
            <text:p>.1 29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946694 3391</text:p>
          </table:table-cell>
          <table:table-cell office:value-type="string" calcext:value-type="string">
            <text:p>609 <text:s text:c="2"/>10.6</text:p>
          </table:table-cell>
          <table:table-cell office:value-type="string" calcext:value-type="string">
            <text:p>7534 <text:s text:c="2"/>55</text:p>
          </table:table-cell>
          <table:table-cell office:value-type="string" calcext:value-type="string">
            <text:p><text:s/>26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347 <text:s/>5</text:p>
          </table:table-cell>
          <table:table-cell/>
          <table:table-cell office:value-type="string" calcext:value-type="string">
            <text:p>.66% <text:s text:c="2"/>8</text:p>
          </table:table-cell>
          <table:table-cell office:value-type="string" calcext:value-type="string">
            <text:p>.1 29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965167 3396</text:p>
          </table:table-cell>
          <table:table-cell office:value-type="string" calcext:value-type="string">
            <text:p>622 <text:s text:c="4"/>cu</text:p>
          </table:table-cell>
          <table:table-cell office:value-type="string" calcext:value-type="string">
            <text:p>toff <text:s text:c="2"/>4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323 <text:s/>5</text:p>
          </table:table-cell>
          <table:table-cell/>
          <table:table-cell office:value-type="string" calcext:value-type="string">
            <text:p>.66% <text:s text:c="2"/>8</text:p>
          </table:table-cell>
          <table:table-cell office:value-type="string" calcext:value-type="string">
            <text:p>.1 29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0983435 3401</text:p>
          </table:table-cell>
          <table:table-cell office:value-type="string" calcext:value-type="string">
            <text:p>499 <text:s text:c="2"/>11.1</text:p>
          </table:table-cell>
          <table:table-cell office:value-type="string" calcext:value-type="string">
            <text:p>0646 <text:s text:c="2"/>47</text:p>
          </table:table-cell>
          <table:table-cell office:value-type="string" calcext:value-type="string">
            <text:p><text:s/>93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302 <text:s/>5</text:p>
          </table:table-cell>
          <table:table-cell/>
          <table:table-cell office:value-type="string" calcext:value-type="string">
            <text:p>.66% <text:s text:c="2"/>8</text:p>
          </table:table-cell>
          <table:table-cell office:value-type="string" calcext:value-type="string">
            <text:p>.1 29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01916 3406</text:p>
          </table:table-cell>
          <table:table-cell office:value-type="string" calcext:value-type="string">
            <text:p>721 <text:s text:c="4"/>cu</text:p>
          </table:table-cell>
          <table:table-cell office:value-type="string" calcext:value-type="string">
            <text:p>toff <text:s text:c="2"/>6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285 <text:s/>5</text:p>
          </table:table-cell>
          <table:table-cell/>
          <table:table-cell office:value-type="string" calcext:value-type="string">
            <text:p>.66% <text:s text:c="2"/>8</text:p>
          </table:table-cell>
          <table:table-cell office:value-type="string" calcext:value-type="string">
            <text:p>.1 29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18482 3411</text:p>
          </table:table-cell>
          <table:table-cell office:value-type="string" calcext:value-type="string">
            <text:p>201 <text:s text:c="2"/>10.7</text:p>
          </table:table-cell>
          <table:table-cell office:value-type="string" calcext:value-type="string">
            <text:p>7777 <text:s text:c="2"/>61</text:p>
          </table:table-cell>
          <table:table-cell office:value-type="string" calcext:value-type="string">
            <text:p><text:s/>17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266 <text:s/>5</text:p>
          </table:table-cell>
          <table:table-cell/>
          <table:table-cell office:value-type="string" calcext:value-type="string">
            <text:p>.66% <text:s text:c="2"/>8</text:p>
          </table:table-cell>
          <table:table-cell office:value-type="string" calcext:value-type="string">
            <text:p>.1 29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37419 3416</text:p>
          </table:table-cell>
          <table:table-cell office:value-type="string" calcext:value-type="string">
            <text:p>354 <text:s text:c="2"/>10.9</text:p>
          </table:table-cell>
          <table:table-cell office:value-type="string" calcext:value-type="string">
            <text:p>7222 <text:s text:c="2"/>45</text:p>
          </table:table-cell>
          <table:table-cell office:value-type="string" calcext:value-type="string">
            <text:p><text:s/>30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246 <text:s/>5</text:p>
          </table:table-cell>
          <table:table-cell/>
          <table:table-cell office:value-type="string" calcext:value-type="string">
            <text:p>.65% <text:s text:c="2"/>8</text:p>
          </table:table-cell>
          <table:table-cell office:value-type="string" calcext:value-type="string">
            <text:p>.1 29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55665 3421</text:p>
          </table:table-cell>
          <table:table-cell office:value-type="string" calcext:value-type="string">
            <text:p>284 <text:s text:c="2"/>11.1</text:p>
          </table:table-cell>
          <table:table-cell office:value-type="string" calcext:value-type="string">
            <text:p>6638 <text:s text:c="2"/>49</text:p>
          </table:table-cell>
          <table:table-cell office:value-type="string" calcext:value-type="string">
            <text:p><text:s/>90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228 <text:s/>5</text:p>
          </table:table-cell>
          <table:table-cell/>
          <table:table-cell office:value-type="string" calcext:value-type="string">
            <text:p>.65% <text:s text:c="2"/>8</text:p>
          </table:table-cell>
          <table:table-cell office:value-type="string" calcext:value-type="string">
            <text:p>.1 29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73288 3425</text:p>
          </table:table-cell>
          <table:table-cell office:value-type="string" calcext:value-type="string">
            <text:p>957 <text:s text:c="2"/>11.1</text:p>
          </table:table-cell>
          <table:table-cell office:value-type="string" calcext:value-type="string">
            <text:p>4154 <text:s text:c="2"/>60</text:p>
          </table:table-cell>
          <table:table-cell office:value-type="string" calcext:value-type="string">
            <text:p><text:s/>35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204 <text:s/>5</text:p>
          </table:table-cell>
          <table:table-cell/>
          <table:table-cell office:value-type="string" calcext:value-type="string">
            <text:p>.65% <text:s text:c="2"/>8</text:p>
          </table:table-cell>
          <table:table-cell office:value-type="string" calcext:value-type="string">
            <text:p>.1 29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092674 3431</text:p>
          </table:table-cell>
          <table:table-cell office:value-type="string" calcext:value-type="string">
            <text:p>459 <text:s text:c="2"/>10.8</text:p>
          </table:table-cell>
          <table:table-cell office:value-type="string" calcext:value-type="string">
            <text:p>5197 <text:s text:c="2"/>51</text:p>
          </table:table-cell>
          <table:table-cell office:value-type="string" calcext:value-type="string">
            <text:p><text:s/>21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185 <text:s/>5</text:p>
          </table:table-cell>
          <table:table-cell/>
          <table:table-cell office:value-type="string" calcext:value-type="string">
            <text:p>.65% <text:s text:c="2"/>8</text:p>
          </table:table-cell>
          <table:table-cell office:value-type="string" calcext:value-type="string">
            <text:p>.1 29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110430 3436</text:p>
          </table:table-cell>
          <table:table-cell office:value-type="string" calcext:value-type="string">
            <text:p>438 <text:s text:c="2"/>11.1</text:p>
          </table:table-cell>
          <table:table-cell office:value-type="string" calcext:value-type="string">
            <text:p>0760 <text:s text:c="2"/>42</text:p>
          </table:table-cell>
          <table:table-cell office:value-type="string" calcext:value-type="string">
            <text:p><text:s/>62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163 <text:s/>5</text:p>
          </table:table-cell>
          <table:table-cell/>
          <table:table-cell office:value-type="string" calcext:value-type="string">
            <text:p>.65% <text:s text:c="2"/>8</text:p>
          </table:table-cell>
          <table:table-cell office:value-type="string" calcext:value-type="string">
            <text:p>.1 29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127920 3441</text:p>
          </table:table-cell>
          <table:table-cell office:value-type="string" calcext:value-type="string">
            <text:p>301 infeas</text:p>
          </table:table-cell>
          <table:table-cell office:value-type="string" calcext:value-type="string">
            <text:p>ible <text:s text:c="2"/>5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146 <text:s/>5</text:p>
          </table:table-cell>
          <table:table-cell/>
          <table:table-cell office:value-type="string" calcext:value-type="string">
            <text:p>.64% <text:s text:c="2"/>8</text:p>
          </table:table-cell>
          <table:table-cell office:value-type="string" calcext:value-type="string">
            <text:p>.1 29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148493 3447</text:p>
          </table:table-cell>
          <table:table-cell office:value-type="string" calcext:value-type="string">
            <text:p>153 infeas</text:p>
          </table:table-cell>
          <table:table-cell office:value-type="string" calcext:value-type="string">
            <text:p>ible <text:s text:c="2"/>47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129 <text:s/>5</text:p>
          </table:table-cell>
          <table:table-cell/>
          <table:table-cell office:value-type="string" calcext:value-type="string">
            <text:p>.64% <text:s text:c="2"/>8</text:p>
          </table:table-cell>
          <table:table-cell office:value-type="string" calcext:value-type="string">
            <text:p>.1 30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168260 3453</text:p>
          </table:table-cell>
          <table:table-cell office:value-type="string" calcext:value-type="string">
            <text:p>281 <text:s text:c="2"/>10.9</text:p>
          </table:table-cell>
          <table:table-cell office:value-type="string" calcext:value-type="string">
            <text:p>9892 <text:s text:c="2"/>51</text:p>
          </table:table-cell>
          <table:table-cell office:value-type="string" calcext:value-type="string">
            <text:p><text:s/>34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113 <text:s/>5</text:p>
          </table:table-cell>
          <table:table-cell/>
          <table:table-cell office:value-type="string" calcext:value-type="string">
            <text:p>.64% <text:s text:c="2"/>8</text:p>
          </table:table-cell>
          <table:table-cell office:value-type="string" calcext:value-type="string">
            <text:p>.1 30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185744 3458</text:p>
          </table:table-cell>
          <table:table-cell office:value-type="string" calcext:value-type="string">
            <text:p>063 <text:s text:c="2"/>10.9</text:p>
          </table:table-cell>
          <table:table-cell office:value-type="string" calcext:value-type="string">
            <text:p>3925 <text:s text:c="2"/>42</text:p>
          </table:table-cell>
          <table:table-cell office:value-type="string" calcext:value-type="string">
            <text:p><text:s/>27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093 <text:s/>5</text:p>
          </table:table-cell>
          <table:table-cell/>
          <table:table-cell office:value-type="string" calcext:value-type="string">
            <text:p>.64% <text:s text:c="2"/>8</text:p>
          </table:table-cell>
          <table:table-cell office:value-type="string" calcext:value-type="string">
            <text:p>.1 30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04746 3463</text:p>
          </table:table-cell>
          <table:table-cell office:value-type="string" calcext:value-type="string">
            <text:p>292 <text:s text:c="2"/>10.7</text:p>
          </table:table-cell>
          <table:table-cell office:value-type="string" calcext:value-type="string">
            <text:p>6577 <text:s text:c="2"/>47</text:p>
          </table:table-cell>
          <table:table-cell office:value-type="string" calcext:value-type="string">
            <text:p><text:s/>11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069 <text:s/>5</text:p>
          </table:table-cell>
          <table:table-cell/>
          <table:table-cell office:value-type="string" calcext:value-type="string">
            <text:p>.64% <text:s text:c="2"/>8</text:p>
          </table:table-cell>
          <table:table-cell office:value-type="string" calcext:value-type="string">
            <text:p>.1 30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24070 3468</text:p>
          </table:table-cell>
          <table:table-cell office:value-type="string" calcext:value-type="string">
            <text:p>615 <text:s text:c="2"/>10.9</text:p>
          </table:table-cell>
          <table:table-cell office:value-type="string" calcext:value-type="string">
            <text:p>0489 <text:s text:c="2"/>54</text:p>
          </table:table-cell>
          <table:table-cell office:value-type="string" calcext:value-type="string">
            <text:p><text:s/>42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049 <text:s/>5</text:p>
          </table:table-cell>
          <table:table-cell/>
          <table:table-cell office:value-type="string" calcext:value-type="string">
            <text:p>.64% <text:s text:c="2"/>8</text:p>
          </table:table-cell>
          <table:table-cell office:value-type="string" calcext:value-type="string">
            <text:p>.1 30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41442 3473</text:p>
          </table:table-cell>
          <table:table-cell office:value-type="string" calcext:value-type="string">
            <text:p>501 <text:s text:c="2"/>11.1</text:p>
          </table:table-cell>
          <table:table-cell office:value-type="string" calcext:value-type="string">
            <text:p>6882 <text:s text:c="2"/>34</text:p>
          </table:table-cell>
          <table:table-cell office:value-type="string" calcext:value-type="string">
            <text:p><text:s/>11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033 <text:s/>5</text:p>
          </table:table-cell>
          <table:table-cell/>
          <table:table-cell office:value-type="string" calcext:value-type="string">
            <text:p>.63% <text:s text:c="2"/>8</text:p>
          </table:table-cell>
          <table:table-cell office:value-type="string" calcext:value-type="string">
            <text:p>.1 30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60138 3478</text:p>
          </table:table-cell>
          <table:table-cell office:value-type="string" calcext:value-type="string">
            <text:p>609 <text:s text:c="2"/>10.6</text:p>
          </table:table-cell>
          <table:table-cell office:value-type="string" calcext:value-type="string">
            <text:p>9525 <text:s text:c="2"/>62</text:p>
          </table:table-cell>
          <table:table-cell office:value-type="string" calcext:value-type="string">
            <text:p><text:s text:c="2"/>5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015 <text:s/>5</text:p>
          </table:table-cell>
          <table:table-cell/>
          <table:table-cell office:value-type="string" calcext:value-type="string">
            <text:p>.63% <text:s text:c="2"/>8</text:p>
          </table:table-cell>
          <table:table-cell office:value-type="string" calcext:value-type="string">
            <text:p>.1 30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76362 3483</text:p>
          </table:table-cell>
          <table:table-cell office:value-type="string" calcext:value-type="string">
            <text:p>371 <text:s text:c="2"/>11.0</text:p>
          </table:table-cell>
          <table:table-cell office:value-type="string" calcext:value-type="string">
            <text:p>9646 <text:s text:c="2"/>59</text:p>
          </table:table-cell>
          <table:table-cell office:value-type="string" calcext:value-type="string">
            <text:p><text:s/>35 <text:s text:c="2"/>10.60</text:p>
          </table:table-cell>
          <table:table-cell office:value-type="string" calcext:value-type="string">
            <text:p>300 <text:s text:c="2"/>11.2</text:p>
          </table:table-cell>
          <table:table-cell office:value-type="string" calcext:value-type="string">
            <text:p>0006 <text:s/>5</text:p>
          </table:table-cell>
          <table:table-cell/>
          <table:table-cell office:value-type="string" calcext:value-type="string">
            <text:p>.63% <text:s text:c="2"/>8</text:p>
          </table:table-cell>
          <table:table-cell office:value-type="string" calcext:value-type="string">
            <text:p>.1 30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294924 3488</text:p>
          </table:table-cell>
          <table:table-cell office:value-type="string" calcext:value-type="string">
            <text:p>972 infeas</text:p>
          </table:table-cell>
          <table:table-cell office:value-type="string" calcext:value-type="string">
            <text:p>ible <text:s text:c="2"/>5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993 <text:s/>5</text:p>
          </table:table-cell>
          <table:table-cell/>
          <table:table-cell office:value-type="string" calcext:value-type="string">
            <text:p>.63% <text:s text:c="2"/>8</text:p>
          </table:table-cell>
          <table:table-cell office:value-type="string" calcext:value-type="string">
            <text:p>.1 30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313712 3494</text:p>
          </table:table-cell>
          <table:table-cell office:value-type="string" calcext:value-type="string">
            <text:p>131 infeas</text:p>
          </table:table-cell>
          <table:table-cell office:value-type="string" calcext:value-type="string">
            <text:p>ible <text:s text:c="2"/>6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973 <text:s/>5</text:p>
          </table:table-cell>
          <table:table-cell/>
          <table:table-cell office:value-type="string" calcext:value-type="string">
            <text:p>.63% <text:s text:c="2"/>8</text:p>
          </table:table-cell>
          <table:table-cell office:value-type="string" calcext:value-type="string">
            <text:p>.1 30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332207 3499</text:p>
          </table:table-cell>
          <table:table-cell office:value-type="string" calcext:value-type="string">
            <text:p>338 <text:s text:c="4"/>cu</text:p>
          </table:table-cell>
          <table:table-cell office:value-type="string" calcext:value-type="string">
            <text:p>toff <text:s text:c="2"/>5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953 <text:s/>5</text:p>
          </table:table-cell>
          <table:table-cell/>
          <table:table-cell office:value-type="string" calcext:value-type="string">
            <text:p>.63% <text:s text:c="2"/>8</text:p>
          </table:table-cell>
          <table:table-cell office:value-type="string" calcext:value-type="string">
            <text:p>.1 30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351152 3504</text:p>
          </table:table-cell>
          <table:table-cell office:value-type="string" calcext:value-type="string">
            <text:p>528 <text:s text:c="2"/>11.0</text:p>
          </table:table-cell>
          <table:table-cell office:value-type="string" calcext:value-type="string">
            <text:p>7217 <text:s text:c="2"/>50</text:p>
          </table:table-cell>
          <table:table-cell office:value-type="string" calcext:value-type="string">
            <text:p><text:s/>4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931 <text:s/>5</text:p>
          </table:table-cell>
          <table:table-cell/>
          <table:table-cell office:value-type="string" calcext:value-type="string">
            <text:p>.62% <text:s text:c="2"/>8</text:p>
          </table:table-cell>
          <table:table-cell office:value-type="string" calcext:value-type="string">
            <text:p>.1 30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369902 3509</text:p>
          </table:table-cell>
          <table:table-cell office:value-type="string" calcext:value-type="string">
            <text:p>719 <text:s text:c="2"/>11.1</text:p>
          </table:table-cell>
          <table:table-cell office:value-type="string" calcext:value-type="string">
            <text:p>9129 <text:s text:c="2"/>39</text:p>
          </table:table-cell>
          <table:table-cell office:value-type="string" calcext:value-type="string">
            <text:p><text:s/>1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909 <text:s/>5</text:p>
          </table:table-cell>
          <table:table-cell/>
          <table:table-cell office:value-type="string" calcext:value-type="string">
            <text:p>.62% <text:s text:c="2"/>8</text:p>
          </table:table-cell>
          <table:table-cell office:value-type="string" calcext:value-type="string">
            <text:p>.1 30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389287 3515</text:p>
          </table:table-cell>
          <table:table-cell office:value-type="string" calcext:value-type="string">
            <text:p>048 <text:s text:c="2"/>10.9</text:p>
          </table:table-cell>
          <table:table-cell office:value-type="string" calcext:value-type="string">
            <text:p>0476 <text:s text:c="2"/>45</text:p>
          </table:table-cell>
          <table:table-cell office:value-type="string" calcext:value-type="string">
            <text:p><text:s/>1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891 <text:s/>5</text:p>
          </table:table-cell>
          <table:table-cell/>
          <table:table-cell office:value-type="string" calcext:value-type="string">
            <text:p>.62% <text:s text:c="2"/>8</text:p>
          </table:table-cell>
          <table:table-cell office:value-type="string" calcext:value-type="string">
            <text:p>.1 30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408074 3519</text:p>
          </table:table-cell>
          <table:table-cell office:value-type="string" calcext:value-type="string">
            <text:p>986 <text:s text:c="2"/>10.6</text:p>
          </table:table-cell>
          <table:table-cell office:value-type="string" calcext:value-type="string">
            <text:p>6773 <text:s text:c="2"/>57</text:p>
          </table:table-cell>
          <table:table-cell office:value-type="string" calcext:value-type="string">
            <text:p><text:s/>1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869 <text:s/>5</text:p>
          </table:table-cell>
          <table:table-cell/>
          <table:table-cell office:value-type="string" calcext:value-type="string">
            <text:p>.62% <text:s text:c="2"/>8</text:p>
          </table:table-cell>
          <table:table-cell office:value-type="string" calcext:value-type="string">
            <text:p>.1 30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427111 3525</text:p>
          </table:table-cell>
          <table:table-cell office:value-type="string" calcext:value-type="string">
            <text:p>323 <text:s text:c="2"/>10.7</text:p>
          </table:table-cell>
          <table:table-cell office:value-type="string" calcext:value-type="string">
            <text:p>4272 <text:s text:c="2"/>61</text:p>
          </table:table-cell>
          <table:table-cell office:value-type="string" calcext:value-type="string">
            <text:p><text:s/>2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849 <text:s/>5</text:p>
          </table:table-cell>
          <table:table-cell/>
          <table:table-cell office:value-type="string" calcext:value-type="string">
            <text:p>.62% <text:s text:c="2"/>8</text:p>
          </table:table-cell>
          <table:table-cell office:value-type="string" calcext:value-type="string">
            <text:p>.1 30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446129 3530</text:p>
          </table:table-cell>
          <table:table-cell office:value-type="string" calcext:value-type="string">
            <text:p>322 <text:s text:c="4"/>cu</text:p>
          </table:table-cell>
          <table:table-cell office:value-type="string" calcext:value-type="string">
            <text:p>toff <text:s text:c="2"/>4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826 <text:s/>5</text:p>
          </table:table-cell>
          <table:table-cell/>
          <table:table-cell office:value-type="string" calcext:value-type="string">
            <text:p>.61% <text:s text:c="2"/>8</text:p>
          </table:table-cell>
          <table:table-cell office:value-type="string" calcext:value-type="string">
            <text:p>.1 30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465646 3535</text:p>
          </table:table-cell>
          <table:table-cell office:value-type="string" calcext:value-type="string">
            <text:p>602 <text:s text:c="2"/>11.1</text:p>
          </table:table-cell>
          <table:table-cell office:value-type="string" calcext:value-type="string">
            <text:p>5321 <text:s text:c="2"/>39</text:p>
          </table:table-cell>
          <table:table-cell office:value-type="string" calcext:value-type="string">
            <text:p><text:s/>7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807 <text:s/>5</text:p>
          </table:table-cell>
          <table:table-cell/>
          <table:table-cell office:value-type="string" calcext:value-type="string">
            <text:p>.61% <text:s text:c="2"/>8</text:p>
          </table:table-cell>
          <table:table-cell office:value-type="string" calcext:value-type="string">
            <text:p>.1 30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483381 3540</text:p>
          </table:table-cell>
          <table:table-cell office:value-type="string" calcext:value-type="string">
            <text:p>499 <text:s text:c="4"/>cu</text:p>
          </table:table-cell>
          <table:table-cell office:value-type="string" calcext:value-type="string">
            <text:p>toff <text:s text:c="2"/>4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786 <text:s/>5</text:p>
          </table:table-cell>
          <table:table-cell/>
          <table:table-cell office:value-type="string" calcext:value-type="string">
            <text:p>.61% <text:s text:c="2"/>8</text:p>
          </table:table-cell>
          <table:table-cell office:value-type="string" calcext:value-type="string">
            <text:p>.1 30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01777 3545</text:p>
          </table:table-cell>
          <table:table-cell office:value-type="string" calcext:value-type="string">
            <text:p>608 <text:s text:c="2"/>10.6</text:p>
          </table:table-cell>
          <table:table-cell office:value-type="string" calcext:value-type="string">
            <text:p>6843 <text:s text:c="2"/>64</text:p>
          </table:table-cell>
          <table:table-cell office:value-type="string" calcext:value-type="string">
            <text:p><text:s text:c="2"/>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765 <text:s/>5</text:p>
          </table:table-cell>
          <table:table-cell/>
          <table:table-cell office:value-type="string" calcext:value-type="string">
            <text:p>.61% <text:s text:c="2"/>8</text:p>
          </table:table-cell>
          <table:table-cell office:value-type="string" calcext:value-type="string">
            <text:p>.1 30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22303 3551</text:p>
          </table:table-cell>
          <table:table-cell office:value-type="string" calcext:value-type="string">
            <text:p>627 <text:s text:c="2"/>10.9</text:p>
          </table:table-cell>
          <table:table-cell office:value-type="string" calcext:value-type="string">
            <text:p>2387 <text:s text:c="2"/>51</text:p>
          </table:table-cell>
          <table:table-cell office:value-type="string" calcext:value-type="string">
            <text:p><text:s/>4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747 <text:s/>5</text:p>
          </table:table-cell>
          <table:table-cell/>
          <table:table-cell office:value-type="string" calcext:value-type="string">
            <text:p>.61% <text:s text:c="2"/>8</text:p>
          </table:table-cell>
          <table:table-cell office:value-type="string" calcext:value-type="string">
            <text:p>.1 31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40967 3556</text:p>
          </table:table-cell>
          <table:table-cell office:value-type="string" calcext:value-type="string">
            <text:p>691 <text:s text:c="2"/>10.6</text:p>
          </table:table-cell>
          <table:table-cell office:value-type="string" calcext:value-type="string">
            <text:p>6530 <text:s text:c="2"/>47</text:p>
          </table:table-cell>
          <table:table-cell office:value-type="string" calcext:value-type="string">
            <text:p><text:s/>1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728 <text:s/>5</text:p>
          </table:table-cell>
          <table:table-cell/>
          <table:table-cell office:value-type="string" calcext:value-type="string">
            <text:p>.60% <text:s text:c="2"/>8</text:p>
          </table:table-cell>
          <table:table-cell office:value-type="string" calcext:value-type="string">
            <text:p>.1 31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60341 3562</text:p>
          </table:table-cell>
          <table:table-cell office:value-type="string" calcext:value-type="string">
            <text:p>333 <text:s text:c="2"/>10.9</text:p>
          </table:table-cell>
          <table:table-cell office:value-type="string" calcext:value-type="string">
            <text:p>5496 <text:s text:c="2"/>51</text:p>
          </table:table-cell>
          <table:table-cell office:value-type="string" calcext:value-type="string">
            <text:p><text:s/>6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706 <text:s/>5</text:p>
          </table:table-cell>
          <table:table-cell/>
          <table:table-cell office:value-type="string" calcext:value-type="string">
            <text:p>.60% <text:s text:c="2"/>8</text:p>
          </table:table-cell>
          <table:table-cell office:value-type="string" calcext:value-type="string">
            <text:p>.1 31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79747 3567</text:p>
          </table:table-cell>
          <table:table-cell office:value-type="string" calcext:value-type="string">
            <text:p>927 <text:s text:c="2"/>10.6</text:p>
          </table:table-cell>
          <table:table-cell office:value-type="string" calcext:value-type="string">
            <text:p>3653 <text:s text:c="2"/>61</text:p>
          </table:table-cell>
          <table:table-cell office:value-type="string" calcext:value-type="string">
            <text:p><text:s/>1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691 <text:s/>5</text:p>
          </table:table-cell>
          <table:table-cell/>
          <table:table-cell office:value-type="string" calcext:value-type="string">
            <text:p>.60% <text:s text:c="2"/>8</text:p>
          </table:table-cell>
          <table:table-cell office:value-type="string" calcext:value-type="string">
            <text:p>.1 31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598837 3573</text:p>
          </table:table-cell>
          <table:table-cell office:value-type="string" calcext:value-type="string">
            <text:p>322 <text:s text:c="2"/>11.0</text:p>
          </table:table-cell>
          <table:table-cell office:value-type="string" calcext:value-type="string">
            <text:p>4012 <text:s text:c="2"/>37</text:p>
          </table:table-cell>
          <table:table-cell office:value-type="string" calcext:value-type="string">
            <text:p><text:s/>13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673 <text:s/>5</text:p>
          </table:table-cell>
          <table:table-cell/>
          <table:table-cell office:value-type="string" calcext:value-type="string">
            <text:p>.60% <text:s text:c="2"/>8</text:p>
          </table:table-cell>
          <table:table-cell office:value-type="string" calcext:value-type="string">
            <text:p>.1 31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618899 3579</text:p>
          </table:table-cell>
          <table:table-cell office:value-type="string" calcext:value-type="string">
            <text:p>099 <text:s text:c="2"/>10.7</text:p>
          </table:table-cell>
          <table:table-cell office:value-type="string" calcext:value-type="string">
            <text:p>8411 <text:s text:c="2"/>50</text:p>
          </table:table-cell>
          <table:table-cell office:value-type="string" calcext:value-type="string">
            <text:p><text:s text:c="2"/>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660 <text:s/>5</text:p>
          </table:table-cell>
          <table:table-cell/>
          <table:table-cell office:value-type="string" calcext:value-type="string">
            <text:p>.60% <text:s text:c="2"/>8</text:p>
          </table:table-cell>
          <table:table-cell office:value-type="string" calcext:value-type="string">
            <text:p>.1 31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638540 3584</text:p>
          </table:table-cell>
          <table:table-cell office:value-type="string" calcext:value-type="string">
            <text:p>769 <text:s text:c="2"/>10.6</text:p>
          </table:table-cell>
          <table:table-cell office:value-type="string" calcext:value-type="string">
            <text:p>9817 <text:s text:c="2"/>55</text:p>
          </table:table-cell>
          <table:table-cell office:value-type="string" calcext:value-type="string">
            <text:p><text:s text:c="2"/>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641 <text:s/>5</text:p>
          </table:table-cell>
          <table:table-cell/>
          <table:table-cell office:value-type="string" calcext:value-type="string">
            <text:p>.60% <text:s text:c="2"/>8</text:p>
          </table:table-cell>
          <table:table-cell office:value-type="string" calcext:value-type="string">
            <text:p>.1 31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657821 3590</text:p>
          </table:table-cell>
          <table:table-cell office:value-type="string" calcext:value-type="string">
            <text:p>376 <text:s text:c="2"/>11.0</text:p>
          </table:table-cell>
          <table:table-cell office:value-type="string" calcext:value-type="string">
            <text:p>5523 <text:s text:c="2"/>50</text:p>
          </table:table-cell>
          <table:table-cell office:value-type="string" calcext:value-type="string">
            <text:p><text:s/>53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622 <text:s/>5</text:p>
          </table:table-cell>
          <table:table-cell/>
          <table:table-cell office:value-type="string" calcext:value-type="string">
            <text:p>.59% <text:s text:c="2"/>8</text:p>
          </table:table-cell>
          <table:table-cell office:value-type="string" calcext:value-type="string">
            <text:p>.1 31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672962 3594</text:p>
          </table:table-cell>
          <table:table-cell office:value-type="string" calcext:value-type="string">
            <text:p>536 <text:s text:c="2"/>11.1</text:p>
          </table:table-cell>
          <table:table-cell office:value-type="string" calcext:value-type="string">
            <text:p>3558 <text:s text:c="2"/>44</text:p>
          </table:table-cell>
          <table:table-cell office:value-type="string" calcext:value-type="string">
            <text:p><text:s/>2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608 <text:s/>5</text:p>
          </table:table-cell>
          <table:table-cell/>
          <table:table-cell office:value-type="string" calcext:value-type="string">
            <text:p>.59% <text:s text:c="2"/>8</text:p>
          </table:table-cell>
          <table:table-cell office:value-type="string" calcext:value-type="string">
            <text:p>.1 31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692215 3599</text:p>
          </table:table-cell>
          <table:table-cell office:value-type="string" calcext:value-type="string">
            <text:p>782 infeas</text:p>
          </table:table-cell>
          <table:table-cell office:value-type="string" calcext:value-type="string">
            <text:p>ible <text:s text:c="2"/>37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589 <text:s/>5</text:p>
          </table:table-cell>
          <table:table-cell/>
          <table:table-cell office:value-type="string" calcext:value-type="string">
            <text:p>.59% <text:s text:c="2"/>8</text:p>
          </table:table-cell>
          <table:table-cell office:value-type="string" calcext:value-type="string">
            <text:p>.1 31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712740 3605</text:p>
          </table:table-cell>
          <table:table-cell office:value-type="string" calcext:value-type="string">
            <text:p>780 <text:s text:c="2"/>10.9</text:p>
          </table:table-cell>
          <table:table-cell office:value-type="string" calcext:value-type="string">
            <text:p>7656 <text:s text:c="2"/>46</text:p>
          </table:table-cell>
          <table:table-cell office:value-type="string" calcext:value-type="string">
            <text:p><text:s/>6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571 <text:s/>5</text:p>
          </table:table-cell>
          <table:table-cell/>
          <table:table-cell office:value-type="string" calcext:value-type="string">
            <text:p>.59% <text:s text:c="2"/>8</text:p>
          </table:table-cell>
          <table:table-cell office:value-type="string" calcext:value-type="string">
            <text:p>.1 31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732614 3611</text:p>
          </table:table-cell>
          <table:table-cell office:value-type="string" calcext:value-type="string">
            <text:p>087 infeas</text:p>
          </table:table-cell>
          <table:table-cell office:value-type="string" calcext:value-type="string">
            <text:p>ible <text:s text:c="2"/>5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551 <text:s/>5</text:p>
          </table:table-cell>
          <table:table-cell/>
          <table:table-cell office:value-type="string" calcext:value-type="string">
            <text:p>.59% <text:s text:c="2"/>8</text:p>
          </table:table-cell>
          <table:table-cell office:value-type="string" calcext:value-type="string">
            <text:p>.1 31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752324 3616</text:p>
          </table:table-cell>
          <table:table-cell office:value-type="string" calcext:value-type="string">
            <text:p>436 <text:s text:c="2"/>11.0</text:p>
          </table:table-cell>
          <table:table-cell office:value-type="string" calcext:value-type="string">
            <text:p>4283 <text:s text:c="2"/>54</text:p>
          </table:table-cell>
          <table:table-cell office:value-type="string" calcext:value-type="string">
            <text:p><text:s/>2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530 <text:s/>5</text:p>
          </table:table-cell>
          <table:table-cell/>
          <table:table-cell office:value-type="string" calcext:value-type="string">
            <text:p>.59% <text:s text:c="2"/>8</text:p>
          </table:table-cell>
          <table:table-cell office:value-type="string" calcext:value-type="string">
            <text:p>.1 31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771466 3621</text:p>
          </table:table-cell>
          <table:table-cell office:value-type="string" calcext:value-type="string">
            <text:p>680 <text:s text:c="2"/>10.8</text:p>
          </table:table-cell>
          <table:table-cell office:value-type="string" calcext:value-type="string">
            <text:p>8463 <text:s text:c="2"/>35</text:p>
          </table:table-cell>
          <table:table-cell office:value-type="string" calcext:value-type="string">
            <text:p><text:s/>5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512 <text:s/>5</text:p>
          </table:table-cell>
          <table:table-cell/>
          <table:table-cell office:value-type="string" calcext:value-type="string">
            <text:p>.58% <text:s text:c="2"/>8</text:p>
          </table:table-cell>
          <table:table-cell office:value-type="string" calcext:value-type="string">
            <text:p>.1 31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789304 3626</text:p>
          </table:table-cell>
          <table:table-cell office:value-type="string" calcext:value-type="string">
            <text:p>388 infeas</text:p>
          </table:table-cell>
          <table:table-cell office:value-type="string" calcext:value-type="string">
            <text:p>ible <text:s text:c="2"/>48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495 <text:s/>5</text:p>
          </table:table-cell>
          <table:table-cell/>
          <table:table-cell office:value-type="string" calcext:value-type="string">
            <text:p>.58% <text:s text:c="2"/>8</text:p>
          </table:table-cell>
          <table:table-cell office:value-type="string" calcext:value-type="string">
            <text:p>.1 31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810971 3632</text:p>
          </table:table-cell>
          <table:table-cell office:value-type="string" calcext:value-type="string">
            <text:p>574 <text:s text:c="4"/>cu</text:p>
          </table:table-cell>
          <table:table-cell office:value-type="string" calcext:value-type="string">
            <text:p>toff <text:s text:c="2"/>4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474 <text:s/>5</text:p>
          </table:table-cell>
          <table:table-cell/>
          <table:table-cell office:value-type="string" calcext:value-type="string">
            <text:p>.58% <text:s text:c="2"/>8</text:p>
          </table:table-cell>
          <table:table-cell office:value-type="string" calcext:value-type="string">
            <text:p>.1 31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829279 3637</text:p>
          </table:table-cell>
          <table:table-cell office:value-type="string" calcext:value-type="string">
            <text:p>405 infeas</text:p>
          </table:table-cell>
          <table:table-cell office:value-type="string" calcext:value-type="string">
            <text:p>ible <text:s text:c="2"/>5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450 <text:s/>5</text:p>
          </table:table-cell>
          <table:table-cell/>
          <table:table-cell office:value-type="string" calcext:value-type="string">
            <text:p>.58% <text:s text:c="2"/>8</text:p>
          </table:table-cell>
          <table:table-cell office:value-type="string" calcext:value-type="string">
            <text:p>.1 31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846629 3642</text:p>
          </table:table-cell>
          <table:table-cell office:value-type="string" calcext:value-type="string">
            <text:p>251 infeas</text:p>
          </table:table-cell>
          <table:table-cell office:value-type="string" calcext:value-type="string">
            <text:p>ible <text:s text:c="2"/>6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432 <text:s/>5</text:p>
          </table:table-cell>
          <table:table-cell/>
          <table:table-cell office:value-type="string" calcext:value-type="string">
            <text:p>.58% <text:s text:c="2"/>8</text:p>
          </table:table-cell>
          <table:table-cell office:value-type="string" calcext:value-type="string">
            <text:p>.1 31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865208 3647</text:p>
          </table:table-cell>
          <table:table-cell office:value-type="string" calcext:value-type="string">
            <text:p>422 <text:s text:c="2"/>10.7</text:p>
          </table:table-cell>
          <table:table-cell office:value-type="string" calcext:value-type="string">
            <text:p>3614 <text:s text:c="2"/>54</text:p>
          </table:table-cell>
          <table:table-cell office:value-type="string" calcext:value-type="string">
            <text:p><text:s/>1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413 <text:s/>5</text:p>
          </table:table-cell>
          <table:table-cell/>
          <table:table-cell office:value-type="string" calcext:value-type="string">
            <text:p>.58% <text:s text:c="2"/>8</text:p>
          </table:table-cell>
          <table:table-cell office:value-type="string" calcext:value-type="string">
            <text:p>.1 31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884124 3652</text:p>
          </table:table-cell>
          <table:table-cell office:value-type="string" calcext:value-type="string">
            <text:p>720 <text:s text:c="2"/>10.6</text:p>
          </table:table-cell>
          <table:table-cell office:value-type="string" calcext:value-type="string">
            <text:p>1784 <text:s text:c="2"/>61</text:p>
          </table:table-cell>
          <table:table-cell office:value-type="string" calcext:value-type="string">
            <text:p><text:s/>1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394 <text:s/>5</text:p>
          </table:table-cell>
          <table:table-cell/>
          <table:table-cell office:value-type="string" calcext:value-type="string">
            <text:p>.57% <text:s text:c="2"/>8</text:p>
          </table:table-cell>
          <table:table-cell office:value-type="string" calcext:value-type="string">
            <text:p>.1 31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904578 3658</text:p>
          </table:table-cell>
          <table:table-cell office:value-type="string" calcext:value-type="string">
            <text:p>275 <text:s text:c="2"/>10.9</text:p>
          </table:table-cell>
          <table:table-cell office:value-type="string" calcext:value-type="string">
            <text:p>8845 <text:s text:c="2"/>40</text:p>
          </table:table-cell>
          <table:table-cell office:value-type="string" calcext:value-type="string">
            <text:p><text:s/>1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376 <text:s/>5</text:p>
          </table:table-cell>
          <table:table-cell/>
          <table:table-cell office:value-type="string" calcext:value-type="string">
            <text:p>.57% <text:s text:c="2"/>8</text:p>
          </table:table-cell>
          <table:table-cell office:value-type="string" calcext:value-type="string">
            <text:p>.1 32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924566 3663</text:p>
          </table:table-cell>
          <table:table-cell office:value-type="string" calcext:value-type="string">
            <text:p>741 infeas</text:p>
          </table:table-cell>
          <table:table-cell office:value-type="string" calcext:value-type="string">
            <text:p>ible <text:s text:c="2"/>6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359 <text:s/>5</text:p>
          </table:table-cell>
          <table:table-cell/>
          <table:table-cell office:value-type="string" calcext:value-type="string">
            <text:p>.57% <text:s text:c="2"/>8</text:p>
          </table:table-cell>
          <table:table-cell office:value-type="string" calcext:value-type="string">
            <text:p>.1 32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945031 3669</text:p>
          </table:table-cell>
          <table:table-cell office:value-type="string" calcext:value-type="string">
            <text:p>518 <text:s text:c="2"/>10.8</text:p>
          </table:table-cell>
          <table:table-cell office:value-type="string" calcext:value-type="string">
            <text:p>6713 <text:s text:c="2"/>45</text:p>
          </table:table-cell>
          <table:table-cell office:value-type="string" calcext:value-type="string">
            <text:p><text:s/>2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338 <text:s/>5</text:p>
          </table:table-cell>
          <table:table-cell/>
          <table:table-cell office:value-type="string" calcext:value-type="string">
            <text:p>.57% <text:s text:c="2"/>8</text:p>
          </table:table-cell>
          <table:table-cell office:value-type="string" calcext:value-type="string">
            <text:p>.1 32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964567 3674</text:p>
          </table:table-cell>
          <table:table-cell office:value-type="string" calcext:value-type="string">
            <text:p>928 infeas</text:p>
          </table:table-cell>
          <table:table-cell office:value-type="string" calcext:value-type="string">
            <text:p>ible <text:s text:c="2"/>6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320 <text:s/>5</text:p>
          </table:table-cell>
          <table:table-cell/>
          <table:table-cell office:value-type="string" calcext:value-type="string">
            <text:p>.57% <text:s text:c="2"/>8</text:p>
          </table:table-cell>
          <table:table-cell office:value-type="string" calcext:value-type="string">
            <text:p>.1 32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1984608 3680</text:p>
          </table:table-cell>
          <table:table-cell office:value-type="string" calcext:value-type="string">
            <text:p>344 <text:s text:c="2"/>10.7</text:p>
          </table:table-cell>
          <table:table-cell office:value-type="string" calcext:value-type="string">
            <text:p>8060 <text:s text:c="2"/>62</text:p>
          </table:table-cell>
          <table:table-cell office:value-type="string" calcext:value-type="string">
            <text:p><text:s/>1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297 <text:s/>5</text:p>
          </table:table-cell>
          <table:table-cell/>
          <table:table-cell office:value-type="string" calcext:value-type="string">
            <text:p>.56% <text:s text:c="2"/>8</text:p>
          </table:table-cell>
          <table:table-cell office:value-type="string" calcext:value-type="string">
            <text:p>.1 32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004753 3685</text:p>
          </table:table-cell>
          <table:table-cell office:value-type="string" calcext:value-type="string">
            <text:p>959 <text:s text:c="2"/>10.6</text:p>
          </table:table-cell>
          <table:table-cell office:value-type="string" calcext:value-type="string">
            <text:p>7708 <text:s text:c="2"/>45</text:p>
          </table:table-cell>
          <table:table-cell office:value-type="string" calcext:value-type="string">
            <text:p><text:s/>2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278 <text:s/>5</text:p>
          </table:table-cell>
          <table:table-cell/>
          <table:table-cell office:value-type="string" calcext:value-type="string">
            <text:p>.56% <text:s text:c="2"/>8</text:p>
          </table:table-cell>
          <table:table-cell office:value-type="string" calcext:value-type="string">
            <text:p>.1 32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023014 3691</text:p>
          </table:table-cell>
          <table:table-cell office:value-type="string" calcext:value-type="string">
            <text:p>036 <text:s text:c="4"/>cu</text:p>
          </table:table-cell>
          <table:table-cell office:value-type="string" calcext:value-type="string">
            <text:p>toff <text:s text:c="2"/>6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262 <text:s/>5</text:p>
          </table:table-cell>
          <table:table-cell/>
          <table:table-cell office:value-type="string" calcext:value-type="string">
            <text:p>.56% <text:s text:c="2"/>8</text:p>
          </table:table-cell>
          <table:table-cell office:value-type="string" calcext:value-type="string">
            <text:p>.1 32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040736 3695</text:p>
          </table:table-cell>
          <table:table-cell office:value-type="string" calcext:value-type="string">
            <text:p>963 <text:s text:c="2"/>11.0</text:p>
          </table:table-cell>
          <table:table-cell office:value-type="string" calcext:value-type="string">
            <text:p>3148 <text:s text:c="2"/>37</text:p>
          </table:table-cell>
          <table:table-cell office:value-type="string" calcext:value-type="string">
            <text:p><text:s/>1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243 <text:s/>5</text:p>
          </table:table-cell>
          <table:table-cell/>
          <table:table-cell office:value-type="string" calcext:value-type="string">
            <text:p>.56% <text:s text:c="2"/>8</text:p>
          </table:table-cell>
          <table:table-cell office:value-type="string" calcext:value-type="string">
            <text:p>.1 32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060910 3701</text:p>
          </table:table-cell>
          <table:table-cell office:value-type="string" calcext:value-type="string">
            <text:p>721 <text:s text:c="2"/>11.1</text:p>
          </table:table-cell>
          <table:table-cell office:value-type="string" calcext:value-type="string">
            <text:p>6410 <text:s text:c="2"/>33</text:p>
          </table:table-cell>
          <table:table-cell office:value-type="string" calcext:value-type="string">
            <text:p><text:s/>3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225 <text:s/>5</text:p>
          </table:table-cell>
          <table:table-cell/>
          <table:table-cell office:value-type="string" calcext:value-type="string">
            <text:p>.56% <text:s text:c="2"/>8</text:p>
          </table:table-cell>
          <table:table-cell office:value-type="string" calcext:value-type="string">
            <text:p>.1 32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078494 3706</text:p>
          </table:table-cell>
          <table:table-cell office:value-type="string" calcext:value-type="string">
            <text:p>162 <text:s text:c="4"/>cu</text:p>
          </table:table-cell>
          <table:table-cell office:value-type="string" calcext:value-type="string">
            <text:p>toff <text:s text:c="2"/>5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207 <text:s/>5</text:p>
          </table:table-cell>
          <table:table-cell/>
          <table:table-cell office:value-type="string" calcext:value-type="string">
            <text:p>.56% <text:s text:c="2"/>8</text:p>
          </table:table-cell>
          <table:table-cell office:value-type="string" calcext:value-type="string">
            <text:p>.1 32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085819 3708</text:p>
          </table:table-cell>
          <table:table-cell office:value-type="string" calcext:value-type="string">
            <text:p>096 <text:s text:c="2"/>11.0</text:p>
          </table:table-cell>
          <table:table-cell office:value-type="string" calcext:value-type="string">
            <text:p>2913 <text:s text:c="2"/>46</text:p>
          </table:table-cell>
          <table:table-cell office:value-type="string" calcext:value-type="string">
            <text:p><text:s/>23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97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1 32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01554 3712</text:p>
          </table:table-cell>
          <table:table-cell office:value-type="string" calcext:value-type="string">
            <text:p>328 <text:s text:c="2"/>10.6</text:p>
          </table:table-cell>
          <table:table-cell office:value-type="string" calcext:value-type="string">
            <text:p>8528 <text:s text:c="2"/>51</text:p>
          </table:table-cell>
          <table:table-cell office:value-type="string" calcext:value-type="string">
            <text:p><text:s/>5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80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1 32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23580 3719</text:p>
          </table:table-cell>
          <table:table-cell office:value-type="string" calcext:value-type="string">
            <text:p>291 <text:s text:c="4"/>cu</text:p>
          </table:table-cell>
          <table:table-cell office:value-type="string" calcext:value-type="string">
            <text:p>toff <text:s text:c="2"/>4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64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1 32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41862 3724</text:p>
          </table:table-cell>
          <table:table-cell office:value-type="string" calcext:value-type="string">
            <text:p>151 infeas</text:p>
          </table:table-cell>
          <table:table-cell office:value-type="string" calcext:value-type="string">
            <text:p>ible <text:s text:c="2"/>4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48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1 32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60574 3729</text:p>
          </table:table-cell>
          <table:table-cell office:value-type="string" calcext:value-type="string">
            <text:p>334 <text:s text:c="4"/>cu</text:p>
          </table:table-cell>
          <table:table-cell office:value-type="string" calcext:value-type="string">
            <text:p>toff <text:s text:c="2"/>5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34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1 32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77016 3733</text:p>
          </table:table-cell>
          <table:table-cell office:value-type="string" calcext:value-type="string">
            <text:p>792 infeas</text:p>
          </table:table-cell>
          <table:table-cell office:value-type="string" calcext:value-type="string">
            <text:p>ible <text:s text:c="2"/>5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16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1 32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197385 3740</text:p>
          </table:table-cell>
          <table:table-cell office:value-type="string" calcext:value-type="string">
            <text:p>281 <text:s text:c="2"/>10.9</text:p>
          </table:table-cell>
          <table:table-cell office:value-type="string" calcext:value-type="string">
            <text:p>1196 <text:s text:c="2"/>52</text:p>
          </table:table-cell>
          <table:table-cell office:value-type="string" calcext:value-type="string">
            <text:p><text:s/>6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102 <text:s/>5</text:p>
          </table:table-cell>
          <table:table-cell/>
          <table:table-cell office:value-type="string" calcext:value-type="string">
            <text:p>.55% <text:s text:c="2"/>8</text:p>
          </table:table-cell>
          <table:table-cell office:value-type="string" calcext:value-type="string">
            <text:p>.0 32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216973 3746</text:p>
          </table:table-cell>
          <table:table-cell office:value-type="string" calcext:value-type="string">
            <text:p>142 <text:s text:c="2"/>10.9</text:p>
          </table:table-cell>
          <table:table-cell office:value-type="string" calcext:value-type="string">
            <text:p>3069 <text:s text:c="2"/>38</text:p>
          </table:table-cell>
          <table:table-cell office:value-type="string" calcext:value-type="string">
            <text:p><text:s/>8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087 <text:s/>5</text:p>
          </table:table-cell>
          <table:table-cell/>
          <table:table-cell office:value-type="string" calcext:value-type="string">
            <text:p>.54% <text:s text:c="2"/>8</text:p>
          </table:table-cell>
          <table:table-cell office:value-type="string" calcext:value-type="string">
            <text:p>.0 32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235541 3751</text:p>
          </table:table-cell>
          <table:table-cell office:value-type="string" calcext:value-type="string">
            <text:p>180 infeas</text:p>
          </table:table-cell>
          <table:table-cell office:value-type="string" calcext:value-type="string">
            <text:p>ible <text:s text:c="2"/>48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071 <text:s/>5</text:p>
          </table:table-cell>
          <table:table-cell/>
          <table:table-cell office:value-type="string" calcext:value-type="string">
            <text:p>.54% <text:s text:c="2"/>8</text:p>
          </table:table-cell>
          <table:table-cell office:value-type="string" calcext:value-type="string">
            <text:p>.0 32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252843 3755</text:p>
          </table:table-cell>
          <table:table-cell office:value-type="string" calcext:value-type="string">
            <text:p>922 <text:s text:c="2"/>10.6</text:p>
          </table:table-cell>
          <table:table-cell office:value-type="string" calcext:value-type="string">
            <text:p>4401 <text:s text:c="2"/>47</text:p>
          </table:table-cell>
          <table:table-cell office:value-type="string" calcext:value-type="string">
            <text:p><text:s/>2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055 <text:s/>5</text:p>
          </table:table-cell>
          <table:table-cell/>
          <table:table-cell office:value-type="string" calcext:value-type="string">
            <text:p>.54% <text:s text:c="2"/>8</text:p>
          </table:table-cell>
          <table:table-cell office:value-type="string" calcext:value-type="string">
            <text:p>.0 32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271733 3761</text:p>
          </table:table-cell>
          <table:table-cell office:value-type="string" calcext:value-type="string">
            <text:p>265 <text:s text:c="2"/>10.9</text:p>
          </table:table-cell>
          <table:table-cell office:value-type="string" calcext:value-type="string">
            <text:p>5940 <text:s text:c="2"/>54</text:p>
          </table:table-cell>
          <table:table-cell office:value-type="string" calcext:value-type="string">
            <text:p><text:s/>2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034 <text:s/>5</text:p>
          </table:table-cell>
          <table:table-cell/>
          <table:table-cell office:value-type="string" calcext:value-type="string">
            <text:p>.54% <text:s text:c="2"/>8</text:p>
          </table:table-cell>
          <table:table-cell office:value-type="string" calcext:value-type="string">
            <text:p>.0 33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288196 3765</text:p>
          </table:table-cell>
          <table:table-cell office:value-type="string" calcext:value-type="string">
            <text:p>589 <text:s text:c="2"/>10.6</text:p>
          </table:table-cell>
          <table:table-cell office:value-type="string" calcext:value-type="string">
            <text:p>3014 <text:s text:c="2"/>60</text:p>
          </table:table-cell>
          <table:table-cell office:value-type="string" calcext:value-type="string">
            <text:p><text:s/>2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9015 <text:s/>5</text:p>
          </table:table-cell>
          <table:table-cell/>
          <table:table-cell office:value-type="string" calcext:value-type="string">
            <text:p>.54% <text:s text:c="2"/>8</text:p>
          </table:table-cell>
          <table:table-cell office:value-type="string" calcext:value-type="string">
            <text:p>.0 33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305762 3769</text:p>
          </table:table-cell>
          <table:table-cell office:value-type="string" calcext:value-type="string">
            <text:p>923 <text:s text:c="2"/>10.7</text:p>
          </table:table-cell>
          <table:table-cell office:value-type="string" calcext:value-type="string">
            <text:p>4202 <text:s text:c="2"/>38</text:p>
          </table:table-cell>
          <table:table-cell office:value-type="string" calcext:value-type="string">
            <text:p><text:s/>1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99 <text:s/>5</text:p>
          </table:table-cell>
          <table:table-cell/>
          <table:table-cell office:value-type="string" calcext:value-type="string">
            <text:p>.54% <text:s text:c="2"/>8</text:p>
          </table:table-cell>
          <table:table-cell office:value-type="string" calcext:value-type="string">
            <text:p>.0 33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326511 3775</text:p>
          </table:table-cell>
          <table:table-cell office:value-type="string" calcext:value-type="string">
            <text:p>954 <text:s text:c="4"/>cu</text:p>
          </table:table-cell>
          <table:table-cell office:value-type="string" calcext:value-type="string">
            <text:p>toff <text:s text:c="2"/>57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81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345995 3781</text:p>
          </table:table-cell>
          <table:table-cell office:value-type="string" calcext:value-type="string">
            <text:p>279 <text:s text:c="2"/>10.8</text:p>
          </table:table-cell>
          <table:table-cell office:value-type="string" calcext:value-type="string">
            <text:p>6401 <text:s text:c="2"/>45</text:p>
          </table:table-cell>
          <table:table-cell office:value-type="string" calcext:value-type="string">
            <text:p><text:s/>1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66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365248 3786</text:p>
          </table:table-cell>
          <table:table-cell office:value-type="string" calcext:value-type="string">
            <text:p>587 <text:s text:c="2"/>10.8</text:p>
          </table:table-cell>
          <table:table-cell office:value-type="string" calcext:value-type="string">
            <text:p>4271 <text:s text:c="2"/>40</text:p>
          </table:table-cell>
          <table:table-cell office:value-type="string" calcext:value-type="string">
            <text:p><text:s/>1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50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383033 3791</text:p>
          </table:table-cell>
          <table:table-cell office:value-type="string" calcext:value-type="string">
            <text:p>279 <text:s text:c="2"/>10.7</text:p>
          </table:table-cell>
          <table:table-cell office:value-type="string" calcext:value-type="string">
            <text:p>5308 <text:s text:c="2"/>48</text:p>
          </table:table-cell>
          <table:table-cell office:value-type="string" calcext:value-type="string">
            <text:p><text:s/>1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33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00694 3795</text:p>
          </table:table-cell>
          <table:table-cell office:value-type="string" calcext:value-type="string">
            <text:p>916 <text:s text:c="2"/>10.6</text:p>
          </table:table-cell>
          <table:table-cell office:value-type="string" calcext:value-type="string">
            <text:p>5165 <text:s text:c="2"/>42</text:p>
          </table:table-cell>
          <table:table-cell office:value-type="string" calcext:value-type="string">
            <text:p><text:s/>1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17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18122 3800</text:p>
          </table:table-cell>
          <table:table-cell office:value-type="string" calcext:value-type="string">
            <text:p>516 <text:s text:c="2"/>10.9</text:p>
          </table:table-cell>
          <table:table-cell office:value-type="string" calcext:value-type="string">
            <text:p>5687 <text:s text:c="2"/>50</text:p>
          </table:table-cell>
          <table:table-cell office:value-type="string" calcext:value-type="string">
            <text:p><text:s/>3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901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37674 3806</text:p>
          </table:table-cell>
          <table:table-cell office:value-type="string" calcext:value-type="string">
            <text:p>066 <text:s text:c="2"/>10.7</text:p>
          </table:table-cell>
          <table:table-cell office:value-type="string" calcext:value-type="string">
            <text:p>0308 <text:s text:c="2"/>40</text:p>
          </table:table-cell>
          <table:table-cell office:value-type="string" calcext:value-type="string">
            <text:p><text:s/>3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883 <text:s/>5</text:p>
          </table:table-cell>
          <table:table-cell/>
          <table:table-cell office:value-type="string" calcext:value-type="string">
            <text:p>.53% <text:s text:c="2"/>8</text:p>
          </table:table-cell>
          <table:table-cell office:value-type="string" calcext:value-type="string">
            <text:p>.0 33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54235 3810</text:p>
          </table:table-cell>
          <table:table-cell office:value-type="string" calcext:value-type="string">
            <text:p>228 <text:s text:c="2"/>10.8</text:p>
          </table:table-cell>
          <table:table-cell office:value-type="string" calcext:value-type="string">
            <text:p>0575 <text:s text:c="2"/>57</text:p>
          </table:table-cell>
          <table:table-cell office:value-type="string" calcext:value-type="string">
            <text:p><text:s/>3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868 <text:s/>5</text:p>
          </table:table-cell>
          <table:table-cell/>
          <table:table-cell office:value-type="string" calcext:value-type="string">
            <text:p>.52% <text:s text:c="2"/>8</text:p>
          </table:table-cell>
          <table:table-cell office:value-type="string" calcext:value-type="string">
            <text:p>.0 33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72374 3815</text:p>
          </table:table-cell>
          <table:table-cell office:value-type="string" calcext:value-type="string">
            <text:p>006 <text:s text:c="2"/>10.7</text:p>
          </table:table-cell>
          <table:table-cell office:value-type="string" calcext:value-type="string">
            <text:p>8817 <text:s text:c="2"/>54</text:p>
          </table:table-cell>
          <table:table-cell office:value-type="string" calcext:value-type="string">
            <text:p><text:s/>23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852 <text:s/>5</text:p>
          </table:table-cell>
          <table:table-cell/>
          <table:table-cell office:value-type="string" calcext:value-type="string">
            <text:p>.52% <text:s text:c="2"/>8</text:p>
          </table:table-cell>
          <table:table-cell office:value-type="string" calcext:value-type="string">
            <text:p>.0 33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489959 3819</text:p>
          </table:table-cell>
          <table:table-cell office:value-type="string" calcext:value-type="string">
            <text:p>788 <text:s text:c="2"/>11.0</text:p>
          </table:table-cell>
          <table:table-cell office:value-type="string" calcext:value-type="string">
            <text:p>7491 <text:s text:c="2"/>41</text:p>
          </table:table-cell>
          <table:table-cell office:value-type="string" calcext:value-type="string">
            <text:p><text:s/>1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833 <text:s/>5</text:p>
          </table:table-cell>
          <table:table-cell/>
          <table:table-cell office:value-type="string" calcext:value-type="string">
            <text:p>.52% <text:s text:c="2"/>8</text:p>
          </table:table-cell>
          <table:table-cell office:value-type="string" calcext:value-type="string">
            <text:p>.0 33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07323 3824</text:p>
          </table:table-cell>
          <table:table-cell office:value-type="string" calcext:value-type="string">
            <text:p>610 <text:s text:c="2"/>10.7</text:p>
          </table:table-cell>
          <table:table-cell office:value-type="string" calcext:value-type="string">
            <text:p>1715 <text:s text:c="2"/>73</text:p>
          </table:table-cell>
          <table:table-cell office:value-type="string" calcext:value-type="string">
            <text:p><text:s/>2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818 <text:s/>5</text:p>
          </table:table-cell>
          <table:table-cell/>
          <table:table-cell office:value-type="string" calcext:value-type="string">
            <text:p>.52% <text:s text:c="2"/>8</text:p>
          </table:table-cell>
          <table:table-cell office:value-type="string" calcext:value-type="string">
            <text:p>.0 33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24557 3829</text:p>
          </table:table-cell>
          <table:table-cell office:value-type="string" calcext:value-type="string">
            <text:p>387 <text:s text:c="2"/>11.0</text:p>
          </table:table-cell>
          <table:table-cell office:value-type="string" calcext:value-type="string">
            <text:p>6510 <text:s text:c="2"/>41</text:p>
          </table:table-cell>
          <table:table-cell office:value-type="string" calcext:value-type="string">
            <text:p><text:s/>6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802 <text:s/>5</text:p>
          </table:table-cell>
          <table:table-cell/>
          <table:table-cell office:value-type="string" calcext:value-type="string">
            <text:p>.52% <text:s text:c="2"/>8</text:p>
          </table:table-cell>
          <table:table-cell office:value-type="string" calcext:value-type="string">
            <text:p>.0 33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42583 3834</text:p>
          </table:table-cell>
          <table:table-cell office:value-type="string" calcext:value-type="string">
            <text:p>229 infeas</text:p>
          </table:table-cell>
          <table:table-cell office:value-type="string" calcext:value-type="string">
            <text:p>ible <text:s text:c="2"/>4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782 <text:s/>5</text:p>
          </table:table-cell>
          <table:table-cell/>
          <table:table-cell office:value-type="string" calcext:value-type="string">
            <text:p>.52% <text:s text:c="2"/>8</text:p>
          </table:table-cell>
          <table:table-cell office:value-type="string" calcext:value-type="string">
            <text:p>.0 33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58447 3838</text:p>
          </table:table-cell>
          <table:table-cell office:value-type="string" calcext:value-type="string">
            <text:p>578 <text:s text:c="2"/>10.8</text:p>
          </table:table-cell>
          <table:table-cell office:value-type="string" calcext:value-type="string">
            <text:p>9811 <text:s text:c="2"/>55</text:p>
          </table:table-cell>
          <table:table-cell office:value-type="string" calcext:value-type="string">
            <text:p><text:s/>1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770 <text:s/>5</text:p>
          </table:table-cell>
          <table:table-cell/>
          <table:table-cell office:value-type="string" calcext:value-type="string">
            <text:p>.51% <text:s text:c="2"/>8</text:p>
          </table:table-cell>
          <table:table-cell office:value-type="string" calcext:value-type="string">
            <text:p>.0 33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77217 3843</text:p>
          </table:table-cell>
          <table:table-cell office:value-type="string" calcext:value-type="string">
            <text:p>531 <text:s text:c="2"/>10.9</text:p>
          </table:table-cell>
          <table:table-cell office:value-type="string" calcext:value-type="string">
            <text:p>5203 <text:s text:c="2"/>37</text:p>
          </table:table-cell>
          <table:table-cell office:value-type="string" calcext:value-type="string">
            <text:p><text:s/>4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748 <text:s/>5</text:p>
          </table:table-cell>
          <table:table-cell/>
          <table:table-cell office:value-type="string" calcext:value-type="string">
            <text:p>.51% <text:s text:c="2"/>8</text:p>
          </table:table-cell>
          <table:table-cell office:value-type="string" calcext:value-type="string">
            <text:p>.0 33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594349 3848</text:p>
          </table:table-cell>
          <table:table-cell office:value-type="string" calcext:value-type="string">
            <text:p>088 <text:s text:c="2"/>11.1</text:p>
          </table:table-cell>
          <table:table-cell office:value-type="string" calcext:value-type="string">
            <text:p>2437 <text:s text:c="2"/>44</text:p>
          </table:table-cell>
          <table:table-cell office:value-type="string" calcext:value-type="string">
            <text:p><text:s/>7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731 <text:s/>5</text:p>
          </table:table-cell>
          <table:table-cell/>
          <table:table-cell office:value-type="string" calcext:value-type="string">
            <text:p>.51% <text:s text:c="2"/>8</text:p>
          </table:table-cell>
          <table:table-cell office:value-type="string" calcext:value-type="string">
            <text:p>.0 33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612872 3852</text:p>
          </table:table-cell>
          <table:table-cell office:value-type="string" calcext:value-type="string">
            <text:p>779 <text:s text:c="2"/>10.7</text:p>
          </table:table-cell>
          <table:table-cell office:value-type="string" calcext:value-type="string">
            <text:p>5029 <text:s text:c="2"/>47</text:p>
          </table:table-cell>
          <table:table-cell office:value-type="string" calcext:value-type="string">
            <text:p>10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710 <text:s/>5</text:p>
          </table:table-cell>
          <table:table-cell/>
          <table:table-cell office:value-type="string" calcext:value-type="string">
            <text:p>.51% <text:s text:c="2"/>8</text:p>
          </table:table-cell>
          <table:table-cell office:value-type="string" calcext:value-type="string">
            <text:p>.0 33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631221 3857</text:p>
          </table:table-cell>
          <table:table-cell office:value-type="string" calcext:value-type="string">
            <text:p>577 <text:s text:c="2"/>10.6</text:p>
          </table:table-cell>
          <table:table-cell office:value-type="string" calcext:value-type="string">
            <text:p>3258 <text:s text:c="2"/>57</text:p>
          </table:table-cell>
          <table:table-cell office:value-type="string" calcext:value-type="string">
            <text:p><text:s text:c="2"/>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694 <text:s/>5</text:p>
          </table:table-cell>
          <table:table-cell/>
          <table:table-cell office:value-type="string" calcext:value-type="string">
            <text:p>.51% <text:s text:c="2"/>8</text:p>
          </table:table-cell>
          <table:table-cell office:value-type="string" calcext:value-type="string">
            <text:p>.0 34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650843 3862</text:p>
          </table:table-cell>
          <table:table-cell office:value-type="string" calcext:value-type="string">
            <text:p>653 <text:s text:c="2"/>10.8</text:p>
          </table:table-cell>
          <table:table-cell office:value-type="string" calcext:value-type="string">
            <text:p>1299 <text:s text:c="2"/>50</text:p>
          </table:table-cell>
          <table:table-cell office:value-type="string" calcext:value-type="string">
            <text:p><text:s/>7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675 <text:s/>5</text:p>
          </table:table-cell>
          <table:table-cell/>
          <table:table-cell office:value-type="string" calcext:value-type="string">
            <text:p>.51% <text:s text:c="2"/>8</text:p>
          </table:table-cell>
          <table:table-cell office:value-type="string" calcext:value-type="string">
            <text:p>.0 34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669367 3867</text:p>
          </table:table-cell>
          <table:table-cell office:value-type="string" calcext:value-type="string">
            <text:p>646 <text:s text:c="2"/>11.1</text:p>
          </table:table-cell>
          <table:table-cell office:value-type="string" calcext:value-type="string">
            <text:p>4404 <text:s text:c="2"/>57</text:p>
          </table:table-cell>
          <table:table-cell office:value-type="string" calcext:value-type="string">
            <text:p><text:s/>5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660 <text:s/>5</text:p>
          </table:table-cell>
          <table:table-cell/>
          <table:table-cell office:value-type="string" calcext:value-type="string">
            <text:p>.50% <text:s text:c="2"/>8</text:p>
          </table:table-cell>
          <table:table-cell office:value-type="string" calcext:value-type="string">
            <text:p>.0 34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688936 3872</text:p>
          </table:table-cell>
          <table:table-cell office:value-type="string" calcext:value-type="string">
            <text:p>772 <text:s text:c="4"/>cu</text:p>
          </table:table-cell>
          <table:table-cell office:value-type="string" calcext:value-type="string">
            <text:p>toff <text:s text:c="2"/>4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642 <text:s/>5</text:p>
          </table:table-cell>
          <table:table-cell/>
          <table:table-cell office:value-type="string" calcext:value-type="string">
            <text:p>.50% <text:s text:c="2"/>8</text:p>
          </table:table-cell>
          <table:table-cell office:value-type="string" calcext:value-type="string">
            <text:p>.0 34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07548 3877</text:p>
          </table:table-cell>
          <table:table-cell office:value-type="string" calcext:value-type="string">
            <text:p>703 <text:s text:c="2"/>11.1</text:p>
          </table:table-cell>
          <table:table-cell office:value-type="string" calcext:value-type="string">
            <text:p>8362 <text:s text:c="2"/>37</text:p>
          </table:table-cell>
          <table:table-cell office:value-type="string" calcext:value-type="string">
            <text:p><text:s/>3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625 <text:s/>5</text:p>
          </table:table-cell>
          <table:table-cell/>
          <table:table-cell office:value-type="string" calcext:value-type="string">
            <text:p>.50% <text:s text:c="2"/>8</text:p>
          </table:table-cell>
          <table:table-cell office:value-type="string" calcext:value-type="string">
            <text:p>.0 34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26910 3882</text:p>
          </table:table-cell>
          <table:table-cell office:value-type="string" calcext:value-type="string">
            <text:p>723 <text:s text:c="2"/>10.8</text:p>
          </table:table-cell>
          <table:table-cell office:value-type="string" calcext:value-type="string">
            <text:p>1437 <text:s text:c="2"/>51</text:p>
          </table:table-cell>
          <table:table-cell office:value-type="string" calcext:value-type="string">
            <text:p><text:s/>23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606 <text:s/>5</text:p>
          </table:table-cell>
          <table:table-cell/>
          <table:table-cell office:value-type="string" calcext:value-type="string">
            <text:p>.50% <text:s text:c="2"/>8</text:p>
          </table:table-cell>
          <table:table-cell office:value-type="string" calcext:value-type="string">
            <text:p>.0 34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45777 3887</text:p>
          </table:table-cell>
          <table:table-cell office:value-type="string" calcext:value-type="string">
            <text:p>658 <text:s text:c="2"/>11.0</text:p>
          </table:table-cell>
          <table:table-cell office:value-type="string" calcext:value-type="string">
            <text:p>0476 <text:s text:c="2"/>47</text:p>
          </table:table-cell>
          <table:table-cell office:value-type="string" calcext:value-type="string">
            <text:p><text:s/>9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89 <text:s/>5</text:p>
          </table:table-cell>
          <table:table-cell/>
          <table:table-cell office:value-type="string" calcext:value-type="string">
            <text:p>.50% <text:s text:c="2"/>8</text:p>
          </table:table-cell>
          <table:table-cell office:value-type="string" calcext:value-type="string">
            <text:p>.0 34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65685 3893</text:p>
          </table:table-cell>
          <table:table-cell office:value-type="string" calcext:value-type="string">
            <text:p>432 <text:s text:c="2"/>10.9</text:p>
          </table:table-cell>
          <table:table-cell office:value-type="string" calcext:value-type="string">
            <text:p>3339 <text:s text:c="2"/>41</text:p>
          </table:table-cell>
          <table:table-cell office:value-type="string" calcext:value-type="string">
            <text:p><text:s/>4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74 <text:s/>5</text:p>
          </table:table-cell>
          <table:table-cell/>
          <table:table-cell office:value-type="string" calcext:value-type="string">
            <text:p>.50% <text:s text:c="2"/>8</text:p>
          </table:table-cell>
          <table:table-cell office:value-type="string" calcext:value-type="string">
            <text:p>.0 34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78158 3896</text:p>
          </table:table-cell>
          <table:table-cell office:value-type="string" calcext:value-type="string">
            <text:p>921 <text:s text:c="2"/>10.6</text:p>
          </table:table-cell>
          <table:table-cell office:value-type="string" calcext:value-type="string">
            <text:p>4682 <text:s text:c="2"/>54</text:p>
          </table:table-cell>
          <table:table-cell office:value-type="string" calcext:value-type="string">
            <text:p><text:s text:c="2"/>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61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43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83074 3898</text:p>
          </table:table-cell>
          <table:table-cell office:value-type="string" calcext:value-type="string">
            <text:p>221 infeas</text:p>
          </table:table-cell>
          <table:table-cell office:value-type="string" calcext:value-type="string">
            <text:p>ible <text:s text:c="2"/>55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57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798681 3902</text:p>
          </table:table-cell>
          <table:table-cell office:value-type="string" calcext:value-type="string">
            <text:p>101 <text:s text:c="4"/>cu</text:p>
          </table:table-cell>
          <table:table-cell office:value-type="string" calcext:value-type="string">
            <text:p>toff <text:s text:c="2"/>5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40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817257 3907</text:p>
          </table:table-cell>
          <table:table-cell office:value-type="string" calcext:value-type="string">
            <text:p>064 <text:s text:c="2"/>10.9</text:p>
          </table:table-cell>
          <table:table-cell office:value-type="string" calcext:value-type="string">
            <text:p>6335 <text:s text:c="2"/>57</text:p>
          </table:table-cell>
          <table:table-cell office:value-type="string" calcext:value-type="string">
            <text:p><text:s/>45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23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836618 3912</text:p>
          </table:table-cell>
          <table:table-cell office:value-type="string" calcext:value-type="string">
            <text:p>435 <text:s text:c="2"/>11.1</text:p>
          </table:table-cell>
          <table:table-cell office:value-type="string" calcext:value-type="string">
            <text:p>2633 <text:s text:c="2"/>47</text:p>
          </table:table-cell>
          <table:table-cell office:value-type="string" calcext:value-type="string">
            <text:p><text:s/>1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509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853722 3916</text:p>
          </table:table-cell>
          <table:table-cell office:value-type="string" calcext:value-type="string">
            <text:p>990 <text:s text:c="2"/>11.0</text:p>
          </table:table-cell>
          <table:table-cell office:value-type="string" calcext:value-type="string">
            <text:p>0708 <text:s text:c="2"/>57</text:p>
          </table:table-cell>
          <table:table-cell office:value-type="string" calcext:value-type="string">
            <text:p><text:s/>23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493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872448 3922</text:p>
          </table:table-cell>
          <table:table-cell office:value-type="string" calcext:value-type="string">
            <text:p>044 <text:s text:c="2"/>10.9</text:p>
          </table:table-cell>
          <table:table-cell office:value-type="string" calcext:value-type="string">
            <text:p>6952 <text:s text:c="2"/>45</text:p>
          </table:table-cell>
          <table:table-cell office:value-type="string" calcext:value-type="string">
            <text:p><text:s/>5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474 <text:s/>5</text:p>
          </table:table-cell>
          <table:table-cell/>
          <table:table-cell office:value-type="string" calcext:value-type="string">
            <text:p>.49% <text:s text:c="2"/>8</text:p>
          </table:table-cell>
          <table:table-cell office:value-type="string" calcext:value-type="string">
            <text:p>.0 34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889832 3926</text:p>
          </table:table-cell>
          <table:table-cell office:value-type="string" calcext:value-type="string">
            <text:p>726 <text:s text:c="4"/>cu</text:p>
          </table:table-cell>
          <table:table-cell office:value-type="string" calcext:value-type="string">
            <text:p>toff <text:s text:c="2"/>5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456 <text:s/>5</text:p>
          </table:table-cell>
          <table:table-cell/>
          <table:table-cell office:value-type="string" calcext:value-type="string">
            <text:p>.48% <text:s text:c="2"/>8</text:p>
          </table:table-cell>
          <table:table-cell office:value-type="string" calcext:value-type="string">
            <text:p>.0 34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08589 3931</text:p>
          </table:table-cell>
          <table:table-cell office:value-type="string" calcext:value-type="string">
            <text:p>906 <text:s text:c="2"/>10.9</text:p>
          </table:table-cell>
          <table:table-cell office:value-type="string" calcext:value-type="string">
            <text:p>5651 <text:s text:c="2"/>62</text:p>
          </table:table-cell>
          <table:table-cell office:value-type="string" calcext:value-type="string">
            <text:p><text:s/>5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439 <text:s/>5</text:p>
          </table:table-cell>
          <table:table-cell/>
          <table:table-cell office:value-type="string" calcext:value-type="string">
            <text:p>.48% <text:s text:c="2"/>8</text:p>
          </table:table-cell>
          <table:table-cell office:value-type="string" calcext:value-type="string">
            <text:p>.0 34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29243 3937</text:p>
          </table:table-cell>
          <table:table-cell office:value-type="string" calcext:value-type="string">
            <text:p>836 <text:s text:c="2"/>11.1</text:p>
          </table:table-cell>
          <table:table-cell office:value-type="string" calcext:value-type="string">
            <text:p>0562 <text:s text:c="2"/>41</text:p>
          </table:table-cell>
          <table:table-cell office:value-type="string" calcext:value-type="string">
            <text:p><text:s/>32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423 <text:s/>5</text:p>
          </table:table-cell>
          <table:table-cell/>
          <table:table-cell office:value-type="string" calcext:value-type="string">
            <text:p>.48% <text:s text:c="2"/>8</text:p>
          </table:table-cell>
          <table:table-cell office:value-type="string" calcext:value-type="string">
            <text:p>.0 34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48484 3943</text:p>
          </table:table-cell>
          <table:table-cell office:value-type="string" calcext:value-type="string">
            <text:p>285 <text:s text:c="2"/>11.1</text:p>
          </table:table-cell>
          <table:table-cell office:value-type="string" calcext:value-type="string">
            <text:p>7328 <text:s text:c="2"/>41</text:p>
          </table:table-cell>
          <table:table-cell office:value-type="string" calcext:value-type="string">
            <text:p><text:s/>5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404 <text:s/>5</text:p>
          </table:table-cell>
          <table:table-cell/>
          <table:table-cell office:value-type="string" calcext:value-type="string">
            <text:p>.48% <text:s text:c="2"/>8</text:p>
          </table:table-cell>
          <table:table-cell office:value-type="string" calcext:value-type="string">
            <text:p>.0 34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68796 3949</text:p>
          </table:table-cell>
          <table:table-cell office:value-type="string" calcext:value-type="string">
            <text:p>670 infeas</text:p>
          </table:table-cell>
          <table:table-cell office:value-type="string" calcext:value-type="string">
            <text:p>ible <text:s text:c="2"/>51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390 <text:s/>5</text:p>
          </table:table-cell>
          <table:table-cell/>
          <table:table-cell office:value-type="string" calcext:value-type="string">
            <text:p>.48% <text:s text:c="2"/>8</text:p>
          </table:table-cell>
          <table:table-cell office:value-type="string" calcext:value-type="string">
            <text:p>.0 34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2986470 3953</text:p>
          </table:table-cell>
          <table:table-cell office:value-type="string" calcext:value-type="string">
            <text:p>783 <text:s text:c="2"/>10.9</text:p>
          </table:table-cell>
          <table:table-cell office:value-type="string" calcext:value-type="string">
            <text:p>9608 <text:s text:c="2"/>48</text:p>
          </table:table-cell>
          <table:table-cell office:value-type="string" calcext:value-type="string">
            <text:p><text:s/>1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373 <text:s/>5</text:p>
          </table:table-cell>
          <table:table-cell/>
          <table:table-cell office:value-type="string" calcext:value-type="string">
            <text:p>.48% <text:s text:c="2"/>8</text:p>
          </table:table-cell>
          <table:table-cell office:value-type="string" calcext:value-type="string">
            <text:p>.0 350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05319 3958</text:p>
          </table:table-cell>
          <table:table-cell office:value-type="string" calcext:value-type="string">
            <text:p>966 <text:s text:c="2"/>10.8</text:p>
          </table:table-cell>
          <table:table-cell office:value-type="string" calcext:value-type="string">
            <text:p>4042 <text:s text:c="2"/>41</text:p>
          </table:table-cell>
          <table:table-cell office:value-type="string" calcext:value-type="string">
            <text:p><text:s/>2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350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0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24929 3964</text:p>
          </table:table-cell>
          <table:table-cell office:value-type="string" calcext:value-type="string">
            <text:p>064 <text:s text:c="2"/>11.1</text:p>
          </table:table-cell>
          <table:table-cell office:value-type="string" calcext:value-type="string">
            <text:p>0468 <text:s text:c="2"/>47</text:p>
          </table:table-cell>
          <table:table-cell office:value-type="string" calcext:value-type="string">
            <text:p><text:s/>1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329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1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41191 3968</text:p>
          </table:table-cell>
          <table:table-cell office:value-type="string" calcext:value-type="string">
            <text:p>562 <text:s text:c="2"/>10.9</text:p>
          </table:table-cell>
          <table:table-cell office:value-type="string" calcext:value-type="string">
            <text:p>3918 <text:s text:c="2"/>46</text:p>
          </table:table-cell>
          <table:table-cell office:value-type="string" calcext:value-type="string">
            <text:p><text:s/>79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313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1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58840 3973</text:p>
          </table:table-cell>
          <table:table-cell office:value-type="string" calcext:value-type="string">
            <text:p>339 <text:s text:c="4"/>cu</text:p>
          </table:table-cell>
          <table:table-cell office:value-type="string" calcext:value-type="string">
            <text:p>toff <text:s text:c="2"/>58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295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2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77234 3978</text:p>
          </table:table-cell>
          <table:table-cell office:value-type="string" calcext:value-type="string">
            <text:p>615 infeas</text:p>
          </table:table-cell>
          <table:table-cell office:value-type="string" calcext:value-type="string">
            <text:p>ible <text:s text:c="2"/>4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280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2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094586 3982</text:p>
          </table:table-cell>
          <table:table-cell office:value-type="string" calcext:value-type="string">
            <text:p>975 <text:s text:c="2"/>11.0</text:p>
          </table:table-cell>
          <table:table-cell office:value-type="string" calcext:value-type="string">
            <text:p>1575 <text:s text:c="2"/>45</text:p>
          </table:table-cell>
          <table:table-cell office:value-type="string" calcext:value-type="string">
            <text:p><text:s/>6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260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3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112054 3987</text:p>
          </table:table-cell>
          <table:table-cell office:value-type="string" calcext:value-type="string">
            <text:p>593 <text:s text:c="2"/>10.7</text:p>
          </table:table-cell>
          <table:table-cell office:value-type="string" calcext:value-type="string">
            <text:p>6011 <text:s text:c="2"/>48</text:p>
          </table:table-cell>
          <table:table-cell office:value-type="string" calcext:value-type="string">
            <text:p><text:s/>5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250 <text:s/>5</text:p>
          </table:table-cell>
          <table:table-cell/>
          <table:table-cell office:value-type="string" calcext:value-type="string">
            <text:p>.47% <text:s text:c="2"/>8</text:p>
          </table:table-cell>
          <table:table-cell office:value-type="string" calcext:value-type="string">
            <text:p>.0 353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130561 3992</text:p>
          </table:table-cell>
          <table:table-cell office:value-type="string" calcext:value-type="string">
            <text:p>480 <text:s text:c="2"/>10.8</text:p>
          </table:table-cell>
          <table:table-cell office:value-type="string" calcext:value-type="string">
            <text:p>1078 <text:s text:c="2"/>59</text:p>
          </table:table-cell>
          <table:table-cell office:value-type="string" calcext:value-type="string">
            <text:p><text:s/>11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230 <text:s/>5</text:p>
          </table:table-cell>
          <table:table-cell/>
          <table:table-cell office:value-type="string" calcext:value-type="string">
            <text:p>.46% <text:s text:c="2"/>8</text:p>
          </table:table-cell>
          <table:table-cell office:value-type="string" calcext:value-type="string">
            <text:p>.0 354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149491 3998</text:p>
          </table:table-cell>
          <table:table-cell office:value-type="string" calcext:value-type="string">
            <text:p>096 <text:s text:c="2"/>10.6</text:p>
          </table:table-cell>
          <table:table-cell office:value-type="string" calcext:value-type="string">
            <text:p>4990 <text:s text:c="2"/>65</text:p>
          </table:table-cell>
          <table:table-cell office:value-type="string" calcext:value-type="string">
            <text:p><text:s text:c="2"/>7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215 <text:s/>5</text:p>
          </table:table-cell>
          <table:table-cell/>
          <table:table-cell office:value-type="string" calcext:value-type="string">
            <text:p>.46% <text:s text:c="2"/>8</text:p>
          </table:table-cell>
          <table:table-cell office:value-type="string" calcext:value-type="string">
            <text:p>.0 354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168292 4002</text:p>
          </table:table-cell>
          <table:table-cell office:value-type="string" calcext:value-type="string">
            <text:p>801 <text:s text:c="2"/>10.7</text:p>
          </table:table-cell>
          <table:table-cell office:value-type="string" calcext:value-type="string">
            <text:p>5371 <text:s text:c="2"/>48</text:p>
          </table:table-cell>
          <table:table-cell office:value-type="string" calcext:value-type="string">
            <text:p><text:s/>14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197 <text:s/>5</text:p>
          </table:table-cell>
          <table:table-cell/>
          <table:table-cell office:value-type="string" calcext:value-type="string">
            <text:p>.46% <text:s text:c="2"/>8</text:p>
          </table:table-cell>
          <table:table-cell office:value-type="string" calcext:value-type="string">
            <text:p>.0 355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186116 4007</text:p>
          </table:table-cell>
          <table:table-cell office:value-type="string" calcext:value-type="string">
            <text:p>613 <text:s text:c="2"/>11.0</text:p>
          </table:table-cell>
          <table:table-cell office:value-type="string" calcext:value-type="string">
            <text:p>7158 <text:s text:c="2"/>44</text:p>
          </table:table-cell>
          <table:table-cell office:value-type="string" calcext:value-type="string">
            <text:p><text:s/>4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179 <text:s/>5</text:p>
          </table:table-cell>
          <table:table-cell/>
          <table:table-cell office:value-type="string" calcext:value-type="string">
            <text:p>.46% <text:s text:c="2"/>8</text:p>
          </table:table-cell>
          <table:table-cell office:value-type="string" calcext:value-type="string">
            <text:p>.0 355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04493 4012</text:p>
          </table:table-cell>
          <table:table-cell office:value-type="string" calcext:value-type="string">
            <text:p>329 <text:s text:c="2"/>10.8</text:p>
          </table:table-cell>
          <table:table-cell office:value-type="string" calcext:value-type="string">
            <text:p>9820 <text:s text:c="2"/>52</text:p>
          </table:table-cell>
          <table:table-cell office:value-type="string" calcext:value-type="string">
            <text:p><text:s/>90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159 <text:s/>5</text:p>
          </table:table-cell>
          <table:table-cell/>
          <table:table-cell office:value-type="string" calcext:value-type="string">
            <text:p>.46% <text:s text:c="2"/>8</text:p>
          </table:table-cell>
          <table:table-cell office:value-type="string" calcext:value-type="string">
            <text:p>.0 356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24650 4017</text:p>
          </table:table-cell>
          <table:table-cell office:value-type="string" calcext:value-type="string">
            <text:p>874 <text:s text:c="2"/>10.6</text:p>
          </table:table-cell>
          <table:table-cell office:value-type="string" calcext:value-type="string">
            <text:p>6609 <text:s text:c="2"/>63</text:p>
          </table:table-cell>
          <table:table-cell office:value-type="string" calcext:value-type="string">
            <text:p><text:s/>28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141 <text:s/>5</text:p>
          </table:table-cell>
          <table:table-cell/>
          <table:table-cell office:value-type="string" calcext:value-type="string">
            <text:p>.46% <text:s text:c="2"/>8</text:p>
          </table:table-cell>
          <table:table-cell office:value-type="string" calcext:value-type="string">
            <text:p>.0 356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42641 4022</text:p>
          </table:table-cell>
          <table:table-cell office:value-type="string" calcext:value-type="string">
            <text:p>721 infeas</text:p>
          </table:table-cell>
          <table:table-cell office:value-type="string" calcext:value-type="string">
            <text:p>ible <text:s text:c="2"/>3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122 <text:s/>5</text:p>
          </table:table-cell>
          <table:table-cell/>
          <table:table-cell office:value-type="string" calcext:value-type="string">
            <text:p>.45% <text:s text:c="2"/>8</text:p>
          </table:table-cell>
          <table:table-cell office:value-type="string" calcext:value-type="string">
            <text:p>.0 357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61047 4027</text:p>
          </table:table-cell>
          <table:table-cell office:value-type="string" calcext:value-type="string">
            <text:p>521 <text:s text:c="4"/>cu</text:p>
          </table:table-cell>
          <table:table-cell office:value-type="string" calcext:value-type="string">
            <text:p>toff <text:s text:c="2"/>7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108 <text:s/>5</text:p>
          </table:table-cell>
          <table:table-cell/>
          <table:table-cell office:value-type="string" calcext:value-type="string">
            <text:p>.45% <text:s text:c="2"/>8</text:p>
          </table:table-cell>
          <table:table-cell office:value-type="string" calcext:value-type="string">
            <text:p>.0 357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80574 4033</text:p>
          </table:table-cell>
          <table:table-cell office:value-type="string" calcext:value-type="string">
            <text:p>000 <text:s text:c="2"/>11.0</text:p>
          </table:table-cell>
          <table:table-cell office:value-type="string" calcext:value-type="string">
            <text:p>0105 <text:s text:c="2"/>58</text:p>
          </table:table-cell>
          <table:table-cell office:value-type="string" calcext:value-type="string">
            <text:p><text:s/>46 <text:s text:c="2"/>10.60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095 <text:s/>5</text:p>
          </table:table-cell>
          <table:table-cell/>
          <table:table-cell office:value-type="string" calcext:value-type="string">
            <text:p>.45% <text:s text:c="2"/>8</text:p>
          </table:table-cell>
          <table:table-cell office:value-type="string" calcext:value-type="string">
            <text:p>.0 358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293630 4036</text:p>
          </table:table-cell>
          <table:table-cell office:value-type="string" calcext:value-type="string">
            <text:p>701 <text:s text:c="4"/>cu</text:p>
          </table:table-cell>
          <table:table-cell office:value-type="string" calcext:value-type="string">
            <text:p>toff <text:s text:c="2"/>48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083 <text:s/>5</text:p>
          </table:table-cell>
          <table:table-cell/>
          <table:table-cell office:value-type="string" calcext:value-type="string">
            <text:p>.45% <text:s text:c="2"/>8</text:p>
          </table:table-cell>
          <table:table-cell office:value-type="string" calcext:value-type="string">
            <text:p>.0 358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313461 4041</text:p>
          </table:table-cell>
          <table:table-cell office:value-type="string" calcext:value-type="string">
            <text:p>807 infeas</text:p>
          </table:table-cell>
          <table:table-cell office:value-type="string" calcext:value-type="string">
            <text:p>ible <text:s text:c="2"/>53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064 <text:s/>5</text:p>
          </table:table-cell>
          <table:table-cell/>
          <table:table-cell office:value-type="string" calcext:value-type="string">
            <text:p>.45% <text:s text:c="2"/>8</text:p>
          </table:table-cell>
          <table:table-cell office:value-type="string" calcext:value-type="string">
            <text:p>.0 3590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333092 4046</text:p>
          </table:table-cell>
          <table:table-cell office:value-type="string" calcext:value-type="string">
            <text:p>790 <text:s text:c="4"/>cu</text:p>
          </table:table-cell>
          <table:table-cell office:value-type="string" calcext:value-type="string">
            <text:p>toff <text:s text:c="2"/>4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045 <text:s/>5</text:p>
          </table:table-cell>
          <table:table-cell/>
          <table:table-cell office:value-type="string" calcext:value-type="string">
            <text:p>.45% <text:s text:c="2"/>8</text:p>
          </table:table-cell>
          <table:table-cell office:value-type="string" calcext:value-type="string">
            <text:p>.0 3595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13350552 4051</text:p>
          </table:table-cell>
          <table:table-cell office:value-type="string" calcext:value-type="string">
            <text:p>331 infeas</text:p>
          </table:table-cell>
          <table:table-cell office:value-type="string" calcext:value-type="string">
            <text:p>ible <text:s text:c="2"/>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00 <text:s text:c="2"/>11.1</text:p>
          </table:table-cell>
          <table:table-cell office:value-type="string" calcext:value-type="string">
            <text:p>8024 <text:s/>5</text:p>
          </table:table-cell>
          <table:table-cell/>
          <table:table-cell office:value-type="string" calcext:value-type="string">
            <text:p>.44% <text:s text:c="2"/>8</text:p>
          </table:table-cell>
          <table:table-cell office:value-type="string" calcext:value-type="string">
            <text:p>.0 3600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budget_test_all.A1:budget_test_all.G583">
          <table:sort>
            <table:sort-by table:field-number="1" table:data-type="automatic"/>
          </table:sort>
        </table:database-range>
        <table:database-range table:name="__Anonymous_Sheet_DB__1" table:target-range-address="Sheet2.A1:Sheet2.G13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13:15:07.715413949</dc:date>
    <meta:editing-duration>PT2M26S</meta:editing-duration>
    <meta:editing-cycles>1</meta:editing-cycles>
    <meta:document-statistic meta:table-count="3" meta:cell-count="1016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8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08cm" svg:height="17.11cm" xlink:href=".." xlink:type="simple" chart:class="chart:scatter" chart:style-name="ch1">
        <chart:title svg:x="7.458cm" svg:y="0.478cm" chart:style-name="ch2">
          <text:p>MIP/MCTS Optimality Comparison</text:p>
        </chart:title>
        <chart:legend chart:legend-position="end" svg:x="18.845cm" svg:y="7.678cm" style:legend-expansion="high" chart:style-name="ch3"/>
        <chart:plot-area chart:style-name="ch4" table:cell-range-address="Sheet3.I6:Sheet3.I32 Sheet3.D6:Sheet3.D32 Sheet3.L2:Sheet3.L5 Sheet3.G6:Sheet3.G32" chart:data-source-has-labels="row" svg:x="1.741cm" svg:y="1.599cm" svg:width="15.375cm" svg:height="13.896cm">
          <chartooo:coordinate-region svg:x="2.997cm" svg:y="1.878cm" svg:width="13.285cm" svg:height="12.811cm"/>
          <chart:axis chart:dimension="x" chart:name="primary-x" chart:style-name="ch5">
            <chart:title svg:x="7.54cm" svg:y="15.837cm" chart:style-name="ch6">
              <text:p>Time (Seconds)</text:p>
            </chart:title>
          </chart:axis>
          <chart:axis chart:dimension="y" chart:name="primary-y" chart:style-name="ch7">
            <chart:title svg:x="0.451cm" svg:y="9.311cm" chart:style-name="ch8">
              <text:p>Score</text:p>
            </chart:title>
            <chart:grid chart:style-name="ch9" chart:class="major"/>
          </chart:axis>
          <chart:axis chart:dimension="y" chart:name="secondary-y" chart:style-name="ch10">
            <chart:title svg:x="17.554cm" svg:y="11.031cm" chart:style-name="ch8">
              <text:p>Percent from Optimal</text:p>
            </chart:title>
          </chart:axis>
          <chart:series chart:attached-axis="primary-y" chart:style-name="ch11" chart:values-cell-range-address="Sheet3.D6:Sheet3.D32" loext:label-string="mip" chart:class="chart:scatter">
            <chart:domain table:cell-range-address="Sheet3.I6:Sheet3.I32"/>
            <chart:data-point chart:repeated="27"/>
          </chart:series>
          <chart:series chart:attached-axis="primary-y" chart:style-name="ch12" chart:values-cell-range-address="Sheet3.L2:Sheet3.L5" loext:label-string="mcts" chart:class="chart:scatter">
            <chart:domain table:cell-range-address="Sheet3.M2:Sheet3.M5"/>
            <chart:data-point chart:repeated="4"/>
          </chart:series>
          <chart:series chart:attached-axis="secondary-y" chart:style-name="ch13" chart:values-cell-range-address="Sheet3.G6:Sheet3.G32" loext:label-string="gap" chart:class="chart:scatter"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p</text:p>
              </table:table-cell>
              <table:table-cell office:value-type="string">
                <text:p>Column M</text:p>
              </table:table-cell>
              <table:table-cell office:value-type="string">
                <text:p>mcts</text:p>
              </table:table-cell>
              <table:table-cell office:value-type="string">
                <text:p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I6:Sheet3.I32</svg:desc>
                </draw:g>
              </table:table-cell>
              <table:table-cell office:value-type="float" office:value="8.8093082">
                <text:p>8.8093082</text:p>
                <draw:g>
                  <svg:desc>Sheet3.D6:Sheet3.D32</svg:desc>
                </draw:g>
              </table:table-cell>
              <table:table-cell office:value-type="float" office:value="0">
                <text:p>0</text:p>
                <draw:g>
                  <svg:desc>Sheet3.M2:Sheet3.M5</svg:desc>
                </draw:g>
              </table:table-cell>
              <table:table-cell office:value-type="float" office:value="10.5876347375345">
                <text:p>10.5876347375345</text:p>
                <draw:g>
                  <svg:desc>Sheet3.L2:Sheet3.L5</svg:desc>
                </draw:g>
              </table:table-cell>
              <table:table-cell office:value-type="float" office:value="38.5">
                <text:p>38.5</text:p>
                <draw:g>
                  <svg:desc>Sheet3.G6:Sheet3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10.070130109787">
                <text:p>10.070130109787</text:p>
              </table:table-cell>
              <table:table-cell office:value-type="float" office:value="10.5876347375345">
                <text:p>10.587634737534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10.070130109787">
                <text:p>10.070130109787</text:p>
              </table:table-cell>
              <table:table-cell office:value-type="float" office:value="10.5876347375345">
                <text:p>10.587634737534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10.070130109787">
                <text:p>10.070130109787</text:p>
              </table:table-cell>
              <table:table-cell office:value-type="float" office:value="0">
                <text:p>0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.74653">
                <text:p>9.7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.7833451">
                <text:p>9.7833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.78335">
                <text:p>9.7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.78335">
                <text:p>9.7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.78335">
                <text:p>9.7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.78335">
                <text:p>9.7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.78335">
                <text:p>9.7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.914066">
                <text:p>9.91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0.60299">
                <text:p>10.6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10.603">
                <text:p>10.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">
                <text:p>9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